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14.058cm"/>
    </style:style>
    <style:style style:name="co4" style:family="table-column">
      <style:table-column-properties fo:break-before="auto" style:column-width="1.489cm"/>
    </style:style>
    <style:style style:name="co5" style:family="table-column">
      <style:table-column-properties fo:break-before="auto" style:column-width="3.494cm"/>
    </style:style>
    <style:style style:name="co6" style:family="table-column">
      <style:table-column-properties fo:break-before="auto" style:column-width="1.789cm"/>
    </style:style>
    <style:style style:name="co7" style:family="table-column">
      <style:table-column-properties fo:break-before="auto" style:column-width="2.67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2">
      <style:table-cell-properties style:text-align-source="fix" style:repeat-content="false" fo:border="0.74pt solid #000000"/>
      <style:paragraph-properties fo:text-align="end" fo:margin-left="0cm"/>
    </style:style>
    <style:style style:name="ce3" style:family="table-cell" style:parent-style-name="Default" style:data-style-name="N2">
      <style:table-cell-properties fo:border="0.74pt solid #000000"/>
    </style:style>
    <style:style style:name="ce8" style:family="table-cell" style:parent-style-name="Default">
      <style:table-cell-properties fo:border="none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ull-execution-time-seconds-aegis-schem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3"/>
        <table:table-column table:style-name="co7" table:default-cell-style-name="ce3"/>
        <table:table-row table:style-name="ro1">
          <table:table-cell office:value-type="string" calcext:value-type="string">
            <text:p>#TC</text:p>
          </table:table-cell>
          <table:table-cell office:value-type="float" office:value="23" calcext:value-type="float">
            <text:p>23</text:p>
          </table:table-cell>
          <table:table-cell table:style-name="ce8" table:number-columns-repeated="5"/>
        </table:table-row>
        <table:table-row table:style-name="ro1">
          <table:table-cell office:value-type="string" calcext:value-type="string">
            <text:p>Id_Index</text:p>
          </table:table-cell>
          <table:table-cell office:value-type="string" calcext:value-type="string">
            <text:p>ExecTime(s)</text:p>
          </table:table-cell>
          <table:table-cell office:value-type="string" calcext:value-type="string">
            <text:p>Muta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umulative Time (s)</text:p>
          </table:table-cell>
          <table:table-cell office:value-type="string" calcext:value-type="string">
            <text:p>Time/TC</text:p>
          </table:table-cell>
          <table:table-cell office:value-type="string" calcext:value-type="string">
            <text:p>SUM(Time/TC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ORIGINAL_PROGRAM</text:p>
          </table:table-cell>
          <table:table-cell office:value-type="float" office:value="-1" calcext:value-type="float">
            <text:p>-1</text:p>
          </table:table-cell>
          <table:table-cell table:formula="of:=[.B3]" office:value-type="float" office:value="354" calcext:value-type="float">
            <text:p>354</text:p>
          </table:table-cell>
          <table:table-cell table:formula="of:=[.B3]/[.$B$1]" office:value-type="float" office:value="15.3913043478261" calcext:value-type="float">
            <text:p>15,39</text:p>
          </table:table-cell>
          <table:table-cell table:formula="of:=[.F3]" office:value-type="float" office:value="15.3913043478261" calcext:value-type="float">
            <text:p>15,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HOTP_0_BinaryMutator</text:p>
          </table:table-cell>
          <table:table-cell office:value-type="float" office:value="0" calcext:value-type="float">
            <text:p>0</text:p>
          </table:table-cell>
          <table:table-cell table:formula="of:=[.E3]+[.B4]" office:value-type="float" office:value="598" calcext:value-type="float">
            <text:p>598</text:p>
          </table:table-cell>
          <table:table-cell table:formula="of:=[.B4]/[.$B$1]" office:value-type="float" office:value="10.6086956521739" calcext:value-type="float">
            <text:p>10,61</text:p>
          </table:table-cell>
          <table:table-cell table:formula="of:=[.G3]+[.F4]" office:value-type="float" office:value="26" calcext:value-type="float">
            <text:p>26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HOTP_1_BinaryMutator</text:p>
          </table:table-cell>
          <table:table-cell office:value-type="float" office:value="1000" calcext:value-type="float">
            <text:p>1000</text:p>
          </table:table-cell>
          <table:table-cell table:formula="of:=[.E4]+[.B5]" office:value-type="float" office:value="892" calcext:value-type="float">
            <text:p>892</text:p>
          </table:table-cell>
          <table:table-cell table:formula="of:=[.B5]/[.$B$1]" office:value-type="float" office:value="12.7826086956522" calcext:value-type="float">
            <text:p>12,78</text:p>
          </table:table-cell>
          <table:table-cell table:formula="of:=[.G4]+[.F5]" office:value-type="float" office:value="38.7826086956522" calcext:value-type="float">
            <text:p>38,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HOTP_2_BinaryMutator</text:p>
          </table:table-cell>
          <table:table-cell office:value-type="float" office:value="2000" calcext:value-type="float">
            <text:p>2000</text:p>
          </table:table-cell>
          <table:table-cell table:formula="of:=[.E5]+[.B6]" office:value-type="float" office:value="1203" calcext:value-type="float">
            <text:p>1203</text:p>
          </table:table-cell>
          <table:table-cell table:formula="of:=[.B6]/[.$B$1]" office:value-type="float" office:value="13.5217391304348" calcext:value-type="float">
            <text:p>13,52</text:p>
          </table:table-cell>
          <table:table-cell table:formula="of:=[.G5]+[.F6]" office:value-type="float" office:value="52.304347826087" calcext:value-type="float">
            <text:p>52,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HOTP_3_BinaryMutator</text:p>
          </table:table-cell>
          <table:table-cell office:value-type="float" office:value="3000" calcext:value-type="float">
            <text:p>3000</text:p>
          </table:table-cell>
          <table:table-cell table:formula="of:=[.E6]+[.B7]" office:value-type="float" office:value="1440" calcext:value-type="float">
            <text:p>1440</text:p>
          </table:table-cell>
          <table:table-cell table:formula="of:=[.B7]/[.$B$1]" office:value-type="float" office:value="10.304347826087" calcext:value-type="float">
            <text:p>10,30</text:p>
          </table:table-cell>
          <table:table-cell table:formula="of:=[.G6]+[.F7]" office:value-type="float" office:value="62.6086956521739" calcext:value-type="float">
            <text:p>62,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MOTP_0_BinaryMutator</text:p>
          </table:table-cell>
          <table:table-cell office:value-type="float" office:value="1" calcext:value-type="float">
            <text:p>1</text:p>
          </table:table-cell>
          <table:table-cell table:formula="of:=[.E7]+[.B8]" office:value-type="float" office:value="1765" calcext:value-type="float">
            <text:p>1765</text:p>
          </table:table-cell>
          <table:table-cell table:formula="of:=[.B8]/[.$B$1]" office:value-type="float" office:value="14.1304347826087" calcext:value-type="float">
            <text:p>14,13</text:p>
          </table:table-cell>
          <table:table-cell table:formula="of:=[.G7]+[.F8]" office:value-type="float" office:value="76.7391304347826" calcext:value-type="float">
            <text:p>76,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MOTP_1_BinaryMutator</text:p>
          </table:table-cell>
          <table:table-cell office:value-type="float" office:value="1001" calcext:value-type="float">
            <text:p>1001</text:p>
          </table:table-cell>
          <table:table-cell table:formula="of:=[.E8]+[.B9]" office:value-type="float" office:value="2110" calcext:value-type="float">
            <text:p>2110</text:p>
          </table:table-cell>
          <table:table-cell table:formula="of:=[.B9]/[.$B$1]" office:value-type="float" office:value="15" calcext:value-type="float">
            <text:p>15,00</text:p>
          </table:table-cell>
          <table:table-cell table:formula="of:=[.G8]+[.F9]" office:value-type="float" office:value="91.7391304347826" calcext:value-type="float">
            <text:p>91,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YAOTP_0_BinaryMutator</text:p>
          </table:table-cell>
          <table:table-cell office:value-type="float" office:value="2" calcext:value-type="float">
            <text:p>2</text:p>
          </table:table-cell>
          <table:table-cell table:formula="of:=[.E9]+[.B10]" office:value-type="float" office:value="2487" calcext:value-type="float">
            <text:p>2487</text:p>
          </table:table-cell>
          <table:table-cell table:formula="of:=[.B10]/[.$B$1]" office:value-type="float" office:value="16.3913043478261" calcext:value-type="float">
            <text:p>16,39</text:p>
          </table:table-cell>
          <table:table-cell table:formula="of:=[.G9]+[.F10]" office:value-type="float" office:value="108.130434782609" calcext:value-type="float">
            <text:p>108,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YAOTP_1_BinaryMutator</text:p>
          </table:table-cell>
          <table:table-cell office:value-type="float" office:value="1002" calcext:value-type="float">
            <text:p>1002</text:p>
          </table:table-cell>
          <table:table-cell table:formula="of:=[.E10]+[.B11]" office:value-type="float" office:value="2780" calcext:value-type="float">
            <text:p>2780</text:p>
          </table:table-cell>
          <table:table-cell table:formula="of:=[.B11]/[.$B$1]" office:value-type="float" office:value="12.7391304347826" calcext:value-type="float">
            <text:p>12,74</text:p>
          </table:table-cell>
          <table:table-cell table:formula="of:=[.G10]+[.F11]" office:value-type="float" office:value="120.869565217391" calcext:value-type="float">
            <text:p>120,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YAOTP_2_BinaryMutator</text:p>
          </table:table-cell>
          <table:table-cell office:value-type="float" office:value="2002" calcext:value-type="float">
            <text:p>2002</text:p>
          </table:table-cell>
          <table:table-cell table:formula="of:=[.E11]+[.B12]" office:value-type="float" office:value="3116" calcext:value-type="float">
            <text:p>3116</text:p>
          </table:table-cell>
          <table:table-cell table:formula="of:=[.B12]/[.$B$1]" office:value-type="float" office:value="14.6086956521739" calcext:value-type="float">
            <text:p>14,61</text:p>
          </table:table-cell>
          <table:table-cell table:formula="of:=[.G11]+[.F12]" office:value-type="float" office:value="135.478260869565" calcext:value-type="float">
            <text:p>135,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YAOTP_3_BinaryMutator</text:p>
          </table:table-cell>
          <table:table-cell office:value-type="float" office:value="3002" calcext:value-type="float">
            <text:p>3002</text:p>
          </table:table-cell>
          <table:table-cell table:formula="of:=[.E12]+[.B13]" office:value-type="float" office:value="3380" calcext:value-type="float">
            <text:p>3380</text:p>
          </table:table-cell>
          <table:table-cell table:formula="of:=[.B13]/[.$B$1]" office:value-type="float" office:value="11.4782608695652" calcext:value-type="float">
            <text:p>11,48</text:p>
          </table:table-cell>
          <table:table-cell table:formula="of:=[.G12]+[.F13]" office:value-type="float" office:value="146.95652173913" calcext:value-type="float">
            <text:p>146,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YAOTP_4_BinaryMutator</text:p>
          </table:table-cell>
          <table:table-cell office:value-type="float" office:value="4002" calcext:value-type="float">
            <text:p>4002</text:p>
          </table:table-cell>
          <table:table-cell table:formula="of:=[.E13]+[.B14]" office:value-type="float" office:value="3690" calcext:value-type="float">
            <text:p>3690</text:p>
          </table:table-cell>
          <table:table-cell table:formula="of:=[.B14]/[.$B$1]" office:value-type="float" office:value="13.4782608695652" calcext:value-type="float">
            <text:p>13,48</text:p>
          </table:table-cell>
          <table:table-cell table:formula="of:=[.G13]+[.F14]" office:value-type="float" office:value="160.434782608696" calcext:value-type="float">
            <text:p>160,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TOTP_0_BinaryMutator</text:p>
          </table:table-cell>
          <table:table-cell office:value-type="float" office:value="4" calcext:value-type="float">
            <text:p>4</text:p>
          </table:table-cell>
          <table:table-cell table:formula="of:=[.E14]+[.B15]" office:value-type="float" office:value="3998" calcext:value-type="float">
            <text:p>3998</text:p>
          </table:table-cell>
          <table:table-cell table:formula="of:=[.B15]/[.$B$1]" office:value-type="float" office:value="13.3913043478261" calcext:value-type="float">
            <text:p>13,39</text:p>
          </table:table-cell>
          <table:table-cell table:formula="of:=[.G14]+[.F15]" office:value-type="float" office:value="173.826086956522" calcext:value-type="float">
            <text:p>173,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TOTP_1_BinaryMutator</text:p>
          </table:table-cell>
          <table:table-cell office:value-type="float" office:value="1004" calcext:value-type="float">
            <text:p>1004</text:p>
          </table:table-cell>
          <table:table-cell table:formula="of:=[.E15]+[.B16]" office:value-type="float" office:value="4306" calcext:value-type="float">
            <text:p>4306</text:p>
          </table:table-cell>
          <table:table-cell table:formula="of:=[.B16]/[.$B$1]" office:value-type="float" office:value="13.3913043478261" calcext:value-type="float">
            <text:p>13,39</text:p>
          </table:table-cell>
          <table:table-cell table:formula="of:=[.G15]+[.F16]" office:value-type="float" office:value="187.217391304348" calcext:value-type="float">
            <text:p>187,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Crypt_0_BinaryMutator</text:p>
          </table:table-cell>
          <table:table-cell office:value-type="float" office:value="5" calcext:value-type="float">
            <text:p>5</text:p>
          </table:table-cell>
          <table:table-cell table:formula="of:=[.E16]+[.B17]" office:value-type="float" office:value="4396" calcext:value-type="float">
            <text:p>4396</text:p>
          </table:table-cell>
          <table:table-cell table:formula="of:=[.B17]/[.$B$1]" office:value-type="float" office:value="3.91304347826087" calcext:value-type="float">
            <text:p>3,91</text:p>
          </table:table-cell>
          <table:table-cell table:formula="of:=[.G16]+[.F17]" office:value-type="float" office:value="191.130434782609" calcext:value-type="float">
            <text:p>191,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SCrypt_1_BinaryMutator</text:p>
          </table:table-cell>
          <table:table-cell office:value-type="float" office:value="1005" calcext:value-type="float">
            <text:p>1005</text:p>
          </table:table-cell>
          <table:table-cell table:formula="of:=[.E17]+[.B18]" office:value-type="float" office:value="4854" calcext:value-type="float">
            <text:p>4854</text:p>
          </table:table-cell>
          <table:table-cell table:formula="of:=[.B18]/[.$B$1]" office:value-type="float" office:value="19.9130434782609" calcext:value-type="float">
            <text:p>19,91</text:p>
          </table:table-cell>
          <table:table-cell table:formula="of:=[.G17]+[.F18]" office:value-type="float" office:value="211.04347826087" calcext:value-type="float">
            <text:p>211,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SCrypt_2_BinaryMutator</text:p>
          </table:table-cell>
          <table:table-cell office:value-type="float" office:value="2005" calcext:value-type="float">
            <text:p>2005</text:p>
          </table:table-cell>
          <table:table-cell table:formula="of:=[.E18]+[.B19]" office:value-type="float" office:value="5161" calcext:value-type="float">
            <text:p>5161</text:p>
          </table:table-cell>
          <table:table-cell table:formula="of:=[.B19]/[.$B$1]" office:value-type="float" office:value="13.3478260869565" calcext:value-type="float">
            <text:p>13,35</text:p>
          </table:table-cell>
          <table:table-cell table:formula="of:=[.G18]+[.F19]" office:value-type="float" office:value="224.391304347826" calcext:value-type="float">
            <text:p>224,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SCrypt_3_BinaryMutator</text:p>
          </table:table-cell>
          <table:table-cell office:value-type="float" office:value="3005" calcext:value-type="float">
            <text:p>3005</text:p>
          </table:table-cell>
          <table:table-cell table:formula="of:=[.E19]+[.B20]" office:value-type="float" office:value="5460" calcext:value-type="float">
            <text:p>5460</text:p>
          </table:table-cell>
          <table:table-cell table:formula="of:=[.B20]/[.$B$1]" office:value-type="float" office:value="13" calcext:value-type="float">
            <text:p>13,00</text:p>
          </table:table-cell>
          <table:table-cell table:formula="of:=[.G19]+[.F20]" office:value-type="float" office:value="237.391304347826" calcext:value-type="float">
            <text:p>237,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SCrypt_4_BinaryMutator</text:p>
          </table:table-cell>
          <table:table-cell office:value-type="float" office:value="4005" calcext:value-type="float">
            <text:p>4005</text:p>
          </table:table-cell>
          <table:table-cell table:formula="of:=[.E20]+[.B21]" office:value-type="float" office:value="5756" calcext:value-type="float">
            <text:p>5756</text:p>
          </table:table-cell>
          <table:table-cell table:formula="of:=[.B21]/[.$B$1]" office:value-type="float" office:value="12.8695652173913" calcext:value-type="float">
            <text:p>12,87</text:p>
          </table:table-cell>
          <table:table-cell table:formula="of:=[.G20]+[.F21]" office:value-type="float" office:value="250.260869565217" calcext:value-type="float">
            <text:p>250,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SCrypt_5_BinaryMutator</text:p>
          </table:table-cell>
          <table:table-cell office:value-type="float" office:value="5005" calcext:value-type="float">
            <text:p>5005</text:p>
          </table:table-cell>
          <table:table-cell table:formula="of:=[.E21]+[.B22]" office:value-type="float" office:value="6066" calcext:value-type="float">
            <text:p>6066</text:p>
          </table:table-cell>
          <table:table-cell table:formula="of:=[.B22]/[.$B$1]" office:value-type="float" office:value="13.4782608695652" calcext:value-type="float">
            <text:p>13,48</text:p>
          </table:table-cell>
          <table:table-cell table:formula="of:=[.G21]+[.F22]" office:value-type="float" office:value="263.739130434783" calcext:value-type="float">
            <text:p>263,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SCrypt_6_BinaryMutator</text:p>
          </table:table-cell>
          <table:table-cell office:value-type="float" office:value="6005" calcext:value-type="float">
            <text:p>6005</text:p>
          </table:table-cell>
          <table:table-cell table:formula="of:=[.E22]+[.B23]" office:value-type="float" office:value="6372" calcext:value-type="float">
            <text:p>6372</text:p>
          </table:table-cell>
          <table:table-cell table:formula="of:=[.B23]/[.$B$1]" office:value-type="float" office:value="13.304347826087" calcext:value-type="float">
            <text:p>13,30</text:p>
          </table:table-cell>
          <table:table-cell table:formula="of:=[.G22]+[.F23]" office:value-type="float" office:value="277.04347826087" calcext:value-type="float">
            <text:p>277,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Crypt_7_BinaryMutator</text:p>
          </table:table-cell>
          <table:table-cell office:value-type="float" office:value="7005" calcext:value-type="float">
            <text:p>7005</text:p>
          </table:table-cell>
          <table:table-cell table:formula="of:=[.E23]+[.B24]" office:value-type="float" office:value="6461" calcext:value-type="float">
            <text:p>6461</text:p>
          </table:table-cell>
          <table:table-cell table:formula="of:=[.B24]/[.$B$1]" office:value-type="float" office:value="3.8695652173913" calcext:value-type="float">
            <text:p>3,87</text:p>
          </table:table-cell>
          <table:table-cell table:formula="of:=[.G23]+[.F24]" office:value-type="float" office:value="280.913043478261" calcext:value-type="float">
            <text:p>280,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Crypt_8_BinaryMutator</text:p>
          </table:table-cell>
          <table:table-cell office:value-type="float" office:value="8005" calcext:value-type="float">
            <text:p>8005</text:p>
          </table:table-cell>
          <table:table-cell table:formula="of:=[.E24]+[.B25]" office:value-type="float" office:value="6555" calcext:value-type="float">
            <text:p>6555</text:p>
          </table:table-cell>
          <table:table-cell table:formula="of:=[.B25]/[.$B$1]" office:value-type="float" office:value="4.08695652173913" calcext:value-type="float">
            <text:p>4,09</text:p>
          </table:table-cell>
          <table:table-cell table:formula="of:=[.G24]+[.F25]" office:value-type="float" office:value="285" calcext:value-type="float">
            <text:p>285,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SCrypt_9_BinaryMutator</text:p>
          </table:table-cell>
          <table:table-cell office:value-type="float" office:value="9005" calcext:value-type="float">
            <text:p>9005</text:p>
          </table:table-cell>
          <table:table-cell table:formula="of:=[.E25]+[.B26]" office:value-type="float" office:value="6862" calcext:value-type="float">
            <text:p>6862</text:p>
          </table:table-cell>
          <table:table-cell table:formula="of:=[.B26]/[.$B$1]" office:value-type="float" office:value="13.3478260869565" calcext:value-type="float">
            <text:p>13,35</text:p>
          </table:table-cell>
          <table:table-cell table:formula="of:=[.G25]+[.F26]" office:value-type="float" office:value="298.347826086956" calcext:value-type="float">
            <text:p>298,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Crypt_10_BinaryMutator</text:p>
          </table:table-cell>
          <table:table-cell office:value-type="float" office:value="10005" calcext:value-type="float">
            <text:p>10005</text:p>
          </table:table-cell>
          <table:table-cell table:formula="of:=[.E26]+[.B27]" office:value-type="float" office:value="6952" calcext:value-type="float">
            <text:p>6952</text:p>
          </table:table-cell>
          <table:table-cell table:formula="of:=[.B27]/[.$B$1]" office:value-type="float" office:value="3.91304347826087" calcext:value-type="float">
            <text:p>3,91</text:p>
          </table:table-cell>
          <table:table-cell table:formula="of:=[.G26]+[.F27]" office:value-type="float" office:value="302.260869565217" calcext:value-type="float">
            <text:p>302,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Crypt_11_BinaryMutator</text:p>
          </table:table-cell>
          <table:table-cell office:value-type="float" office:value="11005" calcext:value-type="float">
            <text:p>11005</text:p>
          </table:table-cell>
          <table:table-cell table:formula="of:=[.E27]+[.B28]" office:value-type="float" office:value="7043" calcext:value-type="float">
            <text:p>7043</text:p>
          </table:table-cell>
          <table:table-cell table:formula="of:=[.B28]/[.$B$1]" office:value-type="float" office:value="3.95652173913043" calcext:value-type="float">
            <text:p>3,96</text:p>
          </table:table-cell>
          <table:table-cell table:formula="of:=[.G27]+[.F28]" office:value-type="float" office:value="306.217391304348" calcext:value-type="float">
            <text:p>306,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Crypt_12_BinaryMutator</text:p>
          </table:table-cell>
          <table:table-cell office:value-type="float" office:value="12005" calcext:value-type="float">
            <text:p>12005</text:p>
          </table:table-cell>
          <table:table-cell table:formula="of:=[.E28]+[.B29]" office:value-type="float" office:value="7136" calcext:value-type="float">
            <text:p>7136</text:p>
          </table:table-cell>
          <table:table-cell table:formula="of:=[.B29]/[.$B$1]" office:value-type="float" office:value="4.04347826086957" calcext:value-type="float">
            <text:p>4,04</text:p>
          </table:table-cell>
          <table:table-cell table:formula="of:=[.G28]+[.F29]" office:value-type="float" office:value="310.260869565217" calcext:value-type="float">
            <text:p>310,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Crypt_13_BinaryMutator</text:p>
          </table:table-cell>
          <table:table-cell office:value-type="float" office:value="13005" calcext:value-type="float">
            <text:p>13005</text:p>
          </table:table-cell>
          <table:table-cell table:formula="of:=[.E29]+[.B30]" office:value-type="float" office:value="7229" calcext:value-type="float">
            <text:p>7229</text:p>
          </table:table-cell>
          <table:table-cell table:formula="of:=[.B30]/[.$B$1]" office:value-type="float" office:value="4.04347826086957" calcext:value-type="float">
            <text:p>4,04</text:p>
          </table:table-cell>
          <table:table-cell table:formula="of:=[.G29]+[.F30]" office:value-type="float" office:value="314.304347826087" calcext:value-type="float">
            <text:p>314,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SCrypt_14_BinaryMutator</text:p>
          </table:table-cell>
          <table:table-cell office:value-type="float" office:value="14005" calcext:value-type="float">
            <text:p>14005</text:p>
          </table:table-cell>
          <table:table-cell table:formula="of:=[.E30]+[.B31]" office:value-type="float" office:value="7535" calcext:value-type="float">
            <text:p>7535</text:p>
          </table:table-cell>
          <table:table-cell table:formula="of:=[.B31]/[.$B$1]" office:value-type="float" office:value="13.304347826087" calcext:value-type="float">
            <text:p>13,30</text:p>
          </table:table-cell>
          <table:table-cell table:formula="of:=[.G30]+[.F31]" office:value-type="float" office:value="327.608695652174" calcext:value-type="float">
            <text:p>327,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Crypt_15_BinaryMutator</text:p>
          </table:table-cell>
          <table:table-cell office:value-type="float" office:value="15005" calcext:value-type="float">
            <text:p>15005</text:p>
          </table:table-cell>
          <table:table-cell table:formula="of:=[.E31]+[.B32]" office:value-type="float" office:value="7624" calcext:value-type="float">
            <text:p>7624</text:p>
          </table:table-cell>
          <table:table-cell table:formula="of:=[.B32]/[.$B$1]" office:value-type="float" office:value="3.8695652173913" calcext:value-type="float">
            <text:p>3,87</text:p>
          </table:table-cell>
          <table:table-cell table:formula="of:=[.G31]+[.F32]" office:value-type="float" office:value="331.478260869565" calcext:value-type="float">
            <text:p>331,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SCrypt_16_BinaryMutator</text:p>
          </table:table-cell>
          <table:table-cell office:value-type="float" office:value="16005" calcext:value-type="float">
            <text:p>16005</text:p>
          </table:table-cell>
          <table:table-cell table:formula="of:=[.E32]+[.B33]" office:value-type="float" office:value="7923" calcext:value-type="float">
            <text:p>7923</text:p>
          </table:table-cell>
          <table:table-cell table:formula="of:=[.B33]/[.$B$1]" office:value-type="float" office:value="13" calcext:value-type="float">
            <text:p>13,00</text:p>
          </table:table-cell>
          <table:table-cell table:formula="of:=[.G32]+[.F33]" office:value-type="float" office:value="344.478260869565" calcext:value-type="float">
            <text:p>344,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Crypt_17_BinaryMutator</text:p>
          </table:table-cell>
          <table:table-cell office:value-type="float" office:value="17005" calcext:value-type="float">
            <text:p>17005</text:p>
          </table:table-cell>
          <table:table-cell table:formula="of:=[.E33]+[.B34]" office:value-type="float" office:value="8013" calcext:value-type="float">
            <text:p>8013</text:p>
          </table:table-cell>
          <table:table-cell table:formula="of:=[.B34]/[.$B$1]" office:value-type="float" office:value="3.91304347826087" calcext:value-type="float">
            <text:p>3,91</text:p>
          </table:table-cell>
          <table:table-cell table:formula="of:=[.G33]+[.F34]" office:value-type="float" office:value="348.391304347826" calcext:value-type="float">
            <text:p>348,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Crypt_18_BinaryMutator</text:p>
          </table:table-cell>
          <table:table-cell office:value-type="float" office:value="18005" calcext:value-type="float">
            <text:p>18005</text:p>
          </table:table-cell>
          <table:table-cell table:formula="of:=[.E34]+[.B35]" office:value-type="float" office:value="8103" calcext:value-type="float">
            <text:p>8103</text:p>
          </table:table-cell>
          <table:table-cell table:formula="of:=[.B35]/[.$B$1]" office:value-type="float" office:value="3.91304347826087" calcext:value-type="float">
            <text:p>3,91</text:p>
          </table:table-cell>
          <table:table-cell table:formula="of:=[.G34]+[.F35]" office:value-type="float" office:value="352.304347826087" calcext:value-type="float">
            <text:p>352,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SCrypt_19_BinaryMutator</text:p>
          </table:table-cell>
          <table:table-cell office:value-type="float" office:value="19005" calcext:value-type="float">
            <text:p>19005</text:p>
          </table:table-cell>
          <table:table-cell table:formula="of:=[.E35]+[.B36]" office:value-type="float" office:value="8408" calcext:value-type="float">
            <text:p>8408</text:p>
          </table:table-cell>
          <table:table-cell table:formula="of:=[.B36]/[.$B$1]" office:value-type="float" office:value="13.2608695652174" calcext:value-type="float">
            <text:p>13,26</text:p>
          </table:table-cell>
          <table:table-cell table:formula="of:=[.G35]+[.F36]" office:value-type="float" office:value="365.565217391304" calcext:value-type="float">
            <text:p>365,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Crypt_20_BinaryMutator</text:p>
          </table:table-cell>
          <table:table-cell office:value-type="float" office:value="20005" calcext:value-type="float">
            <text:p>20005</text:p>
          </table:table-cell>
          <table:table-cell table:formula="of:=[.E36]+[.B37]" office:value-type="float" office:value="8499" calcext:value-type="float">
            <text:p>8499</text:p>
          </table:table-cell>
          <table:table-cell table:formula="of:=[.B37]/[.$B$1]" office:value-type="float" office:value="3.95652173913043" calcext:value-type="float">
            <text:p>3,96</text:p>
          </table:table-cell>
          <table:table-cell table:formula="of:=[.G36]+[.F37]" office:value-type="float" office:value="369.521739130435" calcext:value-type="float">
            <text:p>369,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Crypt_21_BinaryMutator</text:p>
          </table:table-cell>
          <table:table-cell office:value-type="float" office:value="21005" calcext:value-type="float">
            <text:p>21005</text:p>
          </table:table-cell>
          <table:table-cell table:formula="of:=[.E37]+[.B38]" office:value-type="float" office:value="8589" calcext:value-type="float">
            <text:p>8589</text:p>
          </table:table-cell>
          <table:table-cell table:formula="of:=[.B38]/[.$B$1]" office:value-type="float" office:value="3.91304347826087" calcext:value-type="float">
            <text:p>3,91</text:p>
          </table:table-cell>
          <table:table-cell table:formula="of:=[.G37]+[.F38]" office:value-type="float" office:value="373.434782608696" calcext:value-type="float">
            <text:p>373,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Salsa20Engine_0_BinaryMutator</text:p>
          </table:table-cell>
          <table:table-cell office:value-type="float" office:value="6" calcext:value-type="float">
            <text:p>6</text:p>
          </table:table-cell>
          <table:table-cell table:formula="of:=[.E38]+[.B39]" office:value-type="float" office:value="8896" calcext:value-type="float">
            <text:p>8896</text:p>
          </table:table-cell>
          <table:table-cell table:formula="of:=[.B39]/[.$B$1]" office:value-type="float" office:value="13.3478260869565" calcext:value-type="float">
            <text:p>13,35</text:p>
          </table:table-cell>
          <table:table-cell table:formula="of:=[.G38]+[.F39]" office:value-type="float" office:value="386.782608695652" calcext:value-type="float">
            <text:p>386,7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Salsa20Engine_1_BinaryMutator</text:p>
          </table:table-cell>
          <table:table-cell office:value-type="float" office:value="1006" calcext:value-type="float">
            <text:p>1006</text:p>
          </table:table-cell>
          <table:table-cell table:formula="of:=[.E39]+[.B40]" office:value-type="float" office:value="9201" calcext:value-type="float">
            <text:p>9201</text:p>
          </table:table-cell>
          <table:table-cell table:formula="of:=[.B40]/[.$B$1]" office:value-type="float" office:value="13.2608695652174" calcext:value-type="float">
            <text:p>13,26</text:p>
          </table:table-cell>
          <table:table-cell table:formula="of:=[.G39]+[.F40]" office:value-type="float" office:value="400.04347826087" calcext:value-type="float">
            <text:p>400,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Salsa20Engine_2_BinaryMutator</text:p>
          </table:table-cell>
          <table:table-cell office:value-type="float" office:value="2006" calcext:value-type="float">
            <text:p>2006</text:p>
          </table:table-cell>
          <table:table-cell table:formula="of:=[.E40]+[.B41]" office:value-type="float" office:value="9622" calcext:value-type="float">
            <text:p>9622</text:p>
          </table:table-cell>
          <table:table-cell table:formula="of:=[.B41]/[.$B$1]" office:value-type="float" office:value="18.304347826087" calcext:value-type="float">
            <text:p>18,30</text:p>
          </table:table-cell>
          <table:table-cell table:formula="of:=[.G40]+[.F41]" office:value-type="float" office:value="418.347826086956" calcext:value-type="float">
            <text:p>418,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Salsa20Engine_3_BinaryMutator</text:p>
          </table:table-cell>
          <table:table-cell office:value-type="float" office:value="3006" calcext:value-type="float">
            <text:p>3006</text:p>
          </table:table-cell>
          <table:table-cell table:formula="of:=[.E41]+[.B42]" office:value-type="float" office:value="10036" calcext:value-type="float">
            <text:p>10036</text:p>
          </table:table-cell>
          <table:table-cell table:formula="of:=[.B42]/[.$B$1]" office:value-type="float" office:value="18" calcext:value-type="float">
            <text:p>18,00</text:p>
          </table:table-cell>
          <table:table-cell table:formula="of:=[.G41]+[.F42]" office:value-type="float" office:value="436.347826086957" calcext:value-type="float">
            <text:p>436,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alsa20Engine_4_BinaryMutator</text:p>
          </table:table-cell>
          <table:table-cell office:value-type="float" office:value="4006" calcext:value-type="float">
            <text:p>4006</text:p>
          </table:table-cell>
          <table:table-cell table:formula="of:=[.E42]+[.B43]" office:value-type="float" office:value="10379" calcext:value-type="float">
            <text:p>10379</text:p>
          </table:table-cell>
          <table:table-cell table:formula="of:=[.B43]/[.$B$1]" office:value-type="float" office:value="14.9130434782609" calcext:value-type="float">
            <text:p>14,91</text:p>
          </table:table-cell>
          <table:table-cell table:formula="of:=[.G42]+[.F43]" office:value-type="float" office:value="451.260869565217" calcext:value-type="float">
            <text:p>451,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alsa20Engine_5_BinaryMutator</text:p>
          </table:table-cell>
          <table:table-cell office:value-type="float" office:value="5006" calcext:value-type="float">
            <text:p>5006</text:p>
          </table:table-cell>
          <table:table-cell table:formula="of:=[.E43]+[.B44]" office:value-type="float" office:value="10698" calcext:value-type="float">
            <text:p>10698</text:p>
          </table:table-cell>
          <table:table-cell table:formula="of:=[.B44]/[.$B$1]" office:value-type="float" office:value="13.8695652173913" calcext:value-type="float">
            <text:p>13,87</text:p>
          </table:table-cell>
          <table:table-cell table:formula="of:=[.G43]+[.F44]" office:value-type="float" office:value="465.130434782609" calcext:value-type="float">
            <text:p>465,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alsa20Engine_6_BinaryMutator</text:p>
          </table:table-cell>
          <table:table-cell office:value-type="float" office:value="6006" calcext:value-type="float">
            <text:p>6006</text:p>
          </table:table-cell>
          <table:table-cell table:formula="of:=[.E44]+[.B45]" office:value-type="float" office:value="11017" calcext:value-type="float">
            <text:p>11017</text:p>
          </table:table-cell>
          <table:table-cell table:formula="of:=[.B45]/[.$B$1]" office:value-type="float" office:value="13.8695652173913" calcext:value-type="float">
            <text:p>13,87</text:p>
          </table:table-cell>
          <table:table-cell table:formula="of:=[.G44]+[.F45]" office:value-type="float" office:value="479" calcext:value-type="float">
            <text:p>479,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alsa20Engine_7_BinaryMutator</text:p>
          </table:table-cell>
          <table:table-cell office:value-type="float" office:value="7006" calcext:value-type="float">
            <text:p>7006</text:p>
          </table:table-cell>
          <table:table-cell table:formula="of:=[.E45]+[.B46]" office:value-type="float" office:value="11334" calcext:value-type="float">
            <text:p>11334</text:p>
          </table:table-cell>
          <table:table-cell table:formula="of:=[.B46]/[.$B$1]" office:value-type="float" office:value="13.7826086956522" calcext:value-type="float">
            <text:p>13,78</text:p>
          </table:table-cell>
          <table:table-cell table:formula="of:=[.G45]+[.F46]" office:value-type="float" office:value="492.782608695652" calcext:value-type="float">
            <text:p>492,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Salsa20Engine_8_BinaryMutator</text:p>
          </table:table-cell>
          <table:table-cell office:value-type="float" office:value="8006" calcext:value-type="float">
            <text:p>8006</text:p>
          </table:table-cell>
          <table:table-cell table:formula="of:=[.E46]+[.B47]" office:value-type="float" office:value="11658" calcext:value-type="float">
            <text:p>11658</text:p>
          </table:table-cell>
          <table:table-cell table:formula="of:=[.B47]/[.$B$1]" office:value-type="float" office:value="14.0869565217391" calcext:value-type="float">
            <text:p>14,09</text:p>
          </table:table-cell>
          <table:table-cell table:formula="of:=[.G46]+[.F47]" office:value-type="float" office:value="506.869565217391" calcext:value-type="float">
            <text:p>506,8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Salsa20Engine_9_BinaryMutator</text:p>
          </table:table-cell>
          <table:table-cell office:value-type="float" office:value="9006" calcext:value-type="float">
            <text:p>9006</text:p>
          </table:table-cell>
          <table:table-cell table:formula="of:=[.E47]+[.B48]" office:value-type="float" office:value="11971" calcext:value-type="float">
            <text:p>11971</text:p>
          </table:table-cell>
          <table:table-cell table:formula="of:=[.B48]/[.$B$1]" office:value-type="float" office:value="13.6086956521739" calcext:value-type="float">
            <text:p>13,61</text:p>
          </table:table-cell>
          <table:table-cell table:formula="of:=[.G47]+[.F48]" office:value-type="float" office:value="520.478260869565" calcext:value-type="float">
            <text:p>520,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Salsa20Engine_10_BinaryMutator</text:p>
          </table:table-cell>
          <table:table-cell office:value-type="float" office:value="10006" calcext:value-type="float">
            <text:p>10006</text:p>
          </table:table-cell>
          <table:table-cell table:formula="of:=[.E48]+[.B49]" office:value-type="float" office:value="12281" calcext:value-type="float">
            <text:p>12281</text:p>
          </table:table-cell>
          <table:table-cell table:formula="of:=[.B49]/[.$B$1]" office:value-type="float" office:value="13.4782608695652" calcext:value-type="float">
            <text:p>13,48</text:p>
          </table:table-cell>
          <table:table-cell table:formula="of:=[.G48]+[.F49]" office:value-type="float" office:value="533.95652173913" calcext:value-type="float">
            <text:p>533,9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alsa20Engine_11_BinaryMutator</text:p>
          </table:table-cell>
          <table:table-cell office:value-type="float" office:value="11006" calcext:value-type="float">
            <text:p>11006</text:p>
          </table:table-cell>
          <table:table-cell table:formula="of:=[.E49]+[.B50]" office:value-type="float" office:value="12592" calcext:value-type="float">
            <text:p>12592</text:p>
          </table:table-cell>
          <table:table-cell table:formula="of:=[.B50]/[.$B$1]" office:value-type="float" office:value="13.5217391304348" calcext:value-type="float">
            <text:p>13,52</text:p>
          </table:table-cell>
          <table:table-cell table:formula="of:=[.G49]+[.F50]" office:value-type="float" office:value="547.478260869565" calcext:value-type="float">
            <text:p>547,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Salsa20Engine_12_BinaryMutator</text:p>
          </table:table-cell>
          <table:table-cell office:value-type="float" office:value="12006" calcext:value-type="float">
            <text:p>12006</text:p>
          </table:table-cell>
          <table:table-cell table:formula="of:=[.E50]+[.B51]" office:value-type="float" office:value="12900" calcext:value-type="float">
            <text:p>12900</text:p>
          </table:table-cell>
          <table:table-cell table:formula="of:=[.B51]/[.$B$1]" office:value-type="float" office:value="13.3913043478261" calcext:value-type="float">
            <text:p>13,39</text:p>
          </table:table-cell>
          <table:table-cell table:formula="of:=[.G50]+[.F51]" office:value-type="float" office:value="560.869565217391" calcext:value-type="float">
            <text:p>560,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alsa20Engine_13_BinaryMutator</text:p>
          </table:table-cell>
          <table:table-cell office:value-type="float" office:value="13006" calcext:value-type="float">
            <text:p>13006</text:p>
          </table:table-cell>
          <table:table-cell table:formula="of:=[.E51]+[.B52]" office:value-type="float" office:value="13212" calcext:value-type="float">
            <text:p>13212</text:p>
          </table:table-cell>
          <table:table-cell table:formula="of:=[.B52]/[.$B$1]" office:value-type="float" office:value="13.5652173913043" calcext:value-type="float">
            <text:p>13,57</text:p>
          </table:table-cell>
          <table:table-cell table:formula="of:=[.G51]+[.F52]" office:value-type="float" office:value="574.434782608696" calcext:value-type="float">
            <text:p>574,4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Salsa20Engine_14_BinaryMutator</text:p>
          </table:table-cell>
          <table:table-cell office:value-type="float" office:value="14006" calcext:value-type="float">
            <text:p>14006</text:p>
          </table:table-cell>
          <table:table-cell table:formula="of:=[.E52]+[.B53]" office:value-type="float" office:value="13522" calcext:value-type="float">
            <text:p>13522</text:p>
          </table:table-cell>
          <table:table-cell table:formula="of:=[.B53]/[.$B$1]" office:value-type="float" office:value="13.4782608695652" calcext:value-type="float">
            <text:p>13,48</text:p>
          </table:table-cell>
          <table:table-cell table:formula="of:=[.G52]+[.F53]" office:value-type="float" office:value="587.913043478261" calcext:value-type="float">
            <text:p>587,9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Salsa20Engine_15_BinaryMutator</text:p>
          </table:table-cell>
          <table:table-cell office:value-type="float" office:value="15006" calcext:value-type="float">
            <text:p>15006</text:p>
          </table:table-cell>
          <table:table-cell table:formula="of:=[.E53]+[.B54]" office:value-type="float" office:value="13829" calcext:value-type="float">
            <text:p>13829</text:p>
          </table:table-cell>
          <table:table-cell table:formula="of:=[.B54]/[.$B$1]" office:value-type="float" office:value="13.3478260869565" calcext:value-type="float">
            <text:p>13,35</text:p>
          </table:table-cell>
          <table:table-cell table:formula="of:=[.G53]+[.F54]" office:value-type="float" office:value="601.260869565217" calcext:value-type="float">
            <text:p>601,2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Salsa20Engine_16_BinaryMutator</text:p>
          </table:table-cell>
          <table:table-cell office:value-type="float" office:value="16006" calcext:value-type="float">
            <text:p>16006</text:p>
          </table:table-cell>
          <table:table-cell table:formula="of:=[.E54]+[.B55]" office:value-type="float" office:value="14138" calcext:value-type="float">
            <text:p>14138</text:p>
          </table:table-cell>
          <table:table-cell table:formula="of:=[.B55]/[.$B$1]" office:value-type="float" office:value="13.4347826086957" calcext:value-type="float">
            <text:p>13,43</text:p>
          </table:table-cell>
          <table:table-cell table:formula="of:=[.G54]+[.F55]" office:value-type="float" office:value="614.695652173913" calcext:value-type="float">
            <text:p>614,7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Salsa20Engine_17_BinaryMutator</text:p>
          </table:table-cell>
          <table:table-cell office:value-type="float" office:value="17006" calcext:value-type="float">
            <text:p>17006</text:p>
          </table:table-cell>
          <table:table-cell table:formula="of:=[.E55]+[.B56]" office:value-type="float" office:value="14447" calcext:value-type="float">
            <text:p>14447</text:p>
          </table:table-cell>
          <table:table-cell table:formula="of:=[.B56]/[.$B$1]" office:value-type="float" office:value="13.4347826086957" calcext:value-type="float">
            <text:p>13,43</text:p>
          </table:table-cell>
          <table:table-cell table:formula="of:=[.G55]+[.F56]" office:value-type="float" office:value="628.130434782609" calcext:value-type="float">
            <text:p>628,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Salsa20Engine_18_BinaryMutator</text:p>
          </table:table-cell>
          <table:table-cell office:value-type="float" office:value="18006" calcext:value-type="float">
            <text:p>18006</text:p>
          </table:table-cell>
          <table:table-cell table:formula="of:=[.E56]+[.B57]" office:value-type="float" office:value="14895" calcext:value-type="float">
            <text:p>14895</text:p>
          </table:table-cell>
          <table:table-cell table:formula="of:=[.B57]/[.$B$1]" office:value-type="float" office:value="19.4782608695652" calcext:value-type="float">
            <text:p>19,48</text:p>
          </table:table-cell>
          <table:table-cell table:formula="of:=[.G56]+[.F57]" office:value-type="float" office:value="647.608695652174" calcext:value-type="float">
            <text:p>647,6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Salsa20Engine_19_BinaryMutator</text:p>
          </table:table-cell>
          <table:table-cell office:value-type="float" office:value="19006" calcext:value-type="float">
            <text:p>19006</text:p>
          </table:table-cell>
          <table:table-cell table:formula="of:=[.E57]+[.B58]" office:value-type="float" office:value="15203" calcext:value-type="float">
            <text:p>15203</text:p>
          </table:table-cell>
          <table:table-cell table:formula="of:=[.B58]/[.$B$1]" office:value-type="float" office:value="13.3913043478261" calcext:value-type="float">
            <text:p>13,39</text:p>
          </table:table-cell>
          <table:table-cell table:formula="of:=[.G57]+[.F58]" office:value-type="float" office:value="661" calcext:value-type="float">
            <text:p>661,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Salsa20Engine_20_BinaryMutator</text:p>
          </table:table-cell>
          <table:table-cell office:value-type="float" office:value="20006" calcext:value-type="float">
            <text:p>20006</text:p>
          </table:table-cell>
          <table:table-cell table:formula="of:=[.E58]+[.B59]" office:value-type="float" office:value="15513" calcext:value-type="float">
            <text:p>15513</text:p>
          </table:table-cell>
          <table:table-cell table:formula="of:=[.B59]/[.$B$1]" office:value-type="float" office:value="13.4782608695652" calcext:value-type="float">
            <text:p>13,48</text:p>
          </table:table-cell>
          <table:table-cell table:formula="of:=[.G58]+[.F59]" office:value-type="float" office:value="674.478260869565" calcext:value-type="float">
            <text:p>674,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Salsa20Engine_21_BinaryMutator</text:p>
          </table:table-cell>
          <table:table-cell office:value-type="float" office:value="21006" calcext:value-type="float">
            <text:p>21006</text:p>
          </table:table-cell>
          <table:table-cell table:formula="of:=[.E59]+[.B60]" office:value-type="float" office:value="15821" calcext:value-type="float">
            <text:p>15821</text:p>
          </table:table-cell>
          <table:table-cell table:formula="of:=[.B60]/[.$B$1]" office:value-type="float" office:value="13.3913043478261" calcext:value-type="float">
            <text:p>13,39</text:p>
          </table:table-cell>
          <table:table-cell table:formula="of:=[.G59]+[.F60]" office:value-type="float" office:value="687.869565217391" calcext:value-type="float">
            <text:p>687,8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Salsa20Engine_22_BinaryMutator</text:p>
          </table:table-cell>
          <table:table-cell office:value-type="float" office:value="22006" calcext:value-type="float">
            <text:p>22006</text:p>
          </table:table-cell>
          <table:table-cell table:formula="of:=[.E60]+[.B61]" office:value-type="float" office:value="16127" calcext:value-type="float">
            <text:p>16127</text:p>
          </table:table-cell>
          <table:table-cell table:formula="of:=[.B61]/[.$B$1]" office:value-type="float" office:value="13.304347826087" calcext:value-type="float">
            <text:p>13,30</text:p>
          </table:table-cell>
          <table:table-cell table:formula="of:=[.G60]+[.F61]" office:value-type="float" office:value="701.173913043478" calcext:value-type="float">
            <text:p>701,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Salsa20Engine_23_BinaryMutator</text:p>
          </table:table-cell>
          <table:table-cell office:value-type="float" office:value="23006" calcext:value-type="float">
            <text:p>23006</text:p>
          </table:table-cell>
          <table:table-cell table:formula="of:=[.E61]+[.B62]" office:value-type="float" office:value="16435" calcext:value-type="float">
            <text:p>16435</text:p>
          </table:table-cell>
          <table:table-cell table:formula="of:=[.B62]/[.$B$1]" office:value-type="float" office:value="13.3913043478261" calcext:value-type="float">
            <text:p>13,39</text:p>
          </table:table-cell>
          <table:table-cell table:formula="of:=[.G61]+[.F62]" office:value-type="float" office:value="714.565217391305" calcext:value-type="float">
            <text:p>714,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Salsa20Engine_24_BinaryMutator</text:p>
          </table:table-cell>
          <table:table-cell office:value-type="float" office:value="24006" calcext:value-type="float">
            <text:p>24006</text:p>
          </table:table-cell>
          <table:table-cell table:formula="of:=[.E62]+[.B63]" office:value-type="float" office:value="16891" calcext:value-type="float">
            <text:p>16891</text:p>
          </table:table-cell>
          <table:table-cell table:formula="of:=[.B63]/[.$B$1]" office:value-type="float" office:value="19.8260869565217" calcext:value-type="float">
            <text:p>19,83</text:p>
          </table:table-cell>
          <table:table-cell table:formula="of:=[.G62]+[.F63]" office:value-type="float" office:value="734.391304347826" calcext:value-type="float">
            <text:p>734,3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Salsa20Engine_25_BinaryMutator</text:p>
          </table:table-cell>
          <table:table-cell office:value-type="float" office:value="25006" calcext:value-type="float">
            <text:p>25006</text:p>
          </table:table-cell>
          <table:table-cell table:formula="of:=[.E63]+[.B64]" office:value-type="float" office:value="17199" calcext:value-type="float">
            <text:p>17199</text:p>
          </table:table-cell>
          <table:table-cell table:formula="of:=[.B64]/[.$B$1]" office:value-type="float" office:value="13.3913043478261" calcext:value-type="float">
            <text:p>13,39</text:p>
          </table:table-cell>
          <table:table-cell table:formula="of:=[.G63]+[.F64]" office:value-type="float" office:value="747.782608695652" calcext:value-type="float">
            <text:p>747,7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Salsa20Engine_26_BinaryMutator</text:p>
          </table:table-cell>
          <table:table-cell office:value-type="float" office:value="26006" calcext:value-type="float">
            <text:p>26006</text:p>
          </table:table-cell>
          <table:table-cell table:formula="of:=[.E64]+[.B65]" office:value-type="float" office:value="17507" calcext:value-type="float">
            <text:p>17507</text:p>
          </table:table-cell>
          <table:table-cell table:formula="of:=[.B65]/[.$B$1]" office:value-type="float" office:value="13.3913043478261" calcext:value-type="float">
            <text:p>13,39</text:p>
          </table:table-cell>
          <table:table-cell table:formula="of:=[.G64]+[.F65]" office:value-type="float" office:value="761.173913043479" calcext:value-type="float">
            <text:p>761,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Salsa20Engine_27_BinaryMutator</text:p>
          </table:table-cell>
          <table:table-cell office:value-type="float" office:value="27006" calcext:value-type="float">
            <text:p>27006</text:p>
          </table:table-cell>
          <table:table-cell table:formula="of:=[.E65]+[.B66]" office:value-type="float" office:value="17812" calcext:value-type="float">
            <text:p>17812</text:p>
          </table:table-cell>
          <table:table-cell table:formula="of:=[.B66]/[.$B$1]" office:value-type="float" office:value="13.2608695652174" calcext:value-type="float">
            <text:p>13,26</text:p>
          </table:table-cell>
          <table:table-cell table:formula="of:=[.G65]+[.F66]" office:value-type="float" office:value="774.434782608696" calcext:value-type="float">
            <text:p>774,4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Salsa20Engine_28_BinaryMutator</text:p>
          </table:table-cell>
          <table:table-cell office:value-type="float" office:value="28006" calcext:value-type="float">
            <text:p>28006</text:p>
          </table:table-cell>
          <table:table-cell table:formula="of:=[.E66]+[.B67]" office:value-type="float" office:value="18120" calcext:value-type="float">
            <text:p>18120</text:p>
          </table:table-cell>
          <table:table-cell table:formula="of:=[.B67]/[.$B$1]" office:value-type="float" office:value="13.3913043478261" calcext:value-type="float">
            <text:p>13,39</text:p>
          </table:table-cell>
          <table:table-cell table:formula="of:=[.G66]+[.F67]" office:value-type="float" office:value="787.826086956522" calcext:value-type="float">
            <text:p>787,8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Salsa20Engine_29_BinaryMutator</text:p>
          </table:table-cell>
          <table:table-cell office:value-type="float" office:value="29006" calcext:value-type="float">
            <text:p>29006</text:p>
          </table:table-cell>
          <table:table-cell table:formula="of:=[.E67]+[.B68]" office:value-type="float" office:value="18429" calcext:value-type="float">
            <text:p>18429</text:p>
          </table:table-cell>
          <table:table-cell table:formula="of:=[.B68]/[.$B$1]" office:value-type="float" office:value="13.4347826086957" calcext:value-type="float">
            <text:p>13,43</text:p>
          </table:table-cell>
          <table:table-cell table:formula="of:=[.G67]+[.F68]" office:value-type="float" office:value="801.260869565218" calcext:value-type="float">
            <text:p>801,2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Salsa20Engine_30_BinaryMutator</text:p>
          </table:table-cell>
          <table:table-cell office:value-type="float" office:value="30006" calcext:value-type="float">
            <text:p>30006</text:p>
          </table:table-cell>
          <table:table-cell table:formula="of:=[.E68]+[.B69]" office:value-type="float" office:value="18737" calcext:value-type="float">
            <text:p>18737</text:p>
          </table:table-cell>
          <table:table-cell table:formula="of:=[.B69]/[.$B$1]" office:value-type="float" office:value="13.3913043478261" calcext:value-type="float">
            <text:p>13,39</text:p>
          </table:table-cell>
          <table:table-cell table:formula="of:=[.G68]+[.F69]" office:value-type="float" office:value="814.652173913044" calcext:value-type="float">
            <text:p>814,6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Salsa20Engine_31_BinaryMutator</text:p>
          </table:table-cell>
          <table:table-cell office:value-type="float" office:value="31006" calcext:value-type="float">
            <text:p>31006</text:p>
          </table:table-cell>
          <table:table-cell table:formula="of:=[.E69]+[.B70]" office:value-type="float" office:value="19045" calcext:value-type="float">
            <text:p>19045</text:p>
          </table:table-cell>
          <table:table-cell table:formula="of:=[.B70]/[.$B$1]" office:value-type="float" office:value="13.3913043478261" calcext:value-type="float">
            <text:p>13,39</text:p>
          </table:table-cell>
          <table:table-cell table:formula="of:=[.G69]+[.F70]" office:value-type="float" office:value="828.04347826087" calcext:value-type="float">
            <text:p>828,0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Salsa20Engine_32_BinaryMutator</text:p>
          </table:table-cell>
          <table:table-cell office:value-type="float" office:value="32006" calcext:value-type="float">
            <text:p>32006</text:p>
          </table:table-cell>
          <table:table-cell table:formula="of:=[.E70]+[.B71]" office:value-type="float" office:value="19352" calcext:value-type="float">
            <text:p>19352</text:p>
          </table:table-cell>
          <table:table-cell table:formula="of:=[.B71]/[.$B$1]" office:value-type="float" office:value="13.3478260869565" calcext:value-type="float">
            <text:p>13,35</text:p>
          </table:table-cell>
          <table:table-cell table:formula="of:=[.G70]+[.F71]" office:value-type="float" office:value="841.391304347826" calcext:value-type="float">
            <text:p>841,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Salsa20Engine_33_BinaryMutator</text:p>
          </table:table-cell>
          <table:table-cell office:value-type="float" office:value="33006" calcext:value-type="float">
            <text:p>33006</text:p>
          </table:table-cell>
          <table:table-cell table:formula="of:=[.E71]+[.B72]" office:value-type="float" office:value="19662" calcext:value-type="float">
            <text:p>19662</text:p>
          </table:table-cell>
          <table:table-cell table:formula="of:=[.B72]/[.$B$1]" office:value-type="float" office:value="13.4782608695652" calcext:value-type="float">
            <text:p>13,48</text:p>
          </table:table-cell>
          <table:table-cell table:formula="of:=[.G71]+[.F72]" office:value-type="float" office:value="854.869565217392" calcext:value-type="float">
            <text:p>854,8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Salsa20Engine_34_BinaryMutator</text:p>
          </table:table-cell>
          <table:table-cell office:value-type="float" office:value="34006" calcext:value-type="float">
            <text:p>34006</text:p>
          </table:table-cell>
          <table:table-cell table:formula="of:=[.E72]+[.B73]" office:value-type="float" office:value="19968" calcext:value-type="float">
            <text:p>19968</text:p>
          </table:table-cell>
          <table:table-cell table:formula="of:=[.B73]/[.$B$1]" office:value-type="float" office:value="13.304347826087" calcext:value-type="float">
            <text:p>13,30</text:p>
          </table:table-cell>
          <table:table-cell table:formula="of:=[.G72]+[.F73]" office:value-type="float" office:value="868.173913043479" calcext:value-type="float">
            <text:p>868,1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Salsa20Engine_35_BinaryMutator</text:p>
          </table:table-cell>
          <table:table-cell office:value-type="float" office:value="35006" calcext:value-type="float">
            <text:p>35006</text:p>
          </table:table-cell>
          <table:table-cell table:formula="of:=[.E73]+[.B74]" office:value-type="float" office:value="20277" calcext:value-type="float">
            <text:p>20277</text:p>
          </table:table-cell>
          <table:table-cell table:formula="of:=[.B74]/[.$B$1]" office:value-type="float" office:value="13.4347826086957" calcext:value-type="float">
            <text:p>13,43</text:p>
          </table:table-cell>
          <table:table-cell table:formula="of:=[.G73]+[.F74]" office:value-type="float" office:value="881.608695652174" calcext:value-type="float">
            <text:p>881,6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Salsa20Engine_36_BinaryMutator</text:p>
          </table:table-cell>
          <table:table-cell office:value-type="float" office:value="36006" calcext:value-type="float">
            <text:p>36006</text:p>
          </table:table-cell>
          <table:table-cell table:formula="of:=[.E74]+[.B75]" office:value-type="float" office:value="20586" calcext:value-type="float">
            <text:p>20586</text:p>
          </table:table-cell>
          <table:table-cell table:formula="of:=[.B75]/[.$B$1]" office:value-type="float" office:value="13.4347826086957" calcext:value-type="float">
            <text:p>13,43</text:p>
          </table:table-cell>
          <table:table-cell table:formula="of:=[.G74]+[.F75]" office:value-type="float" office:value="895.04347826087" calcext:value-type="float">
            <text:p>895,0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Salsa20Engine_37_BinaryMutator</text:p>
          </table:table-cell>
          <table:table-cell office:value-type="float" office:value="37006" calcext:value-type="float">
            <text:p>37006</text:p>
          </table:table-cell>
          <table:table-cell table:formula="of:=[.E75]+[.B76]" office:value-type="float" office:value="20892" calcext:value-type="float">
            <text:p>20892</text:p>
          </table:table-cell>
          <table:table-cell table:formula="of:=[.B76]/[.$B$1]" office:value-type="float" office:value="13.304347826087" calcext:value-type="float">
            <text:p>13,30</text:p>
          </table:table-cell>
          <table:table-cell table:formula="of:=[.G75]+[.F76]" office:value-type="float" office:value="908.347826086957" calcext:value-type="float">
            <text:p>908,3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Salsa20Engine_38_BinaryMutator</text:p>
          </table:table-cell>
          <table:table-cell office:value-type="float" office:value="38006" calcext:value-type="float">
            <text:p>38006</text:p>
          </table:table-cell>
          <table:table-cell table:formula="of:=[.E76]+[.B77]" office:value-type="float" office:value="21200" calcext:value-type="float">
            <text:p>21200</text:p>
          </table:table-cell>
          <table:table-cell table:formula="of:=[.B77]/[.$B$1]" office:value-type="float" office:value="13.3913043478261" calcext:value-type="float">
            <text:p>13,39</text:p>
          </table:table-cell>
          <table:table-cell table:formula="of:=[.G76]+[.F77]" office:value-type="float" office:value="921.739130434783" calcext:value-type="float">
            <text:p>921,7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Salsa20Engine_39_BinaryMutator</text:p>
          </table:table-cell>
          <table:table-cell office:value-type="float" office:value="39006" calcext:value-type="float">
            <text:p>39006</text:p>
          </table:table-cell>
          <table:table-cell table:formula="of:=[.E77]+[.B78]" office:value-type="float" office:value="21508" calcext:value-type="float">
            <text:p>21508</text:p>
          </table:table-cell>
          <table:table-cell table:formula="of:=[.B78]/[.$B$1]" office:value-type="float" office:value="13.3913043478261" calcext:value-type="float">
            <text:p>13,39</text:p>
          </table:table-cell>
          <table:table-cell table:formula="of:=[.G77]+[.F78]" office:value-type="float" office:value="935.130434782609" calcext:value-type="float">
            <text:p>935,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Salsa20Engine_40_BinaryMutator</text:p>
          </table:table-cell>
          <table:table-cell office:value-type="float" office:value="40006" calcext:value-type="float">
            <text:p>40006</text:p>
          </table:table-cell>
          <table:table-cell table:formula="of:=[.E78]+[.B79]" office:value-type="float" office:value="21816" calcext:value-type="float">
            <text:p>21816</text:p>
          </table:table-cell>
          <table:table-cell table:formula="of:=[.B79]/[.$B$1]" office:value-type="float" office:value="13.3913043478261" calcext:value-type="float">
            <text:p>13,39</text:p>
          </table:table-cell>
          <table:table-cell table:formula="of:=[.G78]+[.F79]" office:value-type="float" office:value="948.521739130435" calcext:value-type="float">
            <text:p>948,5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Salsa20Engine_41_BinaryMutator</text:p>
          </table:table-cell>
          <table:table-cell office:value-type="float" office:value="41006" calcext:value-type="float">
            <text:p>41006</text:p>
          </table:table-cell>
          <table:table-cell table:formula="of:=[.E79]+[.B80]" office:value-type="float" office:value="22121" calcext:value-type="float">
            <text:p>22121</text:p>
          </table:table-cell>
          <table:table-cell table:formula="of:=[.B80]/[.$B$1]" office:value-type="float" office:value="13.2608695652174" calcext:value-type="float">
            <text:p>13,26</text:p>
          </table:table-cell>
          <table:table-cell table:formula="of:=[.G79]+[.F80]" office:value-type="float" office:value="961.782608695653" calcext:value-type="float">
            <text:p>961,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Salsa20Engine_42_BinaryMutator</text:p>
          </table:table-cell>
          <table:table-cell office:value-type="float" office:value="42006" calcext:value-type="float">
            <text:p>42006</text:p>
          </table:table-cell>
          <table:table-cell table:formula="of:=[.E80]+[.B81]" office:value-type="float" office:value="22430" calcext:value-type="float">
            <text:p>22430</text:p>
          </table:table-cell>
          <table:table-cell table:formula="of:=[.B81]/[.$B$1]" office:value-type="float" office:value="13.4347826086957" calcext:value-type="float">
            <text:p>13,43</text:p>
          </table:table-cell>
          <table:table-cell table:formula="of:=[.G80]+[.F81]" office:value-type="float" office:value="975.217391304348" calcext:value-type="float">
            <text:p>975,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Salsa20Engine_43_BinaryMutator</text:p>
          </table:table-cell>
          <table:table-cell office:value-type="float" office:value="43006" calcext:value-type="float">
            <text:p>43006</text:p>
          </table:table-cell>
          <table:table-cell table:formula="of:=[.E81]+[.B82]" office:value-type="float" office:value="22740" calcext:value-type="float">
            <text:p>22740</text:p>
          </table:table-cell>
          <table:table-cell table:formula="of:=[.B82]/[.$B$1]" office:value-type="float" office:value="13.4782608695652" calcext:value-type="float">
            <text:p>13,48</text:p>
          </table:table-cell>
          <table:table-cell table:formula="of:=[.G81]+[.F82]" office:value-type="float" office:value="988.695652173914" calcext:value-type="float">
            <text:p>988,7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Salsa20Engine_44_BinaryMutator</text:p>
          </table:table-cell>
          <table:table-cell office:value-type="float" office:value="44006" calcext:value-type="float">
            <text:p>44006</text:p>
          </table:table-cell>
          <table:table-cell table:formula="of:=[.E82]+[.B83]" office:value-type="float" office:value="23046" calcext:value-type="float">
            <text:p>23046</text:p>
          </table:table-cell>
          <table:table-cell table:formula="of:=[.B83]/[.$B$1]" office:value-type="float" office:value="13.304347826087" calcext:value-type="float">
            <text:p>13,30</text:p>
          </table:table-cell>
          <table:table-cell table:formula="of:=[.G82]+[.F83]" office:value-type="float" office:value="1002" calcext:value-type="float">
            <text:p>1002,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Salsa20Engine_45_BinaryMutator</text:p>
          </table:table-cell>
          <table:table-cell office:value-type="float" office:value="45006" calcext:value-type="float">
            <text:p>45006</text:p>
          </table:table-cell>
          <table:table-cell table:formula="of:=[.E83]+[.B84]" office:value-type="float" office:value="23355" calcext:value-type="float">
            <text:p>23355</text:p>
          </table:table-cell>
          <table:table-cell table:formula="of:=[.B84]/[.$B$1]" office:value-type="float" office:value="13.4347826086957" calcext:value-type="float">
            <text:p>13,43</text:p>
          </table:table-cell>
          <table:table-cell table:formula="of:=[.G83]+[.F84]" office:value-type="float" office:value="1015.4347826087" calcext:value-type="float">
            <text:p>1015,4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Salsa20Engine_46_BinaryMutator</text:p>
          </table:table-cell>
          <table:table-cell office:value-type="float" office:value="46006" calcext:value-type="float">
            <text:p>46006</text:p>
          </table:table-cell>
          <table:table-cell table:formula="of:=[.E84]+[.B85]" office:value-type="float" office:value="23664" calcext:value-type="float">
            <text:p>23664</text:p>
          </table:table-cell>
          <table:table-cell table:formula="of:=[.B85]/[.$B$1]" office:value-type="float" office:value="13.4347826086957" calcext:value-type="float">
            <text:p>13,43</text:p>
          </table:table-cell>
          <table:table-cell table:formula="of:=[.G84]+[.F85]" office:value-type="float" office:value="1028.86956521739" calcext:value-type="float">
            <text:p>1028,8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Salsa20Engine_47_BinaryMutator</text:p>
          </table:table-cell>
          <table:table-cell office:value-type="float" office:value="47006" calcext:value-type="float">
            <text:p>47006</text:p>
          </table:table-cell>
          <table:table-cell table:formula="of:=[.E85]+[.B86]" office:value-type="float" office:value="23971" calcext:value-type="float">
            <text:p>23971</text:p>
          </table:table-cell>
          <table:table-cell table:formula="of:=[.B86]/[.$B$1]" office:value-type="float" office:value="13.3478260869565" calcext:value-type="float">
            <text:p>13,35</text:p>
          </table:table-cell>
          <table:table-cell table:formula="of:=[.G85]+[.F86]" office:value-type="float" office:value="1042.21739130435" calcext:value-type="float">
            <text:p>1042,2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CryptoUtils_0_BinaryMutator</text:p>
          </table:table-cell>
          <table:table-cell office:value-type="float" office:value="8" calcext:value-type="float">
            <text:p>8</text:p>
          </table:table-cell>
          <table:table-cell table:formula="of:=[.E86]+[.B87]" office:value-type="float" office:value="24242" calcext:value-type="float">
            <text:p>24242</text:p>
          </table:table-cell>
          <table:table-cell table:formula="of:=[.B87]/[.$B$1]" office:value-type="float" office:value="11.7826086956522" calcext:value-type="float">
            <text:p>11,78</text:p>
          </table:table-cell>
          <table:table-cell table:formula="of:=[.G86]+[.F87]" office:value-type="float" office:value="1054" calcext:value-type="float">
            <text:p>1054,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ryptoUtils_1_BinaryMutator</text:p>
          </table:table-cell>
          <table:table-cell office:value-type="float" office:value="1008" calcext:value-type="float">
            <text:p>1008</text:p>
          </table:table-cell>
          <table:table-cell table:formula="of:=[.E87]+[.B88]" office:value-type="float" office:value="24343" calcext:value-type="float">
            <text:p>24343</text:p>
          </table:table-cell>
          <table:table-cell table:formula="of:=[.B88]/[.$B$1]" office:value-type="float" office:value="4.39130434782609" calcext:value-type="float">
            <text:p>4,39</text:p>
          </table:table-cell>
          <table:table-cell table:formula="of:=[.G87]+[.F88]" office:value-type="float" office:value="1058.39130434783" calcext:value-type="float">
            <text:p>1058,3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ryptoUtils_2_BinaryMutator</text:p>
          </table:table-cell>
          <table:table-cell office:value-type="float" office:value="2008" calcext:value-type="float">
            <text:p>2008</text:p>
          </table:table-cell>
          <table:table-cell table:formula="of:=[.E88]+[.B89]" office:value-type="float" office:value="24613" calcext:value-type="float">
            <text:p>24613</text:p>
          </table:table-cell>
          <table:table-cell table:formula="of:=[.B89]/[.$B$1]" office:value-type="float" office:value="11.7391304347826" calcext:value-type="float">
            <text:p>11,74</text:p>
          </table:table-cell>
          <table:table-cell table:formula="of:=[.G88]+[.F89]" office:value-type="float" office:value="1070.13043478261" calcext:value-type="float">
            <text:p>1070,1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ryptoUtils_3_BinaryMutator</text:p>
          </table:table-cell>
          <table:table-cell office:value-type="float" office:value="3008" calcext:value-type="float">
            <text:p>3008</text:p>
          </table:table-cell>
          <table:table-cell table:formula="of:=[.E89]+[.B90]" office:value-type="float" office:value="24719" calcext:value-type="float">
            <text:p>24719</text:p>
          </table:table-cell>
          <table:table-cell table:formula="of:=[.B90]/[.$B$1]" office:value-type="float" office:value="4.60869565217391" calcext:value-type="float">
            <text:p>4,61</text:p>
          </table:table-cell>
          <table:table-cell table:formula="of:=[.G89]+[.F90]" office:value-type="float" office:value="1074.73913043478" calcext:value-type="float">
            <text:p>1074,7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KeyStoreHandle_0_BinaryMutator</text:p>
          </table:table-cell>
          <table:table-cell office:value-type="float" office:value="12" calcext:value-type="float">
            <text:p>12</text:p>
          </table:table-cell>
          <table:table-cell table:formula="of:=[.E90]+[.B91]" office:value-type="float" office:value="25026" calcext:value-type="float">
            <text:p>25026</text:p>
          </table:table-cell>
          <table:table-cell table:formula="of:=[.B91]/[.$B$1]" office:value-type="float" office:value="13.3478260869565" calcext:value-type="float">
            <text:p>13,35</text:p>
          </table:table-cell>
          <table:table-cell table:formula="of:=[.G90]+[.F91]" office:value-type="float" office:value="1088.08695652174" calcext:value-type="float">
            <text:p>1088,0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VaultManager_0_NullIntentOperatorMutator</text:p>
          </table:table-cell>
          <table:table-cell office:value-type="float" office:value="27" calcext:value-type="float">
            <text:p>27</text:p>
          </table:table-cell>
          <table:table-cell table:formula="of:=[.E91]+[.B92]" office:value-type="float" office:value="25334" calcext:value-type="float">
            <text:p>25334</text:p>
          </table:table-cell>
          <table:table-cell table:formula="of:=[.B92]/[.$B$1]" office:value-type="float" office:value="13.3913043478261" calcext:value-type="float">
            <text:p>13,39</text:p>
          </table:table-cell>
          <table:table-cell table:formula="of:=[.G91]+[.F92]" office:value-type="float" office:value="1101.47826086957" calcext:value-type="float">
            <text:p>1101,4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VaultManager_1_InvalidKeyIntentOperatorMutator</text:p>
          </table:table-cell>
          <table:table-cell office:value-type="float" office:value="1027" calcext:value-type="float">
            <text:p>1027</text:p>
          </table:table-cell>
          <table:table-cell table:formula="of:=[.E92]+[.B93]" office:value-type="float" office:value="25642" calcext:value-type="float">
            <text:p>25642</text:p>
          </table:table-cell>
          <table:table-cell table:formula="of:=[.B93]/[.$B$1]" office:value-type="float" office:value="13.3913043478261" calcext:value-type="float">
            <text:p>13,39</text:p>
          </table:table-cell>
          <table:table-cell table:formula="of:=[.G92]+[.F93]" office:value-type="float" office:value="1114.86956521739" calcext:value-type="float">
            <text:p>1114,8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VaultManager_2_RandomActionIntentDefinitionOperatorMutator</text:p>
          </table:table-cell>
          <table:table-cell office:value-type="float" office:value="2027" calcext:value-type="float">
            <text:p>2027</text:p>
          </table:table-cell>
          <table:table-cell table:formula="of:=[.E93]+[.B94]" office:value-type="float" office:value="25949" calcext:value-type="float">
            <text:p>25949</text:p>
          </table:table-cell>
          <table:table-cell table:formula="of:=[.B94]/[.$B$1]" office:value-type="float" office:value="13.3478260869565" calcext:value-type="float">
            <text:p>13,35</text:p>
          </table:table-cell>
          <table:table-cell table:formula="of:=[.G93]+[.F94]" office:value-type="float" office:value="1128.21739130435" calcext:value-type="float">
            <text:p>1128,2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VaultBackupManager_0_BinaryMutator</text:p>
          </table:table-cell>
          <table:table-cell office:value-type="float" office:value="34" calcext:value-type="float">
            <text:p>34</text:p>
          </table:table-cell>
          <table:table-cell table:formula="of:=[.E94]+[.B95]" office:value-type="float" office:value="26256" calcext:value-type="float">
            <text:p>26256</text:p>
          </table:table-cell>
          <table:table-cell table:formula="of:=[.B95]/[.$B$1]" office:value-type="float" office:value="13.3478260869565" calcext:value-type="float">
            <text:p>13,35</text:p>
          </table:table-cell>
          <table:table-cell table:formula="of:=[.G94]+[.F95]" office:value-type="float" office:value="1141.5652173913" calcext:value-type="float">
            <text:p>1141,5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VaultBackupManager_1_BinaryMutator</text:p>
          </table:table-cell>
          <table:table-cell office:value-type="float" office:value="1034" calcext:value-type="float">
            <text:p>1034</text:p>
          </table:table-cell>
          <table:table-cell table:formula="of:=[.E95]+[.B96]" office:value-type="float" office:value="26564" calcext:value-type="float">
            <text:p>26564</text:p>
          </table:table-cell>
          <table:table-cell table:formula="of:=[.B96]/[.$B$1]" office:value-type="float" office:value="13.3913043478261" calcext:value-type="float">
            <text:p>13,39</text:p>
          </table:table-cell>
          <table:table-cell table:formula="of:=[.G95]+[.F96]" office:value-type="float" office:value="1154.95652173913" calcext:value-type="float">
            <text:p>1154,9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VaultBackupManager_2_BinaryMutator</text:p>
          </table:table-cell>
          <table:table-cell office:value-type="float" office:value="2034" calcext:value-type="float">
            <text:p>2034</text:p>
          </table:table-cell>
          <table:table-cell table:formula="of:=[.E96]+[.B97]" office:value-type="float" office:value="26873" calcext:value-type="float">
            <text:p>26873</text:p>
          </table:table-cell>
          <table:table-cell table:formula="of:=[.B97]/[.$B$1]" office:value-type="float" office:value="13.4347826086957" calcext:value-type="float">
            <text:p>13,43</text:p>
          </table:table-cell>
          <table:table-cell table:formula="of:=[.G96]+[.F97]" office:value-type="float" office:value="1168.39130434783" calcext:value-type="float">
            <text:p>1168,3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VaultBackupManager_3_BinaryMutator</text:p>
          </table:table-cell>
          <table:table-cell office:value-type="float" office:value="3034" calcext:value-type="float">
            <text:p>3034</text:p>
          </table:table-cell>
          <table:table-cell table:formula="of:=[.E97]+[.B98]" office:value-type="float" office:value="27158" calcext:value-type="float">
            <text:p>27158</text:p>
          </table:table-cell>
          <table:table-cell table:formula="of:=[.B98]/[.$B$1]" office:value-type="float" office:value="12.3913043478261" calcext:value-type="float">
            <text:p>12,39</text:p>
          </table:table-cell>
          <table:table-cell table:formula="of:=[.G97]+[.F98]" office:value-type="float" office:value="1180.78260869565" calcext:value-type="float">
            <text:p>1180,7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VaultBackupManager_4_BinaryMutator</text:p>
          </table:table-cell>
          <table:table-cell office:value-type="float" office:value="4034" calcext:value-type="float">
            <text:p>4034</text:p>
          </table:table-cell>
          <table:table-cell table:formula="of:=[.E98]+[.B99]" office:value-type="float" office:value="27592" calcext:value-type="float">
            <text:p>27592</text:p>
          </table:table-cell>
          <table:table-cell table:formula="of:=[.B99]/[.$B$1]" office:value-type="float" office:value="18.8695652173913" calcext:value-type="float">
            <text:p>18,87</text:p>
          </table:table-cell>
          <table:table-cell table:formula="of:=[.G98]+[.F99]" office:value-type="float" office:value="1199.65217391304" calcext:value-type="float">
            <text:p>1199,6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VaultBackupManager_5_BinaryMutator</text:p>
          </table:table-cell>
          <table:table-cell office:value-type="float" office:value="5034" calcext:value-type="float">
            <text:p>5034</text:p>
          </table:table-cell>
          <table:table-cell table:formula="of:=[.E99]+[.B100]" office:value-type="float" office:value="27901" calcext:value-type="float">
            <text:p>27901</text:p>
          </table:table-cell>
          <table:table-cell table:formula="of:=[.B100]/[.$B$1]" office:value-type="float" office:value="13.4347826086957" calcext:value-type="float">
            <text:p>13,43</text:p>
          </table:table-cell>
          <table:table-cell table:formula="of:=[.G99]+[.F100]" office:value-type="float" office:value="1213.08695652174" calcext:value-type="float">
            <text:p>1213,0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AndOtpImporter_0_BinaryMutator</text:p>
          </table:table-cell>
          <table:table-cell office:value-type="float" office:value="45" calcext:value-type="float">
            <text:p>45</text:p>
          </table:table-cell>
          <table:table-cell table:formula="of:=[.E100]+[.B101]" office:value-type="float" office:value="28208" calcext:value-type="float">
            <text:p>28208</text:p>
          </table:table-cell>
          <table:table-cell table:formula="of:=[.B101]/[.$B$1]" office:value-type="float" office:value="13.3478260869565" calcext:value-type="float">
            <text:p>13,35</text:p>
          </table:table-cell>
          <table:table-cell table:formula="of:=[.G100]+[.F101]" office:value-type="float" office:value="1226.4347826087" calcext:value-type="float">
            <text:p>1226,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AndOtpImporter_1_BinaryMutator</text:p>
          </table:table-cell>
          <table:table-cell office:value-type="float" office:value="1045" calcext:value-type="float">
            <text:p>1045</text:p>
          </table:table-cell>
          <table:table-cell table:formula="of:=[.E101]+[.B102]" office:value-type="float" office:value="28515" calcext:value-type="float">
            <text:p>28515</text:p>
          </table:table-cell>
          <table:table-cell table:formula="of:=[.B102]/[.$B$1]" office:value-type="float" office:value="13.3478260869565" calcext:value-type="float">
            <text:p>13,35</text:p>
          </table:table-cell>
          <table:table-cell table:formula="of:=[.G101]+[.F102]" office:value-type="float" office:value="1239.78260869565" calcext:value-type="float">
            <text:p>1239,7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ndOtpImporter_2_BinaryMutator</text:p>
          </table:table-cell>
          <table:table-cell office:value-type="float" office:value="2045" calcext:value-type="float">
            <text:p>2045</text:p>
          </table:table-cell>
          <table:table-cell table:formula="of:=[.E102]+[.B103]" office:value-type="float" office:value="28825" calcext:value-type="float">
            <text:p>28825</text:p>
          </table:table-cell>
          <table:table-cell table:formula="of:=[.B103]/[.$B$1]" office:value-type="float" office:value="13.4782608695652" calcext:value-type="float">
            <text:p>13,48</text:p>
          </table:table-cell>
          <table:table-cell table:formula="of:=[.G102]+[.F103]" office:value-type="float" office:value="1253.26086956522" calcext:value-type="float">
            <text:p>1253,2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ndOtpImporter_3_BinaryMutator</text:p>
          </table:table-cell>
          <table:table-cell office:value-type="float" office:value="3045" calcext:value-type="float">
            <text:p>3045</text:p>
          </table:table-cell>
          <table:table-cell table:formula="of:=[.E103]+[.B104]" office:value-type="float" office:value="29136" calcext:value-type="float">
            <text:p>29136</text:p>
          </table:table-cell>
          <table:table-cell table:formula="of:=[.B104]/[.$B$1]" office:value-type="float" office:value="13.5217391304348" calcext:value-type="float">
            <text:p>13,52</text:p>
          </table:table-cell>
          <table:table-cell table:formula="of:=[.G103]+[.F104]" office:value-type="float" office:value="1266.78260869565" calcext:value-type="float">
            <text:p>1266,7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ndOtpImporter_4_BinaryMutator</text:p>
          </table:table-cell>
          <table:table-cell office:value-type="float" office:value="4045" calcext:value-type="float">
            <text:p>4045</text:p>
          </table:table-cell>
          <table:table-cell table:formula="of:=[.E104]+[.B105]" office:value-type="float" office:value="29447" calcext:value-type="float">
            <text:p>29447</text:p>
          </table:table-cell>
          <table:table-cell table:formula="of:=[.B105]/[.$B$1]" office:value-type="float" office:value="13.5217391304348" calcext:value-type="float">
            <text:p>13,52</text:p>
          </table:table-cell>
          <table:table-cell table:formula="of:=[.G104]+[.F105]" office:value-type="float" office:value="1280.30434782609" calcext:value-type="float">
            <text:p>1280,3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ndOtpImporter_5_BinaryMutator</text:p>
          </table:table-cell>
          <table:table-cell office:value-type="float" office:value="5045" calcext:value-type="float">
            <text:p>5045</text:p>
          </table:table-cell>
          <table:table-cell table:formula="of:=[.E105]+[.B106]" office:value-type="float" office:value="29757" calcext:value-type="float">
            <text:p>29757</text:p>
          </table:table-cell>
          <table:table-cell table:formula="of:=[.B106]/[.$B$1]" office:value-type="float" office:value="13.4782608695652" calcext:value-type="float">
            <text:p>13,48</text:p>
          </table:table-cell>
          <table:table-cell table:formula="of:=[.G105]+[.F106]" office:value-type="float" office:value="1293.78260869565" calcext:value-type="float">
            <text:p>1293,7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ndOtpImporter_6_BinaryMutator</text:p>
          </table:table-cell>
          <table:table-cell office:value-type="float" office:value="6045" calcext:value-type="float">
            <text:p>6045</text:p>
          </table:table-cell>
          <table:table-cell table:formula="of:=[.E106]+[.B107]" office:value-type="float" office:value="30066" calcext:value-type="float">
            <text:p>30066</text:p>
          </table:table-cell>
          <table:table-cell table:formula="of:=[.B107]/[.$B$1]" office:value-type="float" office:value="13.4347826086957" calcext:value-type="float">
            <text:p>13,43</text:p>
          </table:table-cell>
          <table:table-cell table:formula="of:=[.G106]+[.F107]" office:value-type="float" office:value="1307.21739130435" calcext:value-type="float">
            <text:p>1307,2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AndOtpImporter_7_BinaryMutator</text:p>
          </table:table-cell>
          <table:table-cell office:value-type="float" office:value="7045" calcext:value-type="float">
            <text:p>7045</text:p>
          </table:table-cell>
          <table:table-cell table:formula="of:=[.E107]+[.B108]" office:value-type="float" office:value="30493" calcext:value-type="float">
            <text:p>30493</text:p>
          </table:table-cell>
          <table:table-cell table:formula="of:=[.B108]/[.$B$1]" office:value-type="float" office:value="18.5652173913043" calcext:value-type="float">
            <text:p>18,57</text:p>
          </table:table-cell>
          <table:table-cell table:formula="of:=[.G107]+[.F108]" office:value-type="float" office:value="1325.78260869565" calcext:value-type="float">
            <text:p>1325,7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AndOtpImporter_8_BuggyGUIListenerOperatorMutator</text:p>
          </table:table-cell>
          <table:table-cell office:value-type="float" office:value="8045" calcext:value-type="float">
            <text:p>8045</text:p>
          </table:table-cell>
          <table:table-cell table:formula="of:=[.E108]+[.B109]" office:value-type="float" office:value="30800" calcext:value-type="float">
            <text:p>30800</text:p>
          </table:table-cell>
          <table:table-cell table:formula="of:=[.B109]/[.$B$1]" office:value-type="float" office:value="13.3478260869565" calcext:value-type="float">
            <text:p>13,35</text:p>
          </table:table-cell>
          <table:table-cell table:formula="of:=[.G108]+[.F109]" office:value-type="float" office:value="1339.13043478261" calcext:value-type="float">
            <text:p>1339,1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TotpAuthenticatorImporter_0_BuggyGUIListenerOperatorMutator</text:p>
          </table:table-cell>
          <table:table-cell office:value-type="float" office:value="46" calcext:value-type="float">
            <text:p>46</text:p>
          </table:table-cell>
          <table:table-cell table:formula="of:=[.E109]+[.B110]" office:value-type="float" office:value="31108" calcext:value-type="float">
            <text:p>31108</text:p>
          </table:table-cell>
          <table:table-cell table:formula="of:=[.B110]/[.$B$1]" office:value-type="float" office:value="13.3913043478261" calcext:value-type="float">
            <text:p>13,39</text:p>
          </table:table-cell>
          <table:table-cell table:formula="of:=[.G109]+[.F110]" office:value-type="float" office:value="1352.52173913043" calcext:value-type="float">
            <text:p>1352,5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TotpAuthenticatorImporter_1_BuggyGUIListenerOperatorMutator</text:p>
          </table:table-cell>
          <table:table-cell office:value-type="float" office:value="1046" calcext:value-type="float">
            <text:p>1046</text:p>
          </table:table-cell>
          <table:table-cell table:formula="of:=[.E110]+[.B111]" office:value-type="float" office:value="31416" calcext:value-type="float">
            <text:p>31416</text:p>
          </table:table-cell>
          <table:table-cell table:formula="of:=[.B111]/[.$B$1]" office:value-type="float" office:value="13.3913043478261" calcext:value-type="float">
            <text:p>13,39</text:p>
          </table:table-cell>
          <table:table-cell table:formula="of:=[.G110]+[.F111]" office:value-type="float" office:value="1365.91304347826" calcext:value-type="float">
            <text:p>1365,9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HotpInfo_0_BinaryMutator</text:p>
          </table:table-cell>
          <table:table-cell office:value-type="float" office:value="61" calcext:value-type="float">
            <text:p>61</text:p>
          </table:table-cell>
          <table:table-cell table:formula="of:=[.E111]+[.B112]" office:value-type="float" office:value="31685" calcext:value-type="float">
            <text:p>31685</text:p>
          </table:table-cell>
          <table:table-cell table:formula="of:=[.B112]/[.$B$1]" office:value-type="float" office:value="11.695652173913" calcext:value-type="float">
            <text:p>11,70</text:p>
          </table:table-cell>
          <table:table-cell table:formula="of:=[.G111]+[.F112]" office:value-type="float" office:value="1377.60869565217" calcext:value-type="float">
            <text:p>1377,6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otpInfo_0_BinaryMutator</text:p>
          </table:table-cell>
          <table:table-cell office:value-type="float" office:value="64" calcext:value-type="float">
            <text:p>64</text:p>
          </table:table-cell>
          <table:table-cell table:formula="of:=[.E112]+[.B113]" office:value-type="float" office:value="31768" calcext:value-type="float">
            <text:p>31768</text:p>
          </table:table-cell>
          <table:table-cell table:formula="of:=[.B113]/[.$B$1]" office:value-type="float" office:value="3.60869565217391" calcext:value-type="float">
            <text:p>3,61</text:p>
          </table:table-cell>
          <table:table-cell table:formula="of:=[.G112]+[.F113]" office:value-type="float" office:value="1381.21739130435" calcext:value-type="float">
            <text:p>1381,2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TotpInfo_1_BinaryMutator</text:p>
          </table:table-cell>
          <table:table-cell office:value-type="float" office:value="1064" calcext:value-type="float">
            <text:p>1064</text:p>
          </table:table-cell>
          <table:table-cell table:formula="of:=[.E113]+[.B114]" office:value-type="float" office:value="32044" calcext:value-type="float">
            <text:p>32044</text:p>
          </table:table-cell>
          <table:table-cell table:formula="of:=[.B114]/[.$B$1]" office:value-type="float" office:value="12" calcext:value-type="float">
            <text:p>12,00</text:p>
          </table:table-cell>
          <table:table-cell table:formula="of:=[.G113]+[.F114]" office:value-type="float" office:value="1393.21739130435" calcext:value-type="float">
            <text:p>1393,2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TotpInfo_2_BinaryMutator</text:p>
          </table:table-cell>
          <table:table-cell office:value-type="float" office:value="2064" calcext:value-type="float">
            <text:p>2064</text:p>
          </table:table-cell>
          <table:table-cell table:formula="of:=[.E114]+[.B115]" office:value-type="float" office:value="32434" calcext:value-type="float">
            <text:p>32434</text:p>
          </table:table-cell>
          <table:table-cell table:formula="of:=[.B115]/[.$B$1]" office:value-type="float" office:value="16.9565217391304" calcext:value-type="float">
            <text:p>16,96</text:p>
          </table:table-cell>
          <table:table-cell table:formula="of:=[.G114]+[.F115]" office:value-type="float" office:value="1410.17391304348" calcext:value-type="float">
            <text:p>1410,1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GoogleAuthInfo_0_BinaryMutator</text:p>
          </table:table-cell>
          <table:table-cell office:value-type="float" office:value="68" calcext:value-type="float">
            <text:p>68</text:p>
          </table:table-cell>
          <table:table-cell table:formula="of:=[.E115]+[.B116]" office:value-type="float" office:value="32854" calcext:value-type="float">
            <text:p>32854</text:p>
          </table:table-cell>
          <table:table-cell table:formula="of:=[.B116]/[.$B$1]" office:value-type="float" office:value="18.2608695652174" calcext:value-type="float">
            <text:p>18,26</text:p>
          </table:table-cell>
          <table:table-cell table:formula="of:=[.G115]+[.F116]" office:value-type="float" office:value="1428.4347826087" calcext:value-type="float">
            <text:p>1428,4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YandexInfo_0_BinaryMutator</text:p>
          </table:table-cell>
          <table:table-cell office:value-type="float" office:value="69" calcext:value-type="float">
            <text:p>69</text:p>
          </table:table-cell>
          <table:table-cell table:formula="of:=[.E116]+[.B117]" office:value-type="float" office:value="33265" calcext:value-type="float">
            <text:p>33265</text:p>
          </table:table-cell>
          <table:table-cell table:formula="of:=[.B117]/[.$B$1]" office:value-type="float" office:value="17.8695652173913" calcext:value-type="float">
            <text:p>17,87</text:p>
          </table:table-cell>
          <table:table-cell table:formula="of:=[.G116]+[.F117]" office:value-type="float" office:value="1446.30434782609" calcext:value-type="float">
            <text:p>1446,3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YandexInfo_1_BinaryMutator</text:p>
          </table:table-cell>
          <table:table-cell office:value-type="float" office:value="1069" calcext:value-type="float">
            <text:p>1069</text:p>
          </table:table-cell>
          <table:table-cell table:formula="of:=[.E117]+[.B118]" office:value-type="float" office:value="33668" calcext:value-type="float">
            <text:p>33668</text:p>
          </table:table-cell>
          <table:table-cell table:formula="of:=[.B118]/[.$B$1]" office:value-type="float" office:value="17.5217391304348" calcext:value-type="float">
            <text:p>17,52</text:p>
          </table:table-cell>
          <table:table-cell table:formula="of:=[.G117]+[.F118]" office:value-type="float" office:value="1463.82608695652" calcext:value-type="float">
            <text:p>1463,8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YandexInfo_2_BinaryMutator</text:p>
          </table:table-cell>
          <table:table-cell office:value-type="float" office:value="2069" calcext:value-type="float">
            <text:p>2069</text:p>
          </table:table-cell>
          <table:table-cell table:formula="of:=[.E118]+[.B119]" office:value-type="float" office:value="34079" calcext:value-type="float">
            <text:p>34079</text:p>
          </table:table-cell>
          <table:table-cell table:formula="of:=[.B119]/[.$B$1]" office:value-type="float" office:value="17.8695652173913" calcext:value-type="float">
            <text:p>17,87</text:p>
          </table:table-cell>
          <table:table-cell table:formula="of:=[.G118]+[.F119]" office:value-type="float" office:value="1481.69565217391" calcext:value-type="float">
            <text:p>1481,7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YandexInfo_3_BinaryMutator</text:p>
          </table:table-cell>
          <table:table-cell office:value-type="float" office:value="3069" calcext:value-type="float">
            <text:p>3069</text:p>
          </table:table-cell>
          <table:table-cell table:formula="of:=[.E119]+[.B120]" office:value-type="float" office:value="34492" calcext:value-type="float">
            <text:p>34492</text:p>
          </table:table-cell>
          <table:table-cell table:formula="of:=[.B120]/[.$B$1]" office:value-type="float" office:value="17.9565217391304" calcext:value-type="float">
            <text:p>17,96</text:p>
          </table:table-cell>
          <table:table-cell table:formula="of:=[.G119]+[.F120]" office:value-type="float" office:value="1499.65217391304" calcext:value-type="float">
            <text:p>1499,6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YandexInfo_4_BinaryMutator</text:p>
          </table:table-cell>
          <table:table-cell office:value-type="float" office:value="4069" calcext:value-type="float">
            <text:p>4069</text:p>
          </table:table-cell>
          <table:table-cell table:formula="of:=[.E120]+[.B121]" office:value-type="float" office:value="34883" calcext:value-type="float">
            <text:p>34883</text:p>
          </table:table-cell>
          <table:table-cell table:formula="of:=[.B121]/[.$B$1]" office:value-type="float" office:value="17" calcext:value-type="float">
            <text:p>17,00</text:p>
          </table:table-cell>
          <table:table-cell table:formula="of:=[.G120]+[.F121]" office:value-type="float" office:value="1516.65217391304" calcext:value-type="float">
            <text:p>1516,6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YandexInfo_5_BinaryMutator</text:p>
          </table:table-cell>
          <table:table-cell office:value-type="float" office:value="5069" calcext:value-type="float">
            <text:p>5069</text:p>
          </table:table-cell>
          <table:table-cell table:formula="of:=[.E121]+[.B122]" office:value-type="float" office:value="35268" calcext:value-type="float">
            <text:p>35268</text:p>
          </table:table-cell>
          <table:table-cell table:formula="of:=[.B122]/[.$B$1]" office:value-type="float" office:value="16.7391304347826" calcext:value-type="float">
            <text:p>16,74</text:p>
          </table:table-cell>
          <table:table-cell table:formula="of:=[.G121]+[.F122]" office:value-type="float" office:value="1533.39130434783" calcext:value-type="float">
            <text:p>1533,3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YandexInfo_6_BinaryMutator</text:p>
          </table:table-cell>
          <table:table-cell office:value-type="float" office:value="6069" calcext:value-type="float">
            <text:p>6069</text:p>
          </table:table-cell>
          <table:table-cell table:formula="of:=[.E122]+[.B123]" office:value-type="float" office:value="35657" calcext:value-type="float">
            <text:p>35657</text:p>
          </table:table-cell>
          <table:table-cell table:formula="of:=[.B123]/[.$B$1]" office:value-type="float" office:value="16.9130434782609" calcext:value-type="float">
            <text:p>16,91</text:p>
          </table:table-cell>
          <table:table-cell table:formula="of:=[.G122]+[.F123]" office:value-type="float" office:value="1550.30434782609" calcext:value-type="float">
            <text:p>1550,3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YandexInfo_7_BinaryMutator</text:p>
          </table:table-cell>
          <table:table-cell office:value-type="float" office:value="7069" calcext:value-type="float">
            <text:p>7069</text:p>
          </table:table-cell>
          <table:table-cell table:formula="of:=[.E123]+[.B124]" office:value-type="float" office:value="36052" calcext:value-type="float">
            <text:p>36052</text:p>
          </table:table-cell>
          <table:table-cell table:formula="of:=[.B124]/[.$B$1]" office:value-type="float" office:value="17.1739130434783" calcext:value-type="float">
            <text:p>17,17</text:p>
          </table:table-cell>
          <table:table-cell table:formula="of:=[.G123]+[.F124]" office:value-type="float" office:value="1567.47826086957" calcext:value-type="float">
            <text:p>1567,4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NotificationService_0_NullIntentOperatorMutator</text:p>
          </table:table-cell>
          <table:table-cell office:value-type="float" office:value="71" calcext:value-type="float">
            <text:p>71</text:p>
          </table:table-cell>
          <table:table-cell table:formula="of:=[.E124]+[.B125]" office:value-type="float" office:value="36436" calcext:value-type="float">
            <text:p>36436</text:p>
          </table:table-cell>
          <table:table-cell table:formula="of:=[.B125]/[.$B$1]" office:value-type="float" office:value="16.695652173913" calcext:value-type="float">
            <text:p>16,70</text:p>
          </table:table-cell>
          <table:table-cell table:formula="of:=[.G124]+[.F125]" office:value-type="float" office:value="1584.17391304348" calcext:value-type="float">
            <text:p>1584,1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NotificationService_1_InvalidKeyIntentOperatorMutator</text:p>
          </table:table-cell>
          <table:table-cell office:value-type="float" office:value="1071" calcext:value-type="float">
            <text:p>1071</text:p>
          </table:table-cell>
          <table:table-cell table:formula="of:=[.E125]+[.B126]" office:value-type="float" office:value="36823" calcext:value-type="float">
            <text:p>36823</text:p>
          </table:table-cell>
          <table:table-cell table:formula="of:=[.B126]/[.$B$1]" office:value-type="float" office:value="16.8260869565217" calcext:value-type="float">
            <text:p>16,83</text:p>
          </table:table-cell>
          <table:table-cell table:formula="of:=[.G125]+[.F126]" office:value-type="float" office:value="1601" calcext:value-type="float">
            <text:p>1601,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NotificationService_2_RandomActionIntentDefinitionOperatorMutator</text:p>
          </table:table-cell>
          <table:table-cell office:value-type="float" office:value="2071" calcext:value-type="float">
            <text:p>2071</text:p>
          </table:table-cell>
          <table:table-cell table:formula="of:=[.E126]+[.B127]" office:value-type="float" office:value="37209" calcext:value-type="float">
            <text:p>37209</text:p>
          </table:table-cell>
          <table:table-cell table:formula="of:=[.B127]/[.$B$1]" office:value-type="float" office:value="16.7826086956522" calcext:value-type="float">
            <text:p>16,78</text:p>
          </table:table-cell>
          <table:table-cell table:formula="of:=[.G126]+[.F127]" office:value-type="float" office:value="1617.78260869565" calcext:value-type="float">
            <text:p>1617,7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NotificationService_3_RandomActionIntentDefinitionOperatorMutator</text:p>
          </table:table-cell>
          <table:table-cell office:value-type="float" office:value="3071" calcext:value-type="float">
            <text:p>3071</text:p>
          </table:table-cell>
          <table:table-cell table:formula="of:=[.E127]+[.B128]" office:value-type="float" office:value="37601" calcext:value-type="float">
            <text:p>37601</text:p>
          </table:table-cell>
          <table:table-cell table:formula="of:=[.B128]/[.$B$1]" office:value-type="float" office:value="17.0434782608696" calcext:value-type="float">
            <text:p>17,04</text:p>
          </table:table-cell>
          <table:table-cell table:formula="of:=[.G127]+[.F128]" office:value-type="float" office:value="1634.82608695652" calcext:value-type="float">
            <text:p>1634,8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NotificationService_4_RandomActionIntentDefinitionOperatorMutator</text:p>
          </table:table-cell>
          <table:table-cell office:value-type="float" office:value="4071" calcext:value-type="float">
            <text:p>4071</text:p>
          </table:table-cell>
          <table:table-cell table:formula="of:=[.E128]+[.B129]" office:value-type="float" office:value="37995" calcext:value-type="float">
            <text:p>37995</text:p>
          </table:table-cell>
          <table:table-cell table:formula="of:=[.B129]/[.$B$1]" office:value-type="float" office:value="17.1304347826087" calcext:value-type="float">
            <text:p>17,13</text:p>
          </table:table-cell>
          <table:table-cell table:formula="of:=[.G128]+[.F129]" office:value-type="float" office:value="1651.95652173913" calcext:value-type="float">
            <text:p>1651,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LaunchScannerTileService_0_NullIntentOperatorMutator</text:p>
          </table:table-cell>
          <table:table-cell office:value-type="float" office:value="72" calcext:value-type="float">
            <text:p>72</text:p>
          </table:table-cell>
          <table:table-cell table:formula="of:=[.E129]+[.B130]" office:value-type="float" office:value="38385" calcext:value-type="float">
            <text:p>38385</text:p>
          </table:table-cell>
          <table:table-cell table:formula="of:=[.B130]/[.$B$1]" office:value-type="float" office:value="16.9565217391304" calcext:value-type="float">
            <text:p>16,96</text:p>
          </table:table-cell>
          <table:table-cell table:formula="of:=[.G129]+[.F130]" office:value-type="float" office:value="1668.91304347826" calcext:value-type="float">
            <text:p>1668,9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LaunchScannerTileService_1_InvalidKeyIntentOperatorMutator</text:p>
          </table:table-cell>
          <table:table-cell office:value-type="float" office:value="1072" calcext:value-type="float">
            <text:p>1072</text:p>
          </table:table-cell>
          <table:table-cell table:formula="of:=[.E130]+[.B131]" office:value-type="float" office:value="38770" calcext:value-type="float">
            <text:p>38770</text:p>
          </table:table-cell>
          <table:table-cell table:formula="of:=[.B131]/[.$B$1]" office:value-type="float" office:value="16.7391304347826" calcext:value-type="float">
            <text:p>16,74</text:p>
          </table:table-cell>
          <table:table-cell table:formula="of:=[.G130]+[.F131]" office:value-type="float" office:value="1685.65217391304" calcext:value-type="float">
            <text:p>1685,6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LaunchScannerTileService_2_RandomActionIntentDefinitionOperatorMutator</text:p>
          </table:table-cell>
          <table:table-cell office:value-type="float" office:value="2072" calcext:value-type="float">
            <text:p>2072</text:p>
          </table:table-cell>
          <table:table-cell table:formula="of:=[.E131]+[.B132]" office:value-type="float" office:value="39155" calcext:value-type="float">
            <text:p>39155</text:p>
          </table:table-cell>
          <table:table-cell table:formula="of:=[.B132]/[.$B$1]" office:value-type="float" office:value="16.7391304347826" calcext:value-type="float">
            <text:p>16,74</text:p>
          </table:table-cell>
          <table:table-cell table:formula="of:=[.G131]+[.F132]" office:value-type="float" office:value="1702.39130434783" calcext:value-type="float">
            <text:p>1702,3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LaunchScannerTileService_3_NullValueIntentPutExtraOperatorMutator</text:p>
          </table:table-cell>
          <table:table-cell office:value-type="float" office:value="3072" calcext:value-type="float">
            <text:p>3072</text:p>
          </table:table-cell>
          <table:table-cell table:formula="of:=[.E132]+[.B133]" office:value-type="float" office:value="39548" calcext:value-type="float">
            <text:p>39548</text:p>
          </table:table-cell>
          <table:table-cell table:formula="of:=[.B133]/[.$B$1]" office:value-type="float" office:value="17.0869565217391" calcext:value-type="float">
            <text:p>17,09</text:p>
          </table:table-cell>
          <table:table-cell table:formula="of:=[.G132]+[.F133]" office:value-type="float" office:value="1719.47826086957" calcext:value-type="float">
            <text:p>1719,4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LaunchScannerTileService_4_IntentPayloadReplacementOperatorMutator</text:p>
          </table:table-cell>
          <table:table-cell office:value-type="float" office:value="4072" calcext:value-type="float">
            <text:p>4072</text:p>
          </table:table-cell>
          <table:table-cell table:formula="of:=[.E133]+[.B134]" office:value-type="float" office:value="39939" calcext:value-type="float">
            <text:p>39939</text:p>
          </table:table-cell>
          <table:table-cell table:formula="of:=[.B134]/[.$B$1]" office:value-type="float" office:value="17" calcext:value-type="float">
            <text:p>17,00</text:p>
          </table:table-cell>
          <table:table-cell table:formula="of:=[.G133]+[.F134]" office:value-type="float" office:value="1736.47826086957" calcext:value-type="float">
            <text:p>1736,4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LaunchScannerTileService_5_RandomActionIntentDefinitionOperatorMutator</text:p>
          </table:table-cell>
          <table:table-cell office:value-type="float" office:value="5072" calcext:value-type="float">
            <text:p>5072</text:p>
          </table:table-cell>
          <table:table-cell table:formula="of:=[.E134]+[.B135]" office:value-type="float" office:value="40331" calcext:value-type="float">
            <text:p>40331</text:p>
          </table:table-cell>
          <table:table-cell table:formula="of:=[.B135]/[.$B$1]" office:value-type="float" office:value="17.0434782608696" calcext:value-type="float">
            <text:p>17,04</text:p>
          </table:table-cell>
          <table:table-cell table:formula="of:=[.G134]+[.F135]" office:value-type="float" office:value="1753.52173913043" calcext:value-type="float">
            <text:p>1753,5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LaunchScannerTileService_6_RandomActionIntentDefinitionOperatorMutator</text:p>
          </table:table-cell>
          <table:table-cell office:value-type="float" office:value="6072" calcext:value-type="float">
            <text:p>6072</text:p>
          </table:table-cell>
          <table:table-cell table:formula="of:=[.E135]+[.B136]" office:value-type="float" office:value="40722" calcext:value-type="float">
            <text:p>40722</text:p>
          </table:table-cell>
          <table:table-cell table:formula="of:=[.B136]/[.$B$1]" office:value-type="float" office:value="17" calcext:value-type="float">
            <text:p>17,00</text:p>
          </table:table-cell>
          <table:table-cell table:formula="of:=[.G135]+[.F136]" office:value-type="float" office:value="1770.52173913043" calcext:value-type="float">
            <text:p>1770,5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LaunchScannerTileService_7_RandomActionIntentDefinitionOperatorMutator</text:p>
          </table:table-cell>
          <table:table-cell office:value-type="float" office:value="7072" calcext:value-type="float">
            <text:p>7072</text:p>
          </table:table-cell>
          <table:table-cell table:formula="of:=[.E136]+[.B137]" office:value-type="float" office:value="41110" calcext:value-type="float">
            <text:p>41110</text:p>
          </table:table-cell>
          <table:table-cell table:formula="of:=[.B137]/[.$B$1]" office:value-type="float" office:value="16.8695652173913" calcext:value-type="float">
            <text:p>16,87</text:p>
          </table:table-cell>
          <table:table-cell table:formula="of:=[.G136]+[.F137]" office:value-type="float" office:value="1787.39130434783" calcext:value-type="float">
            <text:p>1787,3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LaunchAppTileService_0_NullIntentOperatorMutator</text:p>
          </table:table-cell>
          <table:table-cell office:value-type="float" office:value="73" calcext:value-type="float">
            <text:p>73</text:p>
          </table:table-cell>
          <table:table-cell table:formula="of:=[.E137]+[.B138]" office:value-type="float" office:value="41498" calcext:value-type="float">
            <text:p>41498</text:p>
          </table:table-cell>
          <table:table-cell table:formula="of:=[.B138]/[.$B$1]" office:value-type="float" office:value="16.8695652173913" calcext:value-type="float">
            <text:p>16,87</text:p>
          </table:table-cell>
          <table:table-cell table:formula="of:=[.G137]+[.F138]" office:value-type="float" office:value="1804.26086956522" calcext:value-type="float">
            <text:p>1804,2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LaunchAppTileService_1_InvalidKeyIntentOperatorMutator</text:p>
          </table:table-cell>
          <table:table-cell office:value-type="float" office:value="1073" calcext:value-type="float">
            <text:p>1073</text:p>
          </table:table-cell>
          <table:table-cell table:formula="of:=[.E138]+[.B139]" office:value-type="float" office:value="41890" calcext:value-type="float">
            <text:p>41890</text:p>
          </table:table-cell>
          <table:table-cell table:formula="of:=[.B139]/[.$B$1]" office:value-type="float" office:value="17.0434782608696" calcext:value-type="float">
            <text:p>17,04</text:p>
          </table:table-cell>
          <table:table-cell table:formula="of:=[.G138]+[.F139]" office:value-type="float" office:value="1821.30434782609" calcext:value-type="float">
            <text:p>1821,3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LaunchAppTileService_2_RandomActionIntentDefinitionOperatorMutator</text:p>
          </table:table-cell>
          <table:table-cell office:value-type="float" office:value="2073" calcext:value-type="float">
            <text:p>2073</text:p>
          </table:table-cell>
          <table:table-cell table:formula="of:=[.E139]+[.B140]" office:value-type="float" office:value="42276" calcext:value-type="float">
            <text:p>42276</text:p>
          </table:table-cell>
          <table:table-cell table:formula="of:=[.B140]/[.$B$1]" office:value-type="float" office:value="16.7826086956522" calcext:value-type="float">
            <text:p>16,78</text:p>
          </table:table-cell>
          <table:table-cell table:formula="of:=[.G139]+[.F140]" office:value-type="float" office:value="1838.08695652174" calcext:value-type="float">
            <text:p>1838,0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LaunchAppTileService_3_RandomActionIntentDefinitionOperatorMutator</text:p>
          </table:table-cell>
          <table:table-cell office:value-type="float" office:value="3073" calcext:value-type="float">
            <text:p>3073</text:p>
          </table:table-cell>
          <table:table-cell table:formula="of:=[.E140]+[.B141]" office:value-type="float" office:value="42661" calcext:value-type="float">
            <text:p>42661</text:p>
          </table:table-cell>
          <table:table-cell table:formula="of:=[.B141]/[.$B$1]" office:value-type="float" office:value="16.7391304347826" calcext:value-type="float">
            <text:p>16,74</text:p>
          </table:table-cell>
          <table:table-cell table:formula="of:=[.G140]+[.F141]" office:value-type="float" office:value="1854.82608695652" calcext:value-type="float">
            <text:p>1854,8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LaunchAppTileService_4_RandomActionIntentDefinitionOperatorMutator</text:p>
          </table:table-cell>
          <table:table-cell office:value-type="float" office:value="4073" calcext:value-type="float">
            <text:p>4073</text:p>
          </table:table-cell>
          <table:table-cell table:formula="of:=[.E141]+[.B142]" office:value-type="float" office:value="43052" calcext:value-type="float">
            <text:p>43052</text:p>
          </table:table-cell>
          <table:table-cell table:formula="of:=[.B142]/[.$B$1]" office:value-type="float" office:value="17" calcext:value-type="float">
            <text:p>17,00</text:p>
          </table:table-cell>
          <table:table-cell table:formula="of:=[.G141]+[.F142]" office:value-type="float" office:value="1871.82608695652" calcext:value-type="float">
            <text:p>1871,8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TimeUtils_0_BinaryMutator</text:p>
          </table:table-cell>
          <table:table-cell office:value-type="float" office:value="81" calcext:value-type="float">
            <text:p>81</text:p>
          </table:table-cell>
          <table:table-cell table:formula="of:=[.E142]+[.B143]" office:value-type="float" office:value="43444" calcext:value-type="float">
            <text:p>43444</text:p>
          </table:table-cell>
          <table:table-cell table:formula="of:=[.B143]/[.$B$1]" office:value-type="float" office:value="17.0434782608696" calcext:value-type="float">
            <text:p>17,04</text:p>
          </table:table-cell>
          <table:table-cell table:formula="of:=[.G142]+[.F143]" office:value-type="float" office:value="1888.86956521739" calcext:value-type="float">
            <text:p>1888,8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TimeUtils_1_BinaryMutator</text:p>
          </table:table-cell>
          <table:table-cell office:value-type="float" office:value="1081" calcext:value-type="float">
            <text:p>1081</text:p>
          </table:table-cell>
          <table:table-cell table:formula="of:=[.E143]+[.B144]" office:value-type="float" office:value="43834" calcext:value-type="float">
            <text:p>43834</text:p>
          </table:table-cell>
          <table:table-cell table:formula="of:=[.B144]/[.$B$1]" office:value-type="float" office:value="16.9565217391304" calcext:value-type="float">
            <text:p>16,96</text:p>
          </table:table-cell>
          <table:table-cell table:formula="of:=[.G143]+[.F144]" office:value-type="float" office:value="1905.82608695652" calcext:value-type="float">
            <text:p>1905,8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FavoriteComparator_0_BinaryMutator</text:p>
          </table:table-cell>
          <table:table-cell office:value-type="float" office:value="90" calcext:value-type="float">
            <text:p>90</text:p>
          </table:table-cell>
          <table:table-cell table:formula="of:=[.E144]+[.B145]" office:value-type="float" office:value="44196" calcext:value-type="float">
            <text:p>44196</text:p>
          </table:table-cell>
          <table:table-cell table:formula="of:=[.B145]/[.$B$1]" office:value-type="float" office:value="15.7391304347826" calcext:value-type="float">
            <text:p>15,74</text:p>
          </table:table-cell>
          <table:table-cell table:formula="of:=[.G144]+[.F145]" office:value-type="float" office:value="1921.5652173913" calcext:value-type="float">
            <text:p>1921,5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MetricsHelper_0_BinaryMutator</text:p>
          </table:table-cell>
          <table:table-cell office:value-type="float" office:value="92" calcext:value-type="float">
            <text:p>92</text:p>
          </table:table-cell>
          <table:table-cell table:formula="of:=[.E145]+[.B146]" office:value-type="float" office:value="44586" calcext:value-type="float">
            <text:p>44586</text:p>
          </table:table-cell>
          <table:table-cell table:formula="of:=[.B146]/[.$B$1]" office:value-type="float" office:value="16.9565217391304" calcext:value-type="float">
            <text:p>16,96</text:p>
          </table:table-cell>
          <table:table-cell table:formula="of:=[.G145]+[.F146]" office:value-type="float" office:value="1938.52173913043" calcext:value-type="float">
            <text:p>1938,5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MetricsHelper_1_BinaryMutator</text:p>
          </table:table-cell>
          <table:table-cell office:value-type="float" office:value="1092" calcext:value-type="float">
            <text:p>1092</text:p>
          </table:table-cell>
          <table:table-cell table:formula="of:=[.E146]+[.B147]" office:value-type="float" office:value="44867" calcext:value-type="float">
            <text:p>44867</text:p>
          </table:table-cell>
          <table:table-cell table:formula="of:=[.B147]/[.$B$1]" office:value-type="float" office:value="12.2173913043478" calcext:value-type="float">
            <text:p>12,22</text:p>
          </table:table-cell>
          <table:table-cell table:formula="of:=[.G146]+[.F147]" office:value-type="float" office:value="1950.73913043478" calcext:value-type="float">
            <text:p>1950,7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BitmapHelper_0_BinaryMutator</text:p>
          </table:table-cell>
          <table:table-cell office:value-type="float" office:value="101" calcext:value-type="float">
            <text:p>101</text:p>
          </table:table-cell>
          <table:table-cell table:formula="of:=[.E147]+[.B148]" office:value-type="float" office:value="45258" calcext:value-type="float">
            <text:p>45258</text:p>
          </table:table-cell>
          <table:table-cell table:formula="of:=[.B148]/[.$B$1]" office:value-type="float" office:value="17" calcext:value-type="float">
            <text:p>17,00</text:p>
          </table:table-cell>
          <table:table-cell table:formula="of:=[.G147]+[.F148]" office:value-type="float" office:value="1967.73913043478" calcext:value-type="float">
            <text:p>1967,7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BitmapHelper_1_BinaryMutator</text:p>
          </table:table-cell>
          <table:table-cell office:value-type="float" office:value="1101" calcext:value-type="float">
            <text:p>1101</text:p>
          </table:table-cell>
          <table:table-cell table:formula="of:=[.E148]+[.B149]" office:value-type="float" office:value="45643" calcext:value-type="float">
            <text:p>45643</text:p>
          </table:table-cell>
          <table:table-cell table:formula="of:=[.B149]/[.$B$1]" office:value-type="float" office:value="16.7391304347826" calcext:value-type="float">
            <text:p>16,74</text:p>
          </table:table-cell>
          <table:table-cell table:formula="of:=[.G148]+[.F149]" office:value-type="float" office:value="1984.47826086956" calcext:value-type="float">
            <text:p>1984,4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BitmapHelper_2_BinaryMutator</text:p>
          </table:table-cell>
          <table:table-cell office:value-type="float" office:value="2101" calcext:value-type="float">
            <text:p>2101</text:p>
          </table:table-cell>
          <table:table-cell table:formula="of:=[.E149]+[.B150]" office:value-type="float" office:value="46033" calcext:value-type="float">
            <text:p>46033</text:p>
          </table:table-cell>
          <table:table-cell table:formula="of:=[.B150]/[.$B$1]" office:value-type="float" office:value="16.9565217391304" calcext:value-type="float">
            <text:p>16,96</text:p>
          </table:table-cell>
          <table:table-cell table:formula="of:=[.G149]+[.F150]" office:value-type="float" office:value="2001.43478260869" calcext:value-type="float">
            <text:p>2001,4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BitmapHelper_3_BinaryMutator</text:p>
          </table:table-cell>
          <table:table-cell office:value-type="float" office:value="3101" calcext:value-type="float">
            <text:p>3101</text:p>
          </table:table-cell>
          <table:table-cell table:formula="of:=[.E150]+[.B151]" office:value-type="float" office:value="46428" calcext:value-type="float">
            <text:p>46428</text:p>
          </table:table-cell>
          <table:table-cell table:formula="of:=[.B151]/[.$B$1]" office:value-type="float" office:value="17.1739130434783" calcext:value-type="float">
            <text:p>17,17</text:p>
          </table:table-cell>
          <table:table-cell table:formula="of:=[.G150]+[.F151]" office:value-type="float" office:value="2018.60869565217" calcext:value-type="float">
            <text:p>2018,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QrCodeHelper_0_BinaryMutator</text:p>
          </table:table-cell>
          <table:table-cell office:value-type="float" office:value="107" calcext:value-type="float">
            <text:p>107</text:p>
          </table:table-cell>
          <table:table-cell table:formula="of:=[.E151]+[.B152]" office:value-type="float" office:value="46816" calcext:value-type="float">
            <text:p>46816</text:p>
          </table:table-cell>
          <table:table-cell table:formula="of:=[.B152]/[.$B$1]" office:value-type="float" office:value="16.8695652173913" calcext:value-type="float">
            <text:p>16,87</text:p>
          </table:table-cell>
          <table:table-cell table:formula="of:=[.G151]+[.F152]" office:value-type="float" office:value="2035.47826086956" calcext:value-type="float">
            <text:p>2035,4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QrCodeHelper_1_BinaryMutator</text:p>
          </table:table-cell>
          <table:table-cell office:value-type="float" office:value="1107" calcext:value-type="float">
            <text:p>1107</text:p>
          </table:table-cell>
          <table:table-cell table:formula="of:=[.E152]+[.B153]" office:value-type="float" office:value="47207" calcext:value-type="float">
            <text:p>47207</text:p>
          </table:table-cell>
          <table:table-cell table:formula="of:=[.B153]/[.$B$1]" office:value-type="float" office:value="17" calcext:value-type="float">
            <text:p>17,00</text:p>
          </table:table-cell>
          <table:table-cell table:formula="of:=[.G152]+[.F153]" office:value-type="float" office:value="2052.47826086956" calcext:value-type="float">
            <text:p>2052,4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QrCodeHelper_2_BinaryMutator</text:p>
          </table:table-cell>
          <table:table-cell office:value-type="float" office:value="2107" calcext:value-type="float">
            <text:p>2107</text:p>
          </table:table-cell>
          <table:table-cell table:formula="of:=[.E153]+[.B154]" office:value-type="float" office:value="47592" calcext:value-type="float">
            <text:p>47592</text:p>
          </table:table-cell>
          <table:table-cell table:formula="of:=[.B154]/[.$B$1]" office:value-type="float" office:value="16.7391304347826" calcext:value-type="float">
            <text:p>16,74</text:p>
          </table:table-cell>
          <table:table-cell table:formula="of:=[.G153]+[.F154]" office:value-type="float" office:value="2069.21739130435" calcext:value-type="float">
            <text:p>2069,2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QrCodeHelper_3_BinaryMutator</text:p>
          </table:table-cell>
          <table:table-cell office:value-type="float" office:value="3107" calcext:value-type="float">
            <text:p>3107</text:p>
          </table:table-cell>
          <table:table-cell table:formula="of:=[.E154]+[.B155]" office:value-type="float" office:value="47980" calcext:value-type="float">
            <text:p>47980</text:p>
          </table:table-cell>
          <table:table-cell table:formula="of:=[.B155]/[.$B$1]" office:value-type="float" office:value="16.8695652173913" calcext:value-type="float">
            <text:p>16,87</text:p>
          </table:table-cell>
          <table:table-cell table:formula="of:=[.G154]+[.F155]" office:value-type="float" office:value="2086.08695652174" calcext:value-type="float">
            <text:p>2086,0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QrCodeHelper_4_BinaryMutator</text:p>
          </table:table-cell>
          <table:table-cell office:value-type="float" office:value="4107" calcext:value-type="float">
            <text:p>4107</text:p>
          </table:table-cell>
          <table:table-cell table:formula="of:=[.E155]+[.B156]" office:value-type="float" office:value="48224" calcext:value-type="float">
            <text:p>48224</text:p>
          </table:table-cell>
          <table:table-cell table:formula="of:=[.B156]/[.$B$1]" office:value-type="float" office:value="10.6086956521739" calcext:value-type="float">
            <text:p>10,61</text:p>
          </table:table-cell>
          <table:table-cell table:formula="of:=[.G155]+[.F156]" office:value-type="float" office:value="2096.69565217391" calcext:value-type="float">
            <text:p>2096,7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QrCodeHelper_5_BinaryMutator</text:p>
          </table:table-cell>
          <table:table-cell office:value-type="float" office:value="5107" calcext:value-type="float">
            <text:p>5107</text:p>
          </table:table-cell>
          <table:table-cell table:formula="of:=[.E156]+[.B157]" office:value-type="float" office:value="48592" calcext:value-type="float">
            <text:p>48592</text:p>
          </table:table-cell>
          <table:table-cell table:formula="of:=[.B157]/[.$B$1]" office:value-type="float" office:value="16" calcext:value-type="float">
            <text:p>16,00</text:p>
          </table:table-cell>
          <table:table-cell table:formula="of:=[.G156]+[.F157]" office:value-type="float" office:value="2112.69565217391" calcext:value-type="float">
            <text:p>2112,7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QrCodeHelper_6_BinaryMutator</text:p>
          </table:table-cell>
          <table:table-cell office:value-type="float" office:value="6107" calcext:value-type="float">
            <text:p>6107</text:p>
          </table:table-cell>
          <table:table-cell table:formula="of:=[.E157]+[.B158]" office:value-type="float" office:value="48983" calcext:value-type="float">
            <text:p>48983</text:p>
          </table:table-cell>
          <table:table-cell table:formula="of:=[.B158]/[.$B$1]" office:value-type="float" office:value="17" calcext:value-type="float">
            <text:p>17,00</text:p>
          </table:table-cell>
          <table:table-cell table:formula="of:=[.G157]+[.F158]" office:value-type="float" office:value="2129.69565217391" calcext:value-type="float">
            <text:p>2129,7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QrCodeHelper_7_BinaryMutator</text:p>
          </table:table-cell>
          <table:table-cell office:value-type="float" office:value="7107" calcext:value-type="float">
            <text:p>7107</text:p>
          </table:table-cell>
          <table:table-cell table:formula="of:=[.E158]+[.B159]" office:value-type="float" office:value="49223" calcext:value-type="float">
            <text:p>49223</text:p>
          </table:table-cell>
          <table:table-cell table:formula="of:=[.B159]/[.$B$1]" office:value-type="float" office:value="10.4347826086957" calcext:value-type="float">
            <text:p>10,43</text:p>
          </table:table-cell>
          <table:table-cell table:formula="of:=[.G158]+[.F159]" office:value-type="float" office:value="2140.13043478261" calcext:value-type="float">
            <text:p>2140,1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FabScrollHelper_0_BinaryMutator</text:p>
          </table:table-cell>
          <table:table-cell office:value-type="float" office:value="110" calcext:value-type="float">
            <text:p>110</text:p>
          </table:table-cell>
          <table:table-cell table:formula="of:=[.E159]+[.B160]" office:value-type="float" office:value="49614" calcext:value-type="float">
            <text:p>49614</text:p>
          </table:table-cell>
          <table:table-cell table:formula="of:=[.B160]/[.$B$1]" office:value-type="float" office:value="17" calcext:value-type="float">
            <text:p>17,00</text:p>
          </table:table-cell>
          <table:table-cell table:formula="of:=[.G159]+[.F160]" office:value-type="float" office:value="2157.13043478261" calcext:value-type="float">
            <text:p>2157,1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IconPickerDialog_0_InvalidViewFocusOperatorMutator</text:p>
          </table:table-cell>
          <table:table-cell office:value-type="float" office:value="113" calcext:value-type="float">
            <text:p>113</text:p>
          </table:table-cell>
          <table:table-cell table:formula="of:=[.E160]+[.B161]" office:value-type="float" office:value="50009" calcext:value-type="float">
            <text:p>50009</text:p>
          </table:table-cell>
          <table:table-cell table:formula="of:=[.B161]/[.$B$1]" office:value-type="float" office:value="17.1739130434783" calcext:value-type="float">
            <text:p>17,17</text:p>
          </table:table-cell>
          <table:table-cell table:formula="of:=[.G160]+[.F161]" office:value-type="float" office:value="2174.30434782609" calcext:value-type="float">
            <text:p>2174,3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IconPickerDialog_1_ViewComponentNotVisibleOperatorMutator</text:p>
          </table:table-cell>
          <table:table-cell office:value-type="float" office:value="1113" calcext:value-type="float">
            <text:p>1113</text:p>
          </table:table-cell>
          <table:table-cell table:formula="of:=[.E161]+[.B162]" office:value-type="float" office:value="50405" calcext:value-type="float">
            <text:p>50405</text:p>
          </table:table-cell>
          <table:table-cell table:formula="of:=[.B162]/[.$B$1]" office:value-type="float" office:value="17.2173913043478" calcext:value-type="float">
            <text:p>17,22</text:p>
          </table:table-cell>
          <table:table-cell table:formula="of:=[.G161]+[.F162]" office:value-type="float" office:value="2191.52173913043" calcext:value-type="float">
            <text:p>2191,5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IconPickerDialog_2_InvalidViewFocusOperatorMutator</text:p>
          </table:table-cell>
          <table:table-cell office:value-type="float" office:value="2113" calcext:value-type="float">
            <text:p>2113</text:p>
          </table:table-cell>
          <table:table-cell table:formula="of:=[.E162]+[.B163]" office:value-type="float" office:value="50801" calcext:value-type="float">
            <text:p>50801</text:p>
          </table:table-cell>
          <table:table-cell table:formula="of:=[.B163]/[.$B$1]" office:value-type="float" office:value="17.2173913043478" calcext:value-type="float">
            <text:p>17,22</text:p>
          </table:table-cell>
          <table:table-cell table:formula="of:=[.G162]+[.F163]" office:value-type="float" office:value="2208.73913043478" calcext:value-type="float">
            <text:p>2208,7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IconPickerDialog_3_ViewComponentNotVisibleOperatorMutator</text:p>
          </table:table-cell>
          <table:table-cell office:value-type="float" office:value="3113" calcext:value-type="float">
            <text:p>3113</text:p>
          </table:table-cell>
          <table:table-cell table:formula="of:=[.E163]+[.B164]" office:value-type="float" office:value="51185" calcext:value-type="float">
            <text:p>51185</text:p>
          </table:table-cell>
          <table:table-cell table:formula="of:=[.B164]/[.$B$1]" office:value-type="float" office:value="16.695652173913" calcext:value-type="float">
            <text:p>16,70</text:p>
          </table:table-cell>
          <table:table-cell table:formula="of:=[.G163]+[.F164]" office:value-type="float" office:value="2225.4347826087" calcext:value-type="float">
            <text:p>2225,4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IconPickerDialog_4_InvalidViewFocusOperatorMutator</text:p>
          </table:table-cell>
          <table:table-cell office:value-type="float" office:value="4113" calcext:value-type="float">
            <text:p>4113</text:p>
          </table:table-cell>
          <table:table-cell table:formula="of:=[.E164]+[.B165]" office:value-type="float" office:value="51572" calcext:value-type="float">
            <text:p>51572</text:p>
          </table:table-cell>
          <table:table-cell table:formula="of:=[.B165]/[.$B$1]" office:value-type="float" office:value="16.8260869565217" calcext:value-type="float">
            <text:p>16,83</text:p>
          </table:table-cell>
          <table:table-cell table:formula="of:=[.G164]+[.F165]" office:value-type="float" office:value="2242.26086956522" calcext:value-type="float">
            <text:p>2242,2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IconPickerDialog_5_ViewComponentNotVisibleOperatorMutator</text:p>
          </table:table-cell>
          <table:table-cell office:value-type="float" office:value="5113" calcext:value-type="float">
            <text:p>5113</text:p>
          </table:table-cell>
          <table:table-cell table:formula="of:=[.E165]+[.B166]" office:value-type="float" office:value="51959" calcext:value-type="float">
            <text:p>51959</text:p>
          </table:table-cell>
          <table:table-cell table:formula="of:=[.B166]/[.$B$1]" office:value-type="float" office:value="16.8260869565217" calcext:value-type="float">
            <text:p>16,83</text:p>
          </table:table-cell>
          <table:table-cell table:formula="of:=[.G165]+[.F166]" office:value-type="float" office:value="2259.08695652174" calcext:value-type="float">
            <text:p>2259,0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IconPickerDialog_6_InvalidViewFocusOperatorMutator</text:p>
          </table:table-cell>
          <table:table-cell office:value-type="float" office:value="6113" calcext:value-type="float">
            <text:p>6113</text:p>
          </table:table-cell>
          <table:table-cell table:formula="of:=[.E166]+[.B167]" office:value-type="float" office:value="52365" calcext:value-type="float">
            <text:p>52365</text:p>
          </table:table-cell>
          <table:table-cell table:formula="of:=[.B167]/[.$B$1]" office:value-type="float" office:value="17.6521739130435" calcext:value-type="float">
            <text:p>17,65</text:p>
          </table:table-cell>
          <table:table-cell table:formula="of:=[.G166]+[.F167]" office:value-type="float" office:value="2276.73913043478" calcext:value-type="float">
            <text:p>2276,7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IconPickerDialog_7_ViewComponentNotVisibleOperatorMutator</text:p>
          </table:table-cell>
          <table:table-cell office:value-type="float" office:value="7113" calcext:value-type="float">
            <text:p>7113</text:p>
          </table:table-cell>
          <table:table-cell table:formula="of:=[.E167]+[.B168]" office:value-type="float" office:value="52756" calcext:value-type="float">
            <text:p>52756</text:p>
          </table:table-cell>
          <table:table-cell table:formula="of:=[.B168]/[.$B$1]" office:value-type="float" office:value="17" calcext:value-type="float">
            <text:p>17,00</text:p>
          </table:table-cell>
          <table:table-cell table:formula="of:=[.G167]+[.F168]" office:value-type="float" office:value="2293.73913043478" calcext:value-type="float">
            <text:p>2293,7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IconPickerDialog_8_BuggyGUIListenerOperatorMutator</text:p>
          </table:table-cell>
          <table:table-cell office:value-type="float" office:value="8113" calcext:value-type="float">
            <text:p>8113</text:p>
          </table:table-cell>
          <table:table-cell table:formula="of:=[.E168]+[.B169]" office:value-type="float" office:value="53154" calcext:value-type="float">
            <text:p>53154</text:p>
          </table:table-cell>
          <table:table-cell table:formula="of:=[.B169]/[.$B$1]" office:value-type="float" office:value="17.304347826087" calcext:value-type="float">
            <text:p>17,30</text:p>
          </table:table-cell>
          <table:table-cell table:formula="of:=[.G168]+[.F169]" office:value-type="float" office:value="2311.04347826087" calcext:value-type="float">
            <text:p>2311,0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Dialogs_0_InvalidViewFocusOperatorMutator</text:p>
          </table:table-cell>
          <table:table-cell office:value-type="float" office:value="114" calcext:value-type="float">
            <text:p>114</text:p>
          </table:table-cell>
          <table:table-cell table:formula="of:=[.E169]+[.B170]" office:value-type="float" office:value="53549" calcext:value-type="float">
            <text:p>53549</text:p>
          </table:table-cell>
          <table:table-cell table:formula="of:=[.B170]/[.$B$1]" office:value-type="float" office:value="17.1739130434783" calcext:value-type="float">
            <text:p>17,17</text:p>
          </table:table-cell>
          <table:table-cell table:formula="of:=[.G169]+[.F170]" office:value-type="float" office:value="2328.21739130435" calcext:value-type="float">
            <text:p>2328,2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Dialogs_1_ViewComponentNotVisibleOperatorMutator</text:p>
          </table:table-cell>
          <table:table-cell office:value-type="float" office:value="1114" calcext:value-type="float">
            <text:p>1114</text:p>
          </table:table-cell>
          <table:table-cell table:formula="of:=[.E170]+[.B171]" office:value-type="float" office:value="53945" calcext:value-type="float">
            <text:p>53945</text:p>
          </table:table-cell>
          <table:table-cell table:formula="of:=[.B171]/[.$B$1]" office:value-type="float" office:value="17.2173913043478" calcext:value-type="float">
            <text:p>17,22</text:p>
          </table:table-cell>
          <table:table-cell table:formula="of:=[.G170]+[.F171]" office:value-type="float" office:value="2345.4347826087" calcext:value-type="float">
            <text:p>2345,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Dialogs_2_InvalidViewFocusOperatorMutator</text:p>
          </table:table-cell>
          <table:table-cell office:value-type="float" office:value="2114" calcext:value-type="float">
            <text:p>2114</text:p>
          </table:table-cell>
          <table:table-cell table:formula="of:=[.E171]+[.B172]" office:value-type="float" office:value="54337" calcext:value-type="float">
            <text:p>54337</text:p>
          </table:table-cell>
          <table:table-cell table:formula="of:=[.B172]/[.$B$1]" office:value-type="float" office:value="17.0434782608696" calcext:value-type="float">
            <text:p>17,04</text:p>
          </table:table-cell>
          <table:table-cell table:formula="of:=[.G171]+[.F172]" office:value-type="float" office:value="2362.47826086956" calcext:value-type="float">
            <text:p>2362,4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Dialogs_3_ViewComponentNotVisibleOperatorMutator</text:p>
          </table:table-cell>
          <table:table-cell office:value-type="float" office:value="3114" calcext:value-type="float">
            <text:p>3114</text:p>
          </table:table-cell>
          <table:table-cell table:formula="of:=[.E172]+[.B173]" office:value-type="float" office:value="54728" calcext:value-type="float">
            <text:p>54728</text:p>
          </table:table-cell>
          <table:table-cell table:formula="of:=[.B173]/[.$B$1]" office:value-type="float" office:value="17" calcext:value-type="float">
            <text:p>17,00</text:p>
          </table:table-cell>
          <table:table-cell table:formula="of:=[.G172]+[.F173]" office:value-type="float" office:value="2379.47826086956" calcext:value-type="float">
            <text:p>2379,4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Dialogs_4_InvalidViewFocusOperatorMutator</text:p>
          </table:table-cell>
          <table:table-cell office:value-type="float" office:value="4114" calcext:value-type="float">
            <text:p>4114</text:p>
          </table:table-cell>
          <table:table-cell table:formula="of:=[.E173]+[.B174]" office:value-type="float" office:value="55121" calcext:value-type="float">
            <text:p>55121</text:p>
          </table:table-cell>
          <table:table-cell table:formula="of:=[.B174]/[.$B$1]" office:value-type="float" office:value="17.0869565217391" calcext:value-type="float">
            <text:p>17,09</text:p>
          </table:table-cell>
          <table:table-cell table:formula="of:=[.G173]+[.F174]" office:value-type="float" office:value="2396.5652173913" calcext:value-type="float">
            <text:p>2396,5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Dialogs_5_ViewComponentNotVisibleOperatorMutator</text:p>
          </table:table-cell>
          <table:table-cell office:value-type="float" office:value="5114" calcext:value-type="float">
            <text:p>5114</text:p>
          </table:table-cell>
          <table:table-cell table:formula="of:=[.E174]+[.B175]" office:value-type="float" office:value="55449" calcext:value-type="float">
            <text:p>55449</text:p>
          </table:table-cell>
          <table:table-cell table:formula="of:=[.B175]/[.$B$1]" office:value-type="float" office:value="14.2608695652174" calcext:value-type="float">
            <text:p>14,26</text:p>
          </table:table-cell>
          <table:table-cell table:formula="of:=[.G174]+[.F175]" office:value-type="float" office:value="2410.82608695652" calcext:value-type="float">
            <text:p>2410,8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Dialogs_6_InvalidViewFocusOperatorMutator</text:p>
          </table:table-cell>
          <table:table-cell office:value-type="float" office:value="6114" calcext:value-type="float">
            <text:p>6114</text:p>
          </table:table-cell>
          <table:table-cell table:formula="of:=[.E175]+[.B176]" office:value-type="float" office:value="55840" calcext:value-type="float">
            <text:p>55840</text:p>
          </table:table-cell>
          <table:table-cell table:formula="of:=[.B176]/[.$B$1]" office:value-type="float" office:value="17" calcext:value-type="float">
            <text:p>17,00</text:p>
          </table:table-cell>
          <table:table-cell table:formula="of:=[.G175]+[.F176]" office:value-type="float" office:value="2427.82608695652" calcext:value-type="float">
            <text:p>2427,8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Dialogs_7_ViewComponentNotVisibleOperatorMutator</text:p>
          </table:table-cell>
          <table:table-cell office:value-type="float" office:value="7114" calcext:value-type="float">
            <text:p>7114</text:p>
          </table:table-cell>
          <table:table-cell table:formula="of:=[.E176]+[.B177]" office:value-type="float" office:value="56184" calcext:value-type="float">
            <text:p>56184</text:p>
          </table:table-cell>
          <table:table-cell table:formula="of:=[.B177]/[.$B$1]" office:value-type="float" office:value="14.9565217391304" calcext:value-type="float">
            <text:p>14,96</text:p>
          </table:table-cell>
          <table:table-cell table:formula="of:=[.G176]+[.F177]" office:value-type="float" office:value="2442.78260869565" calcext:value-type="float">
            <text:p>2442,7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Dialogs_8_InvalidViewFocusOperatorMutator</text:p>
          </table:table-cell>
          <table:table-cell office:value-type="float" office:value="8114" calcext:value-type="float">
            <text:p>8114</text:p>
          </table:table-cell>
          <table:table-cell table:formula="of:=[.E177]+[.B178]" office:value-type="float" office:value="56575" calcext:value-type="float">
            <text:p>56575</text:p>
          </table:table-cell>
          <table:table-cell table:formula="of:=[.B178]/[.$B$1]" office:value-type="float" office:value="17" calcext:value-type="float">
            <text:p>17,00</text:p>
          </table:table-cell>
          <table:table-cell table:formula="of:=[.G177]+[.F178]" office:value-type="float" office:value="2459.78260869565" calcext:value-type="float">
            <text:p>2459,7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Dialogs_9_ViewComponentNotVisibleOperatorMutator</text:p>
          </table:table-cell>
          <table:table-cell office:value-type="float" office:value="9114" calcext:value-type="float">
            <text:p>9114</text:p>
          </table:table-cell>
          <table:table-cell table:formula="of:=[.E178]+[.B179]" office:value-type="float" office:value="56967" calcext:value-type="float">
            <text:p>56967</text:p>
          </table:table-cell>
          <table:table-cell table:formula="of:=[.B179]/[.$B$1]" office:value-type="float" office:value="17.0434782608696" calcext:value-type="float">
            <text:p>17,04</text:p>
          </table:table-cell>
          <table:table-cell table:formula="of:=[.G178]+[.F179]" office:value-type="float" office:value="2476.82608695652" calcext:value-type="float">
            <text:p>2476,8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Dialogs_10_InvalidViewFocusOperatorMutator</text:p>
          </table:table-cell>
          <table:table-cell office:value-type="float" office:value="10114" calcext:value-type="float">
            <text:p>10114</text:p>
          </table:table-cell>
          <table:table-cell table:formula="of:=[.E179]+[.B180]" office:value-type="float" office:value="57358" calcext:value-type="float">
            <text:p>57358</text:p>
          </table:table-cell>
          <table:table-cell table:formula="of:=[.B180]/[.$B$1]" office:value-type="float" office:value="17" calcext:value-type="float">
            <text:p>17,00</text:p>
          </table:table-cell>
          <table:table-cell table:formula="of:=[.G179]+[.F180]" office:value-type="float" office:value="2493.82608695652" calcext:value-type="float">
            <text:p>2493,8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Dialogs_11_ViewComponentNotVisibleOperatorMutator</text:p>
          </table:table-cell>
          <table:table-cell office:value-type="float" office:value="11114" calcext:value-type="float">
            <text:p>11114</text:p>
          </table:table-cell>
          <table:table-cell table:formula="of:=[.E180]+[.B181]" office:value-type="float" office:value="57751" calcext:value-type="float">
            <text:p>57751</text:p>
          </table:table-cell>
          <table:table-cell table:formula="of:=[.B181]/[.$B$1]" office:value-type="float" office:value="17.0869565217391" calcext:value-type="float">
            <text:p>17,09</text:p>
          </table:table-cell>
          <table:table-cell table:formula="of:=[.G180]+[.F181]" office:value-type="float" office:value="2510.91304347826" calcext:value-type="float">
            <text:p>2510,9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Dialogs_12_InvalidViewFocusOperatorMutator</text:p>
          </table:table-cell>
          <table:table-cell office:value-type="float" office:value="12114" calcext:value-type="float">
            <text:p>12114</text:p>
          </table:table-cell>
          <table:table-cell table:formula="of:=[.E181]+[.B182]" office:value-type="float" office:value="58144" calcext:value-type="float">
            <text:p>58144</text:p>
          </table:table-cell>
          <table:table-cell table:formula="of:=[.B182]/[.$B$1]" office:value-type="float" office:value="17.0869565217391" calcext:value-type="float">
            <text:p>17,09</text:p>
          </table:table-cell>
          <table:table-cell table:formula="of:=[.G181]+[.F182]" office:value-type="float" office:value="2528" calcext:value-type="float">
            <text:p>2528,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Dialogs_13_ViewComponentNotVisibleOperatorMutator</text:p>
          </table:table-cell>
          <table:table-cell office:value-type="float" office:value="13114" calcext:value-type="float">
            <text:p>13114</text:p>
          </table:table-cell>
          <table:table-cell table:formula="of:=[.E182]+[.B183]" office:value-type="float" office:value="58475" calcext:value-type="float">
            <text:p>58475</text:p>
          </table:table-cell>
          <table:table-cell table:formula="of:=[.B183]/[.$B$1]" office:value-type="float" office:value="14.3913043478261" calcext:value-type="float">
            <text:p>14,39</text:p>
          </table:table-cell>
          <table:table-cell table:formula="of:=[.G182]+[.F183]" office:value-type="float" office:value="2542.39130434783" calcext:value-type="float">
            <text:p>2542,3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Dialogs_14_InvalidViewFocusOperatorMutator</text:p>
          </table:table-cell>
          <table:table-cell office:value-type="float" office:value="14114" calcext:value-type="float">
            <text:p>14114</text:p>
          </table:table-cell>
          <table:table-cell table:formula="of:=[.E183]+[.B184]" office:value-type="float" office:value="58868" calcext:value-type="float">
            <text:p>58868</text:p>
          </table:table-cell>
          <table:table-cell table:formula="of:=[.B184]/[.$B$1]" office:value-type="float" office:value="17.0869565217391" calcext:value-type="float">
            <text:p>17,09</text:p>
          </table:table-cell>
          <table:table-cell table:formula="of:=[.G183]+[.F184]" office:value-type="float" office:value="2559.47826086956" calcext:value-type="float">
            <text:p>2559,4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Dialogs_15_ViewComponentNotVisibleOperatorMutator</text:p>
          </table:table-cell>
          <table:table-cell office:value-type="float" office:value="15114" calcext:value-type="float">
            <text:p>15114</text:p>
          </table:table-cell>
          <table:table-cell table:formula="of:=[.E184]+[.B185]" office:value-type="float" office:value="59263" calcext:value-type="float">
            <text:p>59263</text:p>
          </table:table-cell>
          <table:table-cell table:formula="of:=[.B185]/[.$B$1]" office:value-type="float" office:value="17.1739130434783" calcext:value-type="float">
            <text:p>17,17</text:p>
          </table:table-cell>
          <table:table-cell table:formula="of:=[.G184]+[.F185]" office:value-type="float" office:value="2576.65217391304" calcext:value-type="float">
            <text:p>2576,6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Dialogs_16_BuggyGUIListenerOperatorMutator</text:p>
          </table:table-cell>
          <table:table-cell office:value-type="float" office:value="16114" calcext:value-type="float">
            <text:p>16114</text:p>
          </table:table-cell>
          <table:table-cell table:formula="of:=[.E185]+[.B186]" office:value-type="float" office:value="59612" calcext:value-type="float">
            <text:p>59612</text:p>
          </table:table-cell>
          <table:table-cell table:formula="of:=[.B186]/[.$B$1]" office:value-type="float" office:value="15.1739130434783" calcext:value-type="float">
            <text:p>15,17</text:p>
          </table:table-cell>
          <table:table-cell table:formula="of:=[.G185]+[.F186]" office:value-type="float" office:value="2591.82608695652" calcext:value-type="float">
            <text:p>2591,8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Dialogs_17_InvalidViewFocusOperatorMutator</text:p>
          </table:table-cell>
          <table:table-cell office:value-type="float" office:value="17114" calcext:value-type="float">
            <text:p>17114</text:p>
          </table:table-cell>
          <table:table-cell table:formula="of:=[.E186]+[.B187]" office:value-type="float" office:value="60007" calcext:value-type="float">
            <text:p>60007</text:p>
          </table:table-cell>
          <table:table-cell table:formula="of:=[.B187]/[.$B$1]" office:value-type="float" office:value="17.1739130434783" calcext:value-type="float">
            <text:p>17,17</text:p>
          </table:table-cell>
          <table:table-cell table:formula="of:=[.G186]+[.F187]" office:value-type="float" office:value="2609" calcext:value-type="float">
            <text:p>2609,0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Dialogs_18_ViewComponentNotVisibleOperatorMutator</text:p>
          </table:table-cell>
          <table:table-cell office:value-type="float" office:value="18114" calcext:value-type="float">
            <text:p>18114</text:p>
          </table:table-cell>
          <table:table-cell table:formula="of:=[.E187]+[.B188]" office:value-type="float" office:value="60362" calcext:value-type="float">
            <text:p>60362</text:p>
          </table:table-cell>
          <table:table-cell table:formula="of:=[.B188]/[.$B$1]" office:value-type="float" office:value="15.4347826086957" calcext:value-type="float">
            <text:p>15,43</text:p>
          </table:table-cell>
          <table:table-cell table:formula="of:=[.G187]+[.F188]" office:value-type="float" office:value="2624.4347826087" calcext:value-type="float">
            <text:p>2624,4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Dialogs_19_InvalidViewFocusOperatorMutator</text:p>
          </table:table-cell>
          <table:table-cell office:value-type="float" office:value="19114" calcext:value-type="float">
            <text:p>19114</text:p>
          </table:table-cell>
          <table:table-cell table:formula="of:=[.E188]+[.B189]" office:value-type="float" office:value="60748" calcext:value-type="float">
            <text:p>60748</text:p>
          </table:table-cell>
          <table:table-cell table:formula="of:=[.B189]/[.$B$1]" office:value-type="float" office:value="16.7826086956522" calcext:value-type="float">
            <text:p>16,78</text:p>
          </table:table-cell>
          <table:table-cell table:formula="of:=[.G188]+[.F189]" office:value-type="float" office:value="2641.21739130435" calcext:value-type="float">
            <text:p>2641,2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Dialogs_20_ViewComponentNotVisibleOperatorMutator</text:p>
          </table:table-cell>
          <table:table-cell office:value-type="float" office:value="20114" calcext:value-type="float">
            <text:p>20114</text:p>
          </table:table-cell>
          <table:table-cell table:formula="of:=[.E189]+[.B190]" office:value-type="float" office:value="61105" calcext:value-type="float">
            <text:p>61105</text:p>
          </table:table-cell>
          <table:table-cell table:formula="of:=[.B190]/[.$B$1]" office:value-type="float" office:value="15.5217391304348" calcext:value-type="float">
            <text:p>15,52</text:p>
          </table:table-cell>
          <table:table-cell table:formula="of:=[.G189]+[.F190]" office:value-type="float" office:value="2656.73913043478" calcext:value-type="float">
            <text:p>2656,7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Dialogs_21_BuggyGUIListenerOperatorMutator</text:p>
          </table:table-cell>
          <table:table-cell office:value-type="float" office:value="21114" calcext:value-type="float">
            <text:p>21114</text:p>
          </table:table-cell>
          <table:table-cell table:formula="of:=[.E190]+[.B191]" office:value-type="float" office:value="61470" calcext:value-type="float">
            <text:p>61470</text:p>
          </table:table-cell>
          <table:table-cell table:formula="of:=[.B191]/[.$B$1]" office:value-type="float" office:value="15.8695652173913" calcext:value-type="float">
            <text:p>15,87</text:p>
          </table:table-cell>
          <table:table-cell table:formula="of:=[.G190]+[.F191]" office:value-type="float" office:value="2672.60869565217" calcext:value-type="float">
            <text:p>2672,6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Dialogs_22_InvalidViewFocusOperatorMutator</text:p>
          </table:table-cell>
          <table:table-cell office:value-type="float" office:value="22114" calcext:value-type="float">
            <text:p>22114</text:p>
          </table:table-cell>
          <table:table-cell table:formula="of:=[.E191]+[.B192]" office:value-type="float" office:value="61863" calcext:value-type="float">
            <text:p>61863</text:p>
          </table:table-cell>
          <table:table-cell table:formula="of:=[.B192]/[.$B$1]" office:value-type="float" office:value="17.0869565217391" calcext:value-type="float">
            <text:p>17,09</text:p>
          </table:table-cell>
          <table:table-cell table:formula="of:=[.G191]+[.F192]" office:value-type="float" office:value="2689.69565217391" calcext:value-type="float">
            <text:p>2689,7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Dialogs_23_ViewComponentNotVisibleOperatorMutator</text:p>
          </table:table-cell>
          <table:table-cell office:value-type="float" office:value="23114" calcext:value-type="float">
            <text:p>23114</text:p>
          </table:table-cell>
          <table:table-cell table:formula="of:=[.E192]+[.B193]" office:value-type="float" office:value="62250" calcext:value-type="float">
            <text:p>62250</text:p>
          </table:table-cell>
          <table:table-cell table:formula="of:=[.B193]/[.$B$1]" office:value-type="float" office:value="16.8260869565217" calcext:value-type="float">
            <text:p>16,83</text:p>
          </table:table-cell>
          <table:table-cell table:formula="of:=[.G192]+[.F193]" office:value-type="float" office:value="2706.52173913043" calcext:value-type="float">
            <text:p>2706,5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Dialogs_24_BuggyGUIListenerOperatorMutator</text:p>
          </table:table-cell>
          <table:table-cell office:value-type="float" office:value="24114" calcext:value-type="float">
            <text:p>24114</text:p>
          </table:table-cell>
          <table:table-cell table:formula="of:=[.E193]+[.B194]" office:value-type="float" office:value="62635" calcext:value-type="float">
            <text:p>62635</text:p>
          </table:table-cell>
          <table:table-cell table:formula="of:=[.B194]/[.$B$1]" office:value-type="float" office:value="16.7391304347826" calcext:value-type="float">
            <text:p>16,74</text:p>
          </table:table-cell>
          <table:table-cell table:formula="of:=[.G193]+[.F194]" office:value-type="float" office:value="2723.26086956522" calcext:value-type="float">
            <text:p>2723,2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Dialogs_25_BuggyGUIListenerOperatorMutator</text:p>
          </table:table-cell>
          <table:table-cell office:value-type="float" office:value="25114" calcext:value-type="float">
            <text:p>25114</text:p>
          </table:table-cell>
          <table:table-cell table:formula="of:=[.E194]+[.B195]" office:value-type="float" office:value="63033" calcext:value-type="float">
            <text:p>63033</text:p>
          </table:table-cell>
          <table:table-cell table:formula="of:=[.B195]/[.$B$1]" office:value-type="float" office:value="17.304347826087" calcext:value-type="float">
            <text:p>17,30</text:p>
          </table:table-cell>
          <table:table-cell table:formula="of:=[.G194]+[.F195]" office:value-type="float" office:value="2740.5652173913" calcext:value-type="float">
            <text:p>2740,5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Dialogs_26_InvalidViewFocusOperatorMutator</text:p>
          </table:table-cell>
          <table:table-cell office:value-type="float" office:value="26114" calcext:value-type="float">
            <text:p>26114</text:p>
          </table:table-cell>
          <table:table-cell table:formula="of:=[.E195]+[.B196]" office:value-type="float" office:value="63427" calcext:value-type="float">
            <text:p>63427</text:p>
          </table:table-cell>
          <table:table-cell table:formula="of:=[.B196]/[.$B$1]" office:value-type="float" office:value="17.1304347826087" calcext:value-type="float">
            <text:p>17,13</text:p>
          </table:table-cell>
          <table:table-cell table:formula="of:=[.G195]+[.F196]" office:value-type="float" office:value="2757.69565217391" calcext:value-type="float">
            <text:p>2757,7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Dialogs_27_ViewComponentNotVisibleOperatorMutator</text:p>
          </table:table-cell>
          <table:table-cell office:value-type="float" office:value="27114" calcext:value-type="float">
            <text:p>27114</text:p>
          </table:table-cell>
          <table:table-cell table:formula="of:=[.E196]+[.B197]" office:value-type="float" office:value="63820" calcext:value-type="float">
            <text:p>63820</text:p>
          </table:table-cell>
          <table:table-cell table:formula="of:=[.B197]/[.$B$1]" office:value-type="float" office:value="17.0869565217391" calcext:value-type="float">
            <text:p>17,09</text:p>
          </table:table-cell>
          <table:table-cell table:formula="of:=[.G196]+[.F197]" office:value-type="float" office:value="2774.78260869565" calcext:value-type="float">
            <text:p>2774,7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Dialogs_28_BuggyGUIListenerOperatorMutator</text:p>
          </table:table-cell>
          <table:table-cell office:value-type="float" office:value="28114" calcext:value-type="float">
            <text:p>28114</text:p>
          </table:table-cell>
          <table:table-cell table:formula="of:=[.E197]+[.B198]" office:value-type="float" office:value="64214" calcext:value-type="float">
            <text:p>64214</text:p>
          </table:table-cell>
          <table:table-cell table:formula="of:=[.B198]/[.$B$1]" office:value-type="float" office:value="17.1304347826087" calcext:value-type="float">
            <text:p>17,13</text:p>
          </table:table-cell>
          <table:table-cell table:formula="of:=[.G197]+[.F198]" office:value-type="float" office:value="2791.91304347826" calcext:value-type="float">
            <text:p>2791,9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Dialogs_29_BinaryMutator</text:p>
          </table:table-cell>
          <table:table-cell office:value-type="float" office:value="29114" calcext:value-type="float">
            <text:p>29114</text:p>
          </table:table-cell>
          <table:table-cell table:formula="of:=[.E198]+[.B199]" office:value-type="float" office:value="64613" calcext:value-type="float">
            <text:p>64613</text:p>
          </table:table-cell>
          <table:table-cell table:formula="of:=[.B199]/[.$B$1]" office:value-type="float" office:value="17.3478260869565" calcext:value-type="float">
            <text:p>17,35</text:p>
          </table:table-cell>
          <table:table-cell table:formula="of:=[.G198]+[.F199]" office:value-type="float" office:value="2809.26086956522" calcext:value-type="float">
            <text:p>2809,2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Dialogs_30_BinaryMutator</text:p>
          </table:table-cell>
          <table:table-cell office:value-type="float" office:value="30114" calcext:value-type="float">
            <text:p>30114</text:p>
          </table:table-cell>
          <table:table-cell table:formula="of:=[.E199]+[.B200]" office:value-type="float" office:value="65004" calcext:value-type="float">
            <text:p>65004</text:p>
          </table:table-cell>
          <table:table-cell table:formula="of:=[.B200]/[.$B$1]" office:value-type="float" office:value="17" calcext:value-type="float">
            <text:p>17,00</text:p>
          </table:table-cell>
          <table:table-cell table:formula="of:=[.G199]+[.F200]" office:value-type="float" office:value="2826.26086956522" calcext:value-type="float">
            <text:p>2826,2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Dialogs_31_BinaryMutator</text:p>
          </table:table-cell>
          <table:table-cell office:value-type="float" office:value="31114" calcext:value-type="float">
            <text:p>31114</text:p>
          </table:table-cell>
          <table:table-cell table:formula="of:=[.E200]+[.B201]" office:value-type="float" office:value="65399" calcext:value-type="float">
            <text:p>65399</text:p>
          </table:table-cell>
          <table:table-cell table:formula="of:=[.B201]/[.$B$1]" office:value-type="float" office:value="17.1739130434783" calcext:value-type="float">
            <text:p>17,17</text:p>
          </table:table-cell>
          <table:table-cell table:formula="of:=[.G200]+[.F201]" office:value-type="float" office:value="2843.43478260869" calcext:value-type="float">
            <text:p>2843,4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Dialogs_32_InvalidViewFocusOperatorMutator</text:p>
          </table:table-cell>
          <table:table-cell office:value-type="float" office:value="32114" calcext:value-type="float">
            <text:p>32114</text:p>
          </table:table-cell>
          <table:table-cell table:formula="of:=[.E201]+[.B202]" office:value-type="float" office:value="65796" calcext:value-type="float">
            <text:p>65796</text:p>
          </table:table-cell>
          <table:table-cell table:formula="of:=[.B202]/[.$B$1]" office:value-type="float" office:value="17.2608695652174" calcext:value-type="float">
            <text:p>17,26</text:p>
          </table:table-cell>
          <table:table-cell table:formula="of:=[.G201]+[.F202]" office:value-type="float" office:value="2860.69565217391" calcext:value-type="float">
            <text:p>2860,7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Dialogs_33_ViewComponentNotVisibleOperatorMutator</text:p>
          </table:table-cell>
          <table:table-cell office:value-type="float" office:value="33114" calcext:value-type="float">
            <text:p>33114</text:p>
          </table:table-cell>
          <table:table-cell table:formula="of:=[.E202]+[.B203]" office:value-type="float" office:value="66190" calcext:value-type="float">
            <text:p>66190</text:p>
          </table:table-cell>
          <table:table-cell table:formula="of:=[.B203]/[.$B$1]" office:value-type="float" office:value="17.1304347826087" calcext:value-type="float">
            <text:p>17,13</text:p>
          </table:table-cell>
          <table:table-cell table:formula="of:=[.G202]+[.F203]" office:value-type="float" office:value="2877.82608695652" calcext:value-type="float">
            <text:p>2877,8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Dialogs_34_BinaryMutator</text:p>
          </table:table-cell>
          <table:table-cell office:value-type="float" office:value="34114" calcext:value-type="float">
            <text:p>34114</text:p>
          </table:table-cell>
          <table:table-cell table:formula="of:=[.E203]+[.B204]" office:value-type="float" office:value="66583" calcext:value-type="float">
            <text:p>66583</text:p>
          </table:table-cell>
          <table:table-cell table:formula="of:=[.B204]/[.$B$1]" office:value-type="float" office:value="17.0869565217391" calcext:value-type="float">
            <text:p>17,09</text:p>
          </table:table-cell>
          <table:table-cell table:formula="of:=[.G203]+[.F204]" office:value-type="float" office:value="2894.91304347826" calcext:value-type="float">
            <text:p>2894,9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Dialogs_35_BinaryMutator</text:p>
          </table:table-cell>
          <table:table-cell office:value-type="float" office:value="35114" calcext:value-type="float">
            <text:p>35114</text:p>
          </table:table-cell>
          <table:table-cell table:formula="of:=[.E204]+[.B205]" office:value-type="float" office:value="66978" calcext:value-type="float">
            <text:p>66978</text:p>
          </table:table-cell>
          <table:table-cell table:formula="of:=[.B205]/[.$B$1]" office:value-type="float" office:value="17.1739130434783" calcext:value-type="float">
            <text:p>17,17</text:p>
          </table:table-cell>
          <table:table-cell table:formula="of:=[.G204]+[.F205]" office:value-type="float" office:value="2912.08695652174" calcext:value-type="float">
            <text:p>2912,0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Dialogs_36_BinaryMutator</text:p>
          </table:table-cell>
          <table:table-cell office:value-type="float" office:value="36114" calcext:value-type="float">
            <text:p>36114</text:p>
          </table:table-cell>
          <table:table-cell table:formula="of:=[.E205]+[.B206]" office:value-type="float" office:value="67364" calcext:value-type="float">
            <text:p>67364</text:p>
          </table:table-cell>
          <table:table-cell table:formula="of:=[.B206]/[.$B$1]" office:value-type="float" office:value="16.7826086956522" calcext:value-type="float">
            <text:p>16,78</text:p>
          </table:table-cell>
          <table:table-cell table:formula="of:=[.G205]+[.F206]" office:value-type="float" office:value="2928.86956521739" calcext:value-type="float">
            <text:p>2928,8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Dialogs_37_BuggyGUIListenerOperatorMutator</text:p>
          </table:table-cell>
          <table:table-cell office:value-type="float" office:value="37114" calcext:value-type="float">
            <text:p>37114</text:p>
          </table:table-cell>
          <table:table-cell table:formula="of:=[.E206]+[.B207]" office:value-type="float" office:value="67759" calcext:value-type="float">
            <text:p>67759</text:p>
          </table:table-cell>
          <table:table-cell table:formula="of:=[.B207]/[.$B$1]" office:value-type="float" office:value="17.1739130434783" calcext:value-type="float">
            <text:p>17,17</text:p>
          </table:table-cell>
          <table:table-cell table:formula="of:=[.G206]+[.F207]" office:value-type="float" office:value="2946.04347826087" calcext:value-type="float">
            <text:p>2946,0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ialogs_38_InvalidViewFocusOperatorMutator</text:p>
          </table:table-cell>
          <table:table-cell office:value-type="float" office:value="38114" calcext:value-type="float">
            <text:p>38114</text:p>
          </table:table-cell>
          <table:table-cell table:formula="of:=[.E207]+[.B208]" office:value-type="float" office:value="68149" calcext:value-type="float">
            <text:p>68149</text:p>
          </table:table-cell>
          <table:table-cell table:formula="of:=[.B208]/[.$B$1]" office:value-type="float" office:value="16.9565217391304" calcext:value-type="float">
            <text:p>16,96</text:p>
          </table:table-cell>
          <table:table-cell table:formula="of:=[.G207]+[.F208]" office:value-type="float" office:value="2963" calcext:value-type="float">
            <text:p>2963,0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Dialogs_39_ViewComponentNotVisibleOperatorMutator</text:p>
          </table:table-cell>
          <table:table-cell office:value-type="float" office:value="39114" calcext:value-type="float">
            <text:p>39114</text:p>
          </table:table-cell>
          <table:table-cell table:formula="of:=[.E208]+[.B209]" office:value-type="float" office:value="68545" calcext:value-type="float">
            <text:p>68545</text:p>
          </table:table-cell>
          <table:table-cell table:formula="of:=[.B209]/[.$B$1]" office:value-type="float" office:value="17.2173913043478" calcext:value-type="float">
            <text:p>17,22</text:p>
          </table:table-cell>
          <table:table-cell table:formula="of:=[.G208]+[.F209]" office:value-type="float" office:value="2980.21739130435" calcext:value-type="float">
            <text:p>2980,2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Dialogs_40_InvalidViewFocusOperatorMutator</text:p>
          </table:table-cell>
          <table:table-cell office:value-type="float" office:value="40114" calcext:value-type="float">
            <text:p>40114</text:p>
          </table:table-cell>
          <table:table-cell table:formula="of:=[.E209]+[.B210]" office:value-type="float" office:value="68941" calcext:value-type="float">
            <text:p>68941</text:p>
          </table:table-cell>
          <table:table-cell table:formula="of:=[.B210]/[.$B$1]" office:value-type="float" office:value="17.2173913043478" calcext:value-type="float">
            <text:p>17,22</text:p>
          </table:table-cell>
          <table:table-cell table:formula="of:=[.G209]+[.F210]" office:value-type="float" office:value="2997.4347826087" calcext:value-type="float">
            <text:p>2997,4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Dialogs_41_ViewComponentNotVisibleOperatorMutator</text:p>
          </table:table-cell>
          <table:table-cell office:value-type="float" office:value="41114" calcext:value-type="float">
            <text:p>41114</text:p>
          </table:table-cell>
          <table:table-cell table:formula="of:=[.E210]+[.B211]" office:value-type="float" office:value="69326" calcext:value-type="float">
            <text:p>69326</text:p>
          </table:table-cell>
          <table:table-cell table:formula="of:=[.B211]/[.$B$1]" office:value-type="float" office:value="16.7391304347826" calcext:value-type="float">
            <text:p>16,74</text:p>
          </table:table-cell>
          <table:table-cell table:formula="of:=[.G210]+[.F211]" office:value-type="float" office:value="3014.17391304348" calcext:value-type="float">
            <text:p>3014,1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Dialogs_42_BuggyGUIListenerOperatorMutator</text:p>
          </table:table-cell>
          <table:table-cell office:value-type="float" office:value="42114" calcext:value-type="float">
            <text:p>42114</text:p>
          </table:table-cell>
          <table:table-cell table:formula="of:=[.E211]+[.B212]" office:value-type="float" office:value="69714" calcext:value-type="float">
            <text:p>69714</text:p>
          </table:table-cell>
          <table:table-cell table:formula="of:=[.B212]/[.$B$1]" office:value-type="float" office:value="16.8695652173913" calcext:value-type="float">
            <text:p>16,87</text:p>
          </table:table-cell>
          <table:table-cell table:formula="of:=[.G211]+[.F212]" office:value-type="float" office:value="3031.04347826087" calcext:value-type="float">
            <text:p>3031,0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Dialogs_43_BuggyGUIListenerOperatorMutator</text:p>
          </table:table-cell>
          <table:table-cell office:value-type="float" office:value="43114" calcext:value-type="float">
            <text:p>43114</text:p>
          </table:table-cell>
          <table:table-cell table:formula="of:=[.E212]+[.B213]" office:value-type="float" office:value="70105" calcext:value-type="float">
            <text:p>70105</text:p>
          </table:table-cell>
          <table:table-cell table:formula="of:=[.B213]/[.$B$1]" office:value-type="float" office:value="17" calcext:value-type="float">
            <text:p>17,00</text:p>
          </table:table-cell>
          <table:table-cell table:formula="of:=[.G212]+[.F213]" office:value-type="float" office:value="3048.04347826087" calcext:value-type="float">
            <text:p>3048,0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Dialogs_44_BuggyGUIListenerOperatorMutator</text:p>
          </table:table-cell>
          <table:table-cell office:value-type="float" office:value="44114" calcext:value-type="float">
            <text:p>44114</text:p>
          </table:table-cell>
          <table:table-cell table:formula="of:=[.E213]+[.B214]" office:value-type="float" office:value="70497" calcext:value-type="float">
            <text:p>70497</text:p>
          </table:table-cell>
          <table:table-cell table:formula="of:=[.B214]/[.$B$1]" office:value-type="float" office:value="17.0434782608696" calcext:value-type="float">
            <text:p>17,04</text:p>
          </table:table-cell>
          <table:table-cell table:formula="of:=[.G213]+[.F214]" office:value-type="float" office:value="3065.08695652174" calcext:value-type="float">
            <text:p>3065,0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ialogs_45_BuggyGUIListenerOperatorMutator</text:p>
          </table:table-cell>
          <table:table-cell office:value-type="float" office:value="45114" calcext:value-type="float">
            <text:p>45114</text:p>
          </table:table-cell>
          <table:table-cell table:formula="of:=[.E214]+[.B215]" office:value-type="float" office:value="70887" calcext:value-type="float">
            <text:p>70887</text:p>
          </table:table-cell>
          <table:table-cell table:formula="of:=[.B215]/[.$B$1]" office:value-type="float" office:value="16.9565217391304" calcext:value-type="float">
            <text:p>16,96</text:p>
          </table:table-cell>
          <table:table-cell table:formula="of:=[.G214]+[.F215]" office:value-type="float" office:value="3082.04347826087" calcext:value-type="float">
            <text:p>3082,0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Dialogs_46_BuggyGUIListenerOperatorMutator</text:p>
          </table:table-cell>
          <table:table-cell office:value-type="float" office:value="46114" calcext:value-type="float">
            <text:p>46114</text:p>
          </table:table-cell>
          <table:table-cell table:formula="of:=[.E215]+[.B216]" office:value-type="float" office:value="71283" calcext:value-type="float">
            <text:p>71283</text:p>
          </table:table-cell>
          <table:table-cell table:formula="of:=[.B216]/[.$B$1]" office:value-type="float" office:value="17.2173913043478" calcext:value-type="float">
            <text:p>17,22</text:p>
          </table:table-cell>
          <table:table-cell table:formula="of:=[.G215]+[.F216]" office:value-type="float" office:value="3099.26086956522" calcext:value-type="float">
            <text:p>3099,2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Dialogs_47_BuggyGUIListenerOperatorMutator</text:p>
          </table:table-cell>
          <table:table-cell office:value-type="float" office:value="47114" calcext:value-type="float">
            <text:p>47114</text:p>
          </table:table-cell>
          <table:table-cell table:formula="of:=[.E216]+[.B217]" office:value-type="float" office:value="71680" calcext:value-type="float">
            <text:p>71680</text:p>
          </table:table-cell>
          <table:table-cell table:formula="of:=[.B217]/[.$B$1]" office:value-type="float" office:value="17.2608695652174" calcext:value-type="float">
            <text:p>17,26</text:p>
          </table:table-cell>
          <table:table-cell table:formula="of:=[.G216]+[.F217]" office:value-type="float" office:value="3116.52173913044" calcext:value-type="float">
            <text:p>3116,5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Dialogs_48_BuggyGUIListenerOperatorMutator</text:p>
          </table:table-cell>
          <table:table-cell office:value-type="float" office:value="48114" calcext:value-type="float">
            <text:p>48114</text:p>
          </table:table-cell>
          <table:table-cell table:formula="of:=[.E217]+[.B218]" office:value-type="float" office:value="72073" calcext:value-type="float">
            <text:p>72073</text:p>
          </table:table-cell>
          <table:table-cell table:formula="of:=[.B218]/[.$B$1]" office:value-type="float" office:value="17.0869565217391" calcext:value-type="float">
            <text:p>17,09</text:p>
          </table:table-cell>
          <table:table-cell table:formula="of:=[.G217]+[.F218]" office:value-type="float" office:value="3133.60869565217" calcext:value-type="float">
            <text:p>3133,6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Dialogs_49_InvalidViewFocusOperatorMutator</text:p>
          </table:table-cell>
          <table:table-cell office:value-type="float" office:value="49114" calcext:value-type="float">
            <text:p>49114</text:p>
          </table:table-cell>
          <table:table-cell table:formula="of:=[.E218]+[.B219]" office:value-type="float" office:value="72465" calcext:value-type="float">
            <text:p>72465</text:p>
          </table:table-cell>
          <table:table-cell table:formula="of:=[.B219]/[.$B$1]" office:value-type="float" office:value="17.0434782608696" calcext:value-type="float">
            <text:p>17,04</text:p>
          </table:table-cell>
          <table:table-cell table:formula="of:=[.G218]+[.F219]" office:value-type="float" office:value="3150.65217391304" calcext:value-type="float">
            <text:p>3150,6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Dialogs_50_ViewComponentNotVisibleOperatorMutator</text:p>
          </table:table-cell>
          <table:table-cell office:value-type="float" office:value="50114" calcext:value-type="float">
            <text:p>50114</text:p>
          </table:table-cell>
          <table:table-cell table:formula="of:=[.E219]+[.B220]" office:value-type="float" office:value="72858" calcext:value-type="float">
            <text:p>72858</text:p>
          </table:table-cell>
          <table:table-cell table:formula="of:=[.B220]/[.$B$1]" office:value-type="float" office:value="17.0869565217391" calcext:value-type="float">
            <text:p>17,09</text:p>
          </table:table-cell>
          <table:table-cell table:formula="of:=[.G219]+[.F220]" office:value-type="float" office:value="3167.73913043478" calcext:value-type="float">
            <text:p>3167,7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Dialogs_51_BuggyGUIListenerOperatorMutator</text:p>
          </table:table-cell>
          <table:table-cell office:value-type="float" office:value="51114" calcext:value-type="float">
            <text:p>51114</text:p>
          </table:table-cell>
          <table:table-cell table:formula="of:=[.E220]+[.B221]" office:value-type="float" office:value="73250" calcext:value-type="float">
            <text:p>73250</text:p>
          </table:table-cell>
          <table:table-cell table:formula="of:=[.B221]/[.$B$1]" office:value-type="float" office:value="17.0434782608696" calcext:value-type="float">
            <text:p>17,04</text:p>
          </table:table-cell>
          <table:table-cell table:formula="of:=[.G220]+[.F221]" office:value-type="float" office:value="3184.78260869565" calcext:value-type="float">
            <text:p>3184,7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Dialogs_52_BuggyGUIListenerOperatorMutator</text:p>
          </table:table-cell>
          <table:table-cell office:value-type="float" office:value="52114" calcext:value-type="float">
            <text:p>52114</text:p>
          </table:table-cell>
          <table:table-cell table:formula="of:=[.E221]+[.B222]" office:value-type="float" office:value="73647" calcext:value-type="float">
            <text:p>73647</text:p>
          </table:table-cell>
          <table:table-cell table:formula="of:=[.B222]/[.$B$1]" office:value-type="float" office:value="17.2608695652174" calcext:value-type="float">
            <text:p>17,26</text:p>
          </table:table-cell>
          <table:table-cell table:formula="of:=[.G221]+[.F222]" office:value-type="float" office:value="3202.04347826087" calcext:value-type="float">
            <text:p>3202,0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Dialogs_53_InvalidViewFocusOperatorMutator</text:p>
          </table:table-cell>
          <table:table-cell office:value-type="float" office:value="53114" calcext:value-type="float">
            <text:p>53114</text:p>
          </table:table-cell>
          <table:table-cell table:formula="of:=[.E222]+[.B223]" office:value-type="float" office:value="74032" calcext:value-type="float">
            <text:p>74032</text:p>
          </table:table-cell>
          <table:table-cell table:formula="of:=[.B223]/[.$B$1]" office:value-type="float" office:value="16.7391304347826" calcext:value-type="float">
            <text:p>16,74</text:p>
          </table:table-cell>
          <table:table-cell table:formula="of:=[.G222]+[.F223]" office:value-type="float" office:value="3218.78260869565" calcext:value-type="float">
            <text:p>3218,7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Dialogs_54_ViewComponentNotVisibleOperatorMutator</text:p>
          </table:table-cell>
          <table:table-cell office:value-type="float" office:value="54114" calcext:value-type="float">
            <text:p>54114</text:p>
          </table:table-cell>
          <table:table-cell table:formula="of:=[.E223]+[.B224]" office:value-type="float" office:value="74421" calcext:value-type="float">
            <text:p>74421</text:p>
          </table:table-cell>
          <table:table-cell table:formula="of:=[.B224]/[.$B$1]" office:value-type="float" office:value="16.9130434782609" calcext:value-type="float">
            <text:p>16,91</text:p>
          </table:table-cell>
          <table:table-cell table:formula="of:=[.G223]+[.F224]" office:value-type="float" office:value="3235.69565217391" calcext:value-type="float">
            <text:p>3235,7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Dialogs_55_InvalidViewFocusOperatorMutator</text:p>
          </table:table-cell>
          <table:table-cell office:value-type="float" office:value="55114" calcext:value-type="float">
            <text:p>55114</text:p>
          </table:table-cell>
          <table:table-cell table:formula="of:=[.E224]+[.B225]" office:value-type="float" office:value="74819" calcext:value-type="float">
            <text:p>74819</text:p>
          </table:table-cell>
          <table:table-cell table:formula="of:=[.B225]/[.$B$1]" office:value-type="float" office:value="17.304347826087" calcext:value-type="float">
            <text:p>17,30</text:p>
          </table:table-cell>
          <table:table-cell table:formula="of:=[.G224]+[.F225]" office:value-type="float" office:value="3253" calcext:value-type="float">
            <text:p>3253,0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ialogs_56_ViewComponentNotVisibleOperatorMutator</text:p>
          </table:table-cell>
          <table:table-cell office:value-type="float" office:value="56114" calcext:value-type="float">
            <text:p>56114</text:p>
          </table:table-cell>
          <table:table-cell table:formula="of:=[.E225]+[.B226]" office:value-type="float" office:value="75209" calcext:value-type="float">
            <text:p>75209</text:p>
          </table:table-cell>
          <table:table-cell table:formula="of:=[.B226]/[.$B$1]" office:value-type="float" office:value="16.9565217391304" calcext:value-type="float">
            <text:p>16,96</text:p>
          </table:table-cell>
          <table:table-cell table:formula="of:=[.G225]+[.F226]" office:value-type="float" office:value="3269.95652173913" calcext:value-type="float">
            <text:p>3269,9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ialogs_57_BuggyGUIListenerOperatorMutator</text:p>
          </table:table-cell>
          <table:table-cell office:value-type="float" office:value="57114" calcext:value-type="float">
            <text:p>57114</text:p>
          </table:table-cell>
          <table:table-cell table:formula="of:=[.E226]+[.B227]" office:value-type="float" office:value="75599" calcext:value-type="float">
            <text:p>75599</text:p>
          </table:table-cell>
          <table:table-cell table:formula="of:=[.B227]/[.$B$1]" office:value-type="float" office:value="16.9565217391304" calcext:value-type="float">
            <text:p>16,96</text:p>
          </table:table-cell>
          <table:table-cell table:formula="of:=[.G226]+[.F227]" office:value-type="float" office:value="3286.91304347826" calcext:value-type="float">
            <text:p>3286,9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Dialogs_58_BinaryMutator</text:p>
          </table:table-cell>
          <table:table-cell office:value-type="float" office:value="58114" calcext:value-type="float">
            <text:p>58114</text:p>
          </table:table-cell>
          <table:table-cell table:formula="of:=[.E227]+[.B228]" office:value-type="float" office:value="75986" calcext:value-type="float">
            <text:p>75986</text:p>
          </table:table-cell>
          <table:table-cell table:formula="of:=[.B228]/[.$B$1]" office:value-type="float" office:value="16.8260869565217" calcext:value-type="float">
            <text:p>16,83</text:p>
          </table:table-cell>
          <table:table-cell table:formula="of:=[.G227]+[.F228]" office:value-type="float" office:value="3303.73913043478" calcext:value-type="float">
            <text:p>3303,7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Dialogs_59_InvalidViewFocusOperatorMutator</text:p>
          </table:table-cell>
          <table:table-cell office:value-type="float" office:value="59114" calcext:value-type="float">
            <text:p>59114</text:p>
          </table:table-cell>
          <table:table-cell table:formula="of:=[.E228]+[.B229]" office:value-type="float" office:value="76385" calcext:value-type="float">
            <text:p>76385</text:p>
          </table:table-cell>
          <table:table-cell table:formula="of:=[.B229]/[.$B$1]" office:value-type="float" office:value="17.3478260869565" calcext:value-type="float">
            <text:p>17,35</text:p>
          </table:table-cell>
          <table:table-cell table:formula="of:=[.G228]+[.F229]" office:value-type="float" office:value="3321.08695652174" calcext:value-type="float">
            <text:p>3321,0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Dialogs_60_ViewComponentNotVisibleOperatorMutator</text:p>
          </table:table-cell>
          <table:table-cell office:value-type="float" office:value="60114" calcext:value-type="float">
            <text:p>60114</text:p>
          </table:table-cell>
          <table:table-cell table:formula="of:=[.E229]+[.B230]" office:value-type="float" office:value="76716" calcext:value-type="float">
            <text:p>76716</text:p>
          </table:table-cell>
          <table:table-cell table:formula="of:=[.B230]/[.$B$1]" office:value-type="float" office:value="14.3913043478261" calcext:value-type="float">
            <text:p>14,39</text:p>
          </table:table-cell>
          <table:table-cell table:formula="of:=[.G229]+[.F230]" office:value-type="float" office:value="3335.47826086957" calcext:value-type="float">
            <text:p>3335,4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Dialogs_61_BuggyGUIListenerOperatorMutator</text:p>
          </table:table-cell>
          <table:table-cell office:value-type="float" office:value="61114" calcext:value-type="float">
            <text:p>61114</text:p>
          </table:table-cell>
          <table:table-cell table:formula="of:=[.E230]+[.B231]" office:value-type="float" office:value="77107" calcext:value-type="float">
            <text:p>77107</text:p>
          </table:table-cell>
          <table:table-cell table:formula="of:=[.B231]/[.$B$1]" office:value-type="float" office:value="17" calcext:value-type="float">
            <text:p>17,00</text:p>
          </table:table-cell>
          <table:table-cell table:formula="of:=[.G230]+[.F231]" office:value-type="float" office:value="3352.47826086957" calcext:value-type="float">
            <text:p>3352,4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Dialogs_62_BuggyGUIListenerOperatorMutator</text:p>
          </table:table-cell>
          <table:table-cell office:value-type="float" office:value="62114" calcext:value-type="float">
            <text:p>62114</text:p>
          </table:table-cell>
          <table:table-cell table:formula="of:=[.E231]+[.B232]" office:value-type="float" office:value="77498" calcext:value-type="float">
            <text:p>77498</text:p>
          </table:table-cell>
          <table:table-cell table:formula="of:=[.B232]/[.$B$1]" office:value-type="float" office:value="17" calcext:value-type="float">
            <text:p>17,00</text:p>
          </table:table-cell>
          <table:table-cell table:formula="of:=[.G231]+[.F232]" office:value-type="float" office:value="3369.47826086956" calcext:value-type="float">
            <text:p>3369,4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SimpleWebViewDialog_0_InvalidViewFocusOperatorMutator</text:p>
          </table:table-cell>
          <table:table-cell office:value-type="float" office:value="117" calcext:value-type="float">
            <text:p>117</text:p>
          </table:table-cell>
          <table:table-cell table:formula="of:=[.E232]+[.B233]" office:value-type="float" office:value="77887" calcext:value-type="float">
            <text:p>77887</text:p>
          </table:table-cell>
          <table:table-cell table:formula="of:=[.B233]/[.$B$1]" office:value-type="float" office:value="16.9130434782609" calcext:value-type="float">
            <text:p>16,91</text:p>
          </table:table-cell>
          <table:table-cell table:formula="of:=[.G232]+[.F233]" office:value-type="float" office:value="3386.39130434783" calcext:value-type="float">
            <text:p>3386,3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mpleWebViewDialog_1_ViewComponentNotVisibleOperatorMutator</text:p>
          </table:table-cell>
          <table:table-cell office:value-type="float" office:value="1117" calcext:value-type="float">
            <text:p>1117</text:p>
          </table:table-cell>
          <table:table-cell table:formula="of:=[.E233]+[.B234]" office:value-type="float" office:value="78277" calcext:value-type="float">
            <text:p>78277</text:p>
          </table:table-cell>
          <table:table-cell table:formula="of:=[.B234]/[.$B$1]" office:value-type="float" office:value="16.9565217391304" calcext:value-type="float">
            <text:p>16,96</text:p>
          </table:table-cell>
          <table:table-cell table:formula="of:=[.G233]+[.F234]" office:value-type="float" office:value="3403.34782608696" calcext:value-type="float">
            <text:p>3403,3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WelcomeSlide_0_BuggyGUIListenerOperatorMutator</text:p>
          </table:table-cell>
          <table:table-cell office:value-type="float" office:value="118" calcext:value-type="float">
            <text:p>118</text:p>
          </table:table-cell>
          <table:table-cell table:formula="of:=[.E234]+[.B235]" office:value-type="float" office:value="78665" calcext:value-type="float">
            <text:p>78665</text:p>
          </table:table-cell>
          <table:table-cell table:formula="of:=[.B235]/[.$B$1]" office:value-type="float" office:value="16.8695652173913" calcext:value-type="float">
            <text:p>16,87</text:p>
          </table:table-cell>
          <table:table-cell table:formula="of:=[.G234]+[.F235]" office:value-type="float" office:value="3420.21739130435" calcext:value-type="float">
            <text:p>3420,2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WelcomeSlide_1_InvalidKeyIntentOperatorMutator</text:p>
          </table:table-cell>
          <table:table-cell office:value-type="float" office:value="1118" calcext:value-type="float">
            <text:p>1118</text:p>
          </table:table-cell>
          <table:table-cell table:formula="of:=[.E235]+[.B236]" office:value-type="float" office:value="79052" calcext:value-type="float">
            <text:p>79052</text:p>
          </table:table-cell>
          <table:table-cell table:formula="of:=[.B236]/[.$B$1]" office:value-type="float" office:value="16.8260869565217" calcext:value-type="float">
            <text:p>16,83</text:p>
          </table:table-cell>
          <table:table-cell table:formula="of:=[.G235]+[.F236]" office:value-type="float" office:value="3437.04347826087" calcext:value-type="float">
            <text:p>3437,0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WelcomeSlide_2_RandomActionIntentDefinitionOperatorMutator</text:p>
          </table:table-cell>
          <table:table-cell office:value-type="float" office:value="2118" calcext:value-type="float">
            <text:p>2118</text:p>
          </table:table-cell>
          <table:table-cell table:formula="of:=[.E236]+[.B237]" office:value-type="float" office:value="79436" calcext:value-type="float">
            <text:p>79436</text:p>
          </table:table-cell>
          <table:table-cell table:formula="of:=[.B237]/[.$B$1]" office:value-type="float" office:value="16.695652173913" calcext:value-type="float">
            <text:p>16,70</text:p>
          </table:table-cell>
          <table:table-cell table:formula="of:=[.G236]+[.F237]" office:value-type="float" office:value="3453.73913043478" calcext:value-type="float">
            <text:p>3453,7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WelcomeSlide_3_RandomActionIntentDefinitionOperatorMutator</text:p>
          </table:table-cell>
          <table:table-cell office:value-type="float" office:value="3118" calcext:value-type="float">
            <text:p>3118</text:p>
          </table:table-cell>
          <table:table-cell table:formula="of:=[.E237]+[.B238]" office:value-type="float" office:value="79830" calcext:value-type="float">
            <text:p>79830</text:p>
          </table:table-cell>
          <table:table-cell table:formula="of:=[.B238]/[.$B$1]" office:value-type="float" office:value="17.1304347826087" calcext:value-type="float">
            <text:p>17,13</text:p>
          </table:table-cell>
          <table:table-cell table:formula="of:=[.G237]+[.F238]" office:value-type="float" office:value="3470.86956521739" calcext:value-type="float">
            <text:p>3470,8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SecurityPickerSlide_0_InvalidViewFocusOperatorMutator</text:p>
          </table:table-cell>
          <table:table-cell office:value-type="float" office:value="119" calcext:value-type="float">
            <text:p>119</text:p>
          </table:table-cell>
          <table:table-cell table:formula="of:=[.E238]+[.B239]" office:value-type="float" office:value="80213" calcext:value-type="float">
            <text:p>80213</text:p>
          </table:table-cell>
          <table:table-cell table:formula="of:=[.B239]/[.$B$1]" office:value-type="float" office:value="16.6521739130435" calcext:value-type="float">
            <text:p>16,65</text:p>
          </table:table-cell>
          <table:table-cell table:formula="of:=[.G238]+[.F239]" office:value-type="float" office:value="3487.52173913043" calcext:value-type="float">
            <text:p>3487,5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ecurityPickerSlide_1_ViewComponentNotVisibleOperatorMutator</text:p>
          </table:table-cell>
          <table:table-cell office:value-type="float" office:value="1119" calcext:value-type="float">
            <text:p>1119</text:p>
          </table:table-cell>
          <table:table-cell table:formula="of:=[.E239]+[.B240]" office:value-type="float" office:value="80432" calcext:value-type="float">
            <text:p>80432</text:p>
          </table:table-cell>
          <table:table-cell table:formula="of:=[.B240]/[.$B$1]" office:value-type="float" office:value="9.52173913043478" calcext:value-type="float">
            <text:p>9,52</text:p>
          </table:table-cell>
          <table:table-cell table:formula="of:=[.G239]+[.F240]" office:value-type="float" office:value="3497.04347826087" calcext:value-type="float">
            <text:p>3497,0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SecurityPickerSlide_2_InvalidViewFocusOperatorMutator</text:p>
          </table:table-cell>
          <table:table-cell office:value-type="float" office:value="2119" calcext:value-type="float">
            <text:p>2119</text:p>
          </table:table-cell>
          <table:table-cell table:formula="of:=[.E240]+[.B241]" office:value-type="float" office:value="80821" calcext:value-type="float">
            <text:p>80821</text:p>
          </table:table-cell>
          <table:table-cell table:formula="of:=[.B241]/[.$B$1]" office:value-type="float" office:value="16.9130434782609" calcext:value-type="float">
            <text:p>16,91</text:p>
          </table:table-cell>
          <table:table-cell table:formula="of:=[.G240]+[.F241]" office:value-type="float" office:value="3513.95652173913" calcext:value-type="float">
            <text:p>3513,9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SecurityPickerSlide_3_ViewComponentNotVisibleOperatorMutator</text:p>
          </table:table-cell>
          <table:table-cell office:value-type="float" office:value="3119" calcext:value-type="float">
            <text:p>3119</text:p>
          </table:table-cell>
          <table:table-cell table:formula="of:=[.E241]+[.B242]" office:value-type="float" office:value="81206" calcext:value-type="float">
            <text:p>81206</text:p>
          </table:table-cell>
          <table:table-cell table:formula="of:=[.B242]/[.$B$1]" office:value-type="float" office:value="16.7391304347826" calcext:value-type="float">
            <text:p>16,74</text:p>
          </table:table-cell>
          <table:table-cell table:formula="of:=[.G241]+[.F242]" office:value-type="float" office:value="3530.69565217391" calcext:value-type="float">
            <text:p>3530,7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SecurityPickerSlide_4_InvalidViewFocusOperatorMutator</text:p>
          </table:table-cell>
          <table:table-cell office:value-type="float" office:value="4119" calcext:value-type="float">
            <text:p>4119</text:p>
          </table:table-cell>
          <table:table-cell table:formula="of:=[.E242]+[.B243]" office:value-type="float" office:value="81599" calcext:value-type="float">
            <text:p>81599</text:p>
          </table:table-cell>
          <table:table-cell table:formula="of:=[.B243]/[.$B$1]" office:value-type="float" office:value="17.0869565217391" calcext:value-type="float">
            <text:p>17,09</text:p>
          </table:table-cell>
          <table:table-cell table:formula="of:=[.G242]+[.F243]" office:value-type="float" office:value="3547.78260869565" calcext:value-type="float">
            <text:p>3547,7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SecurityPickerSlide_5_ViewComponentNotVisibleOperatorMutator</text:p>
          </table:table-cell>
          <table:table-cell office:value-type="float" office:value="5119" calcext:value-type="float">
            <text:p>5119</text:p>
          </table:table-cell>
          <table:table-cell table:formula="of:=[.E243]+[.B244]" office:value-type="float" office:value="81991" calcext:value-type="float">
            <text:p>81991</text:p>
          </table:table-cell>
          <table:table-cell table:formula="of:=[.B244]/[.$B$1]" office:value-type="float" office:value="17.0434782608696" calcext:value-type="float">
            <text:p>17,04</text:p>
          </table:table-cell>
          <table:table-cell table:formula="of:=[.G243]+[.F244]" office:value-type="float" office:value="3564.82608695652" calcext:value-type="float">
            <text:p>3564,8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SecuritySetupSlide_0_InvalidViewFocusOperatorMutator</text:p>
          </table:table-cell>
          <table:table-cell office:value-type="float" office:value="120" calcext:value-type="float">
            <text:p>120</text:p>
          </table:table-cell>
          <table:table-cell table:formula="of:=[.E244]+[.B245]" office:value-type="float" office:value="82382" calcext:value-type="float">
            <text:p>82382</text:p>
          </table:table-cell>
          <table:table-cell table:formula="of:=[.B245]/[.$B$1]" office:value-type="float" office:value="17" calcext:value-type="float">
            <text:p>17,00</text:p>
          </table:table-cell>
          <table:table-cell table:formula="of:=[.G244]+[.F245]" office:value-type="float" office:value="3581.82608695652" calcext:value-type="float">
            <text:p>3581,8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SecuritySetupSlide_1_ViewComponentNotVisibleOperatorMutator</text:p>
          </table:table-cell>
          <table:table-cell office:value-type="float" office:value="1120" calcext:value-type="float">
            <text:p>1120</text:p>
          </table:table-cell>
          <table:table-cell table:formula="of:=[.E245]+[.B246]" office:value-type="float" office:value="82613" calcext:value-type="float">
            <text:p>82613</text:p>
          </table:table-cell>
          <table:table-cell table:formula="of:=[.B246]/[.$B$1]" office:value-type="float" office:value="10.0434782608696" calcext:value-type="float">
            <text:p>10,04</text:p>
          </table:table-cell>
          <table:table-cell table:formula="of:=[.G245]+[.F246]" office:value-type="float" office:value="3591.86956521739" calcext:value-type="float">
            <text:p>3591,8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SecuritySetupSlide_2_InvalidViewFocusOperatorMutator</text:p>
          </table:table-cell>
          <table:table-cell office:value-type="float" office:value="2120" calcext:value-type="float">
            <text:p>2120</text:p>
          </table:table-cell>
          <table:table-cell table:formula="of:=[.E246]+[.B247]" office:value-type="float" office:value="83005" calcext:value-type="float">
            <text:p>83005</text:p>
          </table:table-cell>
          <table:table-cell table:formula="of:=[.B247]/[.$B$1]" office:value-type="float" office:value="17.0434782608696" calcext:value-type="float">
            <text:p>17,04</text:p>
          </table:table-cell>
          <table:table-cell table:formula="of:=[.G246]+[.F247]" office:value-type="float" office:value="3608.91304347826" calcext:value-type="float">
            <text:p>3608,9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SecuritySetupSlide_3_ViewComponentNotVisibleOperatorMutator</text:p>
          </table:table-cell>
          <table:table-cell office:value-type="float" office:value="3120" calcext:value-type="float">
            <text:p>3120</text:p>
          </table:table-cell>
          <table:table-cell table:formula="of:=[.E247]+[.B248]" office:value-type="float" office:value="83236" calcext:value-type="float">
            <text:p>83236</text:p>
          </table:table-cell>
          <table:table-cell table:formula="of:=[.B248]/[.$B$1]" office:value-type="float" office:value="10.0434782608696" calcext:value-type="float">
            <text:p>10,04</text:p>
          </table:table-cell>
          <table:table-cell table:formula="of:=[.G247]+[.F248]" office:value-type="float" office:value="3618.95652173913" calcext:value-type="float">
            <text:p>3618,9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SecuritySetupSlide_4_InvalidViewFocusOperatorMutator</text:p>
          </table:table-cell>
          <table:table-cell office:value-type="float" office:value="4120" calcext:value-type="float">
            <text:p>4120</text:p>
          </table:table-cell>
          <table:table-cell table:formula="of:=[.E248]+[.B249]" office:value-type="float" office:value="83623" calcext:value-type="float">
            <text:p>83623</text:p>
          </table:table-cell>
          <table:table-cell table:formula="of:=[.B249]/[.$B$1]" office:value-type="float" office:value="16.8260869565217" calcext:value-type="float">
            <text:p>16,83</text:p>
          </table:table-cell>
          <table:table-cell table:formula="of:=[.G248]+[.F249]" office:value-type="float" office:value="3635.78260869565" calcext:value-type="float">
            <text:p>3635,7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SecuritySetupSlide_5_ViewComponentNotVisibleOperatorMutator</text:p>
          </table:table-cell>
          <table:table-cell office:value-type="float" office:value="5120" calcext:value-type="float">
            <text:p>5120</text:p>
          </table:table-cell>
          <table:table-cell table:formula="of:=[.E249]+[.B250]" office:value-type="float" office:value="84014" calcext:value-type="float">
            <text:p>84014</text:p>
          </table:table-cell>
          <table:table-cell table:formula="of:=[.B250]/[.$B$1]" office:value-type="float" office:value="17" calcext:value-type="float">
            <text:p>17,00</text:p>
          </table:table-cell>
          <table:table-cell table:formula="of:=[.G249]+[.F250]" office:value-type="float" office:value="3652.78260869565" calcext:value-type="float">
            <text:p>3652,7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SecuritySetupSlide_6_InvalidViewFocusOperatorMutator</text:p>
          </table:table-cell>
          <table:table-cell office:value-type="float" office:value="6120" calcext:value-type="float">
            <text:p>6120</text:p>
          </table:table-cell>
          <table:table-cell table:formula="of:=[.E250]+[.B251]" office:value-type="float" office:value="84400" calcext:value-type="float">
            <text:p>84400</text:p>
          </table:table-cell>
          <table:table-cell table:formula="of:=[.B251]/[.$B$1]" office:value-type="float" office:value="16.7826086956522" calcext:value-type="float">
            <text:p>16,78</text:p>
          </table:table-cell>
          <table:table-cell table:formula="of:=[.G250]+[.F251]" office:value-type="float" office:value="3669.5652173913" calcext:value-type="float">
            <text:p>3669,5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SecuritySetupSlide_7_ViewComponentNotVisibleOperatorMutator</text:p>
          </table:table-cell>
          <table:table-cell office:value-type="float" office:value="7120" calcext:value-type="float">
            <text:p>7120</text:p>
          </table:table-cell>
          <table:table-cell table:formula="of:=[.E251]+[.B252]" office:value-type="float" office:value="84846" calcext:value-type="float">
            <text:p>84846</text:p>
          </table:table-cell>
          <table:table-cell table:formula="of:=[.B252]/[.$B$1]" office:value-type="float" office:value="19.3913043478261" calcext:value-type="float">
            <text:p>19,39</text:p>
          </table:table-cell>
          <table:table-cell table:formula="of:=[.G251]+[.F252]" office:value-type="float" office:value="3688.95652173913" calcext:value-type="float">
            <text:p>3688,9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ecuritySetupSlide_8_InvalidViewFocusOperatorMutator</text:p>
          </table:table-cell>
          <table:table-cell office:value-type="float" office:value="8120" calcext:value-type="float">
            <text:p>8120</text:p>
          </table:table-cell>
          <table:table-cell table:formula="of:=[.E252]+[.B253]" office:value-type="float" office:value="85236" calcext:value-type="float">
            <text:p>85236</text:p>
          </table:table-cell>
          <table:table-cell table:formula="of:=[.B253]/[.$B$1]" office:value-type="float" office:value="16.9565217391304" calcext:value-type="float">
            <text:p>16,96</text:p>
          </table:table-cell>
          <table:table-cell table:formula="of:=[.G252]+[.F253]" office:value-type="float" office:value="3705.91304347826" calcext:value-type="float">
            <text:p>3705,9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SecuritySetupSlide_9_ViewComponentNotVisibleOperatorMutator</text:p>
          </table:table-cell>
          <table:table-cell office:value-type="float" office:value="9120" calcext:value-type="float">
            <text:p>9120</text:p>
          </table:table-cell>
          <table:table-cell table:formula="of:=[.E253]+[.B254]" office:value-type="float" office:value="85622" calcext:value-type="float">
            <text:p>85622</text:p>
          </table:table-cell>
          <table:table-cell table:formula="of:=[.B254]/[.$B$1]" office:value-type="float" office:value="16.7826086956522" calcext:value-type="float">
            <text:p>16,78</text:p>
          </table:table-cell>
          <table:table-cell table:formula="of:=[.G253]+[.F254]" office:value-type="float" office:value="3722.69565217391" calcext:value-type="float">
            <text:p>3722,7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SecuritySetupSlide_10_InvalidViewFocusOperatorMutator</text:p>
          </table:table-cell>
          <table:table-cell office:value-type="float" office:value="10120" calcext:value-type="float">
            <text:p>10120</text:p>
          </table:table-cell>
          <table:table-cell table:formula="of:=[.E254]+[.B255]" office:value-type="float" office:value="86014" calcext:value-type="float">
            <text:p>86014</text:p>
          </table:table-cell>
          <table:table-cell table:formula="of:=[.B255]/[.$B$1]" office:value-type="float" office:value="17.0434782608696" calcext:value-type="float">
            <text:p>17,04</text:p>
          </table:table-cell>
          <table:table-cell table:formula="of:=[.G254]+[.F255]" office:value-type="float" office:value="3739.73913043478" calcext:value-type="float">
            <text:p>3739,7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ecuritySetupSlide_11_ViewComponentNotVisibleOperatorMutator</text:p>
          </table:table-cell>
          <table:table-cell office:value-type="float" office:value="11120" calcext:value-type="float">
            <text:p>11120</text:p>
          </table:table-cell>
          <table:table-cell table:formula="of:=[.E255]+[.B256]" office:value-type="float" office:value="86239" calcext:value-type="float">
            <text:p>86239</text:p>
          </table:table-cell>
          <table:table-cell table:formula="of:=[.B256]/[.$B$1]" office:value-type="float" office:value="9.78260869565217" calcext:value-type="float">
            <text:p>9,78</text:p>
          </table:table-cell>
          <table:table-cell table:formula="of:=[.G255]+[.F256]" office:value-type="float" office:value="3749.52173913043" calcext:value-type="float">
            <text:p>3749,5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IntroBaseActivity_0_LengthyGUICreationOperatorMutator</text:p>
          </table:table-cell>
          <table:table-cell office:value-type="float" office:value="130" calcext:value-type="float">
            <text:p>130</text:p>
          </table:table-cell>
          <table:table-cell table:formula="of:=[.E256]+[.B257]" office:value-type="float" office:value="86675" calcext:value-type="float">
            <text:p>86675</text:p>
          </table:table-cell>
          <table:table-cell table:formula="of:=[.B257]/[.$B$1]" office:value-type="float" office:value="18.9565217391304" calcext:value-type="float">
            <text:p>18,96</text:p>
          </table:table-cell>
          <table:table-cell table:formula="of:=[.G256]+[.F257]" office:value-type="float" office:value="3768.47826086956" calcext:value-type="float">
            <text:p>3768,4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troBaseActivity_1_FindViewByIdReturnsNullOperatorMutator</text:p>
          </table:table-cell>
          <table:table-cell office:value-type="float" office:value="1130" calcext:value-type="float">
            <text:p>1130</text:p>
          </table:table-cell>
          <table:table-cell table:formula="of:=[.E257]+[.B258]" office:value-type="float" office:value="86883" calcext:value-type="float">
            <text:p>86883</text:p>
          </table:table-cell>
          <table:table-cell table:formula="of:=[.B258]/[.$B$1]" office:value-type="float" office:value="9.04347826086956" calcext:value-type="float">
            <text:p>9,04</text:p>
          </table:table-cell>
          <table:table-cell table:formula="of:=[.G257]+[.F258]" office:value-type="float" office:value="3777.52173913043" calcext:value-type="float">
            <text:p>3777,5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IntroBaseActivity_2_InvalidIDFindViewOperatorMutator</text:p>
          </table:table-cell>
          <table:table-cell office:value-type="float" office:value="2130" calcext:value-type="float">
            <text:p>2130</text:p>
          </table:table-cell>
          <table:table-cell table:formula="of:=[.E258]+[.B259]" office:value-type="float" office:value="87087" calcext:value-type="float">
            <text:p>87087</text:p>
          </table:table-cell>
          <table:table-cell table:formula="of:=[.B259]/[.$B$1]" office:value-type="float" office:value="8.8695652173913" calcext:value-type="float">
            <text:p>8,87</text:p>
          </table:table-cell>
          <table:table-cell table:formula="of:=[.G258]+[.F259]" office:value-type="float" office:value="3786.39130434783" calcext:value-type="float">
            <text:p>3786,3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IntroBaseActivity_3_InvalidViewFocusOperatorMutator</text:p>
          </table:table-cell>
          <table:table-cell office:value-type="float" office:value="3130" calcext:value-type="float">
            <text:p>3130</text:p>
          </table:table-cell>
          <table:table-cell table:formula="of:=[.E259]+[.B260]" office:value-type="float" office:value="87475" calcext:value-type="float">
            <text:p>87475</text:p>
          </table:table-cell>
          <table:table-cell table:formula="of:=[.B260]/[.$B$1]" office:value-type="float" office:value="16.8695652173913" calcext:value-type="float">
            <text:p>16,87</text:p>
          </table:table-cell>
          <table:table-cell table:formula="of:=[.G259]+[.F260]" office:value-type="float" office:value="3803.26086956522" calcext:value-type="float">
            <text:p>3803,2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IntroBaseActivity_4_ViewComponentNotVisibleOperatorMutator</text:p>
          </table:table-cell>
          <table:table-cell office:value-type="float" office:value="4130" calcext:value-type="float">
            <text:p>4130</text:p>
          </table:table-cell>
          <table:table-cell table:formula="of:=[.E260]+[.B261]" office:value-type="float" office:value="87865" calcext:value-type="float">
            <text:p>87865</text:p>
          </table:table-cell>
          <table:table-cell table:formula="of:=[.B261]/[.$B$1]" office:value-type="float" office:value="16.9565217391304" calcext:value-type="float">
            <text:p>16,96</text:p>
          </table:table-cell>
          <table:table-cell table:formula="of:=[.G260]+[.F261]" office:value-type="float" office:value="3820.21739130435" calcext:value-type="float">
            <text:p>3820,2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ntroBaseActivity_5_BuggyGUIListenerOperatorMutator</text:p>
          </table:table-cell>
          <table:table-cell office:value-type="float" office:value="5130" calcext:value-type="float">
            <text:p>5130</text:p>
          </table:table-cell>
          <table:table-cell table:formula="of:=[.E261]+[.B262]" office:value-type="float" office:value="88245" calcext:value-type="float">
            <text:p>88245</text:p>
          </table:table-cell>
          <table:table-cell table:formula="of:=[.B262]/[.$B$1]" office:value-type="float" office:value="16.5217391304348" calcext:value-type="float">
            <text:p>16,52</text:p>
          </table:table-cell>
          <table:table-cell table:formula="of:=[.G261]+[.F262]" office:value-type="float" office:value="3836.73913043478" calcext:value-type="float">
            <text:p>3836,74</text:p>
          </table:table-cell>
        </table:table-row>
        <table:table-row table:style-name="ro1"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IntroBaseActivity_6_FindViewByIdReturnsNullOperatorMutator</text:p>
          </table:table-cell>
          <table:table-cell office:value-type="float" office:value="6130" calcext:value-type="float">
            <text:p>6130</text:p>
          </table:table-cell>
          <table:table-cell table:formula="of:=[.E262]+[.B263]" office:value-type="float" office:value="88506" calcext:value-type="float">
            <text:p>88506</text:p>
          </table:table-cell>
          <table:table-cell table:formula="of:=[.B263]/[.$B$1]" office:value-type="float" office:value="11.3478260869565" calcext:value-type="float">
            <text:p>11,35</text:p>
          </table:table-cell>
          <table:table-cell table:formula="of:=[.G262]+[.F263]" office:value-type="float" office:value="3848.08695652174" calcext:value-type="float">
            <text:p>3848,0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IntroBaseActivity_7_InvalidIDFindViewOperatorMutator</text:p>
          </table:table-cell>
          <table:table-cell office:value-type="float" office:value="7130" calcext:value-type="float">
            <text:p>7130</text:p>
          </table:table-cell>
          <table:table-cell table:formula="of:=[.E263]+[.B264]" office:value-type="float" office:value="88712" calcext:value-type="float">
            <text:p>88712</text:p>
          </table:table-cell>
          <table:table-cell table:formula="of:=[.B264]/[.$B$1]" office:value-type="float" office:value="8.95652173913044" calcext:value-type="float">
            <text:p>8,96</text:p>
          </table:table-cell>
          <table:table-cell table:formula="of:=[.G263]+[.F264]" office:value-type="float" office:value="3857.04347826087" calcext:value-type="float">
            <text:p>3857,0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IntroBaseActivity_8_InvalidViewFocusOperatorMutator</text:p>
          </table:table-cell>
          <table:table-cell office:value-type="float" office:value="8130" calcext:value-type="float">
            <text:p>8130</text:p>
          </table:table-cell>
          <table:table-cell table:formula="of:=[.E264]+[.B265]" office:value-type="float" office:value="89103" calcext:value-type="float">
            <text:p>89103</text:p>
          </table:table-cell>
          <table:table-cell table:formula="of:=[.B265]/[.$B$1]" office:value-type="float" office:value="17" calcext:value-type="float">
            <text:p>17,00</text:p>
          </table:table-cell>
          <table:table-cell table:formula="of:=[.G264]+[.F265]" office:value-type="float" office:value="3874.04347826087" calcext:value-type="float">
            <text:p>3874,0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troBaseActivity_9_ViewComponentNotVisibleOperatorMutator</text:p>
          </table:table-cell>
          <table:table-cell office:value-type="float" office:value="9130" calcext:value-type="float">
            <text:p>9130</text:p>
          </table:table-cell>
          <table:table-cell table:formula="of:=[.E265]+[.B266]" office:value-type="float" office:value="89326" calcext:value-type="float">
            <text:p>89326</text:p>
          </table:table-cell>
          <table:table-cell table:formula="of:=[.B266]/[.$B$1]" office:value-type="float" office:value="9.69565217391304" calcext:value-type="float">
            <text:p>9,70</text:p>
          </table:table-cell>
          <table:table-cell table:formula="of:=[.G265]+[.F266]" office:value-type="float" office:value="3883.73913043478" calcext:value-type="float">
            <text:p>3883,7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IntroBaseActivity_10_BuggyGUIListenerOperatorMutator</text:p>
          </table:table-cell>
          <table:table-cell office:value-type="float" office:value="10130" calcext:value-type="float">
            <text:p>10130</text:p>
          </table:table-cell>
          <table:table-cell table:formula="of:=[.E266]+[.B267]" office:value-type="float" office:value="89550" calcext:value-type="float">
            <text:p>89550</text:p>
          </table:table-cell>
          <table:table-cell table:formula="of:=[.B267]/[.$B$1]" office:value-type="float" office:value="9.73913043478261" calcext:value-type="float">
            <text:p>9,74</text:p>
          </table:table-cell>
          <table:table-cell table:formula="of:=[.G266]+[.F267]" office:value-type="float" office:value="3893.47826086956" calcext:value-type="float">
            <text:p>3893,4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IntroBaseActivity_11_FindViewByIdReturnsNullOperatorMutator</text:p>
          </table:table-cell>
          <table:table-cell office:value-type="float" office:value="11130" calcext:value-type="float">
            <text:p>11130</text:p>
          </table:table-cell>
          <table:table-cell table:formula="of:=[.E267]+[.B268]" office:value-type="float" office:value="89762" calcext:value-type="float">
            <text:p>89762</text:p>
          </table:table-cell>
          <table:table-cell table:formula="of:=[.B268]/[.$B$1]" office:value-type="float" office:value="9.21739130434783" calcext:value-type="float">
            <text:p>9,22</text:p>
          </table:table-cell>
          <table:table-cell table:formula="of:=[.G267]+[.F268]" office:value-type="float" office:value="3902.69565217391" calcext:value-type="float">
            <text:p>3902,7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IntroBaseActivity_12_InvalidIDFindViewOperatorMutator</text:p>
          </table:table-cell>
          <table:table-cell office:value-type="float" office:value="12130" calcext:value-type="float">
            <text:p>12130</text:p>
          </table:table-cell>
          <table:table-cell table:formula="of:=[.E268]+[.B269]" office:value-type="float" office:value="89967" calcext:value-type="float">
            <text:p>89967</text:p>
          </table:table-cell>
          <table:table-cell table:formula="of:=[.B269]/[.$B$1]" office:value-type="float" office:value="8.91304347826087" calcext:value-type="float">
            <text:p>8,91</text:p>
          </table:table-cell>
          <table:table-cell table:formula="of:=[.G268]+[.F269]" office:value-type="float" office:value="3911.60869565217" calcext:value-type="float">
            <text:p>3911,6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IntroBaseActivity_13_InvalidViewFocusOperatorMutator</text:p>
          </table:table-cell>
          <table:table-cell office:value-type="float" office:value="13130" calcext:value-type="float">
            <text:p>13130</text:p>
          </table:table-cell>
          <table:table-cell table:formula="of:=[.E269]+[.B270]" office:value-type="float" office:value="90352" calcext:value-type="float">
            <text:p>90352</text:p>
          </table:table-cell>
          <table:table-cell table:formula="of:=[.B270]/[.$B$1]" office:value-type="float" office:value="16.7391304347826" calcext:value-type="float">
            <text:p>16,74</text:p>
          </table:table-cell>
          <table:table-cell table:formula="of:=[.G269]+[.F270]" office:value-type="float" office:value="3928.34782608696" calcext:value-type="float">
            <text:p>3928,3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IntroBaseActivity_14_ViewComponentNotVisibleOperatorMutator</text:p>
          </table:table-cell>
          <table:table-cell office:value-type="float" office:value="14130" calcext:value-type="float">
            <text:p>14130</text:p>
          </table:table-cell>
          <table:table-cell table:formula="of:=[.E270]+[.B271]" office:value-type="float" office:value="90734" calcext:value-type="float">
            <text:p>90734</text:p>
          </table:table-cell>
          <table:table-cell table:formula="of:=[.B271]/[.$B$1]" office:value-type="float" office:value="16.6086956521739" calcext:value-type="float">
            <text:p>16,61</text:p>
          </table:table-cell>
          <table:table-cell table:formula="of:=[.G270]+[.F271]" office:value-type="float" office:value="3944.95652173913" calcext:value-type="float">
            <text:p>3944,9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IntroBaseActivity_15_FindViewByIdReturnsNullOperatorMutator</text:p>
          </table:table-cell>
          <table:table-cell office:value-type="float" office:value="15130" calcext:value-type="float">
            <text:p>15130</text:p>
          </table:table-cell>
          <table:table-cell table:formula="of:=[.E271]+[.B272]" office:value-type="float" office:value="90939" calcext:value-type="float">
            <text:p>90939</text:p>
          </table:table-cell>
          <table:table-cell table:formula="of:=[.B272]/[.$B$1]" office:value-type="float" office:value="8.91304347826087" calcext:value-type="float">
            <text:p>8,91</text:p>
          </table:table-cell>
          <table:table-cell table:formula="of:=[.G271]+[.F272]" office:value-type="float" office:value="3953.86956521739" calcext:value-type="float">
            <text:p>3953,8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IntroBaseActivity_16_InvalidIDFindViewOperatorMutator</text:p>
          </table:table-cell>
          <table:table-cell office:value-type="float" office:value="16130" calcext:value-type="float">
            <text:p>16130</text:p>
          </table:table-cell>
          <table:table-cell table:formula="of:=[.E272]+[.B273]" office:value-type="float" office:value="91142" calcext:value-type="float">
            <text:p>91142</text:p>
          </table:table-cell>
          <table:table-cell table:formula="of:=[.B273]/[.$B$1]" office:value-type="float" office:value="8.82608695652174" calcext:value-type="float">
            <text:p>8,83</text:p>
          </table:table-cell>
          <table:table-cell table:formula="of:=[.G272]+[.F273]" office:value-type="float" office:value="3962.69565217391" calcext:value-type="float">
            <text:p>3962,7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IntroBaseActivity_17_InvalidViewFocusOperatorMutator</text:p>
          </table:table-cell>
          <table:table-cell office:value-type="float" office:value="17130" calcext:value-type="float">
            <text:p>17130</text:p>
          </table:table-cell>
          <table:table-cell table:formula="of:=[.E273]+[.B274]" office:value-type="float" office:value="91530" calcext:value-type="float">
            <text:p>91530</text:p>
          </table:table-cell>
          <table:table-cell table:formula="of:=[.B274]/[.$B$1]" office:value-type="float" office:value="16.8695652173913" calcext:value-type="float">
            <text:p>16,87</text:p>
          </table:table-cell>
          <table:table-cell table:formula="of:=[.G273]+[.F274]" office:value-type="float" office:value="3979.5652173913" calcext:value-type="float">
            <text:p>3979,5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IntroBaseActivity_18_ViewComponentNotVisibleOperatorMutator</text:p>
          </table:table-cell>
          <table:table-cell office:value-type="float" office:value="18130" calcext:value-type="float">
            <text:p>18130</text:p>
          </table:table-cell>
          <table:table-cell table:formula="of:=[.E274]+[.B275]" office:value-type="float" office:value="91747" calcext:value-type="float">
            <text:p>91747</text:p>
          </table:table-cell>
          <table:table-cell table:formula="of:=[.B275]/[.$B$1]" office:value-type="float" office:value="9.43478260869565" calcext:value-type="float">
            <text:p>9,43</text:p>
          </table:table-cell>
          <table:table-cell table:formula="of:=[.G274]+[.F275]" office:value-type="float" office:value="3989" calcext:value-type="float">
            <text:p>3989,0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IntroBaseActivity_19_BinaryMutator</text:p>
          </table:table-cell>
          <table:table-cell office:value-type="float" office:value="19130" calcext:value-type="float">
            <text:p>19130</text:p>
          </table:table-cell>
          <table:table-cell table:formula="of:=[.E275]+[.B276]" office:value-type="float" office:value="91993" calcext:value-type="float">
            <text:p>91993</text:p>
          </table:table-cell>
          <table:table-cell table:formula="of:=[.B276]/[.$B$1]" office:value-type="float" office:value="10.695652173913" calcext:value-type="float">
            <text:p>10,70</text:p>
          </table:table-cell>
          <table:table-cell table:formula="of:=[.G275]+[.F276]" office:value-type="float" office:value="3999.69565217391" calcext:value-type="float">
            <text:p>3999,7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IntroBaseActivity_20_BinaryMutator</text:p>
          </table:table-cell>
          <table:table-cell office:value-type="float" office:value="20130" calcext:value-type="float">
            <text:p>20130</text:p>
          </table:table-cell>
          <table:table-cell table:formula="of:=[.E276]+[.B277]" office:value-type="float" office:value="92380" calcext:value-type="float">
            <text:p>92380</text:p>
          </table:table-cell>
          <table:table-cell table:formula="of:=[.B277]/[.$B$1]" office:value-type="float" office:value="16.8260869565217" calcext:value-type="float">
            <text:p>16,83</text:p>
          </table:table-cell>
          <table:table-cell table:formula="of:=[.G276]+[.F277]" office:value-type="float" office:value="4016.52173913043" calcext:value-type="float">
            <text:p>4016,5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IntroBaseActivity_21_BinaryMutator</text:p>
          </table:table-cell>
          <table:table-cell office:value-type="float" office:value="21130" calcext:value-type="float">
            <text:p>21130</text:p>
          </table:table-cell>
          <table:table-cell table:formula="of:=[.E277]+[.B278]" office:value-type="float" office:value="92765" calcext:value-type="float">
            <text:p>92765</text:p>
          </table:table-cell>
          <table:table-cell table:formula="of:=[.B278]/[.$B$1]" office:value-type="float" office:value="16.7391304347826" calcext:value-type="float">
            <text:p>16,74</text:p>
          </table:table-cell>
          <table:table-cell table:formula="of:=[.G277]+[.F278]" office:value-type="float" office:value="4033.26086956522" calcext:value-type="float">
            <text:p>4033,2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IntroBaseActivity_22_BinaryMutator</text:p>
          </table:table-cell>
          <table:table-cell office:value-type="float" office:value="22130" calcext:value-type="float">
            <text:p>22130</text:p>
          </table:table-cell>
          <table:table-cell table:formula="of:=[.E278]+[.B279]" office:value-type="float" office:value="93156" calcext:value-type="float">
            <text:p>93156</text:p>
          </table:table-cell>
          <table:table-cell table:formula="of:=[.B279]/[.$B$1]" office:value-type="float" office:value="17" calcext:value-type="float">
            <text:p>17,00</text:p>
          </table:table-cell>
          <table:table-cell table:formula="of:=[.G278]+[.F279]" office:value-type="float" office:value="4050.26086956522" calcext:value-type="float">
            <text:p>4050,2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SlideIndicator_0_BinaryMutator</text:p>
          </table:table-cell>
          <table:table-cell office:value-type="float" office:value="131" calcext:value-type="float">
            <text:p>131</text:p>
          </table:table-cell>
          <table:table-cell table:formula="of:=[.E279]+[.B280]" office:value-type="float" office:value="93543" calcext:value-type="float">
            <text:p>93543</text:p>
          </table:table-cell>
          <table:table-cell table:formula="of:=[.B280]/[.$B$1]" office:value-type="float" office:value="16.8260869565217" calcext:value-type="float">
            <text:p>16,83</text:p>
          </table:table-cell>
          <table:table-cell table:formula="of:=[.G279]+[.F280]" office:value-type="float" office:value="4067.08695652174" calcext:value-type="float">
            <text:p>4067,0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SlideIndicator_1_BinaryMutator</text:p>
          </table:table-cell>
          <table:table-cell office:value-type="float" office:value="1131" calcext:value-type="float">
            <text:p>1131</text:p>
          </table:table-cell>
          <table:table-cell table:formula="of:=[.E280]+[.B281]" office:value-type="float" office:value="93938" calcext:value-type="float">
            <text:p>93938</text:p>
          </table:table-cell>
          <table:table-cell table:formula="of:=[.B281]/[.$B$1]" office:value-type="float" office:value="17.1739130434783" calcext:value-type="float">
            <text:p>17,17</text:p>
          </table:table-cell>
          <table:table-cell table:formula="of:=[.G280]+[.F281]" office:value-type="float" office:value="4084.26086956522" calcext:value-type="float">
            <text:p>4084,2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SlideIndicator_2_BinaryMutator</text:p>
          </table:table-cell>
          <table:table-cell office:value-type="float" office:value="2131" calcext:value-type="float">
            <text:p>2131</text:p>
          </table:table-cell>
          <table:table-cell table:formula="of:=[.E281]+[.B282]" office:value-type="float" office:value="94327" calcext:value-type="float">
            <text:p>94327</text:p>
          </table:table-cell>
          <table:table-cell table:formula="of:=[.B282]/[.$B$1]" office:value-type="float" office:value="16.9130434782609" calcext:value-type="float">
            <text:p>16,91</text:p>
          </table:table-cell>
          <table:table-cell table:formula="of:=[.G281]+[.F282]" office:value-type="float" office:value="4101.17391304348" calcext:value-type="float">
            <text:p>4101,1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SlideIndicator_3_BinaryMutator</text:p>
          </table:table-cell>
          <table:table-cell office:value-type="float" office:value="3131" calcext:value-type="float">
            <text:p>3131</text:p>
          </table:table-cell>
          <table:table-cell table:formula="of:=[.E282]+[.B283]" office:value-type="float" office:value="94714" calcext:value-type="float">
            <text:p>94714</text:p>
          </table:table-cell>
          <table:table-cell table:formula="of:=[.B283]/[.$B$1]" office:value-type="float" office:value="16.8260869565217" calcext:value-type="float">
            <text:p>16,83</text:p>
          </table:table-cell>
          <table:table-cell table:formula="of:=[.G282]+[.F283]" office:value-type="float" office:value="4118" calcext:value-type="float">
            <text:p>4118,0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SlideIndicator_4_BinaryMutator</text:p>
          </table:table-cell>
          <table:table-cell office:value-type="float" office:value="4131" calcext:value-type="float">
            <text:p>4131</text:p>
          </table:table-cell>
          <table:table-cell table:formula="of:=[.E283]+[.B284]" office:value-type="float" office:value="95107" calcext:value-type="float">
            <text:p>95107</text:p>
          </table:table-cell>
          <table:table-cell table:formula="of:=[.B284]/[.$B$1]" office:value-type="float" office:value="17.0869565217391" calcext:value-type="float">
            <text:p>17,09</text:p>
          </table:table-cell>
          <table:table-cell table:formula="of:=[.G283]+[.F284]" office:value-type="float" office:value="4135.08695652174" calcext:value-type="float">
            <text:p>4135,0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SlideIndicator_5_BinaryMutator</text:p>
          </table:table-cell>
          <table:table-cell office:value-type="float" office:value="5131" calcext:value-type="float">
            <text:p>5131</text:p>
          </table:table-cell>
          <table:table-cell table:formula="of:=[.E284]+[.B285]" office:value-type="float" office:value="95495" calcext:value-type="float">
            <text:p>95495</text:p>
          </table:table-cell>
          <table:table-cell table:formula="of:=[.B285]/[.$B$1]" office:value-type="float" office:value="16.8695652173913" calcext:value-type="float">
            <text:p>16,87</text:p>
          </table:table-cell>
          <table:table-cell table:formula="of:=[.G284]+[.F285]" office:value-type="float" office:value="4151.95652173913" calcext:value-type="float">
            <text:p>4151,9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SlideIndicator_6_BinaryMutator</text:p>
          </table:table-cell>
          <table:table-cell office:value-type="float" office:value="6131" calcext:value-type="float">
            <text:p>6131</text:p>
          </table:table-cell>
          <table:table-cell table:formula="of:=[.E285]+[.B286]" office:value-type="float" office:value="95883" calcext:value-type="float">
            <text:p>95883</text:p>
          </table:table-cell>
          <table:table-cell table:formula="of:=[.B286]/[.$B$1]" office:value-type="float" office:value="16.8695652173913" calcext:value-type="float">
            <text:p>16,87</text:p>
          </table:table-cell>
          <table:table-cell table:formula="of:=[.G285]+[.F286]" office:value-type="float" office:value="4168.82608695652" calcext:value-type="float">
            <text:p>4168,8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lideIndicator_7_BinaryMutator</text:p>
          </table:table-cell>
          <table:table-cell office:value-type="float" office:value="7131" calcext:value-type="float">
            <text:p>7131</text:p>
          </table:table-cell>
          <table:table-cell table:formula="of:=[.E286]+[.B287]" office:value-type="float" office:value="96273" calcext:value-type="float">
            <text:p>96273</text:p>
          </table:table-cell>
          <table:table-cell table:formula="of:=[.B287]/[.$B$1]" office:value-type="float" office:value="16.9565217391304" calcext:value-type="float">
            <text:p>16,96</text:p>
          </table:table-cell>
          <table:table-cell table:formula="of:=[.G286]+[.F287]" office:value-type="float" office:value="4185.78260869565" calcext:value-type="float">
            <text:p>4185,7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SlideIndicator_8_BinaryMutator</text:p>
          </table:table-cell>
          <table:table-cell office:value-type="float" office:value="8131" calcext:value-type="float">
            <text:p>8131</text:p>
          </table:table-cell>
          <table:table-cell table:formula="of:=[.E287]+[.B288]" office:value-type="float" office:value="96665" calcext:value-type="float">
            <text:p>96665</text:p>
          </table:table-cell>
          <table:table-cell table:formula="of:=[.B288]/[.$B$1]" office:value-type="float" office:value="17.0434782608696" calcext:value-type="float">
            <text:p>17,04</text:p>
          </table:table-cell>
          <table:table-cell table:formula="of:=[.G287]+[.F288]" office:value-type="float" office:value="4202.82608695652" calcext:value-type="float">
            <text:p>4202,8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SlideIndicator_9_BinaryMutator</text:p>
          </table:table-cell>
          <table:table-cell office:value-type="float" office:value="9131" calcext:value-type="float">
            <text:p>9131</text:p>
          </table:table-cell>
          <table:table-cell table:formula="of:=[.E288]+[.B289]" office:value-type="float" office:value="97053" calcext:value-type="float">
            <text:p>97053</text:p>
          </table:table-cell>
          <table:table-cell table:formula="of:=[.B289]/[.$B$1]" office:value-type="float" office:value="16.8695652173913" calcext:value-type="float">
            <text:p>16,87</text:p>
          </table:table-cell>
          <table:table-cell table:formula="of:=[.G288]+[.F289]" office:value-type="float" office:value="4219.69565217391" calcext:value-type="float">
            <text:p>4219,7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SlideIndicator_10_BinaryMutator</text:p>
          </table:table-cell>
          <table:table-cell office:value-type="float" office:value="10131" calcext:value-type="float">
            <text:p>10131</text:p>
          </table:table-cell>
          <table:table-cell table:formula="of:=[.E289]+[.B290]" office:value-type="float" office:value="97445" calcext:value-type="float">
            <text:p>97445</text:p>
          </table:table-cell>
          <table:table-cell table:formula="of:=[.B290]/[.$B$1]" office:value-type="float" office:value="17.0434782608696" calcext:value-type="float">
            <text:p>17,04</text:p>
          </table:table-cell>
          <table:table-cell table:formula="of:=[.G289]+[.F290]" office:value-type="float" office:value="4236.73913043478" calcext:value-type="float">
            <text:p>4236,7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SlideIndicator_11_BinaryMutator</text:p>
          </table:table-cell>
          <table:table-cell office:value-type="float" office:value="11131" calcext:value-type="float">
            <text:p>11131</text:p>
          </table:table-cell>
          <table:table-cell table:formula="of:=[.E290]+[.B291]" office:value-type="float" office:value="97837" calcext:value-type="float">
            <text:p>97837</text:p>
          </table:table-cell>
          <table:table-cell table:formula="of:=[.B291]/[.$B$1]" office:value-type="float" office:value="17.0434782608696" calcext:value-type="float">
            <text:p>17,04</text:p>
          </table:table-cell>
          <table:table-cell table:formula="of:=[.G290]+[.F291]" office:value-type="float" office:value="4253.78260869565" calcext:value-type="float">
            <text:p>4253,7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SlideIndicator_12_BinaryMutator</text:p>
          </table:table-cell>
          <table:table-cell office:value-type="float" office:value="12131" calcext:value-type="float">
            <text:p>12131</text:p>
          </table:table-cell>
          <table:table-cell table:formula="of:=[.E291]+[.B292]" office:value-type="float" office:value="98225" calcext:value-type="float">
            <text:p>98225</text:p>
          </table:table-cell>
          <table:table-cell table:formula="of:=[.B292]/[.$B$1]" office:value-type="float" office:value="16.8695652173913" calcext:value-type="float">
            <text:p>16,87</text:p>
          </table:table-cell>
          <table:table-cell table:formula="of:=[.G291]+[.F292]" office:value-type="float" office:value="4270.65217391304" calcext:value-type="float">
            <text:p>4270,6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SlideIndicator_13_BinaryMutator</text:p>
          </table:table-cell>
          <table:table-cell office:value-type="float" office:value="13131" calcext:value-type="float">
            <text:p>13131</text:p>
          </table:table-cell>
          <table:table-cell table:formula="of:=[.E292]+[.B293]" office:value-type="float" office:value="98620" calcext:value-type="float">
            <text:p>98620</text:p>
          </table:table-cell>
          <table:table-cell table:formula="of:=[.B293]/[.$B$1]" office:value-type="float" office:value="17.1739130434783" calcext:value-type="float">
            <text:p>17,17</text:p>
          </table:table-cell>
          <table:table-cell table:formula="of:=[.G292]+[.F293]" office:value-type="float" office:value="4287.82608695652" calcext:value-type="float">
            <text:p>4287,8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SlideIndicator_14_BinaryMutator</text:p>
          </table:table-cell>
          <table:table-cell office:value-type="float" office:value="14131" calcext:value-type="float">
            <text:p>14131</text:p>
          </table:table-cell>
          <table:table-cell table:formula="of:=[.E293]+[.B294]" office:value-type="float" office:value="99004" calcext:value-type="float">
            <text:p>99004</text:p>
          </table:table-cell>
          <table:table-cell table:formula="of:=[.B294]/[.$B$1]" office:value-type="float" office:value="16.695652173913" calcext:value-type="float">
            <text:p>16,70</text:p>
          </table:table-cell>
          <table:table-cell table:formula="of:=[.G293]+[.F294]" office:value-type="float" office:value="4304.52173913043" calcext:value-type="float">
            <text:p>4304,5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SlideIndicator_15_BinaryMutator</text:p>
          </table:table-cell>
          <table:table-cell office:value-type="float" office:value="15131" calcext:value-type="float">
            <text:p>15131</text:p>
          </table:table-cell>
          <table:table-cell table:formula="of:=[.E294]+[.B295]" office:value-type="float" office:value="99392" calcext:value-type="float">
            <text:p>99392</text:p>
          </table:table-cell>
          <table:table-cell table:formula="of:=[.B295]/[.$B$1]" office:value-type="float" office:value="16.8695652173913" calcext:value-type="float">
            <text:p>16,87</text:p>
          </table:table-cell>
          <table:table-cell table:formula="of:=[.G294]+[.F295]" office:value-type="float" office:value="4321.39130434782" calcext:value-type="float">
            <text:p>4321,3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SlideIndicator_16_BinaryMutator</text:p>
          </table:table-cell>
          <table:table-cell office:value-type="float" office:value="16131" calcext:value-type="float">
            <text:p>16131</text:p>
          </table:table-cell>
          <table:table-cell table:formula="of:=[.E295]+[.B296]" office:value-type="float" office:value="99783" calcext:value-type="float">
            <text:p>99783</text:p>
          </table:table-cell>
          <table:table-cell table:formula="of:=[.B296]/[.$B$1]" office:value-type="float" office:value="17" calcext:value-type="float">
            <text:p>17,00</text:p>
          </table:table-cell>
          <table:table-cell table:formula="of:=[.G295]+[.F296]" office:value-type="float" office:value="4338.39130434782" calcext:value-type="float">
            <text:p>4338,3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lideIndicator_17_BinaryMutator</text:p>
          </table:table-cell>
          <table:table-cell office:value-type="float" office:value="17131" calcext:value-type="float">
            <text:p>17131</text:p>
          </table:table-cell>
          <table:table-cell table:formula="of:=[.E296]+[.B297]" office:value-type="float" office:value="100021" calcext:value-type="float">
            <text:p>100021</text:p>
          </table:table-cell>
          <table:table-cell table:formula="of:=[.B297]/[.$B$1]" office:value-type="float" office:value="10.3478260869565" calcext:value-type="float">
            <text:p>10,35</text:p>
          </table:table-cell>
          <table:table-cell table:formula="of:=[.G296]+[.F297]" office:value-type="float" office:value="4348.73913043478" calcext:value-type="float">
            <text:p>4348,7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SlideIndicator_18_BinaryMutator</text:p>
          </table:table-cell>
          <table:table-cell office:value-type="float" office:value="18131" calcext:value-type="float">
            <text:p>18131</text:p>
          </table:table-cell>
          <table:table-cell table:formula="of:=[.E297]+[.B298]" office:value-type="float" office:value="100413" calcext:value-type="float">
            <text:p>100413</text:p>
          </table:table-cell>
          <table:table-cell table:formula="of:=[.B298]/[.$B$1]" office:value-type="float" office:value="17.0434782608696" calcext:value-type="float">
            <text:p>17,04</text:p>
          </table:table-cell>
          <table:table-cell table:formula="of:=[.G297]+[.F298]" office:value-type="float" office:value="4365.78260869565" calcext:value-type="float">
            <text:p>4365,7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SlideIndicator_19_BinaryMutator</text:p>
          </table:table-cell>
          <table:table-cell office:value-type="float" office:value="19131" calcext:value-type="float">
            <text:p>19131</text:p>
          </table:table-cell>
          <table:table-cell table:formula="of:=[.E298]+[.B299]" office:value-type="float" office:value="100801" calcext:value-type="float">
            <text:p>100801</text:p>
          </table:table-cell>
          <table:table-cell table:formula="of:=[.B299]/[.$B$1]" office:value-type="float" office:value="16.8695652173913" calcext:value-type="float">
            <text:p>16,87</text:p>
          </table:table-cell>
          <table:table-cell table:formula="of:=[.G298]+[.F299]" office:value-type="float" office:value="4382.65217391304" calcext:value-type="float">
            <text:p>4382,6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SlideIndicator_20_BinaryMutator</text:p>
          </table:table-cell>
          <table:table-cell office:value-type="float" office:value="20131" calcext:value-type="float">
            <text:p>20131</text:p>
          </table:table-cell>
          <table:table-cell table:formula="of:=[.E299]+[.B300]" office:value-type="float" office:value="101190" calcext:value-type="float">
            <text:p>101190</text:p>
          </table:table-cell>
          <table:table-cell table:formula="of:=[.B300]/[.$B$1]" office:value-type="float" office:value="16.9130434782609" calcext:value-type="float">
            <text:p>16,91</text:p>
          </table:table-cell>
          <table:table-cell table:formula="of:=[.G299]+[.F300]" office:value-type="float" office:value="4399.5652173913" calcext:value-type="float">
            <text:p>4399,5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SlideIndicator_21_BinaryMutator</text:p>
          </table:table-cell>
          <table:table-cell office:value-type="float" office:value="21131" calcext:value-type="float">
            <text:p>21131</text:p>
          </table:table-cell>
          <table:table-cell table:formula="of:=[.E300]+[.B301]" office:value-type="float" office:value="101577" calcext:value-type="float">
            <text:p>101577</text:p>
          </table:table-cell>
          <table:table-cell table:formula="of:=[.B301]/[.$B$1]" office:value-type="float" office:value="16.8260869565217" calcext:value-type="float">
            <text:p>16,83</text:p>
          </table:table-cell>
          <table:table-cell table:formula="of:=[.G300]+[.F301]" office:value-type="float" office:value="4416.39130434783" calcext:value-type="float">
            <text:p>4416,3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SlideIndicator_22_BinaryMutator</text:p>
          </table:table-cell>
          <table:table-cell office:value-type="float" office:value="22131" calcext:value-type="float">
            <text:p>22131</text:p>
          </table:table-cell>
          <table:table-cell table:formula="of:=[.E301]+[.B302]" office:value-type="float" office:value="101973" calcext:value-type="float">
            <text:p>101973</text:p>
          </table:table-cell>
          <table:table-cell table:formula="of:=[.B302]/[.$B$1]" office:value-type="float" office:value="17.2173913043478" calcext:value-type="float">
            <text:p>17,22</text:p>
          </table:table-cell>
          <table:table-cell table:formula="of:=[.G301]+[.F302]" office:value-type="float" office:value="4433.60869565217" calcext:value-type="float">
            <text:p>4433,6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lideIndicator_23_BinaryMutator</text:p>
          </table:table-cell>
          <table:table-cell office:value-type="float" office:value="23131" calcext:value-type="float">
            <text:p>23131</text:p>
          </table:table-cell>
          <table:table-cell table:formula="of:=[.E302]+[.B303]" office:value-type="float" office:value="102212" calcext:value-type="float">
            <text:p>102212</text:p>
          </table:table-cell>
          <table:table-cell table:formula="of:=[.B303]/[.$B$1]" office:value-type="float" office:value="10.3913043478261" calcext:value-type="float">
            <text:p>10,39</text:p>
          </table:table-cell>
          <table:table-cell table:formula="of:=[.G302]+[.F303]" office:value-type="float" office:value="4444" calcext:value-type="float">
            <text:p>4444,0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SlideIndicator_24_BinaryMutator</text:p>
          </table:table-cell>
          <table:table-cell office:value-type="float" office:value="24131" calcext:value-type="float">
            <text:p>24131</text:p>
          </table:table-cell>
          <table:table-cell table:formula="of:=[.E303]+[.B304]" office:value-type="float" office:value="102596" calcext:value-type="float">
            <text:p>102596</text:p>
          </table:table-cell>
          <table:table-cell table:formula="of:=[.B304]/[.$B$1]" office:value-type="float" office:value="16.695652173913" calcext:value-type="float">
            <text:p>16,70</text:p>
          </table:table-cell>
          <table:table-cell table:formula="of:=[.G303]+[.F304]" office:value-type="float" office:value="4460.69565217391" calcext:value-type="float">
            <text:p>4460,7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SlideIndicator_25_BinaryMutator</text:p>
          </table:table-cell>
          <table:table-cell office:value-type="float" office:value="25131" calcext:value-type="float">
            <text:p>25131</text:p>
          </table:table-cell>
          <table:table-cell table:formula="of:=[.E304]+[.B305]" office:value-type="float" office:value="102983" calcext:value-type="float">
            <text:p>102983</text:p>
          </table:table-cell>
          <table:table-cell table:formula="of:=[.B305]/[.$B$1]" office:value-type="float" office:value="16.8260869565217" calcext:value-type="float">
            <text:p>16,83</text:p>
          </table:table-cell>
          <table:table-cell table:formula="of:=[.G304]+[.F305]" office:value-type="float" office:value="4477.52173913043" calcext:value-type="float">
            <text:p>4477,5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SlideIndicator_26_BinaryMutator</text:p>
          </table:table-cell>
          <table:table-cell office:value-type="float" office:value="26131" calcext:value-type="float">
            <text:p>26131</text:p>
          </table:table-cell>
          <table:table-cell table:formula="of:=[.E305]+[.B306]" office:value-type="float" office:value="103377" calcext:value-type="float">
            <text:p>103377</text:p>
          </table:table-cell>
          <table:table-cell table:formula="of:=[.B306]/[.$B$1]" office:value-type="float" office:value="17.1304347826087" calcext:value-type="float">
            <text:p>17,13</text:p>
          </table:table-cell>
          <table:table-cell table:formula="of:=[.G305]+[.F306]" office:value-type="float" office:value="4494.65217391304" calcext:value-type="float">
            <text:p>4494,6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SlideIndicator_27_BinaryMutator</text:p>
          </table:table-cell>
          <table:table-cell office:value-type="float" office:value="27131" calcext:value-type="float">
            <text:p>27131</text:p>
          </table:table-cell>
          <table:table-cell table:formula="of:=[.E306]+[.B307]" office:value-type="float" office:value="103760" calcext:value-type="float">
            <text:p>103760</text:p>
          </table:table-cell>
          <table:table-cell table:formula="of:=[.B307]/[.$B$1]" office:value-type="float" office:value="16.6521739130435" calcext:value-type="float">
            <text:p>16,65</text:p>
          </table:table-cell>
          <table:table-cell table:formula="of:=[.G306]+[.F307]" office:value-type="float" office:value="4511.30434782609" calcext:value-type="float">
            <text:p>4511,3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BackupsPreferencesFragment_0_BinaryMutator</text:p>
          </table:table-cell>
          <table:table-cell office:value-type="float" office:value="133" calcext:value-type="float">
            <text:p>133</text:p>
          </table:table-cell>
          <table:table-cell table:formula="of:=[.E307]+[.B308]" office:value-type="float" office:value="104145" calcext:value-type="float">
            <text:p>104145</text:p>
          </table:table-cell>
          <table:table-cell table:formula="of:=[.B308]/[.$B$1]" office:value-type="float" office:value="16.7391304347826" calcext:value-type="float">
            <text:p>16,74</text:p>
          </table:table-cell>
          <table:table-cell table:formula="of:=[.G307]+[.F308]" office:value-type="float" office:value="4528.04347826087" calcext:value-type="float">
            <text:p>4528,0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BackupsPreferencesFragment_1_BinaryMutator</text:p>
          </table:table-cell>
          <table:table-cell office:value-type="float" office:value="1133" calcext:value-type="float">
            <text:p>1133</text:p>
          </table:table-cell>
          <table:table-cell table:formula="of:=[.E308]+[.B309]" office:value-type="float" office:value="104534" calcext:value-type="float">
            <text:p>104534</text:p>
          </table:table-cell>
          <table:table-cell table:formula="of:=[.B309]/[.$B$1]" office:value-type="float" office:value="16.9130434782609" calcext:value-type="float">
            <text:p>16,91</text:p>
          </table:table-cell>
          <table:table-cell table:formula="of:=[.G308]+[.F309]" office:value-type="float" office:value="4544.95652173913" calcext:value-type="float">
            <text:p>4544,9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BackupsPreferencesFragment_2_NullIntentOperatorMutator</text:p>
          </table:table-cell>
          <table:table-cell office:value-type="float" office:value="2133" calcext:value-type="float">
            <text:p>2133</text:p>
          </table:table-cell>
          <table:table-cell table:formula="of:=[.E309]+[.B310]" office:value-type="float" office:value="104919" calcext:value-type="float">
            <text:p>104919</text:p>
          </table:table-cell>
          <table:table-cell table:formula="of:=[.B310]/[.$B$1]" office:value-type="float" office:value="16.7391304347826" calcext:value-type="float">
            <text:p>16,74</text:p>
          </table:table-cell>
          <table:table-cell table:formula="of:=[.G309]+[.F310]" office:value-type="float" office:value="4561.69565217391" calcext:value-type="float">
            <text:p>4561,7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BackupsPreferencesFragment_3_InvalidKeyIntentOperatorMutator</text:p>
          </table:table-cell>
          <table:table-cell office:value-type="float" office:value="3133" calcext:value-type="float">
            <text:p>3133</text:p>
          </table:table-cell>
          <table:table-cell table:formula="of:=[.E310]+[.B311]" office:value-type="float" office:value="105309" calcext:value-type="float">
            <text:p>105309</text:p>
          </table:table-cell>
          <table:table-cell table:formula="of:=[.B311]/[.$B$1]" office:value-type="float" office:value="16.9565217391304" calcext:value-type="float">
            <text:p>16,96</text:p>
          </table:table-cell>
          <table:table-cell table:formula="of:=[.G310]+[.F311]" office:value-type="float" office:value="4578.65217391304" calcext:value-type="float">
            <text:p>4578,6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BackupsPreferencesFragment_4_RandomActionIntentDefinitionOperatorMutator</text:p>
          </table:table-cell>
          <table:table-cell office:value-type="float" office:value="4133" calcext:value-type="float">
            <text:p>4133</text:p>
          </table:table-cell>
          <table:table-cell table:formula="of:=[.E311]+[.B312]" office:value-type="float" office:value="105702" calcext:value-type="float">
            <text:p>105702</text:p>
          </table:table-cell>
          <table:table-cell table:formula="of:=[.B312]/[.$B$1]" office:value-type="float" office:value="17.0869565217391" calcext:value-type="float">
            <text:p>17,09</text:p>
          </table:table-cell>
          <table:table-cell table:formula="of:=[.G311]+[.F312]" office:value-type="float" office:value="4595.73913043478" calcext:value-type="float">
            <text:p>4595,7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BackupsPreferencesFragment_5_RandomActionIntentDefinitionOperatorMutator</text:p>
          </table:table-cell>
          <table:table-cell office:value-type="float" office:value="5133" calcext:value-type="float">
            <text:p>5133</text:p>
          </table:table-cell>
          <table:table-cell table:formula="of:=[.E312]+[.B313]" office:value-type="float" office:value="106092" calcext:value-type="float">
            <text:p>106092</text:p>
          </table:table-cell>
          <table:table-cell table:formula="of:=[.B313]/[.$B$1]" office:value-type="float" office:value="16.9565217391304" calcext:value-type="float">
            <text:p>16,96</text:p>
          </table:table-cell>
          <table:table-cell table:formula="of:=[.G312]+[.F313]" office:value-type="float" office:value="4612.69565217391" calcext:value-type="float">
            <text:p>4612,7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IconPacksManagerFragment_0_InvalidViewFocusOperatorMutator</text:p>
          </table:table-cell>
          <table:table-cell office:value-type="float" office:value="134" calcext:value-type="float">
            <text:p>134</text:p>
          </table:table-cell>
          <table:table-cell table:formula="of:=[.E313]+[.B314]" office:value-type="float" office:value="106486" calcext:value-type="float">
            <text:p>106486</text:p>
          </table:table-cell>
          <table:table-cell table:formula="of:=[.B314]/[.$B$1]" office:value-type="float" office:value="17.1304347826087" calcext:value-type="float">
            <text:p>17,13</text:p>
          </table:table-cell>
          <table:table-cell table:formula="of:=[.G313]+[.F314]" office:value-type="float" office:value="4629.82608695652" calcext:value-type="float">
            <text:p>4629,8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IconPacksManagerFragment_1_ViewComponentNotVisibleOperatorMutator</text:p>
          </table:table-cell>
          <table:table-cell office:value-type="float" office:value="1134" calcext:value-type="float">
            <text:p>1134</text:p>
          </table:table-cell>
          <table:table-cell table:formula="of:=[.E314]+[.B315]" office:value-type="float" office:value="106871" calcext:value-type="float">
            <text:p>106871</text:p>
          </table:table-cell>
          <table:table-cell table:formula="of:=[.B315]/[.$B$1]" office:value-type="float" office:value="16.7391304347826" calcext:value-type="float">
            <text:p>16,74</text:p>
          </table:table-cell>
          <table:table-cell table:formula="of:=[.G314]+[.F315]" office:value-type="float" office:value="4646.5652173913" calcext:value-type="float">
            <text:p>4646,5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IconPacksManagerFragment_2_BuggyGUIListenerOperatorMutator</text:p>
          </table:table-cell>
          <table:table-cell office:value-type="float" office:value="2134" calcext:value-type="float">
            <text:p>2134</text:p>
          </table:table-cell>
          <table:table-cell table:formula="of:=[.E315]+[.B316]" office:value-type="float" office:value="107263" calcext:value-type="float">
            <text:p>107263</text:p>
          </table:table-cell>
          <table:table-cell table:formula="of:=[.B316]/[.$B$1]" office:value-type="float" office:value="17.0434782608696" calcext:value-type="float">
            <text:p>17,04</text:p>
          </table:table-cell>
          <table:table-cell table:formula="of:=[.G315]+[.F316]" office:value-type="float" office:value="4663.60869565217" calcext:value-type="float">
            <text:p>4663,6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IconPacksManagerFragment_3_InvalidViewFocusOperatorMutator</text:p>
          </table:table-cell>
          <table:table-cell office:value-type="float" office:value="3134" calcext:value-type="float">
            <text:p>3134</text:p>
          </table:table-cell>
          <table:table-cell table:formula="of:=[.E316]+[.B317]" office:value-type="float" office:value="107652" calcext:value-type="float">
            <text:p>107652</text:p>
          </table:table-cell>
          <table:table-cell table:formula="of:=[.B317]/[.$B$1]" office:value-type="float" office:value="16.9130434782609" calcext:value-type="float">
            <text:p>16,91</text:p>
          </table:table-cell>
          <table:table-cell table:formula="of:=[.G316]+[.F317]" office:value-type="float" office:value="4680.52173913044" calcext:value-type="float">
            <text:p>4680,5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IconPacksManagerFragment_4_ViewComponentNotVisibleOperatorMutator</text:p>
          </table:table-cell>
          <table:table-cell office:value-type="float" office:value="4134" calcext:value-type="float">
            <text:p>4134</text:p>
          </table:table-cell>
          <table:table-cell table:formula="of:=[.E317]+[.B318]" office:value-type="float" office:value="108044" calcext:value-type="float">
            <text:p>108044</text:p>
          </table:table-cell>
          <table:table-cell table:formula="of:=[.B318]/[.$B$1]" office:value-type="float" office:value="17.0434782608696" calcext:value-type="float">
            <text:p>17,04</text:p>
          </table:table-cell>
          <table:table-cell table:formula="of:=[.G317]+[.F318]" office:value-type="float" office:value="4697.56521739131" calcext:value-type="float">
            <text:p>4697,5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IconPacksManagerFragment_5_InvalidViewFocusOperatorMutator</text:p>
          </table:table-cell>
          <table:table-cell office:value-type="float" office:value="5134" calcext:value-type="float">
            <text:p>5134</text:p>
          </table:table-cell>
          <table:table-cell table:formula="of:=[.E318]+[.B319]" office:value-type="float" office:value="108443" calcext:value-type="float">
            <text:p>108443</text:p>
          </table:table-cell>
          <table:table-cell table:formula="of:=[.B319]/[.$B$1]" office:value-type="float" office:value="17.3478260869565" calcext:value-type="float">
            <text:p>17,35</text:p>
          </table:table-cell>
          <table:table-cell table:formula="of:=[.G318]+[.F319]" office:value-type="float" office:value="4714.91304347826" calcext:value-type="float">
            <text:p>4714,9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IconPacksManagerFragment_6_ViewComponentNotVisibleOperatorMutator</text:p>
          </table:table-cell>
          <table:table-cell office:value-type="float" office:value="6134" calcext:value-type="float">
            <text:p>6134</text:p>
          </table:table-cell>
          <table:table-cell table:formula="of:=[.E319]+[.B320]" office:value-type="float" office:value="108833" calcext:value-type="float">
            <text:p>108833</text:p>
          </table:table-cell>
          <table:table-cell table:formula="of:=[.B320]/[.$B$1]" office:value-type="float" office:value="16.9565217391304" calcext:value-type="float">
            <text:p>16,96</text:p>
          </table:table-cell>
          <table:table-cell table:formula="of:=[.G319]+[.F320]" office:value-type="float" office:value="4731.86956521739" calcext:value-type="float">
            <text:p>4731,8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IconPacksManagerFragment_7_InvalidViewFocusOperatorMutator</text:p>
          </table:table-cell>
          <table:table-cell office:value-type="float" office:value="7134" calcext:value-type="float">
            <text:p>7134</text:p>
          </table:table-cell>
          <table:table-cell table:formula="of:=[.E320]+[.B321]" office:value-type="float" office:value="109220" calcext:value-type="float">
            <text:p>109220</text:p>
          </table:table-cell>
          <table:table-cell table:formula="of:=[.B321]/[.$B$1]" office:value-type="float" office:value="16.8260869565217" calcext:value-type="float">
            <text:p>16,83</text:p>
          </table:table-cell>
          <table:table-cell table:formula="of:=[.G320]+[.F321]" office:value-type="float" office:value="4748.69565217391" calcext:value-type="float">
            <text:p>4748,7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IconPacksManagerFragment_8_ViewComponentNotVisibleOperatorMutator</text:p>
          </table:table-cell>
          <table:table-cell office:value-type="float" office:value="8134" calcext:value-type="float">
            <text:p>8134</text:p>
          </table:table-cell>
          <table:table-cell table:formula="of:=[.E321]+[.B322]" office:value-type="float" office:value="109607" calcext:value-type="float">
            <text:p>109607</text:p>
          </table:table-cell>
          <table:table-cell table:formula="of:=[.B322]/[.$B$1]" office:value-type="float" office:value="16.8260869565217" calcext:value-type="float">
            <text:p>16,83</text:p>
          </table:table-cell>
          <table:table-cell table:formula="of:=[.G321]+[.F322]" office:value-type="float" office:value="4765.52173913044" calcext:value-type="float">
            <text:p>4765,5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IconPacksManagerFragment_9_BuggyGUIListenerOperatorMutator</text:p>
          </table:table-cell>
          <table:table-cell office:value-type="float" office:value="9134" calcext:value-type="float">
            <text:p>9134</text:p>
          </table:table-cell>
          <table:table-cell table:formula="of:=[.E322]+[.B323]" office:value-type="float" office:value="109990" calcext:value-type="float">
            <text:p>109990</text:p>
          </table:table-cell>
          <table:table-cell table:formula="of:=[.B323]/[.$B$1]" office:value-type="float" office:value="16.6521739130435" calcext:value-type="float">
            <text:p>16,65</text:p>
          </table:table-cell>
          <table:table-cell table:formula="of:=[.G322]+[.F323]" office:value-type="float" office:value="4782.17391304348" calcext:value-type="float">
            <text:p>4782,1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IconPacksManagerFragment_10_BuggyGUIListenerOperatorMutator</text:p>
          </table:table-cell>
          <table:table-cell office:value-type="float" office:value="10134" calcext:value-type="float">
            <text:p>10134</text:p>
          </table:table-cell>
          <table:table-cell table:formula="of:=[.E323]+[.B324]" office:value-type="float" office:value="110379" calcext:value-type="float">
            <text:p>110379</text:p>
          </table:table-cell>
          <table:table-cell table:formula="of:=[.B324]/[.$B$1]" office:value-type="float" office:value="16.9130434782609" calcext:value-type="float">
            <text:p>16,91</text:p>
          </table:table-cell>
          <table:table-cell table:formula="of:=[.G323]+[.F324]" office:value-type="float" office:value="4799.08695652174" calcext:value-type="float">
            <text:p>4799,0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IconPacksManagerFragment_11_NullIntentOperatorMutator</text:p>
          </table:table-cell>
          <table:table-cell office:value-type="float" office:value="11134" calcext:value-type="float">
            <text:p>11134</text:p>
          </table:table-cell>
          <table:table-cell table:formula="of:=[.E324]+[.B325]" office:value-type="float" office:value="110773" calcext:value-type="float">
            <text:p>110773</text:p>
          </table:table-cell>
          <table:table-cell table:formula="of:=[.B325]/[.$B$1]" office:value-type="float" office:value="17.1304347826087" calcext:value-type="float">
            <text:p>17,13</text:p>
          </table:table-cell>
          <table:table-cell table:formula="of:=[.G324]+[.F325]" office:value-type="float" office:value="4816.21739130435" calcext:value-type="float">
            <text:p>4816,2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IconPacksManagerFragment_12_InvalidKeyIntentOperatorMutator</text:p>
          </table:table-cell>
          <table:table-cell office:value-type="float" office:value="12134" calcext:value-type="float">
            <text:p>12134</text:p>
          </table:table-cell>
          <table:table-cell table:formula="of:=[.E325]+[.B326]" office:value-type="float" office:value="111165" calcext:value-type="float">
            <text:p>111165</text:p>
          </table:table-cell>
          <table:table-cell table:formula="of:=[.B326]/[.$B$1]" office:value-type="float" office:value="17.0434782608696" calcext:value-type="float">
            <text:p>17,04</text:p>
          </table:table-cell>
          <table:table-cell table:formula="of:=[.G325]+[.F326]" office:value-type="float" office:value="4833.26086956522" calcext:value-type="float">
            <text:p>4833,2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IconPacksManagerFragment_13_RandomActionIntentDefinitionOperatorMutator</text:p>
          </table:table-cell>
          <table:table-cell office:value-type="float" office:value="13134" calcext:value-type="float">
            <text:p>13134</text:p>
          </table:table-cell>
          <table:table-cell table:formula="of:=[.E326]+[.B327]" office:value-type="float" office:value="111556" calcext:value-type="float">
            <text:p>111556</text:p>
          </table:table-cell>
          <table:table-cell table:formula="of:=[.B327]/[.$B$1]" office:value-type="float" office:value="17" calcext:value-type="float">
            <text:p>17,00</text:p>
          </table:table-cell>
          <table:table-cell table:formula="of:=[.G326]+[.F327]" office:value-type="float" office:value="4850.26086956522" calcext:value-type="float">
            <text:p>4850,2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IconPacksManagerFragment_14_RandomActionIntentDefinitionOperatorMutator</text:p>
          </table:table-cell>
          <table:table-cell office:value-type="float" office:value="14134" calcext:value-type="float">
            <text:p>14134</text:p>
          </table:table-cell>
          <table:table-cell table:formula="of:=[.E327]+[.B328]" office:value-type="float" office:value="111942" calcext:value-type="float">
            <text:p>111942</text:p>
          </table:table-cell>
          <table:table-cell table:formula="of:=[.B328]/[.$B$1]" office:value-type="float" office:value="16.7826086956522" calcext:value-type="float">
            <text:p>16,78</text:p>
          </table:table-cell>
          <table:table-cell table:formula="of:=[.G327]+[.F328]" office:value-type="float" office:value="4867.04347826087" calcext:value-type="float">
            <text:p>4867,0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PreferencesFragment_0_RandomActionIntentDefinitionOperatorMutator</text:p>
          </table:table-cell>
          <table:table-cell office:value-type="float" office:value="135" calcext:value-type="float">
            <text:p>135</text:p>
          </table:table-cell>
          <table:table-cell table:formula="of:=[.E328]+[.B329]" office:value-type="float" office:value="112326" calcext:value-type="float">
            <text:p>112326</text:p>
          </table:table-cell>
          <table:table-cell table:formula="of:=[.B329]/[.$B$1]" office:value-type="float" office:value="16.695652173913" calcext:value-type="float">
            <text:p>16,70</text:p>
          </table:table-cell>
          <table:table-cell table:formula="of:=[.G328]+[.F329]" office:value-type="float" office:value="4883.73913043478" calcext:value-type="float">
            <text:p>4883,7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AppearancePreferencesFragment_0_InvalidKeyIntentOperatorMutator</text:p>
          </table:table-cell>
          <table:table-cell office:value-type="float" office:value="136" calcext:value-type="float">
            <text:p>136</text:p>
          </table:table-cell>
          <table:table-cell table:formula="of:=[.E329]+[.B330]" office:value-type="float" office:value="112713" calcext:value-type="float">
            <text:p>112713</text:p>
          </table:table-cell>
          <table:table-cell table:formula="of:=[.B330]/[.$B$1]" office:value-type="float" office:value="16.8260869565217" calcext:value-type="float">
            <text:p>16,83</text:p>
          </table:table-cell>
          <table:table-cell table:formula="of:=[.G329]+[.F330]" office:value-type="float" office:value="4900.56521739131" calcext:value-type="float">
            <text:p>4900,5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ppearancePreferencesFragment_1_RandomActionIntentDefinitionOperatorMutator</text:p>
          </table:table-cell>
          <table:table-cell office:value-type="float" office:value="1136" calcext:value-type="float">
            <text:p>1136</text:p>
          </table:table-cell>
          <table:table-cell table:formula="of:=[.E330]+[.B331]" office:value-type="float" office:value="113323" calcext:value-type="float">
            <text:p>113323</text:p>
          </table:table-cell>
          <table:table-cell table:formula="of:=[.B331]/[.$B$1]" office:value-type="float" office:value="26.5217391304348" calcext:value-type="float">
            <text:p>26,52</text:p>
          </table:table-cell>
          <table:table-cell table:formula="of:=[.G330]+[.F331]" office:value-type="float" office:value="4927.08695652174" calcext:value-type="float">
            <text:p>4927,0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AppearancePreferencesFragment_2_BuggyGUIListenerOperatorMutator</text:p>
          </table:table-cell>
          <table:table-cell office:value-type="float" office:value="2136" calcext:value-type="float">
            <text:p>2136</text:p>
          </table:table-cell>
          <table:table-cell table:formula="of:=[.E331]+[.B332]" office:value-type="float" office:value="113714" calcext:value-type="float">
            <text:p>113714</text:p>
          </table:table-cell>
          <table:table-cell table:formula="of:=[.B332]/[.$B$1]" office:value-type="float" office:value="17" calcext:value-type="float">
            <text:p>17,00</text:p>
          </table:table-cell>
          <table:table-cell table:formula="of:=[.G331]+[.F332]" office:value-type="float" office:value="4944.08695652174" calcext:value-type="float">
            <text:p>4944,0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AppearancePreferencesFragment_3_BuggyGUIListenerOperatorMutator</text:p>
          </table:table-cell>
          <table:table-cell office:value-type="float" office:value="3136" calcext:value-type="float">
            <text:p>3136</text:p>
          </table:table-cell>
          <table:table-cell table:formula="of:=[.E332]+[.B333]" office:value-type="float" office:value="114102" calcext:value-type="float">
            <text:p>114102</text:p>
          </table:table-cell>
          <table:table-cell table:formula="of:=[.B333]/[.$B$1]" office:value-type="float" office:value="16.8695652173913" calcext:value-type="float">
            <text:p>16,87</text:p>
          </table:table-cell>
          <table:table-cell table:formula="of:=[.G332]+[.F333]" office:value-type="float" office:value="4960.95652173913" calcext:value-type="float">
            <text:p>4960,9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AppearancePreferencesFragment_4_NullValueIntentPutExtraOperatorMutator</text:p>
          </table:table-cell>
          <table:table-cell office:value-type="float" office:value="4136" calcext:value-type="float">
            <text:p>4136</text:p>
          </table:table-cell>
          <table:table-cell table:formula="of:=[.E333]+[.B334]" office:value-type="float" office:value="114492" calcext:value-type="float">
            <text:p>114492</text:p>
          </table:table-cell>
          <table:table-cell table:formula="of:=[.B334]/[.$B$1]" office:value-type="float" office:value="16.9565217391304" calcext:value-type="float">
            <text:p>16,96</text:p>
          </table:table-cell>
          <table:table-cell table:formula="of:=[.G333]+[.F334]" office:value-type="float" office:value="4977.91304347826" calcext:value-type="float">
            <text:p>4977,9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AppearancePreferencesFragment_5_IntentPayloadReplacementOperatorMutator</text:p>
          </table:table-cell>
          <table:table-cell office:value-type="float" office:value="5136" calcext:value-type="float">
            <text:p>5136</text:p>
          </table:table-cell>
          <table:table-cell table:formula="of:=[.E334]+[.B335]" office:value-type="float" office:value="114878" calcext:value-type="float">
            <text:p>114878</text:p>
          </table:table-cell>
          <table:table-cell table:formula="of:=[.B335]/[.$B$1]" office:value-type="float" office:value="16.7826086956522" calcext:value-type="float">
            <text:p>16,78</text:p>
          </table:table-cell>
          <table:table-cell table:formula="of:=[.G334]+[.F335]" office:value-type="float" office:value="4994.69565217391" calcext:value-type="float">
            <text:p>4994,7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AppearancePreferencesFragment_6_RandomActionIntentDefinitionOperatorMutator</text:p>
          </table:table-cell>
          <table:table-cell office:value-type="float" office:value="6136" calcext:value-type="float">
            <text:p>6136</text:p>
          </table:table-cell>
          <table:table-cell table:formula="of:=[.E335]+[.B336]" office:value-type="float" office:value="115262" calcext:value-type="float">
            <text:p>115262</text:p>
          </table:table-cell>
          <table:table-cell table:formula="of:=[.B336]/[.$B$1]" office:value-type="float" office:value="16.695652173913" calcext:value-type="float">
            <text:p>16,70</text:p>
          </table:table-cell>
          <table:table-cell table:formula="of:=[.G335]+[.F336]" office:value-type="float" office:value="5011.39130434783" calcext:value-type="float">
            <text:p>5011,3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AppearancePreferencesFragment_7_NullValueIntentPutExtraOperatorMutator</text:p>
          </table:table-cell>
          <table:table-cell office:value-type="float" office:value="7136" calcext:value-type="float">
            <text:p>7136</text:p>
          </table:table-cell>
          <table:table-cell table:formula="of:=[.E336]+[.B337]" office:value-type="float" office:value="115653" calcext:value-type="float">
            <text:p>115653</text:p>
          </table:table-cell>
          <table:table-cell table:formula="of:=[.B337]/[.$B$1]" office:value-type="float" office:value="17" calcext:value-type="float">
            <text:p>17,00</text:p>
          </table:table-cell>
          <table:table-cell table:formula="of:=[.G336]+[.F337]" office:value-type="float" office:value="5028.39130434783" calcext:value-type="float">
            <text:p>5028,3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AppearancePreferencesFragment_8_IntentPayloadReplacementOperatorMutator</text:p>
          </table:table-cell>
          <table:table-cell office:value-type="float" office:value="8136" calcext:value-type="float">
            <text:p>8136</text:p>
          </table:table-cell>
          <table:table-cell table:formula="of:=[.E337]+[.B338]" office:value-type="float" office:value="116041" calcext:value-type="float">
            <text:p>116041</text:p>
          </table:table-cell>
          <table:table-cell table:formula="of:=[.B338]/[.$B$1]" office:value-type="float" office:value="16.8695652173913" calcext:value-type="float">
            <text:p>16,87</text:p>
          </table:table-cell>
          <table:table-cell table:formula="of:=[.G337]+[.F338]" office:value-type="float" office:value="5045.26086956522" calcext:value-type="float">
            <text:p>5045,2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AppearancePreferencesFragment_9_RandomActionIntentDefinitionOperatorMutator</text:p>
          </table:table-cell>
          <table:table-cell office:value-type="float" office:value="9136" calcext:value-type="float">
            <text:p>9136</text:p>
          </table:table-cell>
          <table:table-cell table:formula="of:=[.E338]+[.B339]" office:value-type="float" office:value="116432" calcext:value-type="float">
            <text:p>116432</text:p>
          </table:table-cell>
          <table:table-cell table:formula="of:=[.B339]/[.$B$1]" office:value-type="float" office:value="17" calcext:value-type="float">
            <text:p>17,00</text:p>
          </table:table-cell>
          <table:table-cell table:formula="of:=[.G338]+[.F339]" office:value-type="float" office:value="5062.26086956522" calcext:value-type="float">
            <text:p>5062,2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AppearancePreferencesFragment_10_BuggyGUIListenerOperatorMutator</text:p>
          </table:table-cell>
          <table:table-cell office:value-type="float" office:value="10136" calcext:value-type="float">
            <text:p>10136</text:p>
          </table:table-cell>
          <table:table-cell table:formula="of:=[.E339]+[.B340]" office:value-type="float" office:value="116823" calcext:value-type="float">
            <text:p>116823</text:p>
          </table:table-cell>
          <table:table-cell table:formula="of:=[.B340]/[.$B$1]" office:value-type="float" office:value="17" calcext:value-type="float">
            <text:p>17,00</text:p>
          </table:table-cell>
          <table:table-cell table:formula="of:=[.G339]+[.F340]" office:value-type="float" office:value="5079.26086956522" calcext:value-type="float">
            <text:p>5079,2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AppearancePreferencesFragment_11_NullValueIntentPutExtraOperatorMutator</text:p>
          </table:table-cell>
          <table:table-cell office:value-type="float" office:value="11136" calcext:value-type="float">
            <text:p>11136</text:p>
          </table:table-cell>
          <table:table-cell table:formula="of:=[.E340]+[.B341]" office:value-type="float" office:value="117164" calcext:value-type="float">
            <text:p>117164</text:p>
          </table:table-cell>
          <table:table-cell table:formula="of:=[.B341]/[.$B$1]" office:value-type="float" office:value="14.8260869565217" calcext:value-type="float">
            <text:p>14,83</text:p>
          </table:table-cell>
          <table:table-cell table:formula="of:=[.G340]+[.F341]" office:value-type="float" office:value="5094.08695652174" calcext:value-type="float">
            <text:p>5094,0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AppearancePreferencesFragment_12_IntentPayloadReplacementOperatorMutator</text:p>
          </table:table-cell>
          <table:table-cell office:value-type="float" office:value="12136" calcext:value-type="float">
            <text:p>12136</text:p>
          </table:table-cell>
          <table:table-cell table:formula="of:=[.E341]+[.B342]" office:value-type="float" office:value="117554" calcext:value-type="float">
            <text:p>117554</text:p>
          </table:table-cell>
          <table:table-cell table:formula="of:=[.B342]/[.$B$1]" office:value-type="float" office:value="16.9565217391304" calcext:value-type="float">
            <text:p>16,96</text:p>
          </table:table-cell>
          <table:table-cell table:formula="of:=[.G341]+[.F342]" office:value-type="float" office:value="5111.04347826087" calcext:value-type="float">
            <text:p>5111,0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AppearancePreferencesFragment_13_RandomActionIntentDefinitionOperatorMutator</text:p>
          </table:table-cell>
          <table:table-cell office:value-type="float" office:value="13136" calcext:value-type="float">
            <text:p>13136</text:p>
          </table:table-cell>
          <table:table-cell table:formula="of:=[.E342]+[.B343]" office:value-type="float" office:value="117952" calcext:value-type="float">
            <text:p>117952</text:p>
          </table:table-cell>
          <table:table-cell table:formula="of:=[.B343]/[.$B$1]" office:value-type="float" office:value="17.304347826087" calcext:value-type="float">
            <text:p>17,30</text:p>
          </table:table-cell>
          <table:table-cell table:formula="of:=[.G342]+[.F343]" office:value-type="float" office:value="5128.34782608696" calcext:value-type="float">
            <text:p>5128,3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AppearancePreferencesFragment_14_NullValueIntentPutExtraOperatorMutator</text:p>
          </table:table-cell>
          <table:table-cell office:value-type="float" office:value="14136" calcext:value-type="float">
            <text:p>14136</text:p>
          </table:table-cell>
          <table:table-cell table:formula="of:=[.E343]+[.B344]" office:value-type="float" office:value="118344" calcext:value-type="float">
            <text:p>118344</text:p>
          </table:table-cell>
          <table:table-cell table:formula="of:=[.B344]/[.$B$1]" office:value-type="float" office:value="17.0434782608696" calcext:value-type="float">
            <text:p>17,04</text:p>
          </table:table-cell>
          <table:table-cell table:formula="of:=[.G343]+[.F344]" office:value-type="float" office:value="5145.39130434783" calcext:value-type="float">
            <text:p>5145,3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AppearancePreferencesFragment_15_IntentPayloadReplacementOperatorMutator</text:p>
          </table:table-cell>
          <table:table-cell office:value-type="float" office:value="15136" calcext:value-type="float">
            <text:p>15136</text:p>
          </table:table-cell>
          <table:table-cell table:formula="of:=[.E344]+[.B345]" office:value-type="float" office:value="118727" calcext:value-type="float">
            <text:p>118727</text:p>
          </table:table-cell>
          <table:table-cell table:formula="of:=[.B345]/[.$B$1]" office:value-type="float" office:value="16.6521739130435" calcext:value-type="float">
            <text:p>16,65</text:p>
          </table:table-cell>
          <table:table-cell table:formula="of:=[.G344]+[.F345]" office:value-type="float" office:value="5162.04347826087" calcext:value-type="float">
            <text:p>5162,0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AppearancePreferencesFragment_16_RandomActionIntentDefinitionOperatorMutator</text:p>
          </table:table-cell>
          <table:table-cell office:value-type="float" office:value="16136" calcext:value-type="float">
            <text:p>16136</text:p>
          </table:table-cell>
          <table:table-cell table:formula="of:=[.E345]+[.B346]" office:value-type="float" office:value="119110" calcext:value-type="float">
            <text:p>119110</text:p>
          </table:table-cell>
          <table:table-cell table:formula="of:=[.B346]/[.$B$1]" office:value-type="float" office:value="16.6521739130435" calcext:value-type="float">
            <text:p>16,65</text:p>
          </table:table-cell>
          <table:table-cell table:formula="of:=[.G345]+[.F346]" office:value-type="float" office:value="5178.69565217391" calcext:value-type="float">
            <text:p>5178,7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AppearancePreferencesFragment_17_NullValueIntentPutExtraOperatorMutator</text:p>
          </table:table-cell>
          <table:table-cell office:value-type="float" office:value="17136" calcext:value-type="float">
            <text:p>17136</text:p>
          </table:table-cell>
          <table:table-cell table:formula="of:=[.E346]+[.B347]" office:value-type="float" office:value="119498" calcext:value-type="float">
            <text:p>119498</text:p>
          </table:table-cell>
          <table:table-cell table:formula="of:=[.B347]/[.$B$1]" office:value-type="float" office:value="16.8695652173913" calcext:value-type="float">
            <text:p>16,87</text:p>
          </table:table-cell>
          <table:table-cell table:formula="of:=[.G346]+[.F347]" office:value-type="float" office:value="5195.5652173913" calcext:value-type="float">
            <text:p>5195,5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AppearancePreferencesFragment_18_IntentPayloadReplacementOperatorMutator</text:p>
          </table:table-cell>
          <table:table-cell office:value-type="float" office:value="18136" calcext:value-type="float">
            <text:p>18136</text:p>
          </table:table-cell>
          <table:table-cell table:formula="of:=[.E347]+[.B348]" office:value-type="float" office:value="119888" calcext:value-type="float">
            <text:p>119888</text:p>
          </table:table-cell>
          <table:table-cell table:formula="of:=[.B348]/[.$B$1]" office:value-type="float" office:value="16.9565217391304" calcext:value-type="float">
            <text:p>16,96</text:p>
          </table:table-cell>
          <table:table-cell table:formula="of:=[.G347]+[.F348]" office:value-type="float" office:value="5212.52173913043" calcext:value-type="float">
            <text:p>5212,5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AppearancePreferencesFragment_19_RandomActionIntentDefinitionOperatorMutator</text:p>
          </table:table-cell>
          <table:table-cell office:value-type="float" office:value="19136" calcext:value-type="float">
            <text:p>19136</text:p>
          </table:table-cell>
          <table:table-cell table:formula="of:=[.E348]+[.B349]" office:value-type="float" office:value="120274" calcext:value-type="float">
            <text:p>120274</text:p>
          </table:table-cell>
          <table:table-cell table:formula="of:=[.B349]/[.$B$1]" office:value-type="float" office:value="16.7826086956522" calcext:value-type="float">
            <text:p>16,78</text:p>
          </table:table-cell>
          <table:table-cell table:formula="of:=[.G348]+[.F349]" office:value-type="float" office:value="5229.30434782609" calcext:value-type="float">
            <text:p>5229,3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AppearancePreferencesFragment_20_NullValueIntentPutExtraOperatorMutator</text:p>
          </table:table-cell>
          <table:table-cell office:value-type="float" office:value="20136" calcext:value-type="float">
            <text:p>20136</text:p>
          </table:table-cell>
          <table:table-cell table:formula="of:=[.E349]+[.B350]" office:value-type="float" office:value="120664" calcext:value-type="float">
            <text:p>120664</text:p>
          </table:table-cell>
          <table:table-cell table:formula="of:=[.B350]/[.$B$1]" office:value-type="float" office:value="16.9565217391304" calcext:value-type="float">
            <text:p>16,96</text:p>
          </table:table-cell>
          <table:table-cell table:formula="of:=[.G349]+[.F350]" office:value-type="float" office:value="5246.26086956522" calcext:value-type="float">
            <text:p>5246,2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AppearancePreferencesFragment_21_IntentPayloadReplacementOperatorMutator</text:p>
          </table:table-cell>
          <table:table-cell office:value-type="float" office:value="21136" calcext:value-type="float">
            <text:p>21136</text:p>
          </table:table-cell>
          <table:table-cell table:formula="of:=[.E350]+[.B351]" office:value-type="float" office:value="121047" calcext:value-type="float">
            <text:p>121047</text:p>
          </table:table-cell>
          <table:table-cell table:formula="of:=[.B351]/[.$B$1]" office:value-type="float" office:value="16.6521739130435" calcext:value-type="float">
            <text:p>16,65</text:p>
          </table:table-cell>
          <table:table-cell table:formula="of:=[.G350]+[.F351]" office:value-type="float" office:value="5262.91304347826" calcext:value-type="float">
            <text:p>5262,9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AppearancePreferencesFragment_22_RandomActionIntentDefinitionOperatorMutator</text:p>
          </table:table-cell>
          <table:table-cell office:value-type="float" office:value="22136" calcext:value-type="float">
            <text:p>22136</text:p>
          </table:table-cell>
          <table:table-cell table:formula="of:=[.E351]+[.B352]" office:value-type="float" office:value="121437" calcext:value-type="float">
            <text:p>121437</text:p>
          </table:table-cell>
          <table:table-cell table:formula="of:=[.B352]/[.$B$1]" office:value-type="float" office:value="16.9565217391304" calcext:value-type="float">
            <text:p>16,96</text:p>
          </table:table-cell>
          <table:table-cell table:formula="of:=[.G351]+[.F352]" office:value-type="float" office:value="5279.86956521739" calcext:value-type="float">
            <text:p>5279,8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ImportExportPreferencesFragment_0_InvalidKeyIntentOperatorMutator</text:p>
          </table:table-cell>
          <table:table-cell office:value-type="float" office:value="137" calcext:value-type="float">
            <text:p>137</text:p>
          </table:table-cell>
          <table:table-cell table:formula="of:=[.E352]+[.B353]" office:value-type="float" office:value="121819" calcext:value-type="float">
            <text:p>121819</text:p>
          </table:table-cell>
          <table:table-cell table:formula="of:=[.B353]/[.$B$1]" office:value-type="float" office:value="16.6086956521739" calcext:value-type="float">
            <text:p>16,61</text:p>
          </table:table-cell>
          <table:table-cell table:formula="of:=[.G352]+[.F353]" office:value-type="float" office:value="5296.47826086956" calcext:value-type="float">
            <text:p>5296,4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ImportExportPreferencesFragment_1_RandomActionIntentDefinitionOperatorMutator</text:p>
          </table:table-cell>
          <table:table-cell office:value-type="float" office:value="1137" calcext:value-type="float">
            <text:p>1137</text:p>
          </table:table-cell>
          <table:table-cell table:formula="of:=[.E353]+[.B354]" office:value-type="float" office:value="122212" calcext:value-type="float">
            <text:p>122212</text:p>
          </table:table-cell>
          <table:table-cell table:formula="of:=[.B354]/[.$B$1]" office:value-type="float" office:value="17.0869565217391" calcext:value-type="float">
            <text:p>17,09</text:p>
          </table:table-cell>
          <table:table-cell table:formula="of:=[.G353]+[.F354]" office:value-type="float" office:value="5313.5652173913" calcext:value-type="float">
            <text:p>5313,5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ImportExportPreferencesFragment_2_RandomActionIntentDefinitionOperatorMutator</text:p>
          </table:table-cell>
          <table:table-cell office:value-type="float" office:value="2137" calcext:value-type="float">
            <text:p>2137</text:p>
          </table:table-cell>
          <table:table-cell table:formula="of:=[.E354]+[.B355]" office:value-type="float" office:value="122604" calcext:value-type="float">
            <text:p>122604</text:p>
          </table:table-cell>
          <table:table-cell table:formula="of:=[.B355]/[.$B$1]" office:value-type="float" office:value="17.0434782608696" calcext:value-type="float">
            <text:p>17,04</text:p>
          </table:table-cell>
          <table:table-cell table:formula="of:=[.G354]+[.F355]" office:value-type="float" office:value="5330.60869565217" calcext:value-type="float">
            <text:p>5330,6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ImportExportPreferencesFragment_3_NullValueIntentPutExtraOperatorMutator</text:p>
          </table:table-cell>
          <table:table-cell office:value-type="float" office:value="3137" calcext:value-type="float">
            <text:p>3137</text:p>
          </table:table-cell>
          <table:table-cell table:formula="of:=[.E355]+[.B356]" office:value-type="float" office:value="122995" calcext:value-type="float">
            <text:p>122995</text:p>
          </table:table-cell>
          <table:table-cell table:formula="of:=[.B356]/[.$B$1]" office:value-type="float" office:value="17" calcext:value-type="float">
            <text:p>17,00</text:p>
          </table:table-cell>
          <table:table-cell table:formula="of:=[.G355]+[.F356]" office:value-type="float" office:value="5347.60869565217" calcext:value-type="float">
            <text:p>5347,6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ImportExportPreferencesFragment_4_IntentPayloadReplacementOperatorMutator</text:p>
          </table:table-cell>
          <table:table-cell office:value-type="float" office:value="4137" calcext:value-type="float">
            <text:p>4137</text:p>
          </table:table-cell>
          <table:table-cell table:formula="of:=[.E356]+[.B357]" office:value-type="float" office:value="123388" calcext:value-type="float">
            <text:p>123388</text:p>
          </table:table-cell>
          <table:table-cell table:formula="of:=[.B357]/[.$B$1]" office:value-type="float" office:value="17.0869565217391" calcext:value-type="float">
            <text:p>17,09</text:p>
          </table:table-cell>
          <table:table-cell table:formula="of:=[.G356]+[.F357]" office:value-type="float" office:value="5364.69565217391" calcext:value-type="float">
            <text:p>5364,7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ImportExportPreferencesFragment_5_RandomActionIntentDefinitionOperatorMutator</text:p>
          </table:table-cell>
          <table:table-cell office:value-type="float" office:value="5137" calcext:value-type="float">
            <text:p>5137</text:p>
          </table:table-cell>
          <table:table-cell table:formula="of:=[.E357]+[.B358]" office:value-type="float" office:value="123774" calcext:value-type="float">
            <text:p>123774</text:p>
          </table:table-cell>
          <table:table-cell table:formula="of:=[.B358]/[.$B$1]" office:value-type="float" office:value="16.7826086956522" calcext:value-type="float">
            <text:p>16,78</text:p>
          </table:table-cell>
          <table:table-cell table:formula="of:=[.G357]+[.F358]" office:value-type="float" office:value="5381.47826086956" calcext:value-type="float">
            <text:p>5381,4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ImportExportPreferencesFragment_6_NullIntentOperatorMutator</text:p>
          </table:table-cell>
          <table:table-cell office:value-type="float" office:value="6137" calcext:value-type="float">
            <text:p>6137</text:p>
          </table:table-cell>
          <table:table-cell table:formula="of:=[.E358]+[.B359]" office:value-type="float" office:value="124168" calcext:value-type="float">
            <text:p>124168</text:p>
          </table:table-cell>
          <table:table-cell table:formula="of:=[.B359]/[.$B$1]" office:value-type="float" office:value="17.1304347826087" calcext:value-type="float">
            <text:p>17,13</text:p>
          </table:table-cell>
          <table:table-cell table:formula="of:=[.G358]+[.F359]" office:value-type="float" office:value="5398.60869565217" calcext:value-type="float">
            <text:p>5398,6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ImportExportPreferencesFragment_7_InvalidKeyIntentOperatorMutator</text:p>
          </table:table-cell>
          <table:table-cell office:value-type="float" office:value="7137" calcext:value-type="float">
            <text:p>7137</text:p>
          </table:table-cell>
          <table:table-cell table:formula="of:=[.E359]+[.B360]" office:value-type="float" office:value="124597" calcext:value-type="float">
            <text:p>124597</text:p>
          </table:table-cell>
          <table:table-cell table:formula="of:=[.B360]/[.$B$1]" office:value-type="float" office:value="18.6521739130435" calcext:value-type="float">
            <text:p>18,65</text:p>
          </table:table-cell>
          <table:table-cell table:formula="of:=[.G359]+[.F360]" office:value-type="float" office:value="5417.26086956522" calcext:value-type="float">
            <text:p>5417,2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ImportExportPreferencesFragment_8_RandomActionIntentDefinitionOperatorMutator</text:p>
          </table:table-cell>
          <table:table-cell office:value-type="float" office:value="8137" calcext:value-type="float">
            <text:p>8137</text:p>
          </table:table-cell>
          <table:table-cell table:formula="of:=[.E360]+[.B361]" office:value-type="float" office:value="125033" calcext:value-type="float">
            <text:p>125033</text:p>
          </table:table-cell>
          <table:table-cell table:formula="of:=[.B361]/[.$B$1]" office:value-type="float" office:value="18.9565217391304" calcext:value-type="float">
            <text:p>18,96</text:p>
          </table:table-cell>
          <table:table-cell table:formula="of:=[.G360]+[.F361]" office:value-type="float" office:value="5436.21739130435" calcext:value-type="float">
            <text:p>5436,2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ImportExportPreferencesFragment_9_NullValueIntentPutExtraOperatorMutator</text:p>
          </table:table-cell>
          <table:table-cell office:value-type="float" office:value="9137" calcext:value-type="float">
            <text:p>9137</text:p>
          </table:table-cell>
          <table:table-cell table:formula="of:=[.E361]+[.B362]" office:value-type="float" office:value="125425" calcext:value-type="float">
            <text:p>125425</text:p>
          </table:table-cell>
          <table:table-cell table:formula="of:=[.B362]/[.$B$1]" office:value-type="float" office:value="17.0434782608696" calcext:value-type="float">
            <text:p>17,04</text:p>
          </table:table-cell>
          <table:table-cell table:formula="of:=[.G361]+[.F362]" office:value-type="float" office:value="5453.26086956522" calcext:value-type="float">
            <text:p>5453,2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ImportExportPreferencesFragment_10_IntentPayloadReplacementOperatorMutator</text:p>
          </table:table-cell>
          <table:table-cell office:value-type="float" office:value="10137" calcext:value-type="float">
            <text:p>10137</text:p>
          </table:table-cell>
          <table:table-cell table:formula="of:=[.E362]+[.B363]" office:value-type="float" office:value="125813" calcext:value-type="float">
            <text:p>125813</text:p>
          </table:table-cell>
          <table:table-cell table:formula="of:=[.B363]/[.$B$1]" office:value-type="float" office:value="16.8695652173913" calcext:value-type="float">
            <text:p>16,87</text:p>
          </table:table-cell>
          <table:table-cell table:formula="of:=[.G362]+[.F363]" office:value-type="float" office:value="5470.13043478261" calcext:value-type="float">
            <text:p>5470,1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ImportExportPreferencesFragment_11_RandomActionIntentDefinitionOperatorMutator</text:p>
          </table:table-cell>
          <table:table-cell office:value-type="float" office:value="11137" calcext:value-type="float">
            <text:p>11137</text:p>
          </table:table-cell>
          <table:table-cell table:formula="of:=[.E363]+[.B364]" office:value-type="float" office:value="126199" calcext:value-type="float">
            <text:p>126199</text:p>
          </table:table-cell>
          <table:table-cell table:formula="of:=[.B364]/[.$B$1]" office:value-type="float" office:value="16.7826086956522" calcext:value-type="float">
            <text:p>16,78</text:p>
          </table:table-cell>
          <table:table-cell table:formula="of:=[.G363]+[.F364]" office:value-type="float" office:value="5486.91304347826" calcext:value-type="float">
            <text:p>5486,9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ImportExportPreferencesFragment_12_NullValueIntentPutExtraOperatorMutator</text:p>
          </table:table-cell>
          <table:table-cell office:value-type="float" office:value="12137" calcext:value-type="float">
            <text:p>12137</text:p>
          </table:table-cell>
          <table:table-cell table:formula="of:=[.E364]+[.B365]" office:value-type="float" office:value="126588" calcext:value-type="float">
            <text:p>126588</text:p>
          </table:table-cell>
          <table:table-cell table:formula="of:=[.B365]/[.$B$1]" office:value-type="float" office:value="16.9130434782609" calcext:value-type="float">
            <text:p>16,91</text:p>
          </table:table-cell>
          <table:table-cell table:formula="of:=[.G364]+[.F365]" office:value-type="float" office:value="5503.82608695652" calcext:value-type="float">
            <text:p>5503,8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ImportExportPreferencesFragment_13_IntentPayloadReplacementOperatorMutator</text:p>
          </table:table-cell>
          <table:table-cell office:value-type="float" office:value="13137" calcext:value-type="float">
            <text:p>13137</text:p>
          </table:table-cell>
          <table:table-cell table:formula="of:=[.E365]+[.B366]" office:value-type="float" office:value="126978" calcext:value-type="float">
            <text:p>126978</text:p>
          </table:table-cell>
          <table:table-cell table:formula="of:=[.B366]/[.$B$1]" office:value-type="float" office:value="16.9565217391304" calcext:value-type="float">
            <text:p>16,96</text:p>
          </table:table-cell>
          <table:table-cell table:formula="of:=[.G365]+[.F366]" office:value-type="float" office:value="5520.78260869565" calcext:value-type="float">
            <text:p>5520,7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ImportExportPreferencesFragment_14_RandomActionIntentDefinitionOperatorMutator</text:p>
          </table:table-cell>
          <table:table-cell office:value-type="float" office:value="14137" calcext:value-type="float">
            <text:p>14137</text:p>
          </table:table-cell>
          <table:table-cell table:formula="of:=[.E366]+[.B367]" office:value-type="float" office:value="127365" calcext:value-type="float">
            <text:p>127365</text:p>
          </table:table-cell>
          <table:table-cell table:formula="of:=[.B367]/[.$B$1]" office:value-type="float" office:value="16.8260869565217" calcext:value-type="float">
            <text:p>16,83</text:p>
          </table:table-cell>
          <table:table-cell table:formula="of:=[.G366]+[.F367]" office:value-type="float" office:value="5537.60869565217" calcext:value-type="float">
            <text:p>5537,6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ImportExportPreferencesFragment_15_InvalidViewFocusOperatorMutator</text:p>
          </table:table-cell>
          <table:table-cell office:value-type="float" office:value="15137" calcext:value-type="float">
            <text:p>15137</text:p>
          </table:table-cell>
          <table:table-cell table:formula="of:=[.E367]+[.B368]" office:value-type="float" office:value="127756" calcext:value-type="float">
            <text:p>127756</text:p>
          </table:table-cell>
          <table:table-cell table:formula="of:=[.B368]/[.$B$1]" office:value-type="float" office:value="17" calcext:value-type="float">
            <text:p>17,00</text:p>
          </table:table-cell>
          <table:table-cell table:formula="of:=[.G367]+[.F368]" office:value-type="float" office:value="5554.60869565217" calcext:value-type="float">
            <text:p>5554,6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ImportExportPreferencesFragment_16_ViewComponentNotVisibleOperatorMutator</text:p>
          </table:table-cell>
          <table:table-cell office:value-type="float" office:value="16137" calcext:value-type="float">
            <text:p>16137</text:p>
          </table:table-cell>
          <table:table-cell table:formula="of:=[.E368]+[.B369]" office:value-type="float" office:value="128143" calcext:value-type="float">
            <text:p>128143</text:p>
          </table:table-cell>
          <table:table-cell table:formula="of:=[.B369]/[.$B$1]" office:value-type="float" office:value="16.8260869565217" calcext:value-type="float">
            <text:p>16,83</text:p>
          </table:table-cell>
          <table:table-cell table:formula="of:=[.G368]+[.F369]" office:value-type="float" office:value="5571.43478260869" calcext:value-type="float">
            <text:p>5571,4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ImportExportPreferencesFragment_17_InvalidViewFocusOperatorMutator</text:p>
          </table:table-cell>
          <table:table-cell office:value-type="float" office:value="17137" calcext:value-type="float">
            <text:p>17137</text:p>
          </table:table-cell>
          <table:table-cell table:formula="of:=[.E369]+[.B370]" office:value-type="float" office:value="128525" calcext:value-type="float">
            <text:p>128525</text:p>
          </table:table-cell>
          <table:table-cell table:formula="of:=[.B370]/[.$B$1]" office:value-type="float" office:value="16.6086956521739" calcext:value-type="float">
            <text:p>16,61</text:p>
          </table:table-cell>
          <table:table-cell table:formula="of:=[.G369]+[.F370]" office:value-type="float" office:value="5588.04347826087" calcext:value-type="float">
            <text:p>5588,0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ImportExportPreferencesFragment_18_ViewComponentNotVisibleOperatorMutator</text:p>
          </table:table-cell>
          <table:table-cell office:value-type="float" office:value="18137" calcext:value-type="float">
            <text:p>18137</text:p>
          </table:table-cell>
          <table:table-cell table:formula="of:=[.E370]+[.B371]" office:value-type="float" office:value="128895" calcext:value-type="float">
            <text:p>128895</text:p>
          </table:table-cell>
          <table:table-cell table:formula="of:=[.B371]/[.$B$1]" office:value-type="float" office:value="16.0869565217391" calcext:value-type="float">
            <text:p>16,09</text:p>
          </table:table-cell>
          <table:table-cell table:formula="of:=[.G370]+[.F371]" office:value-type="float" office:value="5604.13043478261" calcext:value-type="float">
            <text:p>5604,1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ImportExportPreferencesFragment_19_InvalidViewFocusOperatorMutator</text:p>
          </table:table-cell>
          <table:table-cell office:value-type="float" office:value="19137" calcext:value-type="float">
            <text:p>19137</text:p>
          </table:table-cell>
          <table:table-cell table:formula="of:=[.E371]+[.B372]" office:value-type="float" office:value="129281" calcext:value-type="float">
            <text:p>129281</text:p>
          </table:table-cell>
          <table:table-cell table:formula="of:=[.B372]/[.$B$1]" office:value-type="float" office:value="16.7826086956522" calcext:value-type="float">
            <text:p>16,78</text:p>
          </table:table-cell>
          <table:table-cell table:formula="of:=[.G371]+[.F372]" office:value-type="float" office:value="5620.91304347826" calcext:value-type="float">
            <text:p>5620,9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ImportExportPreferencesFragment_20_ViewComponentNotVisibleOperatorMutator</text:p>
          </table:table-cell>
          <table:table-cell office:value-type="float" office:value="20137" calcext:value-type="float">
            <text:p>20137</text:p>
          </table:table-cell>
          <table:table-cell table:formula="of:=[.E372]+[.B373]" office:value-type="float" office:value="129668" calcext:value-type="float">
            <text:p>129668</text:p>
          </table:table-cell>
          <table:table-cell table:formula="of:=[.B373]/[.$B$1]" office:value-type="float" office:value="16.8260869565217" calcext:value-type="float">
            <text:p>16,83</text:p>
          </table:table-cell>
          <table:table-cell table:formula="of:=[.G372]+[.F373]" office:value-type="float" office:value="5637.73913043478" calcext:value-type="float">
            <text:p>5637,7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ImportExportPreferencesFragment_21_InvalidViewFocusOperatorMutator</text:p>
          </table:table-cell>
          <table:table-cell office:value-type="float" office:value="21137" calcext:value-type="float">
            <text:p>21137</text:p>
          </table:table-cell>
          <table:table-cell table:formula="of:=[.E373]+[.B374]" office:value-type="float" office:value="130056" calcext:value-type="float">
            <text:p>130056</text:p>
          </table:table-cell>
          <table:table-cell table:formula="of:=[.B374]/[.$B$1]" office:value-type="float" office:value="16.8695652173913" calcext:value-type="float">
            <text:p>16,87</text:p>
          </table:table-cell>
          <table:table-cell table:formula="of:=[.G373]+[.F374]" office:value-type="float" office:value="5654.60869565217" calcext:value-type="float">
            <text:p>5654,6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ImportExportPreferencesFragment_22_ViewComponentNotVisibleOperatorMutator</text:p>
          </table:table-cell>
          <table:table-cell office:value-type="float" office:value="22137" calcext:value-type="float">
            <text:p>22137</text:p>
          </table:table-cell>
          <table:table-cell table:formula="of:=[.E374]+[.B375]" office:value-type="float" office:value="130447" calcext:value-type="float">
            <text:p>130447</text:p>
          </table:table-cell>
          <table:table-cell table:formula="of:=[.B375]/[.$B$1]" office:value-type="float" office:value="17" calcext:value-type="float">
            <text:p>17,00</text:p>
          </table:table-cell>
          <table:table-cell table:formula="of:=[.G374]+[.F375]" office:value-type="float" office:value="5671.60869565217" calcext:value-type="float">
            <text:p>5671,6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ImportExportPreferencesFragment_23_InvalidViewFocusOperatorMutator</text:p>
          </table:table-cell>
          <table:table-cell office:value-type="float" office:value="23137" calcext:value-type="float">
            <text:p>23137</text:p>
          </table:table-cell>
          <table:table-cell table:formula="of:=[.E375]+[.B376]" office:value-type="float" office:value="130856" calcext:value-type="float">
            <text:p>130856</text:p>
          </table:table-cell>
          <table:table-cell table:formula="of:=[.B376]/[.$B$1]" office:value-type="float" office:value="17.7826086956522" calcext:value-type="float">
            <text:p>17,78</text:p>
          </table:table-cell>
          <table:table-cell table:formula="of:=[.G375]+[.F376]" office:value-type="float" office:value="5689.39130434782" calcext:value-type="float">
            <text:p>5689,3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ImportExportPreferencesFragment_24_ViewComponentNotVisibleOperatorMutator</text:p>
          </table:table-cell>
          <table:table-cell office:value-type="float" office:value="24137" calcext:value-type="float">
            <text:p>24137</text:p>
          </table:table-cell>
          <table:table-cell table:formula="of:=[.E376]+[.B377]" office:value-type="float" office:value="131244" calcext:value-type="float">
            <text:p>131244</text:p>
          </table:table-cell>
          <table:table-cell table:formula="of:=[.B377]/[.$B$1]" office:value-type="float" office:value="16.8695652173913" calcext:value-type="float">
            <text:p>16,87</text:p>
          </table:table-cell>
          <table:table-cell table:formula="of:=[.G376]+[.F377]" office:value-type="float" office:value="5706.26086956521" calcext:value-type="float">
            <text:p>5706,2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ImportExportPreferencesFragment_25_InvalidViewFocusOperatorMutator</text:p>
          </table:table-cell>
          <table:table-cell office:value-type="float" office:value="25137" calcext:value-type="float">
            <text:p>25137</text:p>
          </table:table-cell>
          <table:table-cell table:formula="of:=[.E377]+[.B378]" office:value-type="float" office:value="131636" calcext:value-type="float">
            <text:p>131636</text:p>
          </table:table-cell>
          <table:table-cell table:formula="of:=[.B378]/[.$B$1]" office:value-type="float" office:value="17.0434782608696" calcext:value-type="float">
            <text:p>17,04</text:p>
          </table:table-cell>
          <table:table-cell table:formula="of:=[.G377]+[.F378]" office:value-type="float" office:value="5723.30434782608" calcext:value-type="float">
            <text:p>5723,3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ImportExportPreferencesFragment_26_ViewComponentNotVisibleOperatorMutator</text:p>
          </table:table-cell>
          <table:table-cell office:value-type="float" office:value="26137" calcext:value-type="float">
            <text:p>26137</text:p>
          </table:table-cell>
          <table:table-cell table:formula="of:=[.E378]+[.B379]" office:value-type="float" office:value="132027" calcext:value-type="float">
            <text:p>132027</text:p>
          </table:table-cell>
          <table:table-cell table:formula="of:=[.B379]/[.$B$1]" office:value-type="float" office:value="17" calcext:value-type="float">
            <text:p>17,00</text:p>
          </table:table-cell>
          <table:table-cell table:formula="of:=[.G378]+[.F379]" office:value-type="float" office:value="5740.30434782608" calcext:value-type="float">
            <text:p>5740,3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ImportExportPreferencesFragment_27_InvalidViewFocusOperatorMutator</text:p>
          </table:table-cell>
          <table:table-cell office:value-type="float" office:value="27137" calcext:value-type="float">
            <text:p>27137</text:p>
          </table:table-cell>
          <table:table-cell table:formula="of:=[.E379]+[.B380]" office:value-type="float" office:value="132416" calcext:value-type="float">
            <text:p>132416</text:p>
          </table:table-cell>
          <table:table-cell table:formula="of:=[.B380]/[.$B$1]" office:value-type="float" office:value="16.9130434782609" calcext:value-type="float">
            <text:p>16,91</text:p>
          </table:table-cell>
          <table:table-cell table:formula="of:=[.G379]+[.F380]" office:value-type="float" office:value="5757.21739130435" calcext:value-type="float">
            <text:p>5757,2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ImportExportPreferencesFragment_28_ViewComponentNotVisibleOperatorMutator</text:p>
          </table:table-cell>
          <table:table-cell office:value-type="float" office:value="28137" calcext:value-type="float">
            <text:p>28137</text:p>
          </table:table-cell>
          <table:table-cell table:formula="of:=[.E380]+[.B381]" office:value-type="float" office:value="132802" calcext:value-type="float">
            <text:p>132802</text:p>
          </table:table-cell>
          <table:table-cell table:formula="of:=[.B381]/[.$B$1]" office:value-type="float" office:value="16.7826086956522" calcext:value-type="float">
            <text:p>16,78</text:p>
          </table:table-cell>
          <table:table-cell table:formula="of:=[.G380]+[.F381]" office:value-type="float" office:value="5774" calcext:value-type="float">
            <text:p>5774,0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ImportExportPreferencesFragment_29_InvalidViewFocusOperatorMutator</text:p>
          </table:table-cell>
          <table:table-cell office:value-type="float" office:value="29137" calcext:value-type="float">
            <text:p>29137</text:p>
          </table:table-cell>
          <table:table-cell table:formula="of:=[.E381]+[.B382]" office:value-type="float" office:value="133269" calcext:value-type="float">
            <text:p>133269</text:p>
          </table:table-cell>
          <table:table-cell table:formula="of:=[.B382]/[.$B$1]" office:value-type="float" office:value="20.304347826087" calcext:value-type="float">
            <text:p>20,30</text:p>
          </table:table-cell>
          <table:table-cell table:formula="of:=[.G381]+[.F382]" office:value-type="float" office:value="5794.30434782608" calcext:value-type="float">
            <text:p>5794,3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ImportExportPreferencesFragment_30_ViewComponentNotVisibleOperatorMutator</text:p>
          </table:table-cell>
          <table:table-cell office:value-type="float" office:value="30137" calcext:value-type="float">
            <text:p>30137</text:p>
          </table:table-cell>
          <table:table-cell table:formula="of:=[.E382]+[.B383]" office:value-type="float" office:value="133652" calcext:value-type="float">
            <text:p>133652</text:p>
          </table:table-cell>
          <table:table-cell table:formula="of:=[.B383]/[.$B$1]" office:value-type="float" office:value="16.6521739130435" calcext:value-type="float">
            <text:p>16,65</text:p>
          </table:table-cell>
          <table:table-cell table:formula="of:=[.G382]+[.F383]" office:value-type="float" office:value="5810.95652173913" calcext:value-type="float">
            <text:p>5810,96</text:p>
          </table:table-cell>
        </table:table-row>
        <table:table-row table:style-name="ro1">
          <table:table-cell table:number-columns-repeated="2" office:value-type="float" office:value="382" calcext:value-type="float">
            <text:p>382</text:p>
          </table:table-cell>
          <table:table-cell office:value-type="string" calcext:value-type="string">
            <text:p>ImportExportPreferencesFragment_31_BuggyGUIListenerOperatorMutator</text:p>
          </table:table-cell>
          <table:table-cell office:value-type="float" office:value="31137" calcext:value-type="float">
            <text:p>31137</text:p>
          </table:table-cell>
          <table:table-cell table:formula="of:=[.E383]+[.B384]" office:value-type="float" office:value="134034" calcext:value-type="float">
            <text:p>134034</text:p>
          </table:table-cell>
          <table:table-cell table:formula="of:=[.B384]/[.$B$1]" office:value-type="float" office:value="16.6086956521739" calcext:value-type="float">
            <text:p>16,61</text:p>
          </table:table-cell>
          <table:table-cell table:formula="of:=[.G383]+[.F384]" office:value-type="float" office:value="5827.5652173913" calcext:value-type="float">
            <text:p>5827,5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ImportExportPreferencesFragment_32_RandomActionIntentDefinitionOperatorMutator</text:p>
          </table:table-cell>
          <table:table-cell office:value-type="float" office:value="32137" calcext:value-type="float">
            <text:p>32137</text:p>
          </table:table-cell>
          <table:table-cell table:formula="of:=[.E384]+[.B385]" office:value-type="float" office:value="134425" calcext:value-type="float">
            <text:p>134425</text:p>
          </table:table-cell>
          <table:table-cell table:formula="of:=[.B385]/[.$B$1]" office:value-type="float" office:value="17" calcext:value-type="float">
            <text:p>17,00</text:p>
          </table:table-cell>
          <table:table-cell table:formula="of:=[.G384]+[.F385]" office:value-type="float" office:value="5844.5652173913" calcext:value-type="float">
            <text:p>5844,5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ImportExportPreferencesFragment_33_BuggyGUIListenerOperatorMutator</text:p>
          </table:table-cell>
          <table:table-cell office:value-type="float" office:value="33137" calcext:value-type="float">
            <text:p>33137</text:p>
          </table:table-cell>
          <table:table-cell table:formula="of:=[.E385]+[.B386]" office:value-type="float" office:value="134808" calcext:value-type="float">
            <text:p>134808</text:p>
          </table:table-cell>
          <table:table-cell table:formula="of:=[.B386]/[.$B$1]" office:value-type="float" office:value="16.6521739130435" calcext:value-type="float">
            <text:p>16,65</text:p>
          </table:table-cell>
          <table:table-cell table:formula="of:=[.G385]+[.F386]" office:value-type="float" office:value="5861.21739130434" calcext:value-type="float">
            <text:p>5861,2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ImportExportPreferencesFragment_34_RandomActionIntentDefinitionOperatorMutator</text:p>
          </table:table-cell>
          <table:table-cell office:value-type="float" office:value="34137" calcext:value-type="float">
            <text:p>34137</text:p>
          </table:table-cell>
          <table:table-cell table:formula="of:=[.E386]+[.B387]" office:value-type="float" office:value="135201" calcext:value-type="float">
            <text:p>135201</text:p>
          </table:table-cell>
          <table:table-cell table:formula="of:=[.B387]/[.$B$1]" office:value-type="float" office:value="17.0869565217391" calcext:value-type="float">
            <text:p>17,09</text:p>
          </table:table-cell>
          <table:table-cell table:formula="of:=[.G386]+[.F387]" office:value-type="float" office:value="5878.30434782608" calcext:value-type="float">
            <text:p>5878,3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ImportExportPreferencesFragment_35_RandomActionIntentDefinitionOperatorMutator</text:p>
          </table:table-cell>
          <table:table-cell office:value-type="float" office:value="35137" calcext:value-type="float">
            <text:p>35137</text:p>
          </table:table-cell>
          <table:table-cell table:formula="of:=[.E387]+[.B388]" office:value-type="float" office:value="135589" calcext:value-type="float">
            <text:p>135589</text:p>
          </table:table-cell>
          <table:table-cell table:formula="of:=[.B388]/[.$B$1]" office:value-type="float" office:value="16.8695652173913" calcext:value-type="float">
            <text:p>16,87</text:p>
          </table:table-cell>
          <table:table-cell table:formula="of:=[.G387]+[.F388]" office:value-type="float" office:value="5895.17391304347" calcext:value-type="float">
            <text:p>5895,1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ImportExportPreferencesFragment_36_BinaryMutator</text:p>
          </table:table-cell>
          <table:table-cell office:value-type="float" office:value="36137" calcext:value-type="float">
            <text:p>36137</text:p>
          </table:table-cell>
          <table:table-cell table:formula="of:=[.E388]+[.B389]" office:value-type="float" office:value="135980" calcext:value-type="float">
            <text:p>135980</text:p>
          </table:table-cell>
          <table:table-cell table:formula="of:=[.B389]/[.$B$1]" office:value-type="float" office:value="17" calcext:value-type="float">
            <text:p>17,00</text:p>
          </table:table-cell>
          <table:table-cell table:formula="of:=[.G388]+[.F389]" office:value-type="float" office:value="5912.17391304348" calcext:value-type="float">
            <text:p>5912,1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ImportExportPreferencesFragment_37_BinaryMutator</text:p>
          </table:table-cell>
          <table:table-cell office:value-type="float" office:value="37137" calcext:value-type="float">
            <text:p>37137</text:p>
          </table:table-cell>
          <table:table-cell table:formula="of:=[.E389]+[.B390]" office:value-type="float" office:value="136367" calcext:value-type="float">
            <text:p>136367</text:p>
          </table:table-cell>
          <table:table-cell table:formula="of:=[.B390]/[.$B$1]" office:value-type="float" office:value="16.8260869565217" calcext:value-type="float">
            <text:p>16,83</text:p>
          </table:table-cell>
          <table:table-cell table:formula="of:=[.G389]+[.F390]" office:value-type="float" office:value="5929" calcext:value-type="float">
            <text:p>5929,0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ImportExportPreferencesFragment_38_BinaryMutator</text:p>
          </table:table-cell>
          <table:table-cell office:value-type="float" office:value="38137" calcext:value-type="float">
            <text:p>38137</text:p>
          </table:table-cell>
          <table:table-cell table:formula="of:=[.E390]+[.B391]" office:value-type="float" office:value="136753" calcext:value-type="float">
            <text:p>136753</text:p>
          </table:table-cell>
          <table:table-cell table:formula="of:=[.B391]/[.$B$1]" office:value-type="float" office:value="16.7826086956522" calcext:value-type="float">
            <text:p>16,78</text:p>
          </table:table-cell>
          <table:table-cell table:formula="of:=[.G390]+[.F391]" office:value-type="float" office:value="5945.78260869565" calcext:value-type="float">
            <text:p>5945,7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ImportExportPreferencesFragment_39_BinaryMutator</text:p>
          </table:table-cell>
          <table:table-cell office:value-type="float" office:value="39137" calcext:value-type="float">
            <text:p>39137</text:p>
          </table:table-cell>
          <table:table-cell table:formula="of:=[.E391]+[.B392]" office:value-type="float" office:value="137034" calcext:value-type="float">
            <text:p>137034</text:p>
          </table:table-cell>
          <table:table-cell table:formula="of:=[.B392]/[.$B$1]" office:value-type="float" office:value="12.2173913043478" calcext:value-type="float">
            <text:p>12,22</text:p>
          </table:table-cell>
          <table:table-cell table:formula="of:=[.G391]+[.F392]" office:value-type="float" office:value="5958" calcext:value-type="float">
            <text:p>5958,0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ImportExportPreferencesFragment_40_NullIntentOperatorMutator</text:p>
          </table:table-cell>
          <table:table-cell office:value-type="float" office:value="40137" calcext:value-type="float">
            <text:p>40137</text:p>
          </table:table-cell>
          <table:table-cell table:formula="of:=[.E392]+[.B393]" office:value-type="float" office:value="137426" calcext:value-type="float">
            <text:p>137426</text:p>
          </table:table-cell>
          <table:table-cell table:formula="of:=[.B393]/[.$B$1]" office:value-type="float" office:value="17.0434782608696" calcext:value-type="float">
            <text:p>17,04</text:p>
          </table:table-cell>
          <table:table-cell table:formula="of:=[.G392]+[.F393]" office:value-type="float" office:value="5975.04347826087" calcext:value-type="float">
            <text:p>5975,0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ImportExportPreferencesFragment_41_InvalidKeyIntentOperatorMutator</text:p>
          </table:table-cell>
          <table:table-cell office:value-type="float" office:value="41137" calcext:value-type="float">
            <text:p>41137</text:p>
          </table:table-cell>
          <table:table-cell table:formula="of:=[.E393]+[.B394]" office:value-type="float" office:value="137824" calcext:value-type="float">
            <text:p>137824</text:p>
          </table:table-cell>
          <table:table-cell table:formula="of:=[.B394]/[.$B$1]" office:value-type="float" office:value="17.304347826087" calcext:value-type="float">
            <text:p>17,30</text:p>
          </table:table-cell>
          <table:table-cell table:formula="of:=[.G393]+[.F394]" office:value-type="float" office:value="5992.34782608695" calcext:value-type="float">
            <text:p>5992,3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ImportExportPreferencesFragment_42_RandomActionIntentDefinitionOperatorMutator</text:p>
          </table:table-cell>
          <table:table-cell office:value-type="float" office:value="42137" calcext:value-type="float">
            <text:p>42137</text:p>
          </table:table-cell>
          <table:table-cell table:formula="of:=[.E394]+[.B395]" office:value-type="float" office:value="138212" calcext:value-type="float">
            <text:p>138212</text:p>
          </table:table-cell>
          <table:table-cell table:formula="of:=[.B395]/[.$B$1]" office:value-type="float" office:value="16.8695652173913" calcext:value-type="float">
            <text:p>16,87</text:p>
          </table:table-cell>
          <table:table-cell table:formula="of:=[.G394]+[.F395]" office:value-type="float" office:value="6009.21739130434" calcext:value-type="float">
            <text:p>6009,2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ImportExportPreferencesFragment_43_NullValueIntentPutExtraOperatorMutator</text:p>
          </table:table-cell>
          <table:table-cell office:value-type="float" office:value="43137" calcext:value-type="float">
            <text:p>43137</text:p>
          </table:table-cell>
          <table:table-cell table:formula="of:=[.E395]+[.B396]" office:value-type="float" office:value="138604" calcext:value-type="float">
            <text:p>138604</text:p>
          </table:table-cell>
          <table:table-cell table:formula="of:=[.B396]/[.$B$1]" office:value-type="float" office:value="17.0434782608696" calcext:value-type="float">
            <text:p>17,04</text:p>
          </table:table-cell>
          <table:table-cell table:formula="of:=[.G395]+[.F396]" office:value-type="float" office:value="6026.26086956521" calcext:value-type="float">
            <text:p>6026,2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ImportExportPreferencesFragment_44_IntentPayloadReplacementOperatorMutator</text:p>
          </table:table-cell>
          <table:table-cell office:value-type="float" office:value="44137" calcext:value-type="float">
            <text:p>44137</text:p>
          </table:table-cell>
          <table:table-cell table:formula="of:=[.E396]+[.B397]" office:value-type="float" office:value="138990" calcext:value-type="float">
            <text:p>138990</text:p>
          </table:table-cell>
          <table:table-cell table:formula="of:=[.B397]/[.$B$1]" office:value-type="float" office:value="16.7826086956522" calcext:value-type="float">
            <text:p>16,78</text:p>
          </table:table-cell>
          <table:table-cell table:formula="of:=[.G396]+[.F397]" office:value-type="float" office:value="6043.04347826087" calcext:value-type="float">
            <text:p>6043,0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ImportExportPreferencesFragment_45_RandomActionIntentDefinitionOperatorMutator</text:p>
          </table:table-cell>
          <table:table-cell office:value-type="float" office:value="45137" calcext:value-type="float">
            <text:p>45137</text:p>
          </table:table-cell>
          <table:table-cell table:formula="of:=[.E397]+[.B398]" office:value-type="float" office:value="139382" calcext:value-type="float">
            <text:p>139382</text:p>
          </table:table-cell>
          <table:table-cell table:formula="of:=[.B398]/[.$B$1]" office:value-type="float" office:value="17.0434782608696" calcext:value-type="float">
            <text:p>17,04</text:p>
          </table:table-cell>
          <table:table-cell table:formula="of:=[.G397]+[.F398]" office:value-type="float" office:value="6060.08695652174" calcext:value-type="float">
            <text:p>6060,0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SecurityPreferencesFragment_0_NullValueIntentPutExtraOperatorMutator</text:p>
          </table:table-cell>
          <table:table-cell office:value-type="float" office:value="138" calcext:value-type="float">
            <text:p>138</text:p>
          </table:table-cell>
          <table:table-cell table:formula="of:=[.E398]+[.B399]" office:value-type="float" office:value="139764" calcext:value-type="float">
            <text:p>139764</text:p>
          </table:table-cell>
          <table:table-cell table:formula="of:=[.B399]/[.$B$1]" office:value-type="float" office:value="16.6086956521739" calcext:value-type="float">
            <text:p>16,61</text:p>
          </table:table-cell>
          <table:table-cell table:formula="of:=[.G398]+[.F399]" office:value-type="float" office:value="6076.69565217391" calcext:value-type="float">
            <text:p>6076,7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SecurityPreferencesFragment_1_IntentPayloadReplacementOperatorMutator</text:p>
          </table:table-cell>
          <table:table-cell office:value-type="float" office:value="1138" calcext:value-type="float">
            <text:p>1138</text:p>
          </table:table-cell>
          <table:table-cell table:formula="of:=[.E399]+[.B400]" office:value-type="float" office:value="140151" calcext:value-type="float">
            <text:p>140151</text:p>
          </table:table-cell>
          <table:table-cell table:formula="of:=[.B400]/[.$B$1]" office:value-type="float" office:value="16.8260869565217" calcext:value-type="float">
            <text:p>16,83</text:p>
          </table:table-cell>
          <table:table-cell table:formula="of:=[.G399]+[.F400]" office:value-type="float" office:value="6093.52173913043" calcext:value-type="float">
            <text:p>6093,5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SecurityPreferencesFragment_2_RandomActionIntentDefinitionOperatorMutator</text:p>
          </table:table-cell>
          <table:table-cell office:value-type="float" office:value="2138" calcext:value-type="float">
            <text:p>2138</text:p>
          </table:table-cell>
          <table:table-cell table:formula="of:=[.E400]+[.B401]" office:value-type="float" office:value="140540" calcext:value-type="float">
            <text:p>140540</text:p>
          </table:table-cell>
          <table:table-cell table:formula="of:=[.B401]/[.$B$1]" office:value-type="float" office:value="16.9130434782609" calcext:value-type="float">
            <text:p>16,91</text:p>
          </table:table-cell>
          <table:table-cell table:formula="of:=[.G400]+[.F401]" office:value-type="float" office:value="6110.43478260869" calcext:value-type="float">
            <text:p>6110,4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SecurityPreferencesFragment_3_NullValueIntentPutExtraOperatorMutator</text:p>
          </table:table-cell>
          <table:table-cell office:value-type="float" office:value="3138" calcext:value-type="float">
            <text:p>3138</text:p>
          </table:table-cell>
          <table:table-cell table:formula="of:=[.E401]+[.B402]" office:value-type="float" office:value="140926" calcext:value-type="float">
            <text:p>140926</text:p>
          </table:table-cell>
          <table:table-cell table:formula="of:=[.B402]/[.$B$1]" office:value-type="float" office:value="16.7826086956522" calcext:value-type="float">
            <text:p>16,78</text:p>
          </table:table-cell>
          <table:table-cell table:formula="of:=[.G401]+[.F402]" office:value-type="float" office:value="6127.21739130435" calcext:value-type="float">
            <text:p>6127,2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SecurityPreferencesFragment_4_IntentPayloadReplacementOperatorMutator</text:p>
          </table:table-cell>
          <table:table-cell office:value-type="float" office:value="4138" calcext:value-type="float">
            <text:p>4138</text:p>
          </table:table-cell>
          <table:table-cell table:formula="of:=[.E402]+[.B403]" office:value-type="float" office:value="141318" calcext:value-type="float">
            <text:p>141318</text:p>
          </table:table-cell>
          <table:table-cell table:formula="of:=[.B403]/[.$B$1]" office:value-type="float" office:value="17.0434782608696" calcext:value-type="float">
            <text:p>17,04</text:p>
          </table:table-cell>
          <table:table-cell table:formula="of:=[.G402]+[.F403]" office:value-type="float" office:value="6144.26086956522" calcext:value-type="float">
            <text:p>6144,2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SecurityPreferencesFragment_5_RandomActionIntentDefinitionOperatorMutator</text:p>
          </table:table-cell>
          <table:table-cell office:value-type="float" office:value="5138" calcext:value-type="float">
            <text:p>5138</text:p>
          </table:table-cell>
          <table:table-cell table:formula="of:=[.E403]+[.B404]" office:value-type="float" office:value="141707" calcext:value-type="float">
            <text:p>141707</text:p>
          </table:table-cell>
          <table:table-cell table:formula="of:=[.B404]/[.$B$1]" office:value-type="float" office:value="16.9130434782609" calcext:value-type="float">
            <text:p>16,91</text:p>
          </table:table-cell>
          <table:table-cell table:formula="of:=[.G403]+[.F404]" office:value-type="float" office:value="6161.17391304348" calcext:value-type="float">
            <text:p>6161,1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SecurityPreferencesFragment_6_NullValueIntentPutExtraOperatorMutator</text:p>
          </table:table-cell>
          <table:table-cell office:value-type="float" office:value="6138" calcext:value-type="float">
            <text:p>6138</text:p>
          </table:table-cell>
          <table:table-cell table:formula="of:=[.E404]+[.B405]" office:value-type="float" office:value="142091" calcext:value-type="float">
            <text:p>142091</text:p>
          </table:table-cell>
          <table:table-cell table:formula="of:=[.B405]/[.$B$1]" office:value-type="float" office:value="16.695652173913" calcext:value-type="float">
            <text:p>16,70</text:p>
          </table:table-cell>
          <table:table-cell table:formula="of:=[.G404]+[.F405]" office:value-type="float" office:value="6177.86956521739" calcext:value-type="float">
            <text:p>6177,8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SecurityPreferencesFragment_7_IntentPayloadReplacementOperatorMutator</text:p>
          </table:table-cell>
          <table:table-cell office:value-type="float" office:value="7138" calcext:value-type="float">
            <text:p>7138</text:p>
          </table:table-cell>
          <table:table-cell table:formula="of:=[.E405]+[.B406]" office:value-type="float" office:value="142480" calcext:value-type="float">
            <text:p>142480</text:p>
          </table:table-cell>
          <table:table-cell table:formula="of:=[.B406]/[.$B$1]" office:value-type="float" office:value="16.9130434782609" calcext:value-type="float">
            <text:p>16,91</text:p>
          </table:table-cell>
          <table:table-cell table:formula="of:=[.G405]+[.F406]" office:value-type="float" office:value="6194.78260869565" calcext:value-type="float">
            <text:p>6194,7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SecurityPreferencesFragment_8_RandomActionIntentDefinitionOperatorMutator</text:p>
          </table:table-cell>
          <table:table-cell office:value-type="float" office:value="8138" calcext:value-type="float">
            <text:p>8138</text:p>
          </table:table-cell>
          <table:table-cell table:formula="of:=[.E406]+[.B407]" office:value-type="float" office:value="142871" calcext:value-type="float">
            <text:p>142871</text:p>
          </table:table-cell>
          <table:table-cell table:formula="of:=[.B407]/[.$B$1]" office:value-type="float" office:value="17" calcext:value-type="float">
            <text:p>17,00</text:p>
          </table:table-cell>
          <table:table-cell table:formula="of:=[.G406]+[.F407]" office:value-type="float" office:value="6211.78260869565" calcext:value-type="float">
            <text:p>6211,7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SecurityPreferencesFragment_9_BuggyGUIListenerOperatorMutator</text:p>
          </table:table-cell>
          <table:table-cell office:value-type="float" office:value="9138" calcext:value-type="float">
            <text:p>9138</text:p>
          </table:table-cell>
          <table:table-cell table:formula="of:=[.E407]+[.B408]" office:value-type="float" office:value="143253" calcext:value-type="float">
            <text:p>143253</text:p>
          </table:table-cell>
          <table:table-cell table:formula="of:=[.B408]/[.$B$1]" office:value-type="float" office:value="16.6086956521739" calcext:value-type="float">
            <text:p>16,61</text:p>
          </table:table-cell>
          <table:table-cell table:formula="of:=[.G407]+[.F408]" office:value-type="float" office:value="6228.39130434782" calcext:value-type="float">
            <text:p>6228,3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SecurityPreferencesFragment_10_BuggyGUIListenerOperatorMutator</text:p>
          </table:table-cell>
          <table:table-cell office:value-type="float" office:value="10138" calcext:value-type="float">
            <text:p>10138</text:p>
          </table:table-cell>
          <table:table-cell table:formula="of:=[.E408]+[.B409]" office:value-type="float" office:value="143644" calcext:value-type="float">
            <text:p>143644</text:p>
          </table:table-cell>
          <table:table-cell table:formula="of:=[.B409]/[.$B$1]" office:value-type="float" office:value="17" calcext:value-type="float">
            <text:p>17,00</text:p>
          </table:table-cell>
          <table:table-cell table:formula="of:=[.G408]+[.F409]" office:value-type="float" office:value="6245.39130434782" calcext:value-type="float">
            <text:p>6245,3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SecurityPreferencesFragment_11_BuggyGUIListenerOperatorMutator</text:p>
          </table:table-cell>
          <table:table-cell office:value-type="float" office:value="11138" calcext:value-type="float">
            <text:p>11138</text:p>
          </table:table-cell>
          <table:table-cell table:formula="of:=[.E409]+[.B410]" office:value-type="float" office:value="144028" calcext:value-type="float">
            <text:p>144028</text:p>
          </table:table-cell>
          <table:table-cell table:formula="of:=[.B410]/[.$B$1]" office:value-type="float" office:value="16.695652173913" calcext:value-type="float">
            <text:p>16,70</text:p>
          </table:table-cell>
          <table:table-cell table:formula="of:=[.G409]+[.F410]" office:value-type="float" office:value="6262.08695652174" calcext:value-type="float">
            <text:p>6262,0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BehaviorPreferencesFragment_0_NullValueIntentPutExtraOperatorMutator</text:p>
          </table:table-cell>
          <table:table-cell office:value-type="float" office:value="139" calcext:value-type="float">
            <text:p>139</text:p>
          </table:table-cell>
          <table:table-cell table:formula="of:=[.E410]+[.B411]" office:value-type="float" office:value="144414" calcext:value-type="float">
            <text:p>144414</text:p>
          </table:table-cell>
          <table:table-cell table:formula="of:=[.B411]/[.$B$1]" office:value-type="float" office:value="16.7826086956522" calcext:value-type="float">
            <text:p>16,78</text:p>
          </table:table-cell>
          <table:table-cell table:formula="of:=[.G410]+[.F411]" office:value-type="float" office:value="6278.86956521739" calcext:value-type="float">
            <text:p>6278,8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BehaviorPreferencesFragment_1_IntentPayloadReplacementOperatorMutator</text:p>
          </table:table-cell>
          <table:table-cell office:value-type="float" office:value="1139" calcext:value-type="float">
            <text:p>1139</text:p>
          </table:table-cell>
          <table:table-cell table:formula="of:=[.E411]+[.B412]" office:value-type="float" office:value="144823" calcext:value-type="float">
            <text:p>144823</text:p>
          </table:table-cell>
          <table:table-cell table:formula="of:=[.B412]/[.$B$1]" office:value-type="float" office:value="17.7826086956522" calcext:value-type="float">
            <text:p>17,78</text:p>
          </table:table-cell>
          <table:table-cell table:formula="of:=[.G411]+[.F412]" office:value-type="float" office:value="6296.65217391304" calcext:value-type="float">
            <text:p>6296,6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BehaviorPreferencesFragment_2_RandomActionIntentDefinitionOperatorMutator</text:p>
          </table:table-cell>
          <table:table-cell office:value-type="float" office:value="2139" calcext:value-type="float">
            <text:p>2139</text:p>
          </table:table-cell>
          <table:table-cell table:formula="of:=[.E412]+[.B413]" office:value-type="float" office:value="145246" calcext:value-type="float">
            <text:p>145246</text:p>
          </table:table-cell>
          <table:table-cell table:formula="of:=[.B413]/[.$B$1]" office:value-type="float" office:value="18.3913043478261" calcext:value-type="float">
            <text:p>18,39</text:p>
          </table:table-cell>
          <table:table-cell table:formula="of:=[.G412]+[.F413]" office:value-type="float" office:value="6315.04347826087" calcext:value-type="float">
            <text:p>6315,0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BehaviorPreferencesFragment_3_NullValueIntentPutExtraOperatorMutator</text:p>
          </table:table-cell>
          <table:table-cell office:value-type="float" office:value="3139" calcext:value-type="float">
            <text:p>3139</text:p>
          </table:table-cell>
          <table:table-cell table:formula="of:=[.E413]+[.B414]" office:value-type="float" office:value="145653" calcext:value-type="float">
            <text:p>145653</text:p>
          </table:table-cell>
          <table:table-cell table:formula="of:=[.B414]/[.$B$1]" office:value-type="float" office:value="17.695652173913" calcext:value-type="float">
            <text:p>17,70</text:p>
          </table:table-cell>
          <table:table-cell table:formula="of:=[.G413]+[.F414]" office:value-type="float" office:value="6332.73913043478" calcext:value-type="float">
            <text:p>6332,7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BehaviorPreferencesFragment_4_IntentPayloadReplacementOperatorMutator</text:p>
          </table:table-cell>
          <table:table-cell office:value-type="float" office:value="4139" calcext:value-type="float">
            <text:p>4139</text:p>
          </table:table-cell>
          <table:table-cell table:formula="of:=[.E414]+[.B415]" office:value-type="float" office:value="146042" calcext:value-type="float">
            <text:p>146042</text:p>
          </table:table-cell>
          <table:table-cell table:formula="of:=[.B415]/[.$B$1]" office:value-type="float" office:value="16.9130434782609" calcext:value-type="float">
            <text:p>16,91</text:p>
          </table:table-cell>
          <table:table-cell table:formula="of:=[.G414]+[.F415]" office:value-type="float" office:value="6349.65217391304" calcext:value-type="float">
            <text:p>6349,6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BehaviorPreferencesFragment_5_RandomActionIntentDefinitionOperatorMutator</text:p>
          </table:table-cell>
          <table:table-cell office:value-type="float" office:value="5139" calcext:value-type="float">
            <text:p>5139</text:p>
          </table:table-cell>
          <table:table-cell table:formula="of:=[.E415]+[.B416]" office:value-type="float" office:value="146439" calcext:value-type="float">
            <text:p>146439</text:p>
          </table:table-cell>
          <table:table-cell table:formula="of:=[.B416]/[.$B$1]" office:value-type="float" office:value="17.2608695652174" calcext:value-type="float">
            <text:p>17,26</text:p>
          </table:table-cell>
          <table:table-cell table:formula="of:=[.G415]+[.F416]" office:value-type="float" office:value="6366.91304347826" calcext:value-type="float">
            <text:p>6366,9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BehaviorPreferencesFragment_6_NullValueIntentPutExtraOperatorMutator</text:p>
          </table:table-cell>
          <table:table-cell office:value-type="float" office:value="6139" calcext:value-type="float">
            <text:p>6139</text:p>
          </table:table-cell>
          <table:table-cell table:formula="of:=[.E416]+[.B417]" office:value-type="float" office:value="146831" calcext:value-type="float">
            <text:p>146831</text:p>
          </table:table-cell>
          <table:table-cell table:formula="of:=[.B417]/[.$B$1]" office:value-type="float" office:value="17.0434782608696" calcext:value-type="float">
            <text:p>17,04</text:p>
          </table:table-cell>
          <table:table-cell table:formula="of:=[.G416]+[.F417]" office:value-type="float" office:value="6383.95652173913" calcext:value-type="float">
            <text:p>6383,9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BehaviorPreferencesFragment_7_IntentPayloadReplacementOperatorMutator</text:p>
          </table:table-cell>
          <table:table-cell office:value-type="float" office:value="7139" calcext:value-type="float">
            <text:p>7139</text:p>
          </table:table-cell>
          <table:table-cell table:formula="of:=[.E417]+[.B418]" office:value-type="float" office:value="147221" calcext:value-type="float">
            <text:p>147221</text:p>
          </table:table-cell>
          <table:table-cell table:formula="of:=[.B418]/[.$B$1]" office:value-type="float" office:value="16.9565217391304" calcext:value-type="float">
            <text:p>16,96</text:p>
          </table:table-cell>
          <table:table-cell table:formula="of:=[.G417]+[.F418]" office:value-type="float" office:value="6400.91304347826" calcext:value-type="float">
            <text:p>6400,9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BehaviorPreferencesFragment_8_RandomActionIntentDefinitionOperatorMutator</text:p>
          </table:table-cell>
          <table:table-cell office:value-type="float" office:value="8139" calcext:value-type="float">
            <text:p>8139</text:p>
          </table:table-cell>
          <table:table-cell table:formula="of:=[.E418]+[.B419]" office:value-type="float" office:value="147612" calcext:value-type="float">
            <text:p>147612</text:p>
          </table:table-cell>
          <table:table-cell table:formula="of:=[.B419]/[.$B$1]" office:value-type="float" office:value="17" calcext:value-type="float">
            <text:p>17,00</text:p>
          </table:table-cell>
          <table:table-cell table:formula="of:=[.G418]+[.F419]" office:value-type="float" office:value="6417.91304347826" calcext:value-type="float">
            <text:p>6417,9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ProgressDialogTask_0_BinaryMutator</text:p>
          </table:table-cell>
          <table:table-cell office:value-type="float" office:value="144" calcext:value-type="float">
            <text:p>144</text:p>
          </table:table-cell>
          <table:table-cell table:formula="of:=[.E419]+[.B420]" office:value-type="float" office:value="148003" calcext:value-type="float">
            <text:p>148003</text:p>
          </table:table-cell>
          <table:table-cell table:formula="of:=[.B420]/[.$B$1]" office:value-type="float" office:value="17" calcext:value-type="float">
            <text:p>17,00</text:p>
          </table:table-cell>
          <table:table-cell table:formula="of:=[.G419]+[.F420]" office:value-type="float" office:value="6434.91304347826" calcext:value-type="float">
            <text:p>6434,9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QrDecodeTask_0_BinaryMutator</text:p>
          </table:table-cell>
          <table:table-cell office:value-type="float" office:value="145" calcext:value-type="float">
            <text:p>145</text:p>
          </table:table-cell>
          <table:table-cell table:formula="of:=[.E420]+[.B421]" office:value-type="float" office:value="148388" calcext:value-type="float">
            <text:p>148388</text:p>
          </table:table-cell>
          <table:table-cell table:formula="of:=[.B421]/[.$B$1]" office:value-type="float" office:value="16.7391304347826" calcext:value-type="float">
            <text:p>16,74</text:p>
          </table:table-cell>
          <table:table-cell table:formula="of:=[.G420]+[.F421]" office:value-type="float" office:value="6451.65217391304" calcext:value-type="float">
            <text:p>6451,6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DropdownCheckBoxes_0_InvalidViewFocusOperatorMutator</text:p>
          </table:table-cell>
          <table:table-cell office:value-type="float" office:value="150" calcext:value-type="float">
            <text:p>150</text:p>
          </table:table-cell>
          <table:table-cell table:formula="of:=[.E421]+[.B422]" office:value-type="float" office:value="148784" calcext:value-type="float">
            <text:p>148784</text:p>
          </table:table-cell>
          <table:table-cell table:formula="of:=[.B422]/[.$B$1]" office:value-type="float" office:value="17.2173913043478" calcext:value-type="float">
            <text:p>17,22</text:p>
          </table:table-cell>
          <table:table-cell table:formula="of:=[.G421]+[.F422]" office:value-type="float" office:value="6468.86956521739" calcext:value-type="float">
            <text:p>6468,8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DropdownCheckBoxes_1_ViewComponentNotVisibleOperatorMutator</text:p>
          </table:table-cell>
          <table:table-cell office:value-type="float" office:value="1150" calcext:value-type="float">
            <text:p>1150</text:p>
          </table:table-cell>
          <table:table-cell table:formula="of:=[.E422]+[.B423]" office:value-type="float" office:value="149182" calcext:value-type="float">
            <text:p>149182</text:p>
          </table:table-cell>
          <table:table-cell table:formula="of:=[.B423]/[.$B$1]" office:value-type="float" office:value="17.304347826087" calcext:value-type="float">
            <text:p>17,30</text:p>
          </table:table-cell>
          <table:table-cell table:formula="of:=[.G422]+[.F423]" office:value-type="float" office:value="6486.17391304348" calcext:value-type="float">
            <text:p>6486,1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IconHolder_0_InvalidViewFocusOperatorMutator</text:p>
          </table:table-cell>
          <table:table-cell office:value-type="float" office:value="151" calcext:value-type="float">
            <text:p>151</text:p>
          </table:table-cell>
          <table:table-cell table:formula="of:=[.E423]+[.B424]" office:value-type="float" office:value="149575" calcext:value-type="float">
            <text:p>149575</text:p>
          </table:table-cell>
          <table:table-cell table:formula="of:=[.B424]/[.$B$1]" office:value-type="float" office:value="17.0869565217391" calcext:value-type="float">
            <text:p>17,09</text:p>
          </table:table-cell>
          <table:table-cell table:formula="of:=[.G423]+[.F424]" office:value-type="float" office:value="6503.26086956522" calcext:value-type="float">
            <text:p>6503,2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IconHolder_1_ViewComponentNotVisibleOperatorMutator</text:p>
          </table:table-cell>
          <table:table-cell office:value-type="float" office:value="1151" calcext:value-type="float">
            <text:p>1151</text:p>
          </table:table-cell>
          <table:table-cell table:formula="of:=[.E424]+[.B425]" office:value-type="float" office:value="149969" calcext:value-type="float">
            <text:p>149969</text:p>
          </table:table-cell>
          <table:table-cell table:formula="of:=[.B425]/[.$B$1]" office:value-type="float" office:value="17.1304347826087" calcext:value-type="float">
            <text:p>17,13</text:p>
          </table:table-cell>
          <table:table-cell table:formula="of:=[.G424]+[.F425]" office:value-type="float" office:value="6520.39130434782" calcext:value-type="float">
            <text:p>6520,3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IconHolder_2_InvalidViewFocusOperatorMutator</text:p>
          </table:table-cell>
          <table:table-cell office:value-type="float" office:value="2151" calcext:value-type="float">
            <text:p>2151</text:p>
          </table:table-cell>
          <table:table-cell table:formula="of:=[.E425]+[.B426]" office:value-type="float" office:value="150360" calcext:value-type="float">
            <text:p>150360</text:p>
          </table:table-cell>
          <table:table-cell table:formula="of:=[.B426]/[.$B$1]" office:value-type="float" office:value="17" calcext:value-type="float">
            <text:p>17,00</text:p>
          </table:table-cell>
          <table:table-cell table:formula="of:=[.G425]+[.F426]" office:value-type="float" office:value="6537.39130434782" calcext:value-type="float">
            <text:p>6537,3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IconHolder_3_ViewComponentNotVisibleOperatorMutator</text:p>
          </table:table-cell>
          <table:table-cell office:value-type="float" office:value="3151" calcext:value-type="float">
            <text:p>3151</text:p>
          </table:table-cell>
          <table:table-cell table:formula="of:=[.E426]+[.B427]" office:value-type="float" office:value="150747" calcext:value-type="float">
            <text:p>150747</text:p>
          </table:table-cell>
          <table:table-cell table:formula="of:=[.B427]/[.$B$1]" office:value-type="float" office:value="16.8260869565217" calcext:value-type="float">
            <text:p>16,83</text:p>
          </table:table-cell>
          <table:table-cell table:formula="of:=[.G426]+[.F427]" office:value-type="float" office:value="6554.21739130435" calcext:value-type="float">
            <text:p>6554,2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GroupHolder_0_InvalidViewFocusOperatorMutator</text:p>
          </table:table-cell>
          <table:table-cell office:value-type="float" office:value="152" calcext:value-type="float">
            <text:p>152</text:p>
          </table:table-cell>
          <table:table-cell table:formula="of:=[.E427]+[.B428]" office:value-type="float" office:value="151145" calcext:value-type="float">
            <text:p>151145</text:p>
          </table:table-cell>
          <table:table-cell table:formula="of:=[.B428]/[.$B$1]" office:value-type="float" office:value="17.304347826087" calcext:value-type="float">
            <text:p>17,30</text:p>
          </table:table-cell>
          <table:table-cell table:formula="of:=[.G427]+[.F428]" office:value-type="float" office:value="6571.52173913043" calcext:value-type="float">
            <text:p>6571,5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GroupHolder_1_ViewComponentNotVisibleOperatorMutator</text:p>
          </table:table-cell>
          <table:table-cell office:value-type="float" office:value="1152" calcext:value-type="float">
            <text:p>1152</text:p>
          </table:table-cell>
          <table:table-cell table:formula="of:=[.E428]+[.B429]" office:value-type="float" office:value="151535" calcext:value-type="float">
            <text:p>151535</text:p>
          </table:table-cell>
          <table:table-cell table:formula="of:=[.B429]/[.$B$1]" office:value-type="float" office:value="16.9565217391304" calcext:value-type="float">
            <text:p>16,96</text:p>
          </table:table-cell>
          <table:table-cell table:formula="of:=[.G428]+[.F429]" office:value-type="float" office:value="6588.47826086956" calcext:value-type="float">
            <text:p>6588,4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GroupHolder_2_InvalidViewFocusOperatorMutator</text:p>
          </table:table-cell>
          <table:table-cell office:value-type="float" office:value="2152" calcext:value-type="float">
            <text:p>2152</text:p>
          </table:table-cell>
          <table:table-cell table:formula="of:=[.E429]+[.B430]" office:value-type="float" office:value="151930" calcext:value-type="float">
            <text:p>151930</text:p>
          </table:table-cell>
          <table:table-cell table:formula="of:=[.B430]/[.$B$1]" office:value-type="float" office:value="17.1739130434783" calcext:value-type="float">
            <text:p>17,17</text:p>
          </table:table-cell>
          <table:table-cell table:formula="of:=[.G429]+[.F430]" office:value-type="float" office:value="6605.65217391304" calcext:value-type="float">
            <text:p>6605,6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GroupHolder_3_ViewComponentNotVisibleOperatorMutator</text:p>
          </table:table-cell>
          <table:table-cell office:value-type="float" office:value="3152" calcext:value-type="float">
            <text:p>3152</text:p>
          </table:table-cell>
          <table:table-cell table:formula="of:=[.E430]+[.B431]" office:value-type="float" office:value="152322" calcext:value-type="float">
            <text:p>152322</text:p>
          </table:table-cell>
          <table:table-cell table:formula="of:=[.B431]/[.$B$1]" office:value-type="float" office:value="17.0434782608696" calcext:value-type="float">
            <text:p>17,04</text:p>
          </table:table-cell>
          <table:table-cell table:formula="of:=[.G430]+[.F431]" office:value-type="float" office:value="6622.69565217391" calcext:value-type="float">
            <text:p>6622,7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EntryListView_0_LengthyGUICreationOperatorMutator</text:p>
          </table:table-cell>
          <table:table-cell office:value-type="float" office:value="153" calcext:value-type="float">
            <text:p>153</text:p>
          </table:table-cell>
          <table:table-cell table:formula="of:=[.E431]+[.B432]" office:value-type="float" office:value="152758" calcext:value-type="float">
            <text:p>152758</text:p>
          </table:table-cell>
          <table:table-cell table:formula="of:=[.B432]/[.$B$1]" office:value-type="float" office:value="18.9565217391304" calcext:value-type="float">
            <text:p>18,96</text:p>
          </table:table-cell>
          <table:table-cell table:formula="of:=[.G431]+[.F432]" office:value-type="float" office:value="6641.65217391304" calcext:value-type="float">
            <text:p>6641,6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EntryListView_1_InvalidViewFocusOperatorMutator</text:p>
          </table:table-cell>
          <table:table-cell office:value-type="float" office:value="1153" calcext:value-type="float">
            <text:p>1153</text:p>
          </table:table-cell>
          <table:table-cell table:formula="of:=[.E432]+[.B433]" office:value-type="float" office:value="153148" calcext:value-type="float">
            <text:p>153148</text:p>
          </table:table-cell>
          <table:table-cell table:formula="of:=[.B433]/[.$B$1]" office:value-type="float" office:value="16.9565217391304" calcext:value-type="float">
            <text:p>16,96</text:p>
          </table:table-cell>
          <table:table-cell table:formula="of:=[.G432]+[.F433]" office:value-type="float" office:value="6658.60869565217" calcext:value-type="float">
            <text:p>6658,6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EntryListView_2_ViewComponentNotVisibleOperatorMutator</text:p>
          </table:table-cell>
          <table:table-cell office:value-type="float" office:value="2153" calcext:value-type="float">
            <text:p>2153</text:p>
          </table:table-cell>
          <table:table-cell table:formula="of:=[.E433]+[.B434]" office:value-type="float" office:value="153537" calcext:value-type="float">
            <text:p>153537</text:p>
          </table:table-cell>
          <table:table-cell table:formula="of:=[.B434]/[.$B$1]" office:value-type="float" office:value="16.9130434782609" calcext:value-type="float">
            <text:p>16,91</text:p>
          </table:table-cell>
          <table:table-cell table:formula="of:=[.G433]+[.F434]" office:value-type="float" office:value="6675.52173913043" calcext:value-type="float">
            <text:p>6675,5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ntryListView_3_InvalidViewFocusOperatorMutator</text:p>
          </table:table-cell>
          <table:table-cell office:value-type="float" office:value="3153" calcext:value-type="float">
            <text:p>3153</text:p>
          </table:table-cell>
          <table:table-cell table:formula="of:=[.E434]+[.B435]" office:value-type="float" office:value="153937" calcext:value-type="float">
            <text:p>153937</text:p>
          </table:table-cell>
          <table:table-cell table:formula="of:=[.B435]/[.$B$1]" office:value-type="float" office:value="17.3913043478261" calcext:value-type="float">
            <text:p>17,39</text:p>
          </table:table-cell>
          <table:table-cell table:formula="of:=[.G434]+[.F435]" office:value-type="float" office:value="6692.91304347826" calcext:value-type="float">
            <text:p>6692,9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EntryListView_4_ViewComponentNotVisibleOperatorMutator</text:p>
          </table:table-cell>
          <table:table-cell office:value-type="float" office:value="4153" calcext:value-type="float">
            <text:p>4153</text:p>
          </table:table-cell>
          <table:table-cell table:formula="of:=[.E435]+[.B436]" office:value-type="float" office:value="154323" calcext:value-type="float">
            <text:p>154323</text:p>
          </table:table-cell>
          <table:table-cell table:formula="of:=[.B436]/[.$B$1]" office:value-type="float" office:value="16.7826086956522" calcext:value-type="float">
            <text:p>16,78</text:p>
          </table:table-cell>
          <table:table-cell table:formula="of:=[.G435]+[.F436]" office:value-type="float" office:value="6709.69565217391" calcext:value-type="float">
            <text:p>6709,7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EntryListView_5_InvalidViewFocusOperatorMutator</text:p>
          </table:table-cell>
          <table:table-cell office:value-type="float" office:value="5153" calcext:value-type="float">
            <text:p>5153</text:p>
          </table:table-cell>
          <table:table-cell table:formula="of:=[.E436]+[.B437]" office:value-type="float" office:value="154712" calcext:value-type="float">
            <text:p>154712</text:p>
          </table:table-cell>
          <table:table-cell table:formula="of:=[.B437]/[.$B$1]" office:value-type="float" office:value="16.9130434782609" calcext:value-type="float">
            <text:p>16,91</text:p>
          </table:table-cell>
          <table:table-cell table:formula="of:=[.G436]+[.F437]" office:value-type="float" office:value="6726.60869565217" calcext:value-type="float">
            <text:p>6726,6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EntryListView_6_ViewComponentNotVisibleOperatorMutator</text:p>
          </table:table-cell>
          <table:table-cell office:value-type="float" office:value="6153" calcext:value-type="float">
            <text:p>6153</text:p>
          </table:table-cell>
          <table:table-cell table:formula="of:=[.E437]+[.B438]" office:value-type="float" office:value="155105" calcext:value-type="float">
            <text:p>155105</text:p>
          </table:table-cell>
          <table:table-cell table:formula="of:=[.B438]/[.$B$1]" office:value-type="float" office:value="17.0869565217391" calcext:value-type="float">
            <text:p>17,09</text:p>
          </table:table-cell>
          <table:table-cell table:formula="of:=[.G437]+[.F438]" office:value-type="float" office:value="6743.69565217391" calcext:value-type="float">
            <text:p>6743,7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EntryListView_7_InvalidViewFocusOperatorMutator</text:p>
          </table:table-cell>
          <table:table-cell office:value-type="float" office:value="7153" calcext:value-type="float">
            <text:p>7153</text:p>
          </table:table-cell>
          <table:table-cell table:formula="of:=[.E438]+[.B439]" office:value-type="float" office:value="155501" calcext:value-type="float">
            <text:p>155501</text:p>
          </table:table-cell>
          <table:table-cell table:formula="of:=[.B439]/[.$B$1]" office:value-type="float" office:value="17.2173913043478" calcext:value-type="float">
            <text:p>17,22</text:p>
          </table:table-cell>
          <table:table-cell table:formula="of:=[.G438]+[.F439]" office:value-type="float" office:value="6760.91304347826" calcext:value-type="float">
            <text:p>6760,9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EntryListView_8_ViewComponentNotVisibleOperatorMutator</text:p>
          </table:table-cell>
          <table:table-cell office:value-type="float" office:value="8153" calcext:value-type="float">
            <text:p>8153</text:p>
          </table:table-cell>
          <table:table-cell table:formula="of:=[.E439]+[.B440]" office:value-type="float" office:value="155889" calcext:value-type="float">
            <text:p>155889</text:p>
          </table:table-cell>
          <table:table-cell table:formula="of:=[.B440]/[.$B$1]" office:value-type="float" office:value="16.8695652173913" calcext:value-type="float">
            <text:p>16,87</text:p>
          </table:table-cell>
          <table:table-cell table:formula="of:=[.G439]+[.F440]" office:value-type="float" office:value="6777.78260869565" calcext:value-type="float">
            <text:p>6777,7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EntryListView_9_InvalidViewFocusOperatorMutator</text:p>
          </table:table-cell>
          <table:table-cell office:value-type="float" office:value="9153" calcext:value-type="float">
            <text:p>9153</text:p>
          </table:table-cell>
          <table:table-cell table:formula="of:=[.E440]+[.B441]" office:value-type="float" office:value="156277" calcext:value-type="float">
            <text:p>156277</text:p>
          </table:table-cell>
          <table:table-cell table:formula="of:=[.B441]/[.$B$1]" office:value-type="float" office:value="16.8695652173913" calcext:value-type="float">
            <text:p>16,87</text:p>
          </table:table-cell>
          <table:table-cell table:formula="of:=[.G440]+[.F441]" office:value-type="float" office:value="6794.65217391304" calcext:value-type="float">
            <text:p>6794,6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ntryListView_10_ViewComponentNotVisibleOperatorMutator</text:p>
          </table:table-cell>
          <table:table-cell office:value-type="float" office:value="10153" calcext:value-type="float">
            <text:p>10153</text:p>
          </table:table-cell>
          <table:table-cell table:formula="of:=[.E441]+[.B442]" office:value-type="float" office:value="156642" calcext:value-type="float">
            <text:p>156642</text:p>
          </table:table-cell>
          <table:table-cell table:formula="of:=[.B442]/[.$B$1]" office:value-type="float" office:value="15.8695652173913" calcext:value-type="float">
            <text:p>15,87</text:p>
          </table:table-cell>
          <table:table-cell table:formula="of:=[.G441]+[.F442]" office:value-type="float" office:value="6810.52173913043" calcext:value-type="float">
            <text:p>6810,5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EntryListView_11_InvalidViewFocusOperatorMutator</text:p>
          </table:table-cell>
          <table:table-cell office:value-type="float" office:value="11153" calcext:value-type="float">
            <text:p>11153</text:p>
          </table:table-cell>
          <table:table-cell table:formula="of:=[.E442]+[.B443]" office:value-type="float" office:value="157031" calcext:value-type="float">
            <text:p>157031</text:p>
          </table:table-cell>
          <table:table-cell table:formula="of:=[.B443]/[.$B$1]" office:value-type="float" office:value="16.9130434782609" calcext:value-type="float">
            <text:p>16,91</text:p>
          </table:table-cell>
          <table:table-cell table:formula="of:=[.G442]+[.F443]" office:value-type="float" office:value="6827.43478260869" calcext:value-type="float">
            <text:p>6827,4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EntryListView_12_ViewComponentNotVisibleOperatorMutator</text:p>
          </table:table-cell>
          <table:table-cell office:value-type="float" office:value="12153" calcext:value-type="float">
            <text:p>12153</text:p>
          </table:table-cell>
          <table:table-cell table:formula="of:=[.E443]+[.B444]" office:value-type="float" office:value="157398" calcext:value-type="float">
            <text:p>157398</text:p>
          </table:table-cell>
          <table:table-cell table:formula="of:=[.B444]/[.$B$1]" office:value-type="float" office:value="15.9565217391304" calcext:value-type="float">
            <text:p>15,96</text:p>
          </table:table-cell>
          <table:table-cell table:formula="of:=[.G443]+[.F444]" office:value-type="float" office:value="6843.39130434782" calcext:value-type="float">
            <text:p>6843,3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EntryListView_13_InvalidViewFocusOperatorMutator</text:p>
          </table:table-cell>
          <table:table-cell office:value-type="float" office:value="13153" calcext:value-type="float">
            <text:p>13153</text:p>
          </table:table-cell>
          <table:table-cell table:formula="of:=[.E444]+[.B445]" office:value-type="float" office:value="157790" calcext:value-type="float">
            <text:p>157790</text:p>
          </table:table-cell>
          <table:table-cell table:formula="of:=[.B445]/[.$B$1]" office:value-type="float" office:value="17.0434782608696" calcext:value-type="float">
            <text:p>17,04</text:p>
          </table:table-cell>
          <table:table-cell table:formula="of:=[.G444]+[.F445]" office:value-type="float" office:value="6860.43478260869" calcext:value-type="float">
            <text:p>6860,4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EntryListView_14_ViewComponentNotVisibleOperatorMutator</text:p>
          </table:table-cell>
          <table:table-cell office:value-type="float" office:value="14153" calcext:value-type="float">
            <text:p>14153</text:p>
          </table:table-cell>
          <table:table-cell table:formula="of:=[.E445]+[.B446]" office:value-type="float" office:value="158179" calcext:value-type="float">
            <text:p>158179</text:p>
          </table:table-cell>
          <table:table-cell table:formula="of:=[.B446]/[.$B$1]" office:value-type="float" office:value="16.9130434782609" calcext:value-type="float">
            <text:p>16,91</text:p>
          </table:table-cell>
          <table:table-cell table:formula="of:=[.G445]+[.F446]" office:value-type="float" office:value="6877.34782608695" calcext:value-type="float">
            <text:p>6877,3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EntryListView_15_BuggyGUIListenerOperatorMutator</text:p>
          </table:table-cell>
          <table:table-cell office:value-type="float" office:value="15153" calcext:value-type="float">
            <text:p>15153</text:p>
          </table:table-cell>
          <table:table-cell table:formula="of:=[.E446]+[.B447]" office:value-type="float" office:value="158543" calcext:value-type="float">
            <text:p>158543</text:p>
          </table:table-cell>
          <table:table-cell table:formula="of:=[.B447]/[.$B$1]" office:value-type="float" office:value="15.8260869565217" calcext:value-type="float">
            <text:p>15,83</text:p>
          </table:table-cell>
          <table:table-cell table:formula="of:=[.G446]+[.F447]" office:value-type="float" office:value="6893.17391304348" calcext:value-type="float">
            <text:p>6893,1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EntryListView_16_BuggyGUIListenerOperatorMutator</text:p>
          </table:table-cell>
          <table:table-cell office:value-type="float" office:value="16153" calcext:value-type="float">
            <text:p>16153</text:p>
          </table:table-cell>
          <table:table-cell table:formula="of:=[.E447]+[.B448]" office:value-type="float" office:value="158926" calcext:value-type="float">
            <text:p>158926</text:p>
          </table:table-cell>
          <table:table-cell table:formula="of:=[.B448]/[.$B$1]" office:value-type="float" office:value="16.6521739130435" calcext:value-type="float">
            <text:p>16,65</text:p>
          </table:table-cell>
          <table:table-cell table:formula="of:=[.G447]+[.F448]" office:value-type="float" office:value="6909.82608695652" calcext:value-type="float">
            <text:p>6909,8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EntryListView_17_BuggyGUIListenerOperatorMutator</text:p>
          </table:table-cell>
          <table:table-cell office:value-type="float" office:value="17153" calcext:value-type="float">
            <text:p>17153</text:p>
          </table:table-cell>
          <table:table-cell table:formula="of:=[.E448]+[.B449]" office:value-type="float" office:value="159295" calcext:value-type="float">
            <text:p>159295</text:p>
          </table:table-cell>
          <table:table-cell table:formula="of:=[.B449]/[.$B$1]" office:value-type="float" office:value="16.0434782608696" calcext:value-type="float">
            <text:p>16,04</text:p>
          </table:table-cell>
          <table:table-cell table:formula="of:=[.G448]+[.F449]" office:value-type="float" office:value="6925.86956521739" calcext:value-type="float">
            <text:p>6925,8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EntryListView_18_InvalidViewFocusOperatorMutator</text:p>
          </table:table-cell>
          <table:table-cell office:value-type="float" office:value="18153" calcext:value-type="float">
            <text:p>18153</text:p>
          </table:table-cell>
          <table:table-cell table:formula="of:=[.E449]+[.B450]" office:value-type="float" office:value="159687" calcext:value-type="float">
            <text:p>159687</text:p>
          </table:table-cell>
          <table:table-cell table:formula="of:=[.B450]/[.$B$1]" office:value-type="float" office:value="17.0434782608696" calcext:value-type="float">
            <text:p>17,04</text:p>
          </table:table-cell>
          <table:table-cell table:formula="of:=[.G449]+[.F450]" office:value-type="float" office:value="6942.91304347826" calcext:value-type="float">
            <text:p>6942,9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EntryListView_19_ViewComponentNotVisibleOperatorMutator</text:p>
          </table:table-cell>
          <table:table-cell office:value-type="float" office:value="19153" calcext:value-type="float">
            <text:p>19153</text:p>
          </table:table-cell>
          <table:table-cell table:formula="of:=[.E450]+[.B451]" office:value-type="float" office:value="160079" calcext:value-type="float">
            <text:p>160079</text:p>
          </table:table-cell>
          <table:table-cell table:formula="of:=[.B451]/[.$B$1]" office:value-type="float" office:value="17.0434782608696" calcext:value-type="float">
            <text:p>17,04</text:p>
          </table:table-cell>
          <table:table-cell table:formula="of:=[.G450]+[.F451]" office:value-type="float" office:value="6959.95652173913" calcext:value-type="float">
            <text:p>6959,9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EntryListView_20_BinaryMutator</text:p>
          </table:table-cell>
          <table:table-cell office:value-type="float" office:value="20153" calcext:value-type="float">
            <text:p>20153</text:p>
          </table:table-cell>
          <table:table-cell table:formula="of:=[.E451]+[.B452]" office:value-type="float" office:value="160473" calcext:value-type="float">
            <text:p>160473</text:p>
          </table:table-cell>
          <table:table-cell table:formula="of:=[.B452]/[.$B$1]" office:value-type="float" office:value="17.1304347826087" calcext:value-type="float">
            <text:p>17,13</text:p>
          </table:table-cell>
          <table:table-cell table:formula="of:=[.G451]+[.F452]" office:value-type="float" office:value="6977.08695652174" calcext:value-type="float">
            <text:p>6977,0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EntryListView_21_BinaryMutator</text:p>
          </table:table-cell>
          <table:table-cell office:value-type="float" office:value="21153" calcext:value-type="float">
            <text:p>21153</text:p>
          </table:table-cell>
          <table:table-cell table:formula="of:=[.E452]+[.B453]" office:value-type="float" office:value="160860" calcext:value-type="float">
            <text:p>160860</text:p>
          </table:table-cell>
          <table:table-cell table:formula="of:=[.B453]/[.$B$1]" office:value-type="float" office:value="16.8260869565217" calcext:value-type="float">
            <text:p>16,83</text:p>
          </table:table-cell>
          <table:table-cell table:formula="of:=[.G452]+[.F453]" office:value-type="float" office:value="6993.91304347826" calcext:value-type="float">
            <text:p>6993,9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EntryListView_22_BinaryMutator</text:p>
          </table:table-cell>
          <table:table-cell office:value-type="float" office:value="22153" calcext:value-type="float">
            <text:p>22153</text:p>
          </table:table-cell>
          <table:table-cell table:formula="of:=[.E453]+[.B454]" office:value-type="float" office:value="161253" calcext:value-type="float">
            <text:p>161253</text:p>
          </table:table-cell>
          <table:table-cell table:formula="of:=[.B454]/[.$B$1]" office:value-type="float" office:value="17.0869565217391" calcext:value-type="float">
            <text:p>17,09</text:p>
          </table:table-cell>
          <table:table-cell table:formula="of:=[.G453]+[.F454]" office:value-type="float" office:value="7011" calcext:value-type="float">
            <text:p>7011,0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EntryAdapter_0_BinaryMutator</text:p>
          </table:table-cell>
          <table:table-cell office:value-type="float" office:value="154" calcext:value-type="float">
            <text:p>154</text:p>
          </table:table-cell>
          <table:table-cell table:formula="of:=[.E454]+[.B455]" office:value-type="float" office:value="161641" calcext:value-type="float">
            <text:p>161641</text:p>
          </table:table-cell>
          <table:table-cell table:formula="of:=[.B455]/[.$B$1]" office:value-type="float" office:value="16.8695652173913" calcext:value-type="float">
            <text:p>16,87</text:p>
          </table:table-cell>
          <table:table-cell table:formula="of:=[.G454]+[.F455]" office:value-type="float" office:value="7027.86956521739" calcext:value-type="float">
            <text:p>7027,8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EntryAdapter_1_BinaryMutator</text:p>
          </table:table-cell>
          <table:table-cell office:value-type="float" office:value="1154" calcext:value-type="float">
            <text:p>1154</text:p>
          </table:table-cell>
          <table:table-cell table:formula="of:=[.E455]+[.B456]" office:value-type="float" office:value="162029" calcext:value-type="float">
            <text:p>162029</text:p>
          </table:table-cell>
          <table:table-cell table:formula="of:=[.B456]/[.$B$1]" office:value-type="float" office:value="16.8695652173913" calcext:value-type="float">
            <text:p>16,87</text:p>
          </table:table-cell>
          <table:table-cell table:formula="of:=[.G455]+[.F456]" office:value-type="float" office:value="7044.73913043478" calcext:value-type="float">
            <text:p>7044,7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EntryAdapter_2_BuggyGUIListenerOperatorMutator</text:p>
          </table:table-cell>
          <table:table-cell office:value-type="float" office:value="2154" calcext:value-type="float">
            <text:p>2154</text:p>
          </table:table-cell>
          <table:table-cell table:formula="of:=[.E456]+[.B457]" office:value-type="float" office:value="162398" calcext:value-type="float">
            <text:p>162398</text:p>
          </table:table-cell>
          <table:table-cell table:formula="of:=[.B457]/[.$B$1]" office:value-type="float" office:value="16.0434782608696" calcext:value-type="float">
            <text:p>16,04</text:p>
          </table:table-cell>
          <table:table-cell table:formula="of:=[.G456]+[.F457]" office:value-type="float" office:value="7060.78260869565" calcext:value-type="float">
            <text:p>7060,7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EntryAdapter_3_LengthyGUIListenerOperatorMutator</text:p>
          </table:table-cell>
          <table:table-cell office:value-type="float" office:value="3154" calcext:value-type="float">
            <text:p>3154</text:p>
          </table:table-cell>
          <table:table-cell table:formula="of:=[.E457]+[.B458]" office:value-type="float" office:value="162816" calcext:value-type="float">
            <text:p>162816</text:p>
          </table:table-cell>
          <table:table-cell table:formula="of:=[.B458]/[.$B$1]" office:value-type="float" office:value="18.1739130434783" calcext:value-type="float">
            <text:p>18,17</text:p>
          </table:table-cell>
          <table:table-cell table:formula="of:=[.G457]+[.F458]" office:value-type="float" office:value="7078.95652173913" calcext:value-type="float">
            <text:p>7078,9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EntryAdapter_4_BuggyGUIListenerOperatorMutator</text:p>
          </table:table-cell>
          <table:table-cell office:value-type="float" office:value="4154" calcext:value-type="float">
            <text:p>4154</text:p>
          </table:table-cell>
          <table:table-cell table:formula="of:=[.E458]+[.B459]" office:value-type="float" office:value="163203" calcext:value-type="float">
            <text:p>163203</text:p>
          </table:table-cell>
          <table:table-cell table:formula="of:=[.B459]/[.$B$1]" office:value-type="float" office:value="16.8260869565217" calcext:value-type="float">
            <text:p>16,83</text:p>
          </table:table-cell>
          <table:table-cell table:formula="of:=[.G458]+[.F459]" office:value-type="float" office:value="7095.78260869565" calcext:value-type="float">
            <text:p>7095,7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EntryAdapter_5_LengthyGUIListenerOperatorMutator</text:p>
          </table:table-cell>
          <table:table-cell office:value-type="float" office:value="5154" calcext:value-type="float">
            <text:p>5154</text:p>
          </table:table-cell>
          <table:table-cell table:formula="of:=[.E459]+[.B460]" office:value-type="float" office:value="163673" calcext:value-type="float">
            <text:p>163673</text:p>
          </table:table-cell>
          <table:table-cell table:formula="of:=[.B460]/[.$B$1]" office:value-type="float" office:value="20.4347826086957" calcext:value-type="float">
            <text:p>20,43</text:p>
          </table:table-cell>
          <table:table-cell table:formula="of:=[.G459]+[.F460]" office:value-type="float" office:value="7116.21739130435" calcext:value-type="float">
            <text:p>7116,2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EntryAdapter_6_BinaryMutator</text:p>
          </table:table-cell>
          <table:table-cell office:value-type="float" office:value="6154" calcext:value-type="float">
            <text:p>6154</text:p>
          </table:table-cell>
          <table:table-cell table:formula="of:=[.E460]+[.B461]" office:value-type="float" office:value="164069" calcext:value-type="float">
            <text:p>164069</text:p>
          </table:table-cell>
          <table:table-cell table:formula="of:=[.B461]/[.$B$1]" office:value-type="float" office:value="17.2173913043478" calcext:value-type="float">
            <text:p>17,22</text:p>
          </table:table-cell>
          <table:table-cell table:formula="of:=[.G460]+[.F461]" office:value-type="float" office:value="7133.43478260869" calcext:value-type="float">
            <text:p>7133,4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EntryAdapter_7_BinaryMutator</text:p>
          </table:table-cell>
          <table:table-cell office:value-type="float" office:value="7154" calcext:value-type="float">
            <text:p>7154</text:p>
          </table:table-cell>
          <table:table-cell table:formula="of:=[.E461]+[.B462]" office:value-type="float" office:value="164460" calcext:value-type="float">
            <text:p>164460</text:p>
          </table:table-cell>
          <table:table-cell table:formula="of:=[.B462]/[.$B$1]" office:value-type="float" office:value="17" calcext:value-type="float">
            <text:p>17,00</text:p>
          </table:table-cell>
          <table:table-cell table:formula="of:=[.G461]+[.F462]" office:value-type="float" office:value="7150.43478260869" calcext:value-type="float">
            <text:p>7150,4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EntryAdapter_8_BinaryMutator</text:p>
          </table:table-cell>
          <table:table-cell office:value-type="float" office:value="8154" calcext:value-type="float">
            <text:p>8154</text:p>
          </table:table-cell>
          <table:table-cell table:formula="of:=[.E462]+[.B463]" office:value-type="float" office:value="164845" calcext:value-type="float">
            <text:p>164845</text:p>
          </table:table-cell>
          <table:table-cell table:formula="of:=[.B463]/[.$B$1]" office:value-type="float" office:value="16.7391304347826" calcext:value-type="float">
            <text:p>16,74</text:p>
          </table:table-cell>
          <table:table-cell table:formula="of:=[.G462]+[.F463]" office:value-type="float" office:value="7167.17391304348" calcext:value-type="float">
            <text:p>7167,1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EntryAdapter_9_BinaryMutator</text:p>
          </table:table-cell>
          <table:table-cell office:value-type="float" office:value="9154" calcext:value-type="float">
            <text:p>9154</text:p>
          </table:table-cell>
          <table:table-cell table:formula="of:=[.E463]+[.B464]" office:value-type="float" office:value="165236" calcext:value-type="float">
            <text:p>165236</text:p>
          </table:table-cell>
          <table:table-cell table:formula="of:=[.B464]/[.$B$1]" office:value-type="float" office:value="17" calcext:value-type="float">
            <text:p>17,00</text:p>
          </table:table-cell>
          <table:table-cell table:formula="of:=[.G463]+[.F464]" office:value-type="float" office:value="7184.17391304348" calcext:value-type="float">
            <text:p>7184,1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EntryAdapter_10_BinaryMutator</text:p>
          </table:table-cell>
          <table:table-cell office:value-type="float" office:value="10154" calcext:value-type="float">
            <text:p>10154</text:p>
          </table:table-cell>
          <table:table-cell table:formula="of:=[.E464]+[.B465]" office:value-type="float" office:value="165490" calcext:value-type="float">
            <text:p>165490</text:p>
          </table:table-cell>
          <table:table-cell table:formula="of:=[.B465]/[.$B$1]" office:value-type="float" office:value="11.0434782608696" calcext:value-type="float">
            <text:p>11,04</text:p>
          </table:table-cell>
          <table:table-cell table:formula="of:=[.G464]+[.F465]" office:value-type="float" office:value="7195.21739130435" calcext:value-type="float">
            <text:p>7195,2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EntryAdapter_11_InvalidViewFocusOperatorMutator</text:p>
          </table:table-cell>
          <table:table-cell office:value-type="float" office:value="11154" calcext:value-type="float">
            <text:p>11154</text:p>
          </table:table-cell>
          <table:table-cell table:formula="of:=[.E465]+[.B466]" office:value-type="float" office:value="165878" calcext:value-type="float">
            <text:p>165878</text:p>
          </table:table-cell>
          <table:table-cell table:formula="of:=[.B466]/[.$B$1]" office:value-type="float" office:value="16.8695652173913" calcext:value-type="float">
            <text:p>16,87</text:p>
          </table:table-cell>
          <table:table-cell table:formula="of:=[.G465]+[.F466]" office:value-type="float" office:value="7212.08695652174" calcext:value-type="float">
            <text:p>7212,0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EntryAdapter_12_ViewComponentNotVisibleOperatorMutator</text:p>
          </table:table-cell>
          <table:table-cell office:value-type="float" office:value="12154" calcext:value-type="float">
            <text:p>12154</text:p>
          </table:table-cell>
          <table:table-cell table:formula="of:=[.E466]+[.B467]" office:value-type="float" office:value="166265" calcext:value-type="float">
            <text:p>166265</text:p>
          </table:table-cell>
          <table:table-cell table:formula="of:=[.B467]/[.$B$1]" office:value-type="float" office:value="16.8260869565217" calcext:value-type="float">
            <text:p>16,83</text:p>
          </table:table-cell>
          <table:table-cell table:formula="of:=[.G466]+[.F467]" office:value-type="float" office:value="7228.91304347826" calcext:value-type="float">
            <text:p>7228,9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IconCategoryHolder_0_InvalidViewFocusOperatorMutator</text:p>
          </table:table-cell>
          <table:table-cell office:value-type="float" office:value="155" calcext:value-type="float">
            <text:p>155</text:p>
          </table:table-cell>
          <table:table-cell table:formula="of:=[.E467]+[.B468]" office:value-type="float" office:value="166653" calcext:value-type="float">
            <text:p>166653</text:p>
          </table:table-cell>
          <table:table-cell table:formula="of:=[.B468]/[.$B$1]" office:value-type="float" office:value="16.8695652173913" calcext:value-type="float">
            <text:p>16,87</text:p>
          </table:table-cell>
          <table:table-cell table:formula="of:=[.G467]+[.F468]" office:value-type="float" office:value="7245.78260869565" calcext:value-type="float">
            <text:p>7245,7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IconCategoryHolder_1_ViewComponentNotVisibleOperatorMutator</text:p>
          </table:table-cell>
          <table:table-cell office:value-type="float" office:value="1155" calcext:value-type="float">
            <text:p>1155</text:p>
          </table:table-cell>
          <table:table-cell table:formula="of:=[.E468]+[.B469]" office:value-type="float" office:value="167047" calcext:value-type="float">
            <text:p>167047</text:p>
          </table:table-cell>
          <table:table-cell table:formula="of:=[.B469]/[.$B$1]" office:value-type="float" office:value="17.1304347826087" calcext:value-type="float">
            <text:p>17,13</text:p>
          </table:table-cell>
          <table:table-cell table:formula="of:=[.G468]+[.F469]" office:value-type="float" office:value="7262.91304347826" calcext:value-type="float">
            <text:p>7262,9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IconCategoryHolder_2_InvalidViewFocusOperatorMutator</text:p>
          </table:table-cell>
          <table:table-cell office:value-type="float" office:value="2155" calcext:value-type="float">
            <text:p>2155</text:p>
          </table:table-cell>
          <table:table-cell table:formula="of:=[.E469]+[.B470]" office:value-type="float" office:value="167437" calcext:value-type="float">
            <text:p>167437</text:p>
          </table:table-cell>
          <table:table-cell table:formula="of:=[.B470]/[.$B$1]" office:value-type="float" office:value="16.9565217391304" calcext:value-type="float">
            <text:p>16,96</text:p>
          </table:table-cell>
          <table:table-cell table:formula="of:=[.G469]+[.F470]" office:value-type="float" office:value="7279.86956521739" calcext:value-type="float">
            <text:p>7279,8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IconCategoryHolder_3_ViewComponentNotVisibleOperatorMutator</text:p>
          </table:table-cell>
          <table:table-cell office:value-type="float" office:value="3155" calcext:value-type="float">
            <text:p>3155</text:p>
          </table:table-cell>
          <table:table-cell table:formula="of:=[.E470]+[.B471]" office:value-type="float" office:value="167828" calcext:value-type="float">
            <text:p>167828</text:p>
          </table:table-cell>
          <table:table-cell table:formula="of:=[.B471]/[.$B$1]" office:value-type="float" office:value="17" calcext:value-type="float">
            <text:p>17,00</text:p>
          </table:table-cell>
          <table:table-cell table:formula="of:=[.G470]+[.F471]" office:value-type="float" office:value="7296.86956521739" calcext:value-type="float">
            <text:p>7296,8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IconRecyclerView_0_BinaryMutator</text:p>
          </table:table-cell>
          <table:table-cell office:value-type="float" office:value="156" calcext:value-type="float">
            <text:p>156</text:p>
          </table:table-cell>
          <table:table-cell table:formula="of:=[.E471]+[.B472]" office:value-type="float" office:value="168223" calcext:value-type="float">
            <text:p>168223</text:p>
          </table:table-cell>
          <table:table-cell table:formula="of:=[.B472]/[.$B$1]" office:value-type="float" office:value="17.1739130434783" calcext:value-type="float">
            <text:p>17,17</text:p>
          </table:table-cell>
          <table:table-cell table:formula="of:=[.G471]+[.F472]" office:value-type="float" office:value="7314.04347826087" calcext:value-type="float">
            <text:p>7314,0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IconPackAdapter_0_BinaryMutator</text:p>
          </table:table-cell>
          <table:table-cell office:value-type="float" office:value="157" calcext:value-type="float">
            <text:p>157</text:p>
          </table:table-cell>
          <table:table-cell table:formula="of:=[.E472]+[.B473]" office:value-type="float" office:value="168616" calcext:value-type="float">
            <text:p>168616</text:p>
          </table:table-cell>
          <table:table-cell table:formula="of:=[.B473]/[.$B$1]" office:value-type="float" office:value="17.0869565217391" calcext:value-type="float">
            <text:p>17,09</text:p>
          </table:table-cell>
          <table:table-cell table:formula="of:=[.G472]+[.F473]" office:value-type="float" office:value="7331.13043478261" calcext:value-type="float">
            <text:p>7331,1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IconPackAdapter_1_BuggyGUIListenerOperatorMutator</text:p>
          </table:table-cell>
          <table:table-cell office:value-type="float" office:value="1157" calcext:value-type="float">
            <text:p>1157</text:p>
          </table:table-cell>
          <table:table-cell table:formula="of:=[.E473]+[.B474]" office:value-type="float" office:value="169002" calcext:value-type="float">
            <text:p>169002</text:p>
          </table:table-cell>
          <table:table-cell table:formula="of:=[.B474]/[.$B$1]" office:value-type="float" office:value="16.7826086956522" calcext:value-type="float">
            <text:p>16,78</text:p>
          </table:table-cell>
          <table:table-cell table:formula="of:=[.G473]+[.F474]" office:value-type="float" office:value="7347.91304347826" calcext:value-type="float">
            <text:p>7347,9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ImportEntriesAdapter_0_BinaryMutator</text:p>
          </table:table-cell>
          <table:table-cell office:value-type="float" office:value="158" calcext:value-type="float">
            <text:p>158</text:p>
          </table:table-cell>
          <table:table-cell table:formula="of:=[.E474]+[.B475]" office:value-type="float" office:value="169399" calcext:value-type="float">
            <text:p>169399</text:p>
          </table:table-cell>
          <table:table-cell table:formula="of:=[.B475]/[.$B$1]" office:value-type="float" office:value="17.2608695652174" calcext:value-type="float">
            <text:p>17,26</text:p>
          </table:table-cell>
          <table:table-cell table:formula="of:=[.G474]+[.F475]" office:value-type="float" office:value="7365.17391304348" calcext:value-type="float">
            <text:p>7365,1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ImportEntryHolder_0_InvalidViewFocusOperatorMutator</text:p>
          </table:table-cell>
          <table:table-cell office:value-type="float" office:value="159" calcext:value-type="float">
            <text:p>159</text:p>
          </table:table-cell>
          <table:table-cell table:formula="of:=[.E475]+[.B476]" office:value-type="float" office:value="169792" calcext:value-type="float">
            <text:p>169792</text:p>
          </table:table-cell>
          <table:table-cell table:formula="of:=[.B476]/[.$B$1]" office:value-type="float" office:value="17.0869565217391" calcext:value-type="float">
            <text:p>17,09</text:p>
          </table:table-cell>
          <table:table-cell table:formula="of:=[.G475]+[.F476]" office:value-type="float" office:value="7382.26086956522" calcext:value-type="float">
            <text:p>7382,2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ImportEntryHolder_1_ViewComponentNotVisibleOperatorMutator</text:p>
          </table:table-cell>
          <table:table-cell office:value-type="float" office:value="1159" calcext:value-type="float">
            <text:p>1159</text:p>
          </table:table-cell>
          <table:table-cell table:formula="of:=[.E476]+[.B477]" office:value-type="float" office:value="170178" calcext:value-type="float">
            <text:p>170178</text:p>
          </table:table-cell>
          <table:table-cell table:formula="of:=[.B477]/[.$B$1]" office:value-type="float" office:value="16.7826086956522" calcext:value-type="float">
            <text:p>16,78</text:p>
          </table:table-cell>
          <table:table-cell table:formula="of:=[.G476]+[.F477]" office:value-type="float" office:value="7399.04347826087" calcext:value-type="float">
            <text:p>7399,0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ImportEntryHolder_2_InvalidViewFocusOperatorMutator</text:p>
          </table:table-cell>
          <table:table-cell office:value-type="float" office:value="2159" calcext:value-type="float">
            <text:p>2159</text:p>
          </table:table-cell>
          <table:table-cell table:formula="of:=[.E477]+[.B478]" office:value-type="float" office:value="170569" calcext:value-type="float">
            <text:p>170569</text:p>
          </table:table-cell>
          <table:table-cell table:formula="of:=[.B478]/[.$B$1]" office:value-type="float" office:value="17" calcext:value-type="float">
            <text:p>17,00</text:p>
          </table:table-cell>
          <table:table-cell table:formula="of:=[.G477]+[.F478]" office:value-type="float" office:value="7416.04347826087" calcext:value-type="float">
            <text:p>7416,0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ImportEntryHolder_3_ViewComponentNotVisibleOperatorMutator</text:p>
          </table:table-cell>
          <table:table-cell office:value-type="float" office:value="3159" calcext:value-type="float">
            <text:p>3159</text:p>
          </table:table-cell>
          <table:table-cell table:formula="of:=[.E478]+[.B479]" office:value-type="float" office:value="170958" calcext:value-type="float">
            <text:p>170958</text:p>
          </table:table-cell>
          <table:table-cell table:formula="of:=[.B479]/[.$B$1]" office:value-type="float" office:value="16.9130434782609" calcext:value-type="float">
            <text:p>16,91</text:p>
          </table:table-cell>
          <table:table-cell table:formula="of:=[.G478]+[.F479]" office:value-type="float" office:value="7432.95652173913" calcext:value-type="float">
            <text:p>7432,9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ImportEntryHolder_4_InvalidViewFocusOperatorMutator</text:p>
          </table:table-cell>
          <table:table-cell office:value-type="float" office:value="4159" calcext:value-type="float">
            <text:p>4159</text:p>
          </table:table-cell>
          <table:table-cell table:formula="of:=[.E479]+[.B480]" office:value-type="float" office:value="171341" calcext:value-type="float">
            <text:p>171341</text:p>
          </table:table-cell>
          <table:table-cell table:formula="of:=[.B480]/[.$B$1]" office:value-type="float" office:value="16.6521739130435" calcext:value-type="float">
            <text:p>16,65</text:p>
          </table:table-cell>
          <table:table-cell table:formula="of:=[.G479]+[.F480]" office:value-type="float" office:value="7449.60869565217" calcext:value-type="float">
            <text:p>7449,6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ImportEntryHolder_5_ViewComponentNotVisibleOperatorMutator</text:p>
          </table:table-cell>
          <table:table-cell office:value-type="float" office:value="5159" calcext:value-type="float">
            <text:p>5159</text:p>
          </table:table-cell>
          <table:table-cell table:formula="of:=[.E480]+[.B481]" office:value-type="float" office:value="171736" calcext:value-type="float">
            <text:p>171736</text:p>
          </table:table-cell>
          <table:table-cell table:formula="of:=[.B481]/[.$B$1]" office:value-type="float" office:value="17.1739130434783" calcext:value-type="float">
            <text:p>17,17</text:p>
          </table:table-cell>
          <table:table-cell table:formula="of:=[.G480]+[.F481]" office:value-type="float" office:value="7466.78260869565" calcext:value-type="float">
            <text:p>7466,7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ImportEntryHolder_6_BuggyGUIListenerOperatorMutator</text:p>
          </table:table-cell>
          <table:table-cell office:value-type="float" office:value="6159" calcext:value-type="float">
            <text:p>6159</text:p>
          </table:table-cell>
          <table:table-cell table:formula="of:=[.E481]+[.B482]" office:value-type="float" office:value="172122" calcext:value-type="float">
            <text:p>172122</text:p>
          </table:table-cell>
          <table:table-cell table:formula="of:=[.B482]/[.$B$1]" office:value-type="float" office:value="16.7826086956522" calcext:value-type="float">
            <text:p>16,78</text:p>
          </table:table-cell>
          <table:table-cell table:formula="of:=[.G481]+[.F482]" office:value-type="float" office:value="7483.5652173913" calcext:value-type="float">
            <text:p>7483,5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GroupAdapter_0_BinaryMutator</text:p>
          </table:table-cell>
          <table:table-cell office:value-type="float" office:value="160" calcext:value-type="float">
            <text:p>160</text:p>
          </table:table-cell>
          <table:table-cell table:formula="of:=[.E482]+[.B483]" office:value-type="float" office:value="172515" calcext:value-type="float">
            <text:p>172515</text:p>
          </table:table-cell>
          <table:table-cell table:formula="of:=[.B483]/[.$B$1]" office:value-type="float" office:value="17.0869565217391" calcext:value-type="float">
            <text:p>17,09</text:p>
          </table:table-cell>
          <table:table-cell table:formula="of:=[.G482]+[.F483]" office:value-type="float" office:value="7500.65217391304" calcext:value-type="float">
            <text:p>7500,6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GroupAdapter_1_BuggyGUIListenerOperatorMutator</text:p>
          </table:table-cell>
          <table:table-cell office:value-type="float" office:value="1160" calcext:value-type="float">
            <text:p>1160</text:p>
          </table:table-cell>
          <table:table-cell table:formula="of:=[.E483]+[.B484]" office:value-type="float" office:value="172907" calcext:value-type="float">
            <text:p>172907</text:p>
          </table:table-cell>
          <table:table-cell table:formula="of:=[.B484]/[.$B$1]" office:value-type="float" office:value="17.0434782608696" calcext:value-type="float">
            <text:p>17,04</text:p>
          </table:table-cell>
          <table:table-cell table:formula="of:=[.G483]+[.F484]" office:value-type="float" office:value="7517.69565217391" calcext:value-type="float">
            <text:p>7517,7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IconPackHolder_0_InvalidViewFocusOperatorMutator</text:p>
          </table:table-cell>
          <table:table-cell office:value-type="float" office:value="161" calcext:value-type="float">
            <text:p>161</text:p>
          </table:table-cell>
          <table:table-cell table:formula="of:=[.E484]+[.B485]" office:value-type="float" office:value="173302" calcext:value-type="float">
            <text:p>173302</text:p>
          </table:table-cell>
          <table:table-cell table:formula="of:=[.B485]/[.$B$1]" office:value-type="float" office:value="17.1739130434783" calcext:value-type="float">
            <text:p>17,17</text:p>
          </table:table-cell>
          <table:table-cell table:formula="of:=[.G484]+[.F485]" office:value-type="float" office:value="7534.86956521739" calcext:value-type="float">
            <text:p>7534,8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IconPackHolder_1_ViewComponentNotVisibleOperatorMutator</text:p>
          </table:table-cell>
          <table:table-cell office:value-type="float" office:value="1161" calcext:value-type="float">
            <text:p>1161</text:p>
          </table:table-cell>
          <table:table-cell table:formula="of:=[.E485]+[.B486]" office:value-type="float" office:value="173697" calcext:value-type="float">
            <text:p>173697</text:p>
          </table:table-cell>
          <table:table-cell table:formula="of:=[.B486]/[.$B$1]" office:value-type="float" office:value="17.1739130434783" calcext:value-type="float">
            <text:p>17,17</text:p>
          </table:table-cell>
          <table:table-cell table:formula="of:=[.G485]+[.F486]" office:value-type="float" office:value="7552.04347826087" calcext:value-type="float">
            <text:p>7552,0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IconPackHolder_2_InvalidViewFocusOperatorMutator</text:p>
          </table:table-cell>
          <table:table-cell office:value-type="float" office:value="2161" calcext:value-type="float">
            <text:p>2161</text:p>
          </table:table-cell>
          <table:table-cell table:formula="of:=[.E486]+[.B487]" office:value-type="float" office:value="174090" calcext:value-type="float">
            <text:p>174090</text:p>
          </table:table-cell>
          <table:table-cell table:formula="of:=[.B487]/[.$B$1]" office:value-type="float" office:value="17.0869565217391" calcext:value-type="float">
            <text:p>17,09</text:p>
          </table:table-cell>
          <table:table-cell table:formula="of:=[.G486]+[.F487]" office:value-type="float" office:value="7569.13043478261" calcext:value-type="float">
            <text:p>7569,1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IconPackHolder_3_ViewComponentNotVisibleOperatorMutator</text:p>
          </table:table-cell>
          <table:table-cell office:value-type="float" office:value="3161" calcext:value-type="float">
            <text:p>3161</text:p>
          </table:table-cell>
          <table:table-cell table:formula="of:=[.E487]+[.B488]" office:value-type="float" office:value="174483" calcext:value-type="float">
            <text:p>174483</text:p>
          </table:table-cell>
          <table:table-cell table:formula="of:=[.B488]/[.$B$1]" office:value-type="float" office:value="17.0869565217391" calcext:value-type="float">
            <text:p>17,09</text:p>
          </table:table-cell>
          <table:table-cell table:formula="of:=[.G487]+[.F488]" office:value-type="float" office:value="7586.21739130434" calcext:value-type="float">
            <text:p>7586,2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IconPackHolder_4_InvalidViewFocusOperatorMutator</text:p>
          </table:table-cell>
          <table:table-cell office:value-type="float" office:value="4161" calcext:value-type="float">
            <text:p>4161</text:p>
          </table:table-cell>
          <table:table-cell table:formula="of:=[.E488]+[.B489]" office:value-type="float" office:value="174877" calcext:value-type="float">
            <text:p>174877</text:p>
          </table:table-cell>
          <table:table-cell table:formula="of:=[.B489]/[.$B$1]" office:value-type="float" office:value="17.1304347826087" calcext:value-type="float">
            <text:p>17,13</text:p>
          </table:table-cell>
          <table:table-cell table:formula="of:=[.G488]+[.F489]" office:value-type="float" office:value="7603.34782608695" calcext:value-type="float">
            <text:p>7603,3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IconPackHolder_5_ViewComponentNotVisibleOperatorMutator</text:p>
          </table:table-cell>
          <table:table-cell office:value-type="float" office:value="5161" calcext:value-type="float">
            <text:p>5161</text:p>
          </table:table-cell>
          <table:table-cell table:formula="of:=[.E489]+[.B490]" office:value-type="float" office:value="175270" calcext:value-type="float">
            <text:p>175270</text:p>
          </table:table-cell>
          <table:table-cell table:formula="of:=[.B490]/[.$B$1]" office:value-type="float" office:value="17.0869565217391" calcext:value-type="float">
            <text:p>17,09</text:p>
          </table:table-cell>
          <table:table-cell table:formula="of:=[.G489]+[.F490]" office:value-type="float" office:value="7620.43478260869" calcext:value-type="float">
            <text:p>7620,4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EntryHolder_0_InvalidViewFocusOperatorMutator</text:p>
          </table:table-cell>
          <table:table-cell office:value-type="float" office:value="162" calcext:value-type="float">
            <text:p>162</text:p>
          </table:table-cell>
          <table:table-cell table:formula="of:=[.E490]+[.B491]" office:value-type="float" office:value="175661" calcext:value-type="float">
            <text:p>175661</text:p>
          </table:table-cell>
          <table:table-cell table:formula="of:=[.B491]/[.$B$1]" office:value-type="float" office:value="17" calcext:value-type="float">
            <text:p>17,00</text:p>
          </table:table-cell>
          <table:table-cell table:formula="of:=[.G490]+[.F491]" office:value-type="float" office:value="7637.43478260869" calcext:value-type="float">
            <text:p>7637,4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EntryHolder_1_ViewComponentNotVisibleOperatorMutator</text:p>
          </table:table-cell>
          <table:table-cell office:value-type="float" office:value="1162" calcext:value-type="float">
            <text:p>1162</text:p>
          </table:table-cell>
          <table:table-cell table:formula="of:=[.E491]+[.B492]" office:value-type="float" office:value="176048" calcext:value-type="float">
            <text:p>176048</text:p>
          </table:table-cell>
          <table:table-cell table:formula="of:=[.B492]/[.$B$1]" office:value-type="float" office:value="16.8260869565217" calcext:value-type="float">
            <text:p>16,83</text:p>
          </table:table-cell>
          <table:table-cell table:formula="of:=[.G491]+[.F492]" office:value-type="float" office:value="7654.26086956521" calcext:value-type="float">
            <text:p>7654,2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EntryHolder_2_InvalidViewFocusOperatorMutator</text:p>
          </table:table-cell>
          <table:table-cell office:value-type="float" office:value="2162" calcext:value-type="float">
            <text:p>2162</text:p>
          </table:table-cell>
          <table:table-cell table:formula="of:=[.E492]+[.B493]" office:value-type="float" office:value="176444" calcext:value-type="float">
            <text:p>176444</text:p>
          </table:table-cell>
          <table:table-cell table:formula="of:=[.B493]/[.$B$1]" office:value-type="float" office:value="17.2173913043478" calcext:value-type="float">
            <text:p>17,22</text:p>
          </table:table-cell>
          <table:table-cell table:formula="of:=[.G492]+[.F493]" office:value-type="float" office:value="7671.47826086956" calcext:value-type="float">
            <text:p>7671,4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EntryHolder_3_ViewComponentNotVisibleOperatorMutator</text:p>
          </table:table-cell>
          <table:table-cell office:value-type="float" office:value="3162" calcext:value-type="float">
            <text:p>3162</text:p>
          </table:table-cell>
          <table:table-cell table:formula="of:=[.E493]+[.B494]" office:value-type="float" office:value="176838" calcext:value-type="float">
            <text:p>176838</text:p>
          </table:table-cell>
          <table:table-cell table:formula="of:=[.B494]/[.$B$1]" office:value-type="float" office:value="17.1304347826087" calcext:value-type="float">
            <text:p>17,13</text:p>
          </table:table-cell>
          <table:table-cell table:formula="of:=[.G493]+[.F494]" office:value-type="float" office:value="7688.60869565217" calcext:value-type="float">
            <text:p>7688,6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EntryHolder_4_InvalidViewFocusOperatorMutator</text:p>
          </table:table-cell>
          <table:table-cell office:value-type="float" office:value="4162" calcext:value-type="float">
            <text:p>4162</text:p>
          </table:table-cell>
          <table:table-cell table:formula="of:=[.E494]+[.B495]" office:value-type="float" office:value="177228" calcext:value-type="float">
            <text:p>177228</text:p>
          </table:table-cell>
          <table:table-cell table:formula="of:=[.B495]/[.$B$1]" office:value-type="float" office:value="16.9565217391304" calcext:value-type="float">
            <text:p>16,96</text:p>
          </table:table-cell>
          <table:table-cell table:formula="of:=[.G494]+[.F495]" office:value-type="float" office:value="7705.5652173913" calcext:value-type="float">
            <text:p>7705,5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EntryHolder_5_ViewComponentNotVisibleOperatorMutator</text:p>
          </table:table-cell>
          <table:table-cell office:value-type="float" office:value="5162" calcext:value-type="float">
            <text:p>5162</text:p>
          </table:table-cell>
          <table:table-cell table:formula="of:=[.E495]+[.B496]" office:value-type="float" office:value="177619" calcext:value-type="float">
            <text:p>177619</text:p>
          </table:table-cell>
          <table:table-cell table:formula="of:=[.B496]/[.$B$1]" office:value-type="float" office:value="17" calcext:value-type="float">
            <text:p>17,00</text:p>
          </table:table-cell>
          <table:table-cell table:formula="of:=[.G495]+[.F496]" office:value-type="float" office:value="7722.5652173913" calcext:value-type="float">
            <text:p>7722,5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EntryHolder_6_InvalidViewFocusOperatorMutator</text:p>
          </table:table-cell>
          <table:table-cell office:value-type="float" office:value="6162" calcext:value-type="float">
            <text:p>6162</text:p>
          </table:table-cell>
          <table:table-cell table:formula="of:=[.E496]+[.B497]" office:value-type="float" office:value="178009" calcext:value-type="float">
            <text:p>178009</text:p>
          </table:table-cell>
          <table:table-cell table:formula="of:=[.B497]/[.$B$1]" office:value-type="float" office:value="16.9565217391304" calcext:value-type="float">
            <text:p>16,96</text:p>
          </table:table-cell>
          <table:table-cell table:formula="of:=[.G496]+[.F497]" office:value-type="float" office:value="7739.52173913043" calcext:value-type="float">
            <text:p>7739,5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EntryHolder_7_ViewComponentNotVisibleOperatorMutator</text:p>
          </table:table-cell>
          <table:table-cell office:value-type="float" office:value="7162" calcext:value-type="float">
            <text:p>7162</text:p>
          </table:table-cell>
          <table:table-cell table:formula="of:=[.E497]+[.B498]" office:value-type="float" office:value="178396" calcext:value-type="float">
            <text:p>178396</text:p>
          </table:table-cell>
          <table:table-cell table:formula="of:=[.B498]/[.$B$1]" office:value-type="float" office:value="16.8260869565217" calcext:value-type="float">
            <text:p>16,83</text:p>
          </table:table-cell>
          <table:table-cell table:formula="of:=[.G497]+[.F498]" office:value-type="float" office:value="7756.34782608695" calcext:value-type="float">
            <text:p>7756,3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EntryHolder_8_InvalidViewFocusOperatorMutator</text:p>
          </table:table-cell>
          <table:table-cell office:value-type="float" office:value="8162" calcext:value-type="float">
            <text:p>8162</text:p>
          </table:table-cell>
          <table:table-cell table:formula="of:=[.E498]+[.B499]" office:value-type="float" office:value="178783" calcext:value-type="float">
            <text:p>178783</text:p>
          </table:table-cell>
          <table:table-cell table:formula="of:=[.B499]/[.$B$1]" office:value-type="float" office:value="16.8260869565217" calcext:value-type="float">
            <text:p>16,83</text:p>
          </table:table-cell>
          <table:table-cell table:formula="of:=[.G498]+[.F499]" office:value-type="float" office:value="7773.17391304348" calcext:value-type="float">
            <text:p>7773,1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EntryHolder_9_ViewComponentNotVisibleOperatorMutator</text:p>
          </table:table-cell>
          <table:table-cell office:value-type="float" office:value="9162" calcext:value-type="float">
            <text:p>9162</text:p>
          </table:table-cell>
          <table:table-cell table:formula="of:=[.E499]+[.B500]" office:value-type="float" office:value="179179" calcext:value-type="float">
            <text:p>179179</text:p>
          </table:table-cell>
          <table:table-cell table:formula="of:=[.B500]/[.$B$1]" office:value-type="float" office:value="17.2173913043478" calcext:value-type="float">
            <text:p>17,22</text:p>
          </table:table-cell>
          <table:table-cell table:formula="of:=[.G499]+[.F500]" office:value-type="float" office:value="7790.39130434782" calcext:value-type="float">
            <text:p>7790,3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EntryHolder_10_InvalidViewFocusOperatorMutator</text:p>
          </table:table-cell>
          <table:table-cell office:value-type="float" office:value="10162" calcext:value-type="float">
            <text:p>10162</text:p>
          </table:table-cell>
          <table:table-cell table:formula="of:=[.E500]+[.B501]" office:value-type="float" office:value="179568" calcext:value-type="float">
            <text:p>179568</text:p>
          </table:table-cell>
          <table:table-cell table:formula="of:=[.B501]/[.$B$1]" office:value-type="float" office:value="16.9130434782609" calcext:value-type="float">
            <text:p>16,91</text:p>
          </table:table-cell>
          <table:table-cell table:formula="of:=[.G500]+[.F501]" office:value-type="float" office:value="7807.30434782608" calcext:value-type="float">
            <text:p>7807,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EntryHolder_11_ViewComponentNotVisibleOperatorMutator</text:p>
          </table:table-cell>
          <table:table-cell office:value-type="float" office:value="11162" calcext:value-type="float">
            <text:p>11162</text:p>
          </table:table-cell>
          <table:table-cell table:formula="of:=[.E501]+[.B502]" office:value-type="float" office:value="179957" calcext:value-type="float">
            <text:p>179957</text:p>
          </table:table-cell>
          <table:table-cell table:formula="of:=[.B502]/[.$B$1]" office:value-type="float" office:value="16.9130434782609" calcext:value-type="float">
            <text:p>16,91</text:p>
          </table:table-cell>
          <table:table-cell table:formula="of:=[.G501]+[.F502]" office:value-type="float" office:value="7824.21739130435" calcext:value-type="float">
            <text:p>7824,2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EntryHolder_12_InvalidViewFocusOperatorMutator</text:p>
          </table:table-cell>
          <table:table-cell office:value-type="float" office:value="12162" calcext:value-type="float">
            <text:p>12162</text:p>
          </table:table-cell>
          <table:table-cell table:formula="of:=[.E502]+[.B503]" office:value-type="float" office:value="180346" calcext:value-type="float">
            <text:p>180346</text:p>
          </table:table-cell>
          <table:table-cell table:formula="of:=[.B503]/[.$B$1]" office:value-type="float" office:value="16.9130434782609" calcext:value-type="float">
            <text:p>16,91</text:p>
          </table:table-cell>
          <table:table-cell table:formula="of:=[.G502]+[.F503]" office:value-type="float" office:value="7841.13043478261" calcext:value-type="float">
            <text:p>7841,1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EntryHolder_13_ViewComponentNotVisibleOperatorMutator</text:p>
          </table:table-cell>
          <table:table-cell office:value-type="float" office:value="13162" calcext:value-type="float">
            <text:p>13162</text:p>
          </table:table-cell>
          <table:table-cell table:formula="of:=[.E503]+[.B504]" office:value-type="float" office:value="180741" calcext:value-type="float">
            <text:p>180741</text:p>
          </table:table-cell>
          <table:table-cell table:formula="of:=[.B504]/[.$B$1]" office:value-type="float" office:value="17.1739130434783" calcext:value-type="float">
            <text:p>17,17</text:p>
          </table:table-cell>
          <table:table-cell table:formula="of:=[.G503]+[.F504]" office:value-type="float" office:value="7858.30434782608" calcext:value-type="float">
            <text:p>7858,3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EntryHolder_14_InvalidViewFocusOperatorMutator</text:p>
          </table:table-cell>
          <table:table-cell office:value-type="float" office:value="14162" calcext:value-type="float">
            <text:p>14162</text:p>
          </table:table-cell>
          <table:table-cell table:formula="of:=[.E504]+[.B505]" office:value-type="float" office:value="181136" calcext:value-type="float">
            <text:p>181136</text:p>
          </table:table-cell>
          <table:table-cell table:formula="of:=[.B505]/[.$B$1]" office:value-type="float" office:value="17.1739130434783" calcext:value-type="float">
            <text:p>17,17</text:p>
          </table:table-cell>
          <table:table-cell table:formula="of:=[.G504]+[.F505]" office:value-type="float" office:value="7875.47826086956" calcext:value-type="float">
            <text:p>7875,4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EntryHolder_15_ViewComponentNotVisibleOperatorMutator</text:p>
          </table:table-cell>
          <table:table-cell office:value-type="float" office:value="15162" calcext:value-type="float">
            <text:p>15162</text:p>
          </table:table-cell>
          <table:table-cell table:formula="of:=[.E505]+[.B506]" office:value-type="float" office:value="181531" calcext:value-type="float">
            <text:p>181531</text:p>
          </table:table-cell>
          <table:table-cell table:formula="of:=[.B506]/[.$B$1]" office:value-type="float" office:value="17.1739130434783" calcext:value-type="float">
            <text:p>17,17</text:p>
          </table:table-cell>
          <table:table-cell table:formula="of:=[.G505]+[.F506]" office:value-type="float" office:value="7892.65217391304" calcext:value-type="float">
            <text:p>7892,6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EntryHolder_16_InvalidViewFocusOperatorMutator</text:p>
          </table:table-cell>
          <table:table-cell office:value-type="float" office:value="16162" calcext:value-type="float">
            <text:p>16162</text:p>
          </table:table-cell>
          <table:table-cell table:formula="of:=[.E506]+[.B507]" office:value-type="float" office:value="181921" calcext:value-type="float">
            <text:p>181921</text:p>
          </table:table-cell>
          <table:table-cell table:formula="of:=[.B507]/[.$B$1]" office:value-type="float" office:value="16.9565217391304" calcext:value-type="float">
            <text:p>16,96</text:p>
          </table:table-cell>
          <table:table-cell table:formula="of:=[.G506]+[.F507]" office:value-type="float" office:value="7909.60869565217" calcext:value-type="float">
            <text:p>7909,6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EntryHolder_17_ViewComponentNotVisibleOperatorMutator</text:p>
          </table:table-cell>
          <table:table-cell office:value-type="float" office:value="17162" calcext:value-type="float">
            <text:p>17162</text:p>
          </table:table-cell>
          <table:table-cell table:formula="of:=[.E507]+[.B508]" office:value-type="float" office:value="182314" calcext:value-type="float">
            <text:p>182314</text:p>
          </table:table-cell>
          <table:table-cell table:formula="of:=[.B508]/[.$B$1]" office:value-type="float" office:value="17.0869565217391" calcext:value-type="float">
            <text:p>17,09</text:p>
          </table:table-cell>
          <table:table-cell table:formula="of:=[.G507]+[.F508]" office:value-type="float" office:value="7926.69565217391" calcext:value-type="float">
            <text:p>7926,7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EntryHolder_18_InvalidViewFocusOperatorMutator</text:p>
          </table:table-cell>
          <table:table-cell office:value-type="float" office:value="18162" calcext:value-type="float">
            <text:p>18162</text:p>
          </table:table-cell>
          <table:table-cell table:formula="of:=[.E508]+[.B509]" office:value-type="float" office:value="182706" calcext:value-type="float">
            <text:p>182706</text:p>
          </table:table-cell>
          <table:table-cell table:formula="of:=[.B509]/[.$B$1]" office:value-type="float" office:value="17.0434782608696" calcext:value-type="float">
            <text:p>17,04</text:p>
          </table:table-cell>
          <table:table-cell table:formula="of:=[.G508]+[.F509]" office:value-type="float" office:value="7943.73913043478" calcext:value-type="float">
            <text:p>7943,7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EntryHolder_19_ViewComponentNotVisibleOperatorMutator</text:p>
          </table:table-cell>
          <table:table-cell office:value-type="float" office:value="19162" calcext:value-type="float">
            <text:p>19162</text:p>
          </table:table-cell>
          <table:table-cell table:formula="of:=[.E509]+[.B510]" office:value-type="float" office:value="183101" calcext:value-type="float">
            <text:p>183101</text:p>
          </table:table-cell>
          <table:table-cell table:formula="of:=[.B510]/[.$B$1]" office:value-type="float" office:value="17.1739130434783" calcext:value-type="float">
            <text:p>17,17</text:p>
          </table:table-cell>
          <table:table-cell table:formula="of:=[.G509]+[.F510]" office:value-type="float" office:value="7960.91304347826" calcext:value-type="float">
            <text:p>7960,9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EntryHolder_20_InvalidViewFocusOperatorMutator</text:p>
          </table:table-cell>
          <table:table-cell office:value-type="float" office:value="20162" calcext:value-type="float">
            <text:p>20162</text:p>
          </table:table-cell>
          <table:table-cell table:formula="of:=[.E510]+[.B511]" office:value-type="float" office:value="183495" calcext:value-type="float">
            <text:p>183495</text:p>
          </table:table-cell>
          <table:table-cell table:formula="of:=[.B511]/[.$B$1]" office:value-type="float" office:value="17.1304347826087" calcext:value-type="float">
            <text:p>17,13</text:p>
          </table:table-cell>
          <table:table-cell table:formula="of:=[.G510]+[.F511]" office:value-type="float" office:value="7978.04347826087" calcext:value-type="float">
            <text:p>7978,0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EntryHolder_21_ViewComponentNotVisibleOperatorMutator</text:p>
          </table:table-cell>
          <table:table-cell office:value-type="float" office:value="21162" calcext:value-type="float">
            <text:p>21162</text:p>
          </table:table-cell>
          <table:table-cell table:formula="of:=[.E511]+[.B512]" office:value-type="float" office:value="183885" calcext:value-type="float">
            <text:p>183885</text:p>
          </table:table-cell>
          <table:table-cell table:formula="of:=[.B512]/[.$B$1]" office:value-type="float" office:value="16.9565217391304" calcext:value-type="float">
            <text:p>16,96</text:p>
          </table:table-cell>
          <table:table-cell table:formula="of:=[.G511]+[.F512]" office:value-type="float" office:value="7995" calcext:value-type="float">
            <text:p>7995,0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EntryHolder_22_InvalidViewFocusOperatorMutator</text:p>
          </table:table-cell>
          <table:table-cell office:value-type="float" office:value="22162" calcext:value-type="float">
            <text:p>22162</text:p>
          </table:table-cell>
          <table:table-cell table:formula="of:=[.E512]+[.B513]" office:value-type="float" office:value="184282" calcext:value-type="float">
            <text:p>184282</text:p>
          </table:table-cell>
          <table:table-cell table:formula="of:=[.B513]/[.$B$1]" office:value-type="float" office:value="17.2608695652174" calcext:value-type="float">
            <text:p>17,26</text:p>
          </table:table-cell>
          <table:table-cell table:formula="of:=[.G512]+[.F513]" office:value-type="float" office:value="8012.26086956521" calcext:value-type="float">
            <text:p>8012,2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EntryHolder_23_ViewComponentNotVisibleOperatorMutator</text:p>
          </table:table-cell>
          <table:table-cell office:value-type="float" office:value="23162" calcext:value-type="float">
            <text:p>23162</text:p>
          </table:table-cell>
          <table:table-cell table:formula="of:=[.E513]+[.B514]" office:value-type="float" office:value="184674" calcext:value-type="float">
            <text:p>184674</text:p>
          </table:table-cell>
          <table:table-cell table:formula="of:=[.B514]/[.$B$1]" office:value-type="float" office:value="17.0434782608696" calcext:value-type="float">
            <text:p>17,04</text:p>
          </table:table-cell>
          <table:table-cell table:formula="of:=[.G513]+[.F514]" office:value-type="float" office:value="8029.30434782608" calcext:value-type="float">
            <text:p>8029,3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EntryHolder_24_BinaryMutator</text:p>
          </table:table-cell>
          <table:table-cell office:value-type="float" office:value="24162" calcext:value-type="float">
            <text:p>24162</text:p>
          </table:table-cell>
          <table:table-cell table:formula="of:=[.E514]+[.B515]" office:value-type="float" office:value="185064" calcext:value-type="float">
            <text:p>185064</text:p>
          </table:table-cell>
          <table:table-cell table:formula="of:=[.B515]/[.$B$1]" office:value-type="float" office:value="16.9565217391304" calcext:value-type="float">
            <text:p>16,96</text:p>
          </table:table-cell>
          <table:table-cell table:formula="of:=[.G514]+[.F515]" office:value-type="float" office:value="8046.26086956521" calcext:value-type="float">
            <text:p>8046,2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EntryHolder_25_BinaryMutator</text:p>
          </table:table-cell>
          <table:table-cell office:value-type="float" office:value="25162" calcext:value-type="float">
            <text:p>25162</text:p>
          </table:table-cell>
          <table:table-cell table:formula="of:=[.E515]+[.B516]" office:value-type="float" office:value="185458" calcext:value-type="float">
            <text:p>185458</text:p>
          </table:table-cell>
          <table:table-cell table:formula="of:=[.B516]/[.$B$1]" office:value-type="float" office:value="17.1304347826087" calcext:value-type="float">
            <text:p>17,13</text:p>
          </table:table-cell>
          <table:table-cell table:formula="of:=[.G515]+[.F516]" office:value-type="float" office:value="8063.39130434782" calcext:value-type="float">
            <text:p>8063,3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IconAdapter_0_BinaryMutator</text:p>
          </table:table-cell>
          <table:table-cell office:value-type="float" office:value="163" calcext:value-type="float">
            <text:p>163</text:p>
          </table:table-cell>
          <table:table-cell table:formula="of:=[.E516]+[.B517]" office:value-type="float" office:value="185851" calcext:value-type="float">
            <text:p>185851</text:p>
          </table:table-cell>
          <table:table-cell table:formula="of:=[.B517]/[.$B$1]" office:value-type="float" office:value="17.0869565217391" calcext:value-type="float">
            <text:p>17,09</text:p>
          </table:table-cell>
          <table:table-cell table:formula="of:=[.G516]+[.F517]" office:value-type="float" office:value="8080.47826086956" calcext:value-type="float">
            <text:p>8080,4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IconAdapter_1_BinaryMutator</text:p>
          </table:table-cell>
          <table:table-cell office:value-type="float" office:value="1163" calcext:value-type="float">
            <text:p>1163</text:p>
          </table:table-cell>
          <table:table-cell table:formula="of:=[.E517]+[.B518]" office:value-type="float" office:value="186238" calcext:value-type="float">
            <text:p>186238</text:p>
          </table:table-cell>
          <table:table-cell table:formula="of:=[.B518]/[.$B$1]" office:value-type="float" office:value="16.8260869565217" calcext:value-type="float">
            <text:p>16,83</text:p>
          </table:table-cell>
          <table:table-cell table:formula="of:=[.G517]+[.F518]" office:value-type="float" office:value="8097.30434782608" calcext:value-type="float">
            <text:p>8097,3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IconAdapter_2_BuggyGUIListenerOperatorMutator</text:p>
          </table:table-cell>
          <table:table-cell office:value-type="float" office:value="2163" calcext:value-type="float">
            <text:p>2163</text:p>
          </table:table-cell>
          <table:table-cell table:formula="of:=[.E518]+[.B519]" office:value-type="float" office:value="186629" calcext:value-type="float">
            <text:p>186629</text:p>
          </table:table-cell>
          <table:table-cell table:formula="of:=[.B519]/[.$B$1]" office:value-type="float" office:value="17" calcext:value-type="float">
            <text:p>17,00</text:p>
          </table:table-cell>
          <table:table-cell table:formula="of:=[.G518]+[.F519]" office:value-type="float" office:value="8114.30434782608" calcext:value-type="float">
            <text:p>8114,3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IconAdapter_3_BuggyGUIListenerOperatorMutator</text:p>
          </table:table-cell>
          <table:table-cell office:value-type="float" office:value="3163" calcext:value-type="float">
            <text:p>3163</text:p>
          </table:table-cell>
          <table:table-cell table:formula="of:=[.E519]+[.B520]" office:value-type="float" office:value="187020" calcext:value-type="float">
            <text:p>187020</text:p>
          </table:table-cell>
          <table:table-cell table:formula="of:=[.B520]/[.$B$1]" office:value-type="float" office:value="17" calcext:value-type="float">
            <text:p>17,00</text:p>
          </table:table-cell>
          <table:table-cell table:formula="of:=[.G519]+[.F520]" office:value-type="float" office:value="8131.30434782608" calcext:value-type="float">
            <text:p>8131,3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IconAdapter_4_BinaryMutator</text:p>
          </table:table-cell>
          <table:table-cell office:value-type="float" office:value="4163" calcext:value-type="float">
            <text:p>4163</text:p>
          </table:table-cell>
          <table:table-cell table:formula="of:=[.E520]+[.B521]" office:value-type="float" office:value="187413" calcext:value-type="float">
            <text:p>187413</text:p>
          </table:table-cell>
          <table:table-cell table:formula="of:=[.B521]/[.$B$1]" office:value-type="float" office:value="17.0869565217391" calcext:value-type="float">
            <text:p>17,09</text:p>
          </table:table-cell>
          <table:table-cell table:formula="of:=[.G520]+[.F521]" office:value-type="float" office:value="8148.39130434782" calcext:value-type="float">
            <text:p>8148,3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conAdapter_5_BinaryMutator</text:p>
          </table:table-cell>
          <table:table-cell office:value-type="float" office:value="5163" calcext:value-type="float">
            <text:p>5163</text:p>
          </table:table-cell>
          <table:table-cell table:formula="of:=[.E521]+[.B522]" office:value-type="float" office:value="187813" calcext:value-type="float">
            <text:p>187813</text:p>
          </table:table-cell>
          <table:table-cell table:formula="of:=[.B522]/[.$B$1]" office:value-type="float" office:value="17.3913043478261" calcext:value-type="float">
            <text:p>17,39</text:p>
          </table:table-cell>
          <table:table-cell table:formula="of:=[.G521]+[.F522]" office:value-type="float" office:value="8165.78260869565" calcext:value-type="float">
            <text:p>8165,7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TotpProgressBar_0_BinaryMutator</text:p>
          </table:table-cell>
          <table:table-cell office:value-type="float" office:value="164" calcext:value-type="float">
            <text:p>164</text:p>
          </table:table-cell>
          <table:table-cell table:formula="of:=[.E522]+[.B523]" office:value-type="float" office:value="188204" calcext:value-type="float">
            <text:p>188204</text:p>
          </table:table-cell>
          <table:table-cell table:formula="of:=[.B523]/[.$B$1]" office:value-type="float" office:value="17" calcext:value-type="float">
            <text:p>17,00</text:p>
          </table:table-cell>
          <table:table-cell table:formula="of:=[.G522]+[.F523]" office:value-type="float" office:value="8182.78260869565" calcext:value-type="float">
            <text:p>8182,7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TotpProgressBar_1_BinaryMutator</text:p>
          </table:table-cell>
          <table:table-cell office:value-type="float" office:value="1164" calcext:value-type="float">
            <text:p>1164</text:p>
          </table:table-cell>
          <table:table-cell table:formula="of:=[.E523]+[.B524]" office:value-type="float" office:value="188589" calcext:value-type="float">
            <text:p>188589</text:p>
          </table:table-cell>
          <table:table-cell table:formula="of:=[.B524]/[.$B$1]" office:value-type="float" office:value="16.7391304347826" calcext:value-type="float">
            <text:p>16,74</text:p>
          </table:table-cell>
          <table:table-cell table:formula="of:=[.G523]+[.F524]" office:value-type="float" office:value="8199.52173913043" calcext:value-type="float">
            <text:p>8199,5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TotpProgressBar_2_BinaryMutator</text:p>
          </table:table-cell>
          <table:table-cell office:value-type="float" office:value="2164" calcext:value-type="float">
            <text:p>2164</text:p>
          </table:table-cell>
          <table:table-cell table:formula="of:=[.E524]+[.B525]" office:value-type="float" office:value="188975" calcext:value-type="float">
            <text:p>188975</text:p>
          </table:table-cell>
          <table:table-cell table:formula="of:=[.B525]/[.$B$1]" office:value-type="float" office:value="16.7826086956522" calcext:value-type="float">
            <text:p>16,78</text:p>
          </table:table-cell>
          <table:table-cell table:formula="of:=[.G524]+[.F525]" office:value-type="float" office:value="8216.30434782608" calcext:value-type="float">
            <text:p>8216,3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TotpProgressBar_3_BinaryMutator</text:p>
          </table:table-cell>
          <table:table-cell office:value-type="float" office:value="3164" calcext:value-type="float">
            <text:p>3164</text:p>
          </table:table-cell>
          <table:table-cell table:formula="of:=[.E525]+[.B526]" office:value-type="float" office:value="189461" calcext:value-type="float">
            <text:p>189461</text:p>
          </table:table-cell>
          <table:table-cell table:formula="of:=[.B526]/[.$B$1]" office:value-type="float" office:value="21.1304347826087" calcext:value-type="float">
            <text:p>21,13</text:p>
          </table:table-cell>
          <table:table-cell table:formula="of:=[.G525]+[.F526]" office:value-type="float" office:value="8237.43478260869" calcext:value-type="float">
            <text:p>8237,4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TotpProgressBar_4_BinaryMutator</text:p>
          </table:table-cell>
          <table:table-cell office:value-type="float" office:value="4164" calcext:value-type="float">
            <text:p>4164</text:p>
          </table:table-cell>
          <table:table-cell table:formula="of:=[.E526]+[.B527]" office:value-type="float" office:value="189845" calcext:value-type="float">
            <text:p>189845</text:p>
          </table:table-cell>
          <table:table-cell table:formula="of:=[.B527]/[.$B$1]" office:value-type="float" office:value="16.695652173913" calcext:value-type="float">
            <text:p>16,70</text:p>
          </table:table-cell>
          <table:table-cell table:formula="of:=[.G526]+[.F527]" office:value-type="float" office:value="8254.1304347826" calcext:value-type="float">
            <text:p>8254,1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TotpProgressBar_5_BinaryMutator</text:p>
          </table:table-cell>
          <table:table-cell office:value-type="float" office:value="5164" calcext:value-type="float">
            <text:p>5164</text:p>
          </table:table-cell>
          <table:table-cell table:formula="of:=[.E527]+[.B528]" office:value-type="float" office:value="190610" calcext:value-type="float">
            <text:p>190610</text:p>
          </table:table-cell>
          <table:table-cell table:formula="of:=[.B528]/[.$B$1]" office:value-type="float" office:value="33.2608695652174" calcext:value-type="float">
            <text:p>33,26</text:p>
          </table:table-cell>
          <table:table-cell table:formula="of:=[.G527]+[.F528]" office:value-type="float" office:value="8287.39130434782" calcext:value-type="float">
            <text:p>8287,39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TotpProgressBar_6_BinaryMutator</text:p>
          </table:table-cell>
          <table:table-cell office:value-type="float" office:value="6164" calcext:value-type="float">
            <text:p>6164</text:p>
          </table:table-cell>
          <table:table-cell table:formula="of:=[.E528]+[.B529]" office:value-type="float" office:value="191002" calcext:value-type="float">
            <text:p>191002</text:p>
          </table:table-cell>
          <table:table-cell table:formula="of:=[.B529]/[.$B$1]" office:value-type="float" office:value="17.0434782608696" calcext:value-type="float">
            <text:p>17,04</text:p>
          </table:table-cell>
          <table:table-cell table:formula="of:=[.G528]+[.F529]" office:value-type="float" office:value="8304.43478260869" calcext:value-type="float">
            <text:p>8304,4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TotpProgressBar_7_BinaryMutator</text:p>
          </table:table-cell>
          <table:table-cell office:value-type="float" office:value="7164" calcext:value-type="float">
            <text:p>7164</text:p>
          </table:table-cell>
          <table:table-cell table:formula="of:=[.E529]+[.B530]" office:value-type="float" office:value="191388" calcext:value-type="float">
            <text:p>191388</text:p>
          </table:table-cell>
          <table:table-cell table:formula="of:=[.B530]/[.$B$1]" office:value-type="float" office:value="16.7826086956522" calcext:value-type="float">
            <text:p>16,78</text:p>
          </table:table-cell>
          <table:table-cell table:formula="of:=[.G529]+[.F530]" office:value-type="float" office:value="8321.21739130434" calcext:value-type="float">
            <text:p>8321,2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TotpProgressBar_8_BinaryMutator</text:p>
          </table:table-cell>
          <table:table-cell office:value-type="float" office:value="8164" calcext:value-type="float">
            <text:p>8164</text:p>
          </table:table-cell>
          <table:table-cell table:formula="of:=[.E530]+[.B531]" office:value-type="float" office:value="191772" calcext:value-type="float">
            <text:p>191772</text:p>
          </table:table-cell>
          <table:table-cell table:formula="of:=[.B531]/[.$B$1]" office:value-type="float" office:value="16.695652173913" calcext:value-type="float">
            <text:p>16,70</text:p>
          </table:table-cell>
          <table:table-cell table:formula="of:=[.G530]+[.F531]" office:value-type="float" office:value="8337.91304347826" calcext:value-type="float">
            <text:p>8337,9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TotpProgressBar_9_BinaryMutator</text:p>
          </table:table-cell>
          <table:table-cell office:value-type="float" office:value="9164" calcext:value-type="float">
            <text:p>9164</text:p>
          </table:table-cell>
          <table:table-cell table:formula="of:=[.E531]+[.B532]" office:value-type="float" office:value="192159" calcext:value-type="float">
            <text:p>192159</text:p>
          </table:table-cell>
          <table:table-cell table:formula="of:=[.B532]/[.$B$1]" office:value-type="float" office:value="16.8260869565217" calcext:value-type="float">
            <text:p>16,83</text:p>
          </table:table-cell>
          <table:table-cell table:formula="of:=[.G531]+[.F532]" office:value-type="float" office:value="8354.73913043478" calcext:value-type="float">
            <text:p>8354,7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TotpProgressBar_10_BinaryMutator</text:p>
          </table:table-cell>
          <table:table-cell office:value-type="float" office:value="10164" calcext:value-type="float">
            <text:p>10164</text:p>
          </table:table-cell>
          <table:table-cell table:formula="of:=[.E532]+[.B533]" office:value-type="float" office:value="192548" calcext:value-type="float">
            <text:p>192548</text:p>
          </table:table-cell>
          <table:table-cell table:formula="of:=[.B533]/[.$B$1]" office:value-type="float" office:value="16.9130434782609" calcext:value-type="float">
            <text:p>16,91</text:p>
          </table:table-cell>
          <table:table-cell table:formula="of:=[.G532]+[.F533]" office:value-type="float" office:value="8371.65217391304" calcext:value-type="float">
            <text:p>8371,6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ImportEntriesActivity_0_LengthyGUICreationOperatorMutator</text:p>
          </table:table-cell>
          <table:table-cell office:value-type="float" office:value="165" calcext:value-type="float">
            <text:p>165</text:p>
          </table:table-cell>
          <table:table-cell table:formula="of:=[.E533]+[.B534]" office:value-type="float" office:value="192936" calcext:value-type="float">
            <text:p>192936</text:p>
          </table:table-cell>
          <table:table-cell table:formula="of:=[.B534]/[.$B$1]" office:value-type="float" office:value="16.8695652173913" calcext:value-type="float">
            <text:p>16,87</text:p>
          </table:table-cell>
          <table:table-cell table:formula="of:=[.G533]+[.F534]" office:value-type="float" office:value="8388.52173913043" calcext:value-type="float">
            <text:p>8388,5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ImportEntriesActivity_1_InvalidIDFindViewOperatorMutator</text:p>
          </table:table-cell>
          <table:table-cell office:value-type="float" office:value="1165" calcext:value-type="float">
            <text:p>1165</text:p>
          </table:table-cell>
          <table:table-cell table:formula="of:=[.E534]+[.B535]" office:value-type="float" office:value="193327" calcext:value-type="float">
            <text:p>193327</text:p>
          </table:table-cell>
          <table:table-cell table:formula="of:=[.B535]/[.$B$1]" office:value-type="float" office:value="17" calcext:value-type="float">
            <text:p>17,00</text:p>
          </table:table-cell>
          <table:table-cell table:formula="of:=[.G534]+[.F535]" office:value-type="float" office:value="8405.52173913043" calcext:value-type="float">
            <text:p>8405,5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ImportEntriesActivity_2_FindViewByIdReturnsNullOperatorMutator</text:p>
          </table:table-cell>
          <table:table-cell office:value-type="float" office:value="2165" calcext:value-type="float">
            <text:p>2165</text:p>
          </table:table-cell>
          <table:table-cell table:formula="of:=[.E535]+[.B536]" office:value-type="float" office:value="193714" calcext:value-type="float">
            <text:p>193714</text:p>
          </table:table-cell>
          <table:table-cell table:formula="of:=[.B536]/[.$B$1]" office:value-type="float" office:value="16.8260869565217" calcext:value-type="float">
            <text:p>16,83</text:p>
          </table:table-cell>
          <table:table-cell table:formula="of:=[.G535]+[.F536]" office:value-type="float" office:value="8422.34782608695" calcext:value-type="float">
            <text:p>8422,3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ImportEntriesActivity_3_InvalidIDFindViewOperatorMutator</text:p>
          </table:table-cell>
          <table:table-cell office:value-type="float" office:value="3165" calcext:value-type="float">
            <text:p>3165</text:p>
          </table:table-cell>
          <table:table-cell table:formula="of:=[.E536]+[.B537]" office:value-type="float" office:value="194106" calcext:value-type="float">
            <text:p>194106</text:p>
          </table:table-cell>
          <table:table-cell table:formula="of:=[.B537]/[.$B$1]" office:value-type="float" office:value="17.0434782608696" calcext:value-type="float">
            <text:p>17,04</text:p>
          </table:table-cell>
          <table:table-cell table:formula="of:=[.G536]+[.F537]" office:value-type="float" office:value="8439.39130434782" calcext:value-type="float">
            <text:p>8439,39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ImportEntriesActivity_4_InvalidViewFocusOperatorMutator</text:p>
          </table:table-cell>
          <table:table-cell office:value-type="float" office:value="4165" calcext:value-type="float">
            <text:p>4165</text:p>
          </table:table-cell>
          <table:table-cell table:formula="of:=[.E537]+[.B538]" office:value-type="float" office:value="194499" calcext:value-type="float">
            <text:p>194499</text:p>
          </table:table-cell>
          <table:table-cell table:formula="of:=[.B538]/[.$B$1]" office:value-type="float" office:value="17.0869565217391" calcext:value-type="float">
            <text:p>17,09</text:p>
          </table:table-cell>
          <table:table-cell table:formula="of:=[.G537]+[.F538]" office:value-type="float" office:value="8456.47826086957" calcext:value-type="float">
            <text:p>8456,4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ImportEntriesActivity_5_ViewComponentNotVisibleOperatorMutator</text:p>
          </table:table-cell>
          <table:table-cell office:value-type="float" office:value="5165" calcext:value-type="float">
            <text:p>5165</text:p>
          </table:table-cell>
          <table:table-cell table:formula="of:=[.E538]+[.B539]" office:value-type="float" office:value="194888" calcext:value-type="float">
            <text:p>194888</text:p>
          </table:table-cell>
          <table:table-cell table:formula="of:=[.B539]/[.$B$1]" office:value-type="float" office:value="16.9130434782609" calcext:value-type="float">
            <text:p>16,91</text:p>
          </table:table-cell>
          <table:table-cell table:formula="of:=[.G538]+[.F539]" office:value-type="float" office:value="8473.39130434782" calcext:value-type="float">
            <text:p>8473,3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ImportEntriesActivity_6_FindViewByIdReturnsNullOperatorMutator</text:p>
          </table:table-cell>
          <table:table-cell office:value-type="float" office:value="6165" calcext:value-type="float">
            <text:p>6165</text:p>
          </table:table-cell>
          <table:table-cell table:formula="of:=[.E539]+[.B540]" office:value-type="float" office:value="195292" calcext:value-type="float">
            <text:p>195292</text:p>
          </table:table-cell>
          <table:table-cell table:formula="of:=[.B540]/[.$B$1]" office:value-type="float" office:value="17.5652173913043" calcext:value-type="float">
            <text:p>17,57</text:p>
          </table:table-cell>
          <table:table-cell table:formula="of:=[.G539]+[.F540]" office:value-type="float" office:value="8490.95652173913" calcext:value-type="float">
            <text:p>8490,9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ImportEntriesActivity_7_InvalidIDFindViewOperatorMutator</text:p>
          </table:table-cell>
          <table:table-cell office:value-type="float" office:value="7165" calcext:value-type="float">
            <text:p>7165</text:p>
          </table:table-cell>
          <table:table-cell table:formula="of:=[.E540]+[.B541]" office:value-type="float" office:value="195683" calcext:value-type="float">
            <text:p>195683</text:p>
          </table:table-cell>
          <table:table-cell table:formula="of:=[.B541]/[.$B$1]" office:value-type="float" office:value="17" calcext:value-type="float">
            <text:p>17,00</text:p>
          </table:table-cell>
          <table:table-cell table:formula="of:=[.G540]+[.F541]" office:value-type="float" office:value="8507.95652173913" calcext:value-type="float">
            <text:p>8507,9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ImportEntriesActivity_8_InvalidViewFocusOperatorMutator</text:p>
          </table:table-cell>
          <table:table-cell office:value-type="float" office:value="8165" calcext:value-type="float">
            <text:p>8165</text:p>
          </table:table-cell>
          <table:table-cell table:formula="of:=[.E541]+[.B542]" office:value-type="float" office:value="196072" calcext:value-type="float">
            <text:p>196072</text:p>
          </table:table-cell>
          <table:table-cell table:formula="of:=[.B542]/[.$B$1]" office:value-type="float" office:value="16.9130434782609" calcext:value-type="float">
            <text:p>16,91</text:p>
          </table:table-cell>
          <table:table-cell table:formula="of:=[.G541]+[.F542]" office:value-type="float" office:value="8524.86956521739" calcext:value-type="float">
            <text:p>8524,8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ImportEntriesActivity_9_ViewComponentNotVisibleOperatorMutator</text:p>
          </table:table-cell>
          <table:table-cell office:value-type="float" office:value="9165" calcext:value-type="float">
            <text:p>9165</text:p>
          </table:table-cell>
          <table:table-cell table:formula="of:=[.E542]+[.B543]" office:value-type="float" office:value="196463" calcext:value-type="float">
            <text:p>196463</text:p>
          </table:table-cell>
          <table:table-cell table:formula="of:=[.B543]/[.$B$1]" office:value-type="float" office:value="17" calcext:value-type="float">
            <text:p>17,00</text:p>
          </table:table-cell>
          <table:table-cell table:formula="of:=[.G542]+[.F543]" office:value-type="float" office:value="8541.86956521739" calcext:value-type="float">
            <text:p>8541,8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ImportEntriesActivity_10_BuggyGUIListenerOperatorMutator</text:p>
          </table:table-cell>
          <table:table-cell office:value-type="float" office:value="10165" calcext:value-type="float">
            <text:p>10165</text:p>
          </table:table-cell>
          <table:table-cell table:formula="of:=[.E543]+[.B544]" office:value-type="float" office:value="196850" calcext:value-type="float">
            <text:p>196850</text:p>
          </table:table-cell>
          <table:table-cell table:formula="of:=[.B544]/[.$B$1]" office:value-type="float" office:value="16.8260869565217" calcext:value-type="float">
            <text:p>16,83</text:p>
          </table:table-cell>
          <table:table-cell table:formula="of:=[.G543]+[.F544]" office:value-type="float" office:value="8558.69565217391" calcext:value-type="float">
            <text:p>8558,7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ImportEntriesActivity_11_BuggyGUIListenerOperatorMutator</text:p>
          </table:table-cell>
          <table:table-cell office:value-type="float" office:value="11165" calcext:value-type="float">
            <text:p>11165</text:p>
          </table:table-cell>
          <table:table-cell table:formula="of:=[.E544]+[.B545]" office:value-type="float" office:value="197236" calcext:value-type="float">
            <text:p>197236</text:p>
          </table:table-cell>
          <table:table-cell table:formula="of:=[.B545]/[.$B$1]" office:value-type="float" office:value="16.7826086956522" calcext:value-type="float">
            <text:p>16,78</text:p>
          </table:table-cell>
          <table:table-cell table:formula="of:=[.G544]+[.F545]" office:value-type="float" office:value="8575.47826086956" calcext:value-type="float">
            <text:p>8575,4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ImportEntriesActivity_12_BuggyGUIListenerOperatorMutator</text:p>
          </table:table-cell>
          <table:table-cell office:value-type="float" office:value="12165" calcext:value-type="float">
            <text:p>12165</text:p>
          </table:table-cell>
          <table:table-cell table:formula="of:=[.E545]+[.B546]" office:value-type="float" office:value="197624" calcext:value-type="float">
            <text:p>197624</text:p>
          </table:table-cell>
          <table:table-cell table:formula="of:=[.B546]/[.$B$1]" office:value-type="float" office:value="16.8695652173913" calcext:value-type="float">
            <text:p>16,87</text:p>
          </table:table-cell>
          <table:table-cell table:formula="of:=[.G545]+[.F546]" office:value-type="float" office:value="8592.34782608695" calcext:value-type="float">
            <text:p>8592,3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ImportEntriesActivity_13_BuggyGUIListenerOperatorMutator</text:p>
          </table:table-cell>
          <table:table-cell office:value-type="float" office:value="13165" calcext:value-type="float">
            <text:p>13165</text:p>
          </table:table-cell>
          <table:table-cell table:formula="of:=[.E546]+[.B547]" office:value-type="float" office:value="198012" calcext:value-type="float">
            <text:p>198012</text:p>
          </table:table-cell>
          <table:table-cell table:formula="of:=[.B547]/[.$B$1]" office:value-type="float" office:value="16.8695652173913" calcext:value-type="float">
            <text:p>16,87</text:p>
          </table:table-cell>
          <table:table-cell table:formula="of:=[.G546]+[.F547]" office:value-type="float" office:value="8609.21739130435" calcext:value-type="float">
            <text:p>8609,2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ImportEntriesActivity_14_BuggyGUIListenerOperatorMutator</text:p>
          </table:table-cell>
          <table:table-cell office:value-type="float" office:value="14165" calcext:value-type="float">
            <text:p>14165</text:p>
          </table:table-cell>
          <table:table-cell table:formula="of:=[.E547]+[.B548]" office:value-type="float" office:value="198402" calcext:value-type="float">
            <text:p>198402</text:p>
          </table:table-cell>
          <table:table-cell table:formula="of:=[.B548]/[.$B$1]" office:value-type="float" office:value="16.9565217391304" calcext:value-type="float">
            <text:p>16,96</text:p>
          </table:table-cell>
          <table:table-cell table:formula="of:=[.G547]+[.F548]" office:value-type="float" office:value="8626.17391304348" calcext:value-type="float">
            <text:p>8626,1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ImportEntriesActivity_15_BuggyGUIListenerOperatorMutator</text:p>
          </table:table-cell>
          <table:table-cell office:value-type="float" office:value="15165" calcext:value-type="float">
            <text:p>15165</text:p>
          </table:table-cell>
          <table:table-cell table:formula="of:=[.E548]+[.B549]" office:value-type="float" office:value="198794" calcext:value-type="float">
            <text:p>198794</text:p>
          </table:table-cell>
          <table:table-cell table:formula="of:=[.B549]/[.$B$1]" office:value-type="float" office:value="17.0434782608696" calcext:value-type="float">
            <text:p>17,04</text:p>
          </table:table-cell>
          <table:table-cell table:formula="of:=[.G548]+[.F549]" office:value-type="float" office:value="8643.21739130435" calcext:value-type="float">
            <text:p>8643,2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ImportEntriesActivity_16_BuggyGUIListenerOperatorMutator</text:p>
          </table:table-cell>
          <table:table-cell office:value-type="float" office:value="16165" calcext:value-type="float">
            <text:p>16165</text:p>
          </table:table-cell>
          <table:table-cell table:formula="of:=[.E549]+[.B550]" office:value-type="float" office:value="199189" calcext:value-type="float">
            <text:p>199189</text:p>
          </table:table-cell>
          <table:table-cell table:formula="of:=[.B550]/[.$B$1]" office:value-type="float" office:value="17.1739130434783" calcext:value-type="float">
            <text:p>17,17</text:p>
          </table:table-cell>
          <table:table-cell table:formula="of:=[.G549]+[.F550]" office:value-type="float" office:value="8660.39130434782" calcext:value-type="float">
            <text:p>8660,3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ImportEntriesActivity_17_BuggyGUIListenerOperatorMutator</text:p>
          </table:table-cell>
          <table:table-cell office:value-type="float" office:value="17165" calcext:value-type="float">
            <text:p>17165</text:p>
          </table:table-cell>
          <table:table-cell table:formula="of:=[.E550]+[.B551]" office:value-type="float" office:value="199581" calcext:value-type="float">
            <text:p>199581</text:p>
          </table:table-cell>
          <table:table-cell table:formula="of:=[.B551]/[.$B$1]" office:value-type="float" office:value="17.0434782608696" calcext:value-type="float">
            <text:p>17,04</text:p>
          </table:table-cell>
          <table:table-cell table:formula="of:=[.G550]+[.F551]" office:value-type="float" office:value="8677.43478260869" calcext:value-type="float">
            <text:p>8677,4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ScannerActivity_0_LengthyGUICreationOperatorMutator</text:p>
          </table:table-cell>
          <table:table-cell office:value-type="float" office:value="166" calcext:value-type="float">
            <text:p>166</text:p>
          </table:table-cell>
          <table:table-cell table:formula="of:=[.E551]+[.B552]" office:value-type="float" office:value="199973" calcext:value-type="float">
            <text:p>199973</text:p>
          </table:table-cell>
          <table:table-cell table:formula="of:=[.B552]/[.$B$1]" office:value-type="float" office:value="17.0434782608696" calcext:value-type="float">
            <text:p>17,04</text:p>
          </table:table-cell>
          <table:table-cell table:formula="of:=[.G551]+[.F552]" office:value-type="float" office:value="8694.47826086956" calcext:value-type="float">
            <text:p>8694,4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ScannerActivity_1_InvalidIDFindViewOperatorMutator</text:p>
          </table:table-cell>
          <table:table-cell office:value-type="float" office:value="1166" calcext:value-type="float">
            <text:p>1166</text:p>
          </table:table-cell>
          <table:table-cell table:formula="of:=[.E552]+[.B553]" office:value-type="float" office:value="200370" calcext:value-type="float">
            <text:p>200370</text:p>
          </table:table-cell>
          <table:table-cell table:formula="of:=[.B553]/[.$B$1]" office:value-type="float" office:value="17.2608695652174" calcext:value-type="float">
            <text:p>17,26</text:p>
          </table:table-cell>
          <table:table-cell table:formula="of:=[.G552]+[.F553]" office:value-type="float" office:value="8711.73913043478" calcext:value-type="float">
            <text:p>8711,7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ScannerActivity_2_FindViewByIdReturnsNullOperatorMutator</text:p>
          </table:table-cell>
          <table:table-cell office:value-type="float" office:value="2166" calcext:value-type="float">
            <text:p>2166</text:p>
          </table:table-cell>
          <table:table-cell table:formula="of:=[.E553]+[.B554]" office:value-type="float" office:value="200758" calcext:value-type="float">
            <text:p>200758</text:p>
          </table:table-cell>
          <table:table-cell table:formula="of:=[.B554]/[.$B$1]" office:value-type="float" office:value="16.8695652173913" calcext:value-type="float">
            <text:p>16,87</text:p>
          </table:table-cell>
          <table:table-cell table:formula="of:=[.G553]+[.F554]" office:value-type="float" office:value="8728.60869565217" calcext:value-type="float">
            <text:p>8728,6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ScannerActivity_3_InvalidIDFindViewOperatorMutator</text:p>
          </table:table-cell>
          <table:table-cell office:value-type="float" office:value="3166" calcext:value-type="float">
            <text:p>3166</text:p>
          </table:table-cell>
          <table:table-cell table:formula="of:=[.E554]+[.B555]" office:value-type="float" office:value="201184" calcext:value-type="float">
            <text:p>201184</text:p>
          </table:table-cell>
          <table:table-cell table:formula="of:=[.B555]/[.$B$1]" office:value-type="float" office:value="18.5217391304348" calcext:value-type="float">
            <text:p>18,52</text:p>
          </table:table-cell>
          <table:table-cell table:formula="of:=[.G554]+[.F555]" office:value-type="float" office:value="8747.13043478261" calcext:value-type="float">
            <text:p>8747,1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ScannerActivity_4_InvalidViewFocusOperatorMutator</text:p>
          </table:table-cell>
          <table:table-cell office:value-type="float" office:value="4166" calcext:value-type="float">
            <text:p>4166</text:p>
          </table:table-cell>
          <table:table-cell table:formula="of:=[.E555]+[.B556]" office:value-type="float" office:value="201468" calcext:value-type="float">
            <text:p>201468</text:p>
          </table:table-cell>
          <table:table-cell table:formula="of:=[.B556]/[.$B$1]" office:value-type="float" office:value="12.3478260869565" calcext:value-type="float">
            <text:p>12,35</text:p>
          </table:table-cell>
          <table:table-cell table:formula="of:=[.G555]+[.F556]" office:value-type="float" office:value="8759.47826086956" calcext:value-type="float">
            <text:p>8759,4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ScannerActivity_5_ViewComponentNotVisibleOperatorMutator</text:p>
          </table:table-cell>
          <table:table-cell office:value-type="float" office:value="5166" calcext:value-type="float">
            <text:p>5166</text:p>
          </table:table-cell>
          <table:table-cell table:formula="of:=[.E556]+[.B557]" office:value-type="float" office:value="201855" calcext:value-type="float">
            <text:p>201855</text:p>
          </table:table-cell>
          <table:table-cell table:formula="of:=[.B557]/[.$B$1]" office:value-type="float" office:value="16.8260869565217" calcext:value-type="float">
            <text:p>16,83</text:p>
          </table:table-cell>
          <table:table-cell table:formula="of:=[.G556]+[.F557]" office:value-type="float" office:value="8776.30434782609" calcext:value-type="float">
            <text:p>8776,3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ScannerActivity_6_BuggyGUIListenerOperatorMutator</text:p>
          </table:table-cell>
          <table:table-cell office:value-type="float" office:value="6166" calcext:value-type="float">
            <text:p>6166</text:p>
          </table:table-cell>
          <table:table-cell table:formula="of:=[.E557]+[.B558]" office:value-type="float" office:value="202256" calcext:value-type="float">
            <text:p>202256</text:p>
          </table:table-cell>
          <table:table-cell table:formula="of:=[.B558]/[.$B$1]" office:value-type="float" office:value="17.4347826086957" calcext:value-type="float">
            <text:p>17,43</text:p>
          </table:table-cell>
          <table:table-cell table:formula="of:=[.G557]+[.F558]" office:value-type="float" office:value="8793.73913043478" calcext:value-type="float">
            <text:p>8793,7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ScannerActivity_7_BinaryMutator</text:p>
          </table:table-cell>
          <table:table-cell office:value-type="float" office:value="7166" calcext:value-type="float">
            <text:p>7166</text:p>
          </table:table-cell>
          <table:table-cell table:formula="of:=[.E558]+[.B559]" office:value-type="float" office:value="202649" calcext:value-type="float">
            <text:p>202649</text:p>
          </table:table-cell>
          <table:table-cell table:formula="of:=[.B559]/[.$B$1]" office:value-type="float" office:value="17.0869565217391" calcext:value-type="float">
            <text:p>17,09</text:p>
          </table:table-cell>
          <table:table-cell table:formula="of:=[.G558]+[.F559]" office:value-type="float" office:value="8810.82608695652" calcext:value-type="float">
            <text:p>8810,8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ScannerActivity_8_BinaryMutator</text:p>
          </table:table-cell>
          <table:table-cell office:value-type="float" office:value="8166" calcext:value-type="float">
            <text:p>8166</text:p>
          </table:table-cell>
          <table:table-cell table:formula="of:=[.E559]+[.B560]" office:value-type="float" office:value="203038" calcext:value-type="float">
            <text:p>203038</text:p>
          </table:table-cell>
          <table:table-cell table:formula="of:=[.B560]/[.$B$1]" office:value-type="float" office:value="16.9130434782609" calcext:value-type="float">
            <text:p>16,91</text:p>
          </table:table-cell>
          <table:table-cell table:formula="of:=[.G559]+[.F560]" office:value-type="float" office:value="8827.73913043478" calcext:value-type="float">
            <text:p>8827,7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ScannerActivity_9_BinaryMutator</text:p>
          </table:table-cell>
          <table:table-cell office:value-type="float" office:value="9166" calcext:value-type="float">
            <text:p>9166</text:p>
          </table:table-cell>
          <table:table-cell table:formula="of:=[.E560]+[.B561]" office:value-type="float" office:value="203423" calcext:value-type="float">
            <text:p>203423</text:p>
          </table:table-cell>
          <table:table-cell table:formula="of:=[.B561]/[.$B$1]" office:value-type="float" office:value="16.7391304347826" calcext:value-type="float">
            <text:p>16,74</text:p>
          </table:table-cell>
          <table:table-cell table:formula="of:=[.G560]+[.F561]" office:value-type="float" office:value="8844.47826086957" calcext:value-type="float">
            <text:p>8844,4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ScannerActivity_10_BinaryMutator</text:p>
          </table:table-cell>
          <table:table-cell office:value-type="float" office:value="10166" calcext:value-type="float">
            <text:p>10166</text:p>
          </table:table-cell>
          <table:table-cell table:formula="of:=[.E561]+[.B562]" office:value-type="float" office:value="203810" calcext:value-type="float">
            <text:p>203810</text:p>
          </table:table-cell>
          <table:table-cell table:formula="of:=[.B562]/[.$B$1]" office:value-type="float" office:value="16.8260869565217" calcext:value-type="float">
            <text:p>16,83</text:p>
          </table:table-cell>
          <table:table-cell table:formula="of:=[.G561]+[.F562]" office:value-type="float" office:value="8861.30434782609" calcext:value-type="float">
            <text:p>8861,3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ScannerActivity_11_BinaryMutator</text:p>
          </table:table-cell>
          <table:table-cell office:value-type="float" office:value="11166" calcext:value-type="float">
            <text:p>11166</text:p>
          </table:table-cell>
          <table:table-cell table:formula="of:=[.E562]+[.B563]" office:value-type="float" office:value="204199" calcext:value-type="float">
            <text:p>204199</text:p>
          </table:table-cell>
          <table:table-cell table:formula="of:=[.B563]/[.$B$1]" office:value-type="float" office:value="16.9130434782609" calcext:value-type="float">
            <text:p>16,91</text:p>
          </table:table-cell>
          <table:table-cell table:formula="of:=[.G562]+[.F563]" office:value-type="float" office:value="8878.21739130435" calcext:value-type="float">
            <text:p>8878,2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ScannerActivity_12_NullIntentOperatorMutator</text:p>
          </table:table-cell>
          <table:table-cell office:value-type="float" office:value="12166" calcext:value-type="float">
            <text:p>12166</text:p>
          </table:table-cell>
          <table:table-cell table:formula="of:=[.E563]+[.B564]" office:value-type="float" office:value="204591" calcext:value-type="float">
            <text:p>204591</text:p>
          </table:table-cell>
          <table:table-cell table:formula="of:=[.B564]/[.$B$1]" office:value-type="float" office:value="17.0434782608696" calcext:value-type="float">
            <text:p>17,04</text:p>
          </table:table-cell>
          <table:table-cell table:formula="of:=[.G563]+[.F564]" office:value-type="float" office:value="8895.26086956522" calcext:value-type="float">
            <text:p>8895,2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ScannerActivity_13_RandomActionIntentDefinitionOperatorMutator</text:p>
          </table:table-cell>
          <table:table-cell office:value-type="float" office:value="13166" calcext:value-type="float">
            <text:p>13166</text:p>
          </table:table-cell>
          <table:table-cell table:formula="of:=[.E564]+[.B565]" office:value-type="float" office:value="204959" calcext:value-type="float">
            <text:p>204959</text:p>
          </table:table-cell>
          <table:table-cell table:formula="of:=[.B565]/[.$B$1]" office:value-type="float" office:value="16" calcext:value-type="float">
            <text:p>16,00</text:p>
          </table:table-cell>
          <table:table-cell table:formula="of:=[.G564]+[.F565]" office:value-type="float" office:value="8911.26086956522" calcext:value-type="float">
            <text:p>8911,2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ScannerActivity_14_NullValueIntentPutExtraOperatorMutator</text:p>
          </table:table-cell>
          <table:table-cell office:value-type="float" office:value="14166" calcext:value-type="float">
            <text:p>14166</text:p>
          </table:table-cell>
          <table:table-cell table:formula="of:=[.E565]+[.B566]" office:value-type="float" office:value="205347" calcext:value-type="float">
            <text:p>205347</text:p>
          </table:table-cell>
          <table:table-cell table:formula="of:=[.B566]/[.$B$1]" office:value-type="float" office:value="16.8695652173913" calcext:value-type="float">
            <text:p>16,87</text:p>
          </table:table-cell>
          <table:table-cell table:formula="of:=[.G565]+[.F566]" office:value-type="float" office:value="8928.13043478261" calcext:value-type="float">
            <text:p>8928,1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cannerActivity_15_IntentPayloadReplacementOperatorMutator</text:p>
          </table:table-cell>
          <table:table-cell office:value-type="float" office:value="15166" calcext:value-type="float">
            <text:p>15166</text:p>
          </table:table-cell>
          <table:table-cell table:formula="of:=[.E566]+[.B567]" office:value-type="float" office:value="205737" calcext:value-type="float">
            <text:p>205737</text:p>
          </table:table-cell>
          <table:table-cell table:formula="of:=[.B567]/[.$B$1]" office:value-type="float" office:value="16.9565217391304" calcext:value-type="float">
            <text:p>16,96</text:p>
          </table:table-cell>
          <table:table-cell table:formula="of:=[.G566]+[.F567]" office:value-type="float" office:value="8945.08695652174" calcext:value-type="float">
            <text:p>8945,09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ScannerActivity_16_RandomActionIntentDefinitionOperatorMutator</text:p>
          </table:table-cell>
          <table:table-cell office:value-type="float" office:value="16166" calcext:value-type="float">
            <text:p>16166</text:p>
          </table:table-cell>
          <table:table-cell table:formula="of:=[.E567]+[.B568]" office:value-type="float" office:value="206132" calcext:value-type="float">
            <text:p>206132</text:p>
          </table:table-cell>
          <table:table-cell table:formula="of:=[.B568]/[.$B$1]" office:value-type="float" office:value="17.1739130434783" calcext:value-type="float">
            <text:p>17,17</text:p>
          </table:table-cell>
          <table:table-cell table:formula="of:=[.G567]+[.F568]" office:value-type="float" office:value="8962.26086956522" calcext:value-type="float">
            <text:p>8962,2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AuthActivity_0_LengthyGUICreationOperatorMutator</text:p>
          </table:table-cell>
          <table:table-cell office:value-type="float" office:value="167" calcext:value-type="float">
            <text:p>167</text:p>
          </table:table-cell>
          <table:table-cell table:formula="of:=[.E568]+[.B569]" office:value-type="float" office:value="206509" calcext:value-type="float">
            <text:p>206509</text:p>
          </table:table-cell>
          <table:table-cell table:formula="of:=[.B569]/[.$B$1]" office:value-type="float" office:value="16.3913043478261" calcext:value-type="float">
            <text:p>16,39</text:p>
          </table:table-cell>
          <table:table-cell table:formula="of:=[.G568]+[.F569]" office:value-type="float" office:value="8978.65217391304" calcext:value-type="float">
            <text:p>8978,6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uthActivity_1_FindViewByIdReturnsNullOperatorMutator</text:p>
          </table:table-cell>
          <table:table-cell office:value-type="float" office:value="1167" calcext:value-type="float">
            <text:p>1167</text:p>
          </table:table-cell>
          <table:table-cell table:formula="of:=[.E569]+[.B570]" office:value-type="float" office:value="206882" calcext:value-type="float">
            <text:p>206882</text:p>
          </table:table-cell>
          <table:table-cell table:formula="of:=[.B570]/[.$B$1]" office:value-type="float" office:value="16.2173913043478" calcext:value-type="float">
            <text:p>16,22</text:p>
          </table:table-cell>
          <table:table-cell table:formula="of:=[.G569]+[.F570]" office:value-type="float" office:value="8994.86956521739" calcext:value-type="float">
            <text:p>8994,8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AuthActivity_2_InvalidIDFindViewOperatorMutator</text:p>
          </table:table-cell>
          <table:table-cell office:value-type="float" office:value="2167" calcext:value-type="float">
            <text:p>2167</text:p>
          </table:table-cell>
          <table:table-cell table:formula="of:=[.E570]+[.B571]" office:value-type="float" office:value="207261" calcext:value-type="float">
            <text:p>207261</text:p>
          </table:table-cell>
          <table:table-cell table:formula="of:=[.B571]/[.$B$1]" office:value-type="float" office:value="16.4782608695652" calcext:value-type="float">
            <text:p>16,48</text:p>
          </table:table-cell>
          <table:table-cell table:formula="of:=[.G570]+[.F571]" office:value-type="float" office:value="9011.34782608696" calcext:value-type="float">
            <text:p>9011,3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AuthActivity_3_InvalidViewFocusOperatorMutator</text:p>
          </table:table-cell>
          <table:table-cell office:value-type="float" office:value="3167" calcext:value-type="float">
            <text:p>3167</text:p>
          </table:table-cell>
          <table:table-cell table:formula="of:=[.E571]+[.B572]" office:value-type="float" office:value="207650" calcext:value-type="float">
            <text:p>207650</text:p>
          </table:table-cell>
          <table:table-cell table:formula="of:=[.B572]/[.$B$1]" office:value-type="float" office:value="16.9130434782609" calcext:value-type="float">
            <text:p>16,91</text:p>
          </table:table-cell>
          <table:table-cell table:formula="of:=[.G571]+[.F572]" office:value-type="float" office:value="9028.26086956522" calcext:value-type="float">
            <text:p>9028,2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AuthActivity_4_ViewComponentNotVisibleOperatorMutator</text:p>
          </table:table-cell>
          <table:table-cell office:value-type="float" office:value="4167" calcext:value-type="float">
            <text:p>4167</text:p>
          </table:table-cell>
          <table:table-cell table:formula="of:=[.E572]+[.B573]" office:value-type="float" office:value="208030" calcext:value-type="float">
            <text:p>208030</text:p>
          </table:table-cell>
          <table:table-cell table:formula="of:=[.B573]/[.$B$1]" office:value-type="float" office:value="16.5217391304348" calcext:value-type="float">
            <text:p>16,52</text:p>
          </table:table-cell>
          <table:table-cell table:formula="of:=[.G572]+[.F573]" office:value-type="float" office:value="9044.78260869565" calcext:value-type="float">
            <text:p>9044,7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AuthActivity_5_FindViewByIdReturnsNullOperatorMutator</text:p>
          </table:table-cell>
          <table:table-cell office:value-type="float" office:value="5167" calcext:value-type="float">
            <text:p>5167</text:p>
          </table:table-cell>
          <table:table-cell table:formula="of:=[.E573]+[.B574]" office:value-type="float" office:value="208418" calcext:value-type="float">
            <text:p>208418</text:p>
          </table:table-cell>
          <table:table-cell table:formula="of:=[.B574]/[.$B$1]" office:value-type="float" office:value="16.8695652173913" calcext:value-type="float">
            <text:p>16,87</text:p>
          </table:table-cell>
          <table:table-cell table:formula="of:=[.G573]+[.F574]" office:value-type="float" office:value="9061.65217391304" calcext:value-type="float">
            <text:p>9061,6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AuthActivity_6_InvalidIDFindViewOperatorMutator</text:p>
          </table:table-cell>
          <table:table-cell office:value-type="float" office:value="6167" calcext:value-type="float">
            <text:p>6167</text:p>
          </table:table-cell>
          <table:table-cell table:formula="of:=[.E574]+[.B575]" office:value-type="float" office:value="208808" calcext:value-type="float">
            <text:p>208808</text:p>
          </table:table-cell>
          <table:table-cell table:formula="of:=[.B575]/[.$B$1]" office:value-type="float" office:value="16.9565217391304" calcext:value-type="float">
            <text:p>16,96</text:p>
          </table:table-cell>
          <table:table-cell table:formula="of:=[.G574]+[.F575]" office:value-type="float" office:value="9078.60869565217" calcext:value-type="float">
            <text:p>9078,6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AuthActivity_7_InvalidViewFocusOperatorMutator</text:p>
          </table:table-cell>
          <table:table-cell office:value-type="float" office:value="7167" calcext:value-type="float">
            <text:p>7167</text:p>
          </table:table-cell>
          <table:table-cell table:formula="of:=[.E575]+[.B576]" office:value-type="float" office:value="209196" calcext:value-type="float">
            <text:p>209196</text:p>
          </table:table-cell>
          <table:table-cell table:formula="of:=[.B576]/[.$B$1]" office:value-type="float" office:value="16.8695652173913" calcext:value-type="float">
            <text:p>16,87</text:p>
          </table:table-cell>
          <table:table-cell table:formula="of:=[.G575]+[.F576]" office:value-type="float" office:value="9095.47826086956" calcext:value-type="float">
            <text:p>9095,4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AuthActivity_8_ViewComponentNotVisibleOperatorMutator</text:p>
          </table:table-cell>
          <table:table-cell office:value-type="float" office:value="8167" calcext:value-type="float">
            <text:p>8167</text:p>
          </table:table-cell>
          <table:table-cell table:formula="of:=[.E576]+[.B577]" office:value-type="float" office:value="209586" calcext:value-type="float">
            <text:p>209586</text:p>
          </table:table-cell>
          <table:table-cell table:formula="of:=[.B577]/[.$B$1]" office:value-type="float" office:value="16.9565217391304" calcext:value-type="float">
            <text:p>16,96</text:p>
          </table:table-cell>
          <table:table-cell table:formula="of:=[.G576]+[.F577]" office:value-type="float" office:value="9112.43478260869" calcext:value-type="float">
            <text:p>9112,4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AuthActivity_9_FindViewByIdReturnsNullOperatorMutator</text:p>
          </table:table-cell>
          <table:table-cell office:value-type="float" office:value="9167" calcext:value-type="float">
            <text:p>9167</text:p>
          </table:table-cell>
          <table:table-cell table:formula="of:=[.E577]+[.B578]" office:value-type="float" office:value="209958" calcext:value-type="float">
            <text:p>209958</text:p>
          </table:table-cell>
          <table:table-cell table:formula="of:=[.B578]/[.$B$1]" office:value-type="float" office:value="16.1739130434783" calcext:value-type="float">
            <text:p>16,17</text:p>
          </table:table-cell>
          <table:table-cell table:formula="of:=[.G577]+[.F578]" office:value-type="float" office:value="9128.60869565217" calcext:value-type="float">
            <text:p>9128,6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AuthActivity_10_InvalidIDFindViewOperatorMutator</text:p>
          </table:table-cell>
          <table:table-cell office:value-type="float" office:value="10167" calcext:value-type="float">
            <text:p>10167</text:p>
          </table:table-cell>
          <table:table-cell table:formula="of:=[.E578]+[.B579]" office:value-type="float" office:value="210334" calcext:value-type="float">
            <text:p>210334</text:p>
          </table:table-cell>
          <table:table-cell table:formula="of:=[.B579]/[.$B$1]" office:value-type="float" office:value="16.3478260869565" calcext:value-type="float">
            <text:p>16,35</text:p>
          </table:table-cell>
          <table:table-cell table:formula="of:=[.G578]+[.F579]" office:value-type="float" office:value="9144.95652173913" calcext:value-type="float">
            <text:p>9144,9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AuthActivity_11_InvalidViewFocusOperatorMutator</text:p>
          </table:table-cell>
          <table:table-cell office:value-type="float" office:value="11167" calcext:value-type="float">
            <text:p>11167</text:p>
          </table:table-cell>
          <table:table-cell table:formula="of:=[.E579]+[.B580]" office:value-type="float" office:value="210720" calcext:value-type="float">
            <text:p>210720</text:p>
          </table:table-cell>
          <table:table-cell table:formula="of:=[.B580]/[.$B$1]" office:value-type="float" office:value="16.7826086956522" calcext:value-type="float">
            <text:p>16,78</text:p>
          </table:table-cell>
          <table:table-cell table:formula="of:=[.G579]+[.F580]" office:value-type="float" office:value="9161.73913043478" calcext:value-type="float">
            <text:p>9161,7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AuthActivity_12_ViewComponentNotVisibleOperatorMutator</text:p>
          </table:table-cell>
          <table:table-cell office:value-type="float" office:value="12167" calcext:value-type="float">
            <text:p>12167</text:p>
          </table:table-cell>
          <table:table-cell table:formula="of:=[.E580]+[.B581]" office:value-type="float" office:value="211110" calcext:value-type="float">
            <text:p>211110</text:p>
          </table:table-cell>
          <table:table-cell table:formula="of:=[.B581]/[.$B$1]" office:value-type="float" office:value="16.9565217391304" calcext:value-type="float">
            <text:p>16,96</text:p>
          </table:table-cell>
          <table:table-cell table:formula="of:=[.G580]+[.F581]" office:value-type="float" office:value="9178.69565217391" calcext:value-type="float">
            <text:p>9178,7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AuthActivity_13_FindViewByIdReturnsNullOperatorMutator</text:p>
          </table:table-cell>
          <table:table-cell office:value-type="float" office:value="13167" calcext:value-type="float">
            <text:p>13167</text:p>
          </table:table-cell>
          <table:table-cell table:formula="of:=[.E581]+[.B582]" office:value-type="float" office:value="211488" calcext:value-type="float">
            <text:p>211488</text:p>
          </table:table-cell>
          <table:table-cell table:formula="of:=[.B582]/[.$B$1]" office:value-type="float" office:value="16.4347826086957" calcext:value-type="float">
            <text:p>16,43</text:p>
          </table:table-cell>
          <table:table-cell table:formula="of:=[.G581]+[.F582]" office:value-type="float" office:value="9195.13043478261" calcext:value-type="float">
            <text:p>9195,1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AuthActivity_14_InvalidIDFindViewOperatorMutator</text:p>
          </table:table-cell>
          <table:table-cell office:value-type="float" office:value="14167" calcext:value-type="float">
            <text:p>14167</text:p>
          </table:table-cell>
          <table:table-cell table:formula="of:=[.E582]+[.B583]" office:value-type="float" office:value="211865" calcext:value-type="float">
            <text:p>211865</text:p>
          </table:table-cell>
          <table:table-cell table:formula="of:=[.B583]/[.$B$1]" office:value-type="float" office:value="16.3913043478261" calcext:value-type="float">
            <text:p>16,39</text:p>
          </table:table-cell>
          <table:table-cell table:formula="of:=[.G582]+[.F583]" office:value-type="float" office:value="9211.52173913043" calcext:value-type="float">
            <text:p>9211,5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AuthActivity_15_InvalidViewFocusOperatorMutator</text:p>
          </table:table-cell>
          <table:table-cell office:value-type="float" office:value="15167" calcext:value-type="float">
            <text:p>15167</text:p>
          </table:table-cell>
          <table:table-cell table:formula="of:=[.E583]+[.B584]" office:value-type="float" office:value="212260" calcext:value-type="float">
            <text:p>212260</text:p>
          </table:table-cell>
          <table:table-cell table:formula="of:=[.B584]/[.$B$1]" office:value-type="float" office:value="17.1739130434783" calcext:value-type="float">
            <text:p>17,17</text:p>
          </table:table-cell>
          <table:table-cell table:formula="of:=[.G583]+[.F584]" office:value-type="float" office:value="9228.69565217391" calcext:value-type="float">
            <text:p>9228,7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AuthActivity_16_ViewComponentNotVisibleOperatorMutator</text:p>
          </table:table-cell>
          <table:table-cell office:value-type="float" office:value="16167" calcext:value-type="float">
            <text:p>16167</text:p>
          </table:table-cell>
          <table:table-cell table:formula="of:=[.E584]+[.B585]" office:value-type="float" office:value="212651" calcext:value-type="float">
            <text:p>212651</text:p>
          </table:table-cell>
          <table:table-cell table:formula="of:=[.B585]/[.$B$1]" office:value-type="float" office:value="17" calcext:value-type="float">
            <text:p>17,00</text:p>
          </table:table-cell>
          <table:table-cell table:formula="of:=[.G584]+[.F585]" office:value-type="float" office:value="9245.69565217391" calcext:value-type="float">
            <text:p>9245,7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AuthActivity_17_RandomActionIntentDefinitionOperatorMutator</text:p>
          </table:table-cell>
          <table:table-cell office:value-type="float" office:value="17167" calcext:value-type="float">
            <text:p>17167</text:p>
          </table:table-cell>
          <table:table-cell table:formula="of:=[.E585]+[.B586]" office:value-type="float" office:value="213086" calcext:value-type="float">
            <text:p>213086</text:p>
          </table:table-cell>
          <table:table-cell table:formula="of:=[.B586]/[.$B$1]" office:value-type="float" office:value="18.9130434782609" calcext:value-type="float">
            <text:p>18,91</text:p>
          </table:table-cell>
          <table:table-cell table:formula="of:=[.G585]+[.F586]" office:value-type="float" office:value="9264.60869565217" calcext:value-type="float">
            <text:p>9264,6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AuthActivity_18_BuggyGUIListenerOperatorMutator</text:p>
          </table:table-cell>
          <table:table-cell office:value-type="float" office:value="18167" calcext:value-type="float">
            <text:p>18167</text:p>
          </table:table-cell>
          <table:table-cell table:formula="of:=[.E586]+[.B587]" office:value-type="float" office:value="213476" calcext:value-type="float">
            <text:p>213476</text:p>
          </table:table-cell>
          <table:table-cell table:formula="of:=[.B587]/[.$B$1]" office:value-type="float" office:value="16.9565217391304" calcext:value-type="float">
            <text:p>16,96</text:p>
          </table:table-cell>
          <table:table-cell table:formula="of:=[.G586]+[.F587]" office:value-type="float" office:value="9281.5652173913" calcext:value-type="float">
            <text:p>9281,5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AuthActivity_19_BuggyGUIListenerOperatorMutator</text:p>
          </table:table-cell>
          <table:table-cell office:value-type="float" office:value="19167" calcext:value-type="float">
            <text:p>19167</text:p>
          </table:table-cell>
          <table:table-cell table:formula="of:=[.E587]+[.B588]" office:value-type="float" office:value="213853" calcext:value-type="float">
            <text:p>213853</text:p>
          </table:table-cell>
          <table:table-cell table:formula="of:=[.B588]/[.$B$1]" office:value-type="float" office:value="16.3913043478261" calcext:value-type="float">
            <text:p>16,39</text:p>
          </table:table-cell>
          <table:table-cell table:formula="of:=[.G587]+[.F588]" office:value-type="float" office:value="9297.95652173913" calcext:value-type="float">
            <text:p>9297,9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AuthActivity_20_BuggyGUIListenerOperatorMutator</text:p>
          </table:table-cell>
          <table:table-cell office:value-type="float" office:value="20167" calcext:value-type="float">
            <text:p>20167</text:p>
          </table:table-cell>
          <table:table-cell table:formula="of:=[.E588]+[.B589]" office:value-type="float" office:value="214238" calcext:value-type="float">
            <text:p>214238</text:p>
          </table:table-cell>
          <table:table-cell table:formula="of:=[.B589]/[.$B$1]" office:value-type="float" office:value="16.7391304347826" calcext:value-type="float">
            <text:p>16,74</text:p>
          </table:table-cell>
          <table:table-cell table:formula="of:=[.G588]+[.F589]" office:value-type="float" office:value="9314.69565217391" calcext:value-type="float">
            <text:p>9314,7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AuthActivity_21_BinaryMutator</text:p>
          </table:table-cell>
          <table:table-cell office:value-type="float" office:value="21167" calcext:value-type="float">
            <text:p>21167</text:p>
          </table:table-cell>
          <table:table-cell table:formula="of:=[.E589]+[.B590]" office:value-type="float" office:value="214622" calcext:value-type="float">
            <text:p>214622</text:p>
          </table:table-cell>
          <table:table-cell table:formula="of:=[.B590]/[.$B$1]" office:value-type="float" office:value="16.695652173913" calcext:value-type="float">
            <text:p>16,70</text:p>
          </table:table-cell>
          <table:table-cell table:formula="of:=[.G589]+[.F590]" office:value-type="float" office:value="9331.39130434782" calcext:value-type="float">
            <text:p>9331,39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AuthActivity_22_BinaryMutator</text:p>
          </table:table-cell>
          <table:table-cell office:value-type="float" office:value="22167" calcext:value-type="float">
            <text:p>22167</text:p>
          </table:table-cell>
          <table:table-cell table:formula="of:=[.E590]+[.B591]" office:value-type="float" office:value="215008" calcext:value-type="float">
            <text:p>215008</text:p>
          </table:table-cell>
          <table:table-cell table:formula="of:=[.B591]/[.$B$1]" office:value-type="float" office:value="16.7826086956522" calcext:value-type="float">
            <text:p>16,78</text:p>
          </table:table-cell>
          <table:table-cell table:formula="of:=[.G590]+[.F591]" office:value-type="float" office:value="9348.17391304347" calcext:value-type="float">
            <text:p>9348,1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AuthActivity_23_BuggyGUIListenerOperatorMutator</text:p>
          </table:table-cell>
          <table:table-cell office:value-type="float" office:value="23167" calcext:value-type="float">
            <text:p>23167</text:p>
          </table:table-cell>
          <table:table-cell table:formula="of:=[.E591]+[.B592]" office:value-type="float" office:value="215395" calcext:value-type="float">
            <text:p>215395</text:p>
          </table:table-cell>
          <table:table-cell table:formula="of:=[.B592]/[.$B$1]" office:value-type="float" office:value="16.8260869565217" calcext:value-type="float">
            <text:p>16,83</text:p>
          </table:table-cell>
          <table:table-cell table:formula="of:=[.G591]+[.F592]" office:value-type="float" office:value="9365" calcext:value-type="float">
            <text:p>9365,0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PreferencesActivity_0_LengthyGUICreationOperatorMutator</text:p>
          </table:table-cell>
          <table:table-cell office:value-type="float" office:value="168" calcext:value-type="float">
            <text:p>168</text:p>
          </table:table-cell>
          <table:table-cell table:formula="of:=[.E592]+[.B593]" office:value-type="float" office:value="215883" calcext:value-type="float">
            <text:p>215883</text:p>
          </table:table-cell>
          <table:table-cell table:formula="of:=[.B593]/[.$B$1]" office:value-type="float" office:value="21.2173913043478" calcext:value-type="float">
            <text:p>21,22</text:p>
          </table:table-cell>
          <table:table-cell table:formula="of:=[.G592]+[.F593]" office:value-type="float" office:value="9386.21739130434" calcext:value-type="float">
            <text:p>9386,2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PreferencesActivity_1_InvalidIDFindViewOperatorMutator</text:p>
          </table:table-cell>
          <table:table-cell office:value-type="float" office:value="1168" calcext:value-type="float">
            <text:p>1168</text:p>
          </table:table-cell>
          <table:table-cell table:formula="of:=[.E593]+[.B594]" office:value-type="float" office:value="216271" calcext:value-type="float">
            <text:p>216271</text:p>
          </table:table-cell>
          <table:table-cell table:formula="of:=[.B594]/[.$B$1]" office:value-type="float" office:value="16.8695652173913" calcext:value-type="float">
            <text:p>16,87</text:p>
          </table:table-cell>
          <table:table-cell table:formula="of:=[.G593]+[.F594]" office:value-type="float" office:value="9403.08695652174" calcext:value-type="float">
            <text:p>9403,0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GroupManagerActivity_0_LengthyGUICreationOperatorMutator</text:p>
          </table:table-cell>
          <table:table-cell office:value-type="float" office:value="169" calcext:value-type="float">
            <text:p>169</text:p>
          </table:table-cell>
          <table:table-cell table:formula="of:=[.E594]+[.B595]" office:value-type="float" office:value="216661" calcext:value-type="float">
            <text:p>216661</text:p>
          </table:table-cell>
          <table:table-cell table:formula="of:=[.B595]/[.$B$1]" office:value-type="float" office:value="16.9565217391304" calcext:value-type="float">
            <text:p>16,96</text:p>
          </table:table-cell>
          <table:table-cell table:formula="of:=[.G594]+[.F595]" office:value-type="float" office:value="9420.04347826087" calcext:value-type="float">
            <text:p>9420,0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GroupManagerActivity_1_InvalidIDFindViewOperatorMutator</text:p>
          </table:table-cell>
          <table:table-cell office:value-type="float" office:value="1169" calcext:value-type="float">
            <text:p>1169</text:p>
          </table:table-cell>
          <table:table-cell table:formula="of:=[.E595]+[.B596]" office:value-type="float" office:value="217052" calcext:value-type="float">
            <text:p>217052</text:p>
          </table:table-cell>
          <table:table-cell table:formula="of:=[.B596]/[.$B$1]" office:value-type="float" office:value="17" calcext:value-type="float">
            <text:p>17,00</text:p>
          </table:table-cell>
          <table:table-cell table:formula="of:=[.G595]+[.F596]" office:value-type="float" office:value="9437.04347826087" calcext:value-type="float">
            <text:p>9437,0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GroupManagerActivity_2_FindViewByIdReturnsNullOperatorMutator</text:p>
          </table:table-cell>
          <table:table-cell office:value-type="float" office:value="2169" calcext:value-type="float">
            <text:p>2169</text:p>
          </table:table-cell>
          <table:table-cell table:formula="of:=[.E596]+[.B597]" office:value-type="float" office:value="217445" calcext:value-type="float">
            <text:p>217445</text:p>
          </table:table-cell>
          <table:table-cell table:formula="of:=[.B597]/[.$B$1]" office:value-type="float" office:value="17.0869565217391" calcext:value-type="float">
            <text:p>17,09</text:p>
          </table:table-cell>
          <table:table-cell table:formula="of:=[.G596]+[.F597]" office:value-type="float" office:value="9454.13043478261" calcext:value-type="float">
            <text:p>9454,1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GroupManagerActivity_3_InvalidIDFindViewOperatorMutator</text:p>
          </table:table-cell>
          <table:table-cell office:value-type="float" office:value="3169" calcext:value-type="float">
            <text:p>3169</text:p>
          </table:table-cell>
          <table:table-cell table:formula="of:=[.E597]+[.B598]" office:value-type="float" office:value="217804" calcext:value-type="float">
            <text:p>217804</text:p>
          </table:table-cell>
          <table:table-cell table:formula="of:=[.B598]/[.$B$1]" office:value-type="float" office:value="15.6086956521739" calcext:value-type="float">
            <text:p>15,61</text:p>
          </table:table-cell>
          <table:table-cell table:formula="of:=[.G597]+[.F598]" office:value-type="float" office:value="9469.73913043478" calcext:value-type="float">
            <text:p>9469,7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GroupManagerActivity_4_InvalidViewFocusOperatorMutator</text:p>
          </table:table-cell>
          <table:table-cell office:value-type="float" office:value="4169" calcext:value-type="float">
            <text:p>4169</text:p>
          </table:table-cell>
          <table:table-cell table:formula="of:=[.E598]+[.B599]" office:value-type="float" office:value="218191" calcext:value-type="float">
            <text:p>218191</text:p>
          </table:table-cell>
          <table:table-cell table:formula="of:=[.B599]/[.$B$1]" office:value-type="float" office:value="16.8260869565217" calcext:value-type="float">
            <text:p>16,83</text:p>
          </table:table-cell>
          <table:table-cell table:formula="of:=[.G598]+[.F599]" office:value-type="float" office:value="9486.5652173913" calcext:value-type="float">
            <text:p>9486,5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roupManagerActivity_5_ViewComponentNotVisibleOperatorMutator</text:p>
          </table:table-cell>
          <table:table-cell office:value-type="float" office:value="5169" calcext:value-type="float">
            <text:p>5169</text:p>
          </table:table-cell>
          <table:table-cell table:formula="of:=[.E599]+[.B600]" office:value-type="float" office:value="218591" calcext:value-type="float">
            <text:p>218591</text:p>
          </table:table-cell>
          <table:table-cell table:formula="of:=[.B600]/[.$B$1]" office:value-type="float" office:value="17.3913043478261" calcext:value-type="float">
            <text:p>17,39</text:p>
          </table:table-cell>
          <table:table-cell table:formula="of:=[.G599]+[.F600]" office:value-type="float" office:value="9503.95652173913" calcext:value-type="float">
            <text:p>9503,9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GroupManagerActivity_6_FindViewByIdReturnsNullOperatorMutator</text:p>
          </table:table-cell>
          <table:table-cell office:value-type="float" office:value="6169" calcext:value-type="float">
            <text:p>6169</text:p>
          </table:table-cell>
          <table:table-cell table:formula="of:=[.E600]+[.B601]" office:value-type="float" office:value="218983" calcext:value-type="float">
            <text:p>218983</text:p>
          </table:table-cell>
          <table:table-cell table:formula="of:=[.B601]/[.$B$1]" office:value-type="float" office:value="17.0434782608696" calcext:value-type="float">
            <text:p>17,04</text:p>
          </table:table-cell>
          <table:table-cell table:formula="of:=[.G600]+[.F601]" office:value-type="float" office:value="9521" calcext:value-type="float">
            <text:p>9521,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GroupManagerActivity_7_InvalidIDFindViewOperatorMutator</text:p>
          </table:table-cell>
          <table:table-cell office:value-type="float" office:value="7169" calcext:value-type="float">
            <text:p>7169</text:p>
          </table:table-cell>
          <table:table-cell table:formula="of:=[.E601]+[.B602]" office:value-type="float" office:value="219380" calcext:value-type="float">
            <text:p>219380</text:p>
          </table:table-cell>
          <table:table-cell table:formula="of:=[.B602]/[.$B$1]" office:value-type="float" office:value="17.2608695652174" calcext:value-type="float">
            <text:p>17,26</text:p>
          </table:table-cell>
          <table:table-cell table:formula="of:=[.G601]+[.F602]" office:value-type="float" office:value="9538.26086956522" calcext:value-type="float">
            <text:p>9538,2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GroupManagerActivity_8_InvalidViewFocusOperatorMutator</text:p>
          </table:table-cell>
          <table:table-cell office:value-type="float" office:value="8169" calcext:value-type="float">
            <text:p>8169</text:p>
          </table:table-cell>
          <table:table-cell table:formula="of:=[.E602]+[.B603]" office:value-type="float" office:value="219772" calcext:value-type="float">
            <text:p>219772</text:p>
          </table:table-cell>
          <table:table-cell table:formula="of:=[.B603]/[.$B$1]" office:value-type="float" office:value="17.0434782608696" calcext:value-type="float">
            <text:p>17,04</text:p>
          </table:table-cell>
          <table:table-cell table:formula="of:=[.G602]+[.F603]" office:value-type="float" office:value="9555.30434782609" calcext:value-type="float">
            <text:p>9555,3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GroupManagerActivity_9_ViewComponentNotVisibleOperatorMutator</text:p>
          </table:table-cell>
          <table:table-cell office:value-type="float" office:value="9169" calcext:value-type="float">
            <text:p>9169</text:p>
          </table:table-cell>
          <table:table-cell table:formula="of:=[.E603]+[.B604]" office:value-type="float" office:value="220167" calcext:value-type="float">
            <text:p>220167</text:p>
          </table:table-cell>
          <table:table-cell table:formula="of:=[.B604]/[.$B$1]" office:value-type="float" office:value="17.1739130434783" calcext:value-type="float">
            <text:p>17,17</text:p>
          </table:table-cell>
          <table:table-cell table:formula="of:=[.G603]+[.F604]" office:value-type="float" office:value="9572.47826086956" calcext:value-type="float">
            <text:p>9572,4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GroupManagerActivity_10_BuggyGUIListenerOperatorMutator</text:p>
          </table:table-cell>
          <table:table-cell office:value-type="float" office:value="10169" calcext:value-type="float">
            <text:p>10169</text:p>
          </table:table-cell>
          <table:table-cell table:formula="of:=[.E604]+[.B605]" office:value-type="float" office:value="220558" calcext:value-type="float">
            <text:p>220558</text:p>
          </table:table-cell>
          <table:table-cell table:formula="of:=[.B605]/[.$B$1]" office:value-type="float" office:value="17" calcext:value-type="float">
            <text:p>17,00</text:p>
          </table:table-cell>
          <table:table-cell table:formula="of:=[.G604]+[.F605]" office:value-type="float" office:value="9589.47826086956" calcext:value-type="float">
            <text:p>9589,4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GroupManagerActivity_11_BuggyGUIListenerOperatorMutator</text:p>
          </table:table-cell>
          <table:table-cell office:value-type="float" office:value="11169" calcext:value-type="float">
            <text:p>11169</text:p>
          </table:table-cell>
          <table:table-cell table:formula="of:=[.E605]+[.B606]" office:value-type="float" office:value="220949" calcext:value-type="float">
            <text:p>220949</text:p>
          </table:table-cell>
          <table:table-cell table:formula="of:=[.B606]/[.$B$1]" office:value-type="float" office:value="17" calcext:value-type="float">
            <text:p>17,00</text:p>
          </table:table-cell>
          <table:table-cell table:formula="of:=[.G605]+[.F606]" office:value-type="float" office:value="9606.47826086956" calcext:value-type="float">
            <text:p>9606,4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GroupManagerActivity_12_BuggyGUIListenerOperatorMutator</text:p>
          </table:table-cell>
          <table:table-cell office:value-type="float" office:value="12169" calcext:value-type="float">
            <text:p>12169</text:p>
          </table:table-cell>
          <table:table-cell table:formula="of:=[.E606]+[.B607]" office:value-type="float" office:value="221343" calcext:value-type="float">
            <text:p>221343</text:p>
          </table:table-cell>
          <table:table-cell table:formula="of:=[.B607]/[.$B$1]" office:value-type="float" office:value="17.1304347826087" calcext:value-type="float">
            <text:p>17,13</text:p>
          </table:table-cell>
          <table:table-cell table:formula="of:=[.G606]+[.F607]" office:value-type="float" office:value="9623.60869565217" calcext:value-type="float">
            <text:p>9623,6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PanicResponderActivity_0_LengthyGUICreationOperatorMutator</text:p>
          </table:table-cell>
          <table:table-cell office:value-type="float" office:value="170" calcext:value-type="float">
            <text:p>170</text:p>
          </table:table-cell>
          <table:table-cell table:formula="of:=[.E607]+[.B608]" office:value-type="float" office:value="221744" calcext:value-type="float">
            <text:p>221744</text:p>
          </table:table-cell>
          <table:table-cell table:formula="of:=[.B608]/[.$B$1]" office:value-type="float" office:value="17.4347826086957" calcext:value-type="float">
            <text:p>17,43</text:p>
          </table:table-cell>
          <table:table-cell table:formula="of:=[.G607]+[.F608]" office:value-type="float" office:value="9641.04347826087" calcext:value-type="float">
            <text:p>9641,0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PanicResponderActivity_1_RandomActionIntentDefinitionOperatorMutator</text:p>
          </table:table-cell>
          <table:table-cell office:value-type="float" office:value="1170" calcext:value-type="float">
            <text:p>1170</text:p>
          </table:table-cell>
          <table:table-cell table:formula="of:=[.E608]+[.B609]" office:value-type="float" office:value="222130" calcext:value-type="float">
            <text:p>222130</text:p>
          </table:table-cell>
          <table:table-cell table:formula="of:=[.B609]/[.$B$1]" office:value-type="float" office:value="16.7826086956522" calcext:value-type="float">
            <text:p>16,78</text:p>
          </table:table-cell>
          <table:table-cell table:formula="of:=[.G608]+[.F609]" office:value-type="float" office:value="9657.82608695652" calcext:value-type="float">
            <text:p>9657,8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PanicResponderActivity_2_RandomActionIntentDefinitionOperatorMutator</text:p>
          </table:table-cell>
          <table:table-cell office:value-type="float" office:value="2170" calcext:value-type="float">
            <text:p>2170</text:p>
          </table:table-cell>
          <table:table-cell table:formula="of:=[.E609]+[.B610]" office:value-type="float" office:value="222522" calcext:value-type="float">
            <text:p>222522</text:p>
          </table:table-cell>
          <table:table-cell table:formula="of:=[.B610]/[.$B$1]" office:value-type="float" office:value="17.0434782608696" calcext:value-type="float">
            <text:p>17,04</text:p>
          </table:table-cell>
          <table:table-cell table:formula="of:=[.G609]+[.F610]" office:value-type="float" office:value="9674.86956521739" calcext:value-type="float">
            <text:p>9674,8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ExitActivity_0_LengthyGUICreationOperatorMutator</text:p>
          </table:table-cell>
          <table:table-cell office:value-type="float" office:value="171" calcext:value-type="float">
            <text:p>171</text:p>
          </table:table-cell>
          <table:table-cell table:formula="of:=[.E610]+[.B611]" office:value-type="float" office:value="222921" calcext:value-type="float">
            <text:p>222921</text:p>
          </table:table-cell>
          <table:table-cell table:formula="of:=[.B611]/[.$B$1]" office:value-type="float" office:value="17.3478260869565" calcext:value-type="float">
            <text:p>17,35</text:p>
          </table:table-cell>
          <table:table-cell table:formula="of:=[.G610]+[.F611]" office:value-type="float" office:value="9692.21739130435" calcext:value-type="float">
            <text:p>9692,2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ExitActivity_1_NullIntentOperatorMutator</text:p>
          </table:table-cell>
          <table:table-cell office:value-type="float" office:value="1171" calcext:value-type="float">
            <text:p>1171</text:p>
          </table:table-cell>
          <table:table-cell table:formula="of:=[.E611]+[.B612]" office:value-type="float" office:value="223305" calcext:value-type="float">
            <text:p>223305</text:p>
          </table:table-cell>
          <table:table-cell table:formula="of:=[.B612]/[.$B$1]" office:value-type="float" office:value="16.695652173913" calcext:value-type="float">
            <text:p>16,70</text:p>
          </table:table-cell>
          <table:table-cell table:formula="of:=[.G611]+[.F612]" office:value-type="float" office:value="9708.91304347826" calcext:value-type="float">
            <text:p>9708,9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ExitActivity_2_InvalidKeyIntentOperatorMutator</text:p>
          </table:table-cell>
          <table:table-cell office:value-type="float" office:value="2171" calcext:value-type="float">
            <text:p>2171</text:p>
          </table:table-cell>
          <table:table-cell table:formula="of:=[.E612]+[.B613]" office:value-type="float" office:value="223691" calcext:value-type="float">
            <text:p>223691</text:p>
          </table:table-cell>
          <table:table-cell table:formula="of:=[.B613]/[.$B$1]" office:value-type="float" office:value="16.7826086956522" calcext:value-type="float">
            <text:p>16,78</text:p>
          </table:table-cell>
          <table:table-cell table:formula="of:=[.G612]+[.F613]" office:value-type="float" office:value="9725.69565217391" calcext:value-type="float">
            <text:p>9725,7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ExitActivity_3_RandomActionIntentDefinitionOperatorMutator</text:p>
          </table:table-cell>
          <table:table-cell office:value-type="float" office:value="3171" calcext:value-type="float">
            <text:p>3171</text:p>
          </table:table-cell>
          <table:table-cell table:formula="of:=[.E613]+[.B614]" office:value-type="float" office:value="224075" calcext:value-type="float">
            <text:p>224075</text:p>
          </table:table-cell>
          <table:table-cell table:formula="of:=[.B614]/[.$B$1]" office:value-type="float" office:value="16.695652173913" calcext:value-type="float">
            <text:p>16,70</text:p>
          </table:table-cell>
          <table:table-cell table:formula="of:=[.G613]+[.F614]" office:value-type="float" office:value="9742.39130434783" calcext:value-type="float">
            <text:p>9742,3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ExitActivity_4_RandomActionIntentDefinitionOperatorMutator</text:p>
          </table:table-cell>
          <table:table-cell office:value-type="float" office:value="4171" calcext:value-type="float">
            <text:p>4171</text:p>
          </table:table-cell>
          <table:table-cell table:formula="of:=[.E614]+[.B615]" office:value-type="float" office:value="224461" calcext:value-type="float">
            <text:p>224461</text:p>
          </table:table-cell>
          <table:table-cell table:formula="of:=[.B615]/[.$B$1]" office:value-type="float" office:value="16.7826086956522" calcext:value-type="float">
            <text:p>16,78</text:p>
          </table:table-cell>
          <table:table-cell table:formula="of:=[.G614]+[.F615]" office:value-type="float" office:value="9759.17391304348" calcext:value-type="float">
            <text:p>9759,1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TransferEntriesActivity_0_LengthyGUICreationOperatorMutator</text:p>
          </table:table-cell>
          <table:table-cell office:value-type="float" office:value="172" calcext:value-type="float">
            <text:p>172</text:p>
          </table:table-cell>
          <table:table-cell table:formula="of:=[.E615]+[.B616]" office:value-type="float" office:value="224839" calcext:value-type="float">
            <text:p>224839</text:p>
          </table:table-cell>
          <table:table-cell table:formula="of:=[.B616]/[.$B$1]" office:value-type="float" office:value="16.4347826086957" calcext:value-type="float">
            <text:p>16,43</text:p>
          </table:table-cell>
          <table:table-cell table:formula="of:=[.G615]+[.F616]" office:value-type="float" office:value="9775.60869565217" calcext:value-type="float">
            <text:p>9775,6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TransferEntriesActivity_1_InvalidIDFindViewOperatorMutator</text:p>
          </table:table-cell>
          <table:table-cell office:value-type="float" office:value="1172" calcext:value-type="float">
            <text:p>1172</text:p>
          </table:table-cell>
          <table:table-cell table:formula="of:=[.E616]+[.B617]" office:value-type="float" office:value="225226" calcext:value-type="float">
            <text:p>225226</text:p>
          </table:table-cell>
          <table:table-cell table:formula="of:=[.B617]/[.$B$1]" office:value-type="float" office:value="16.8260869565217" calcext:value-type="float">
            <text:p>16,83</text:p>
          </table:table-cell>
          <table:table-cell table:formula="of:=[.G616]+[.F617]" office:value-type="float" office:value="9792.4347826087" calcext:value-type="float">
            <text:p>9792,4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TransferEntriesActivity_2_FindViewByIdReturnsNullOperatorMutator</text:p>
          </table:table-cell>
          <table:table-cell office:value-type="float" office:value="2172" calcext:value-type="float">
            <text:p>2172</text:p>
          </table:table-cell>
          <table:table-cell table:formula="of:=[.E617]+[.B618]" office:value-type="float" office:value="225591" calcext:value-type="float">
            <text:p>225591</text:p>
          </table:table-cell>
          <table:table-cell table:formula="of:=[.B618]/[.$B$1]" office:value-type="float" office:value="15.8695652173913" calcext:value-type="float">
            <text:p>15,87</text:p>
          </table:table-cell>
          <table:table-cell table:formula="of:=[.G617]+[.F618]" office:value-type="float" office:value="9808.30434782609" calcext:value-type="float">
            <text:p>9808,3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TransferEntriesActivity_3_InvalidIDFindViewOperatorMutator</text:p>
          </table:table-cell>
          <table:table-cell office:value-type="float" office:value="3172" calcext:value-type="float">
            <text:p>3172</text:p>
          </table:table-cell>
          <table:table-cell table:formula="of:=[.E618]+[.B619]" office:value-type="float" office:value="225968" calcext:value-type="float">
            <text:p>225968</text:p>
          </table:table-cell>
          <table:table-cell table:formula="of:=[.B619]/[.$B$1]" office:value-type="float" office:value="16.3913043478261" calcext:value-type="float">
            <text:p>16,39</text:p>
          </table:table-cell>
          <table:table-cell table:formula="of:=[.G618]+[.F619]" office:value-type="float" office:value="9824.69565217391" calcext:value-type="float">
            <text:p>9824,7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TransferEntriesActivity_4_InvalidViewFocusOperatorMutator</text:p>
          </table:table-cell>
          <table:table-cell office:value-type="float" office:value="4172" calcext:value-type="float">
            <text:p>4172</text:p>
          </table:table-cell>
          <table:table-cell table:formula="of:=[.E619]+[.B620]" office:value-type="float" office:value="226361" calcext:value-type="float">
            <text:p>226361</text:p>
          </table:table-cell>
          <table:table-cell table:formula="of:=[.B620]/[.$B$1]" office:value-type="float" office:value="17.0869565217391" calcext:value-type="float">
            <text:p>17,09</text:p>
          </table:table-cell>
          <table:table-cell table:formula="of:=[.G619]+[.F620]" office:value-type="float" office:value="9841.78260869565" calcext:value-type="float">
            <text:p>9841,7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TransferEntriesActivity_5_ViewComponentNotVisibleOperatorMutator</text:p>
          </table:table-cell>
          <table:table-cell office:value-type="float" office:value="5172" calcext:value-type="float">
            <text:p>5172</text:p>
          </table:table-cell>
          <table:table-cell table:formula="of:=[.E620]+[.B621]" office:value-type="float" office:value="226758" calcext:value-type="float">
            <text:p>226758</text:p>
          </table:table-cell>
          <table:table-cell table:formula="of:=[.B621]/[.$B$1]" office:value-type="float" office:value="17.2608695652174" calcext:value-type="float">
            <text:p>17,26</text:p>
          </table:table-cell>
          <table:table-cell table:formula="of:=[.G620]+[.F621]" office:value-type="float" office:value="9859.04347826087" calcext:value-type="float">
            <text:p>9859,0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TransferEntriesActivity_6_FindViewByIdReturnsNullOperatorMutator</text:p>
          </table:table-cell>
          <table:table-cell office:value-type="float" office:value="6172" calcext:value-type="float">
            <text:p>6172</text:p>
          </table:table-cell>
          <table:table-cell table:formula="of:=[.E621]+[.B622]" office:value-type="float" office:value="227148" calcext:value-type="float">
            <text:p>227148</text:p>
          </table:table-cell>
          <table:table-cell table:formula="of:=[.B622]/[.$B$1]" office:value-type="float" office:value="16.9565217391304" calcext:value-type="float">
            <text:p>16,96</text:p>
          </table:table-cell>
          <table:table-cell table:formula="of:=[.G621]+[.F622]" office:value-type="float" office:value="9876" calcext:value-type="float">
            <text:p>9876,0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TransferEntriesActivity_7_InvalidIDFindViewOperatorMutator</text:p>
          </table:table-cell>
          <table:table-cell office:value-type="float" office:value="7172" calcext:value-type="float">
            <text:p>7172</text:p>
          </table:table-cell>
          <table:table-cell table:formula="of:=[.E622]+[.B623]" office:value-type="float" office:value="227544" calcext:value-type="float">
            <text:p>227544</text:p>
          </table:table-cell>
          <table:table-cell table:formula="of:=[.B623]/[.$B$1]" office:value-type="float" office:value="17.2173913043478" calcext:value-type="float">
            <text:p>17,22</text:p>
          </table:table-cell>
          <table:table-cell table:formula="of:=[.G622]+[.F623]" office:value-type="float" office:value="9893.21739130435" calcext:value-type="float">
            <text:p>9893,2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TransferEntriesActivity_8_InvalidViewFocusOperatorMutator</text:p>
          </table:table-cell>
          <table:table-cell office:value-type="float" office:value="8172" calcext:value-type="float">
            <text:p>8172</text:p>
          </table:table-cell>
          <table:table-cell table:formula="of:=[.E623]+[.B624]" office:value-type="float" office:value="227922" calcext:value-type="float">
            <text:p>227922</text:p>
          </table:table-cell>
          <table:table-cell table:formula="of:=[.B624]/[.$B$1]" office:value-type="float" office:value="16.4347826086957" calcext:value-type="float">
            <text:p>16,43</text:p>
          </table:table-cell>
          <table:table-cell table:formula="of:=[.G623]+[.F624]" office:value-type="float" office:value="9909.65217391305" calcext:value-type="float">
            <text:p>9909,6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TransferEntriesActivity_9_ViewComponentNotVisibleOperatorMutator</text:p>
          </table:table-cell>
          <table:table-cell office:value-type="float" office:value="9172" calcext:value-type="float">
            <text:p>9172</text:p>
          </table:table-cell>
          <table:table-cell table:formula="of:=[.E624]+[.B625]" office:value-type="float" office:value="228315" calcext:value-type="float">
            <text:p>228315</text:p>
          </table:table-cell>
          <table:table-cell table:formula="of:=[.B625]/[.$B$1]" office:value-type="float" office:value="17.0869565217391" calcext:value-type="float">
            <text:p>17,09</text:p>
          </table:table-cell>
          <table:table-cell table:formula="of:=[.G624]+[.F625]" office:value-type="float" office:value="9926.73913043479" calcext:value-type="float">
            <text:p>9926,74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TransferEntriesActivity_10_FindViewByIdReturnsNullOperatorMutator</text:p>
          </table:table-cell>
          <table:table-cell office:value-type="float" office:value="10172" calcext:value-type="float">
            <text:p>10172</text:p>
          </table:table-cell>
          <table:table-cell table:formula="of:=[.E625]+[.B626]" office:value-type="float" office:value="228687" calcext:value-type="float">
            <text:p>228687</text:p>
          </table:table-cell>
          <table:table-cell table:formula="of:=[.B626]/[.$B$1]" office:value-type="float" office:value="16.1739130434783" calcext:value-type="float">
            <text:p>16,17</text:p>
          </table:table-cell>
          <table:table-cell table:formula="of:=[.G625]+[.F626]" office:value-type="float" office:value="9942.91304347826" calcext:value-type="float">
            <text:p>9942,9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TransferEntriesActivity_11_InvalidIDFindViewOperatorMutator</text:p>
          </table:table-cell>
          <table:table-cell office:value-type="float" office:value="11172" calcext:value-type="float">
            <text:p>11172</text:p>
          </table:table-cell>
          <table:table-cell table:formula="of:=[.E626]+[.B627]" office:value-type="float" office:value="229058" calcext:value-type="float">
            <text:p>229058</text:p>
          </table:table-cell>
          <table:table-cell table:formula="of:=[.B627]/[.$B$1]" office:value-type="float" office:value="16.1304347826087" calcext:value-type="float">
            <text:p>16,13</text:p>
          </table:table-cell>
          <table:table-cell table:formula="of:=[.G626]+[.F627]" office:value-type="float" office:value="9959.04347826087" calcext:value-type="float">
            <text:p>9959,0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TransferEntriesActivity_12_InvalidViewFocusOperatorMutator</text:p>
          </table:table-cell>
          <table:table-cell office:value-type="float" office:value="12172" calcext:value-type="float">
            <text:p>12172</text:p>
          </table:table-cell>
          <table:table-cell table:formula="of:=[.E627]+[.B628]" office:value-type="float" office:value="229454" calcext:value-type="float">
            <text:p>229454</text:p>
          </table:table-cell>
          <table:table-cell table:formula="of:=[.B628]/[.$B$1]" office:value-type="float" office:value="17.2173913043478" calcext:value-type="float">
            <text:p>17,22</text:p>
          </table:table-cell>
          <table:table-cell table:formula="of:=[.G627]+[.F628]" office:value-type="float" office:value="9976.26086956522" calcext:value-type="float">
            <text:p>9976,2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TransferEntriesActivity_13_ViewComponentNotVisibleOperatorMutator</text:p>
          </table:table-cell>
          <table:table-cell office:value-type="float" office:value="13172" calcext:value-type="float">
            <text:p>13172</text:p>
          </table:table-cell>
          <table:table-cell table:formula="of:=[.E628]+[.B629]" office:value-type="float" office:value="229837" calcext:value-type="float">
            <text:p>229837</text:p>
          </table:table-cell>
          <table:table-cell table:formula="of:=[.B629]/[.$B$1]" office:value-type="float" office:value="16.6521739130435" calcext:value-type="float">
            <text:p>16,65</text:p>
          </table:table-cell>
          <table:table-cell table:formula="of:=[.G628]+[.F629]" office:value-type="float" office:value="9992.91304347826" calcext:value-type="float">
            <text:p>9992,9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TransferEntriesActivity_14_FindViewByIdReturnsNullOperatorMutator</text:p>
          </table:table-cell>
          <table:table-cell office:value-type="float" office:value="14172" calcext:value-type="float">
            <text:p>14172</text:p>
          </table:table-cell>
          <table:table-cell table:formula="of:=[.E629]+[.B630]" office:value-type="float" office:value="230206" calcext:value-type="float">
            <text:p>230206</text:p>
          </table:table-cell>
          <table:table-cell table:formula="of:=[.B630]/[.$B$1]" office:value-type="float" office:value="16.0434782608696" calcext:value-type="float">
            <text:p>16,04</text:p>
          </table:table-cell>
          <table:table-cell table:formula="of:=[.G629]+[.F630]" office:value-type="float" office:value="10008.9565217391" calcext:value-type="float">
            <text:p>10008,9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TransferEntriesActivity_15_InvalidIDFindViewOperatorMutator</text:p>
          </table:table-cell>
          <table:table-cell office:value-type="float" office:value="15172" calcext:value-type="float">
            <text:p>15172</text:p>
          </table:table-cell>
          <table:table-cell table:formula="of:=[.E630]+[.B631]" office:value-type="float" office:value="230579" calcext:value-type="float">
            <text:p>230579</text:p>
          </table:table-cell>
          <table:table-cell table:formula="of:=[.B631]/[.$B$1]" office:value-type="float" office:value="16.2173913043478" calcext:value-type="float">
            <text:p>16,22</text:p>
          </table:table-cell>
          <table:table-cell table:formula="of:=[.G630]+[.F631]" office:value-type="float" office:value="10025.1739130435" calcext:value-type="float">
            <text:p>10025,1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TransferEntriesActivity_16_InvalidViewFocusOperatorMutator</text:p>
          </table:table-cell>
          <table:table-cell office:value-type="float" office:value="16172" calcext:value-type="float">
            <text:p>16172</text:p>
          </table:table-cell>
          <table:table-cell table:formula="of:=[.E631]+[.B632]" office:value-type="float" office:value="230970" calcext:value-type="float">
            <text:p>230970</text:p>
          </table:table-cell>
          <table:table-cell table:formula="of:=[.B632]/[.$B$1]" office:value-type="float" office:value="17" calcext:value-type="float">
            <text:p>17,00</text:p>
          </table:table-cell>
          <table:table-cell table:formula="of:=[.G631]+[.F632]" office:value-type="float" office:value="10042.1739130435" calcext:value-type="float">
            <text:p>10042,1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TransferEntriesActivity_17_ViewComponentNotVisibleOperatorMutator</text:p>
          </table:table-cell>
          <table:table-cell office:value-type="float" office:value="17172" calcext:value-type="float">
            <text:p>17172</text:p>
          </table:table-cell>
          <table:table-cell table:formula="of:=[.E632]+[.B633]" office:value-type="float" office:value="231360" calcext:value-type="float">
            <text:p>231360</text:p>
          </table:table-cell>
          <table:table-cell table:formula="of:=[.B633]/[.$B$1]" office:value-type="float" office:value="16.9565217391304" calcext:value-type="float">
            <text:p>16,96</text:p>
          </table:table-cell>
          <table:table-cell table:formula="of:=[.G632]+[.F633]" office:value-type="float" office:value="10059.1304347826" calcext:value-type="float">
            <text:p>10059,1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TransferEntriesActivity_18_FindViewByIdReturnsNullOperatorMutator</text:p>
          </table:table-cell>
          <table:table-cell office:value-type="float" office:value="18172" calcext:value-type="float">
            <text:p>18172</text:p>
          </table:table-cell>
          <table:table-cell table:formula="of:=[.E633]+[.B634]" office:value-type="float" office:value="231729" calcext:value-type="float">
            <text:p>231729</text:p>
          </table:table-cell>
          <table:table-cell table:formula="of:=[.B634]/[.$B$1]" office:value-type="float" office:value="16.0434782608696" calcext:value-type="float">
            <text:p>16,04</text:p>
          </table:table-cell>
          <table:table-cell table:formula="of:=[.G633]+[.F634]" office:value-type="float" office:value="10075.1739130435" calcext:value-type="float">
            <text:p>10075,17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TransferEntriesActivity_19_InvalidIDFindViewOperatorMutator</text:p>
          </table:table-cell>
          <table:table-cell office:value-type="float" office:value="19172" calcext:value-type="float">
            <text:p>19172</text:p>
          </table:table-cell>
          <table:table-cell table:formula="of:=[.E634]+[.B635]" office:value-type="float" office:value="232101" calcext:value-type="float">
            <text:p>232101</text:p>
          </table:table-cell>
          <table:table-cell table:formula="of:=[.B635]/[.$B$1]" office:value-type="float" office:value="16.1739130434783" calcext:value-type="float">
            <text:p>16,17</text:p>
          </table:table-cell>
          <table:table-cell table:formula="of:=[.G634]+[.F635]" office:value-type="float" office:value="10091.347826087" calcext:value-type="float">
            <text:p>10091,3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TransferEntriesActivity_20_InvalidViewFocusOperatorMutator</text:p>
          </table:table-cell>
          <table:table-cell office:value-type="float" office:value="20172" calcext:value-type="float">
            <text:p>20172</text:p>
          </table:table-cell>
          <table:table-cell table:formula="of:=[.E635]+[.B636]" office:value-type="float" office:value="232476" calcext:value-type="float">
            <text:p>232476</text:p>
          </table:table-cell>
          <table:table-cell table:formula="of:=[.B636]/[.$B$1]" office:value-type="float" office:value="16.304347826087" calcext:value-type="float">
            <text:p>16,30</text:p>
          </table:table-cell>
          <table:table-cell table:formula="of:=[.G635]+[.F636]" office:value-type="float" office:value="10107.652173913" calcext:value-type="float">
            <text:p>10107,6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TransferEntriesActivity_21_ViewComponentNotVisibleOperatorMutator</text:p>
          </table:table-cell>
          <table:table-cell office:value-type="float" office:value="21172" calcext:value-type="float">
            <text:p>21172</text:p>
          </table:table-cell>
          <table:table-cell table:formula="of:=[.E636]+[.B637]" office:value-type="float" office:value="232869" calcext:value-type="float">
            <text:p>232869</text:p>
          </table:table-cell>
          <table:table-cell table:formula="of:=[.B637]/[.$B$1]" office:value-type="float" office:value="17.0869565217391" calcext:value-type="float">
            <text:p>17,09</text:p>
          </table:table-cell>
          <table:table-cell table:formula="of:=[.G636]+[.F637]" office:value-type="float" office:value="10124.7391304348" calcext:value-type="float">
            <text:p>10124,7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TransferEntriesActivity_22_FindViewByIdReturnsNullOperatorMutator</text:p>
          </table:table-cell>
          <table:table-cell office:value-type="float" office:value="22172" calcext:value-type="float">
            <text:p>22172</text:p>
          </table:table-cell>
          <table:table-cell table:formula="of:=[.E637]+[.B638]" office:value-type="float" office:value="233239" calcext:value-type="float">
            <text:p>233239</text:p>
          </table:table-cell>
          <table:table-cell table:formula="of:=[.B638]/[.$B$1]" office:value-type="float" office:value="16.0869565217391" calcext:value-type="float">
            <text:p>16,09</text:p>
          </table:table-cell>
          <table:table-cell table:formula="of:=[.G637]+[.F638]" office:value-type="float" office:value="10140.8260869565" calcext:value-type="float">
            <text:p>10140,8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TransferEntriesActivity_23_InvalidIDFindViewOperatorMutator</text:p>
          </table:table-cell>
          <table:table-cell office:value-type="float" office:value="23172" calcext:value-type="float">
            <text:p>23172</text:p>
          </table:table-cell>
          <table:table-cell table:formula="of:=[.E638]+[.B639]" office:value-type="float" office:value="233610" calcext:value-type="float">
            <text:p>233610</text:p>
          </table:table-cell>
          <table:table-cell table:formula="of:=[.B639]/[.$B$1]" office:value-type="float" office:value="16.1304347826087" calcext:value-type="float">
            <text:p>16,13</text:p>
          </table:table-cell>
          <table:table-cell table:formula="of:=[.G638]+[.F639]" office:value-type="float" office:value="10156.9565217391" calcext:value-type="float">
            <text:p>10156,9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TransferEntriesActivity_24_InvalidViewFocusOperatorMutator</text:p>
          </table:table-cell>
          <table:table-cell office:value-type="float" office:value="24172" calcext:value-type="float">
            <text:p>24172</text:p>
          </table:table-cell>
          <table:table-cell table:formula="of:=[.E639]+[.B640]" office:value-type="float" office:value="234005" calcext:value-type="float">
            <text:p>234005</text:p>
          </table:table-cell>
          <table:table-cell table:formula="of:=[.B640]/[.$B$1]" office:value-type="float" office:value="17.1739130434783" calcext:value-type="float">
            <text:p>17,17</text:p>
          </table:table-cell>
          <table:table-cell table:formula="of:=[.G639]+[.F640]" office:value-type="float" office:value="10174.1304347826" calcext:value-type="float">
            <text:p>10174,13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TransferEntriesActivity_25_ViewComponentNotVisibleOperatorMutator</text:p>
          </table:table-cell>
          <table:table-cell office:value-type="float" office:value="25172" calcext:value-type="float">
            <text:p>25172</text:p>
          </table:table-cell>
          <table:table-cell table:formula="of:=[.E640]+[.B641]" office:value-type="float" office:value="234396" calcext:value-type="float">
            <text:p>234396</text:p>
          </table:table-cell>
          <table:table-cell table:formula="of:=[.B641]/[.$B$1]" office:value-type="float" office:value="17" calcext:value-type="float">
            <text:p>17,00</text:p>
          </table:table-cell>
          <table:table-cell table:formula="of:=[.G640]+[.F641]" office:value-type="float" office:value="10191.1304347826" calcext:value-type="float">
            <text:p>10191,1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TransferEntriesActivity_26_FindViewByIdReturnsNullOperatorMutator</text:p>
          </table:table-cell>
          <table:table-cell office:value-type="float" office:value="26172" calcext:value-type="float">
            <text:p>26172</text:p>
          </table:table-cell>
          <table:table-cell table:formula="of:=[.E641]+[.B642]" office:value-type="float" office:value="234765" calcext:value-type="float">
            <text:p>234765</text:p>
          </table:table-cell>
          <table:table-cell table:formula="of:=[.B642]/[.$B$1]" office:value-type="float" office:value="16.0434782608696" calcext:value-type="float">
            <text:p>16,04</text:p>
          </table:table-cell>
          <table:table-cell table:formula="of:=[.G641]+[.F642]" office:value-type="float" office:value="10207.1739130435" calcext:value-type="float">
            <text:p>10207,1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TransferEntriesActivity_27_InvalidIDFindViewOperatorMutator</text:p>
          </table:table-cell>
          <table:table-cell office:value-type="float" office:value="27172" calcext:value-type="float">
            <text:p>27172</text:p>
          </table:table-cell>
          <table:table-cell table:formula="of:=[.E642]+[.B643]" office:value-type="float" office:value="235132" calcext:value-type="float">
            <text:p>235132</text:p>
          </table:table-cell>
          <table:table-cell table:formula="of:=[.B643]/[.$B$1]" office:value-type="float" office:value="15.9565217391304" calcext:value-type="float">
            <text:p>15,96</text:p>
          </table:table-cell>
          <table:table-cell table:formula="of:=[.G642]+[.F643]" office:value-type="float" office:value="10223.1304347826" calcext:value-type="float">
            <text:p>10223,1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TransferEntriesActivity_28_InvalidViewFocusOperatorMutator</text:p>
          </table:table-cell>
          <table:table-cell office:value-type="float" office:value="28172" calcext:value-type="float">
            <text:p>28172</text:p>
          </table:table-cell>
          <table:table-cell table:formula="of:=[.E643]+[.B644]" office:value-type="float" office:value="235533" calcext:value-type="float">
            <text:p>235533</text:p>
          </table:table-cell>
          <table:table-cell table:formula="of:=[.B644]/[.$B$1]" office:value-type="float" office:value="17.4347826086957" calcext:value-type="float">
            <text:p>17,43</text:p>
          </table:table-cell>
          <table:table-cell table:formula="of:=[.G643]+[.F644]" office:value-type="float" office:value="10240.5652173913" calcext:value-type="float">
            <text:p>10240,5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TransferEntriesActivity_29_ViewComponentNotVisibleOperatorMutator</text:p>
          </table:table-cell>
          <table:table-cell office:value-type="float" office:value="29172" calcext:value-type="float">
            <text:p>29172</text:p>
          </table:table-cell>
          <table:table-cell table:formula="of:=[.E644]+[.B645]" office:value-type="float" office:value="235926" calcext:value-type="float">
            <text:p>235926</text:p>
          </table:table-cell>
          <table:table-cell table:formula="of:=[.B645]/[.$B$1]" office:value-type="float" office:value="17.0869565217391" calcext:value-type="float">
            <text:p>17,09</text:p>
          </table:table-cell>
          <table:table-cell table:formula="of:=[.G644]+[.F645]" office:value-type="float" office:value="10257.652173913" calcext:value-type="float">
            <text:p>10257,6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TransferEntriesActivity_30_FindViewByIdReturnsNullOperatorMutator</text:p>
          </table:table-cell>
          <table:table-cell office:value-type="float" office:value="30172" calcext:value-type="float">
            <text:p>30172</text:p>
          </table:table-cell>
          <table:table-cell table:formula="of:=[.E645]+[.B646]" office:value-type="float" office:value="236297" calcext:value-type="float">
            <text:p>236297</text:p>
          </table:table-cell>
          <table:table-cell table:formula="of:=[.B646]/[.$B$1]" office:value-type="float" office:value="16.1304347826087" calcext:value-type="float">
            <text:p>16,13</text:p>
          </table:table-cell>
          <table:table-cell table:formula="of:=[.G645]+[.F646]" office:value-type="float" office:value="10273.7826086957" calcext:value-type="float">
            <text:p>10273,7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TransferEntriesActivity_31_InvalidIDFindViewOperatorMutator</text:p>
          </table:table-cell>
          <table:table-cell office:value-type="float" office:value="31172" calcext:value-type="float">
            <text:p>31172</text:p>
          </table:table-cell>
          <table:table-cell table:formula="of:=[.E646]+[.B647]" office:value-type="float" office:value="236664" calcext:value-type="float">
            <text:p>236664</text:p>
          </table:table-cell>
          <table:table-cell table:formula="of:=[.B647]/[.$B$1]" office:value-type="float" office:value="15.9565217391304" calcext:value-type="float">
            <text:p>15,96</text:p>
          </table:table-cell>
          <table:table-cell table:formula="of:=[.G646]+[.F647]" office:value-type="float" office:value="10289.7391304348" calcext:value-type="float">
            <text:p>10289,7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ansferEntriesActivity_32_InvalidViewFocusOperatorMutator</text:p>
          </table:table-cell>
          <table:table-cell office:value-type="float" office:value="32172" calcext:value-type="float">
            <text:p>32172</text:p>
          </table:table-cell>
          <table:table-cell table:formula="of:=[.E647]+[.B648]" office:value-type="float" office:value="236905" calcext:value-type="float">
            <text:p>236905</text:p>
          </table:table-cell>
          <table:table-cell table:formula="of:=[.B648]/[.$B$1]" office:value-type="float" office:value="10.4782608695652" calcext:value-type="float">
            <text:p>10,48</text:p>
          </table:table-cell>
          <table:table-cell table:formula="of:=[.G647]+[.F648]" office:value-type="float" office:value="10300.2173913044" calcext:value-type="float">
            <text:p>10300,2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TransferEntriesActivity_33_ViewComponentNotVisibleOperatorMutator</text:p>
          </table:table-cell>
          <table:table-cell office:value-type="float" office:value="33172" calcext:value-type="float">
            <text:p>33172</text:p>
          </table:table-cell>
          <table:table-cell table:formula="of:=[.E648]+[.B649]" office:value-type="float" office:value="237294" calcext:value-type="float">
            <text:p>237294</text:p>
          </table:table-cell>
          <table:table-cell table:formula="of:=[.B649]/[.$B$1]" office:value-type="float" office:value="16.9130434782609" calcext:value-type="float">
            <text:p>16,91</text:p>
          </table:table-cell>
          <table:table-cell table:formula="of:=[.G648]+[.F649]" office:value-type="float" office:value="10317.1304347826" calcext:value-type="float">
            <text:p>10317,1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TransferEntriesActivity_34_RandomActionIntentDefinitionOperatorMutator</text:p>
          </table:table-cell>
          <table:table-cell office:value-type="float" office:value="34172" calcext:value-type="float">
            <text:p>34172</text:p>
          </table:table-cell>
          <table:table-cell table:formula="of:=[.E649]+[.B650]" office:value-type="float" office:value="237666" calcext:value-type="float">
            <text:p>237666</text:p>
          </table:table-cell>
          <table:table-cell table:formula="of:=[.B650]/[.$B$1]" office:value-type="float" office:value="16.1739130434783" calcext:value-type="float">
            <text:p>16,17</text:p>
          </table:table-cell>
          <table:table-cell table:formula="of:=[.G649]+[.F650]" office:value-type="float" office:value="10333.3043478261" calcext:value-type="float">
            <text:p>10333,3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TransferEntriesActivity_35_BuggyGUIListenerOperatorMutator</text:p>
          </table:table-cell>
          <table:table-cell office:value-type="float" office:value="35172" calcext:value-type="float">
            <text:p>35172</text:p>
          </table:table-cell>
          <table:table-cell table:formula="of:=[.E650]+[.B651]" office:value-type="float" office:value="238042" calcext:value-type="float">
            <text:p>238042</text:p>
          </table:table-cell>
          <table:table-cell table:formula="of:=[.B651]/[.$B$1]" office:value-type="float" office:value="16.3478260869565" calcext:value-type="float">
            <text:p>16,35</text:p>
          </table:table-cell>
          <table:table-cell table:formula="of:=[.G650]+[.F651]" office:value-type="float" office:value="10349.652173913" calcext:value-type="float">
            <text:p>10349,6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TransferEntriesActivity_36_BuggyGUIListenerOperatorMutator</text:p>
          </table:table-cell>
          <table:table-cell office:value-type="float" office:value="36172" calcext:value-type="float">
            <text:p>36172</text:p>
          </table:table-cell>
          <table:table-cell table:formula="of:=[.E651]+[.B652]" office:value-type="float" office:value="238426" calcext:value-type="float">
            <text:p>238426</text:p>
          </table:table-cell>
          <table:table-cell table:formula="of:=[.B652]/[.$B$1]" office:value-type="float" office:value="16.695652173913" calcext:value-type="float">
            <text:p>16,70</text:p>
          </table:table-cell>
          <table:table-cell table:formula="of:=[.G651]+[.F652]" office:value-type="float" office:value="10366.347826087" calcext:value-type="float">
            <text:p>10366,3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TransferEntriesActivity_37_BuggyGUIListenerOperatorMutator</text:p>
          </table:table-cell>
          <table:table-cell office:value-type="float" office:value="37172" calcext:value-type="float">
            <text:p>37172</text:p>
          </table:table-cell>
          <table:table-cell table:formula="of:=[.E652]+[.B653]" office:value-type="float" office:value="238819" calcext:value-type="float">
            <text:p>238819</text:p>
          </table:table-cell>
          <table:table-cell table:formula="of:=[.B653]/[.$B$1]" office:value-type="float" office:value="17.0869565217391" calcext:value-type="float">
            <text:p>17,09</text:p>
          </table:table-cell>
          <table:table-cell table:formula="of:=[.G652]+[.F653]" office:value-type="float" office:value="10383.4347826087" calcext:value-type="float">
            <text:p>10383,4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TransferEntriesActivity_38_BinaryMutator</text:p>
          </table:table-cell>
          <table:table-cell office:value-type="float" office:value="38172" calcext:value-type="float">
            <text:p>38172</text:p>
          </table:table-cell>
          <table:table-cell table:formula="of:=[.E653]+[.B654]" office:value-type="float" office:value="239213" calcext:value-type="float">
            <text:p>239213</text:p>
          </table:table-cell>
          <table:table-cell table:formula="of:=[.B654]/[.$B$1]" office:value-type="float" office:value="17.1304347826087" calcext:value-type="float">
            <text:p>17,13</text:p>
          </table:table-cell>
          <table:table-cell table:formula="of:=[.G653]+[.F654]" office:value-type="float" office:value="10400.5652173913" calcext:value-type="float">
            <text:p>10400,5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TransferEntriesActivity_39_BinaryMutator</text:p>
          </table:table-cell>
          <table:table-cell office:value-type="float" office:value="39172" calcext:value-type="float">
            <text:p>39172</text:p>
          </table:table-cell>
          <table:table-cell table:formula="of:=[.E654]+[.B655]" office:value-type="float" office:value="239591" calcext:value-type="float">
            <text:p>239591</text:p>
          </table:table-cell>
          <table:table-cell table:formula="of:=[.B655]/[.$B$1]" office:value-type="float" office:value="16.4347826086957" calcext:value-type="float">
            <text:p>16,43</text:p>
          </table:table-cell>
          <table:table-cell table:formula="of:=[.G654]+[.F655]" office:value-type="float" office:value="10417" calcext:value-type="float">
            <text:p>10417,0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MainActivity_0_LengthyGUICreationOperatorMutator</text:p>
          </table:table-cell>
          <table:table-cell office:value-type="float" office:value="173" calcext:value-type="float">
            <text:p>173</text:p>
          </table:table-cell>
          <table:table-cell table:formula="of:=[.E655]+[.B656]" office:value-type="float" office:value="240027" calcext:value-type="float">
            <text:p>240027</text:p>
          </table:table-cell>
          <table:table-cell table:formula="of:=[.B656]/[.$B$1]" office:value-type="float" office:value="18.9565217391304" calcext:value-type="float">
            <text:p>18,96</text:p>
          </table:table-cell>
          <table:table-cell table:formula="of:=[.G655]+[.F656]" office:value-type="float" office:value="10435.9565217391" calcext:value-type="float">
            <text:p>10435,9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MainActivity_1_InvalidIDFindViewOperatorMutator</text:p>
          </table:table-cell>
          <table:table-cell office:value-type="float" office:value="1173" calcext:value-type="float">
            <text:p>1173</text:p>
          </table:table-cell>
          <table:table-cell table:formula="of:=[.E656]+[.B657]" office:value-type="float" office:value="240381" calcext:value-type="float">
            <text:p>240381</text:p>
          </table:table-cell>
          <table:table-cell table:formula="of:=[.B657]/[.$B$1]" office:value-type="float" office:value="15.3913043478261" calcext:value-type="float">
            <text:p>15,39</text:p>
          </table:table-cell>
          <table:table-cell table:formula="of:=[.G656]+[.F657]" office:value-type="float" office:value="10451.347826087" calcext:value-type="float">
            <text:p>10451,3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ainActivity_2_FindViewByIdReturnsNullOperatorMutator</text:p>
          </table:table-cell>
          <table:table-cell office:value-type="float" office:value="2173" calcext:value-type="float">
            <text:p>2173</text:p>
          </table:table-cell>
          <table:table-cell table:formula="of:=[.E657]+[.B658]" office:value-type="float" office:value="240601" calcext:value-type="float">
            <text:p>240601</text:p>
          </table:table-cell>
          <table:table-cell table:formula="of:=[.B658]/[.$B$1]" office:value-type="float" office:value="9.56521739130435" calcext:value-type="float">
            <text:p>9,57</text:p>
          </table:table-cell>
          <table:table-cell table:formula="of:=[.G657]+[.F658]" office:value-type="float" office:value="10460.9130434783" calcext:value-type="float">
            <text:p>10460,9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MainActivity_3_InvalidIDFindViewOperatorMutator</text:p>
          </table:table-cell>
          <table:table-cell office:value-type="float" office:value="3173" calcext:value-type="float">
            <text:p>3173</text:p>
          </table:table-cell>
          <table:table-cell table:formula="of:=[.E658]+[.B659]" office:value-type="float" office:value="240822" calcext:value-type="float">
            <text:p>240822</text:p>
          </table:table-cell>
          <table:table-cell table:formula="of:=[.B659]/[.$B$1]" office:value-type="float" office:value="9.60869565217391" calcext:value-type="float">
            <text:p>9,61</text:p>
          </table:table-cell>
          <table:table-cell table:formula="of:=[.G658]+[.F659]" office:value-type="float" office:value="10470.5217391304" calcext:value-type="float">
            <text:p>10470,5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MainActivity_4_InvalidViewFocusOperatorMutator</text:p>
          </table:table-cell>
          <table:table-cell office:value-type="float" office:value="4173" calcext:value-type="float">
            <text:p>4173</text:p>
          </table:table-cell>
          <table:table-cell table:formula="of:=[.E659]+[.B660]" office:value-type="float" office:value="241219" calcext:value-type="float">
            <text:p>241219</text:p>
          </table:table-cell>
          <table:table-cell table:formula="of:=[.B660]/[.$B$1]" office:value-type="float" office:value="17.2608695652174" calcext:value-type="float">
            <text:p>17,26</text:p>
          </table:table-cell>
          <table:table-cell table:formula="of:=[.G659]+[.F660]" office:value-type="float" office:value="10487.7826086957" calcext:value-type="float">
            <text:p>10487,7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MainActivity_5_ViewComponentNotVisibleOperatorMutator</text:p>
          </table:table-cell>
          <table:table-cell office:value-type="float" office:value="5173" calcext:value-type="float">
            <text:p>5173</text:p>
          </table:table-cell>
          <table:table-cell table:formula="of:=[.E660]+[.B661]" office:value-type="float" office:value="241617" calcext:value-type="float">
            <text:p>241617</text:p>
          </table:table-cell>
          <table:table-cell table:formula="of:=[.B661]/[.$B$1]" office:value-type="float" office:value="17.304347826087" calcext:value-type="float">
            <text:p>17,30</text:p>
          </table:table-cell>
          <table:table-cell table:formula="of:=[.G660]+[.F661]" office:value-type="float" office:value="10505.0869565217" calcext:value-type="float">
            <text:p>10505,0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ainActivity_6_BuggyGUIListenerOperatorMutator</text:p>
          </table:table-cell>
          <table:table-cell office:value-type="float" office:value="6173" calcext:value-type="float">
            <text:p>6173</text:p>
          </table:table-cell>
          <table:table-cell table:formula="of:=[.E661]+[.B662]" office:value-type="float" office:value="241857" calcext:value-type="float">
            <text:p>241857</text:p>
          </table:table-cell>
          <table:table-cell table:formula="of:=[.B662]/[.$B$1]" office:value-type="float" office:value="10.4347826086957" calcext:value-type="float">
            <text:p>10,43</text:p>
          </table:table-cell>
          <table:table-cell table:formula="of:=[.G661]+[.F662]" office:value-type="float" office:value="10515.5217391304" calcext:value-type="float">
            <text:p>10515,5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MainActivity_7_BuggyGUIListenerOperatorMutator</text:p>
          </table:table-cell>
          <table:table-cell office:value-type="float" office:value="7173" calcext:value-type="float">
            <text:p>7173</text:p>
          </table:table-cell>
          <table:table-cell table:formula="of:=[.E662]+[.B663]" office:value-type="float" office:value="242098" calcext:value-type="float">
            <text:p>242098</text:p>
          </table:table-cell>
          <table:table-cell table:formula="of:=[.B663]/[.$B$1]" office:value-type="float" office:value="10.4782608695652" calcext:value-type="float">
            <text:p>10,48</text:p>
          </table:table-cell>
          <table:table-cell table:formula="of:=[.G662]+[.F663]" office:value-type="float" office:value="10526" calcext:value-type="float">
            <text:p>10526,0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MainActivity_8_BuggyGUIListenerOperatorMutator</text:p>
          </table:table-cell>
          <table:table-cell office:value-type="float" office:value="8173" calcext:value-type="float">
            <text:p>8173</text:p>
          </table:table-cell>
          <table:table-cell table:formula="of:=[.E663]+[.B664]" office:value-type="float" office:value="242485" calcext:value-type="float">
            <text:p>242485</text:p>
          </table:table-cell>
          <table:table-cell table:formula="of:=[.B664]/[.$B$1]" office:value-type="float" office:value="16.8260869565217" calcext:value-type="float">
            <text:p>16,83</text:p>
          </table:table-cell>
          <table:table-cell table:formula="of:=[.G663]+[.F664]" office:value-type="float" office:value="10542.8260869565" calcext:value-type="float">
            <text:p>10542,8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MainActivity_9_BuggyGUIListenerOperatorMutator</text:p>
          </table:table-cell>
          <table:table-cell office:value-type="float" office:value="9173" calcext:value-type="float">
            <text:p>9173</text:p>
          </table:table-cell>
          <table:table-cell table:formula="of:=[.E664]+[.B665]" office:value-type="float" office:value="242877" calcext:value-type="float">
            <text:p>242877</text:p>
          </table:table-cell>
          <table:table-cell table:formula="of:=[.B665]/[.$B$1]" office:value-type="float" office:value="17.0434782608696" calcext:value-type="float">
            <text:p>17,04</text:p>
          </table:table-cell>
          <table:table-cell table:formula="of:=[.G664]+[.F665]" office:value-type="float" office:value="10559.8695652174" calcext:value-type="float">
            <text:p>10559,8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MainActivity_10_FindViewByIdReturnsNullOperatorMutator</text:p>
          </table:table-cell>
          <table:table-cell office:value-type="float" office:value="10173" calcext:value-type="float">
            <text:p>10173</text:p>
          </table:table-cell>
          <table:table-cell table:formula="of:=[.E665]+[.B666]" office:value-type="float" office:value="243106" calcext:value-type="float">
            <text:p>243106</text:p>
          </table:table-cell>
          <table:table-cell table:formula="of:=[.B666]/[.$B$1]" office:value-type="float" office:value="9.95652173913044" calcext:value-type="float">
            <text:p>9,96</text:p>
          </table:table-cell>
          <table:table-cell table:formula="of:=[.G665]+[.F666]" office:value-type="float" office:value="10569.8260869565" calcext:value-type="float">
            <text:p>10569,8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MainActivity_11_InvalidIDFindViewOperatorMutator</text:p>
          </table:table-cell>
          <table:table-cell office:value-type="float" office:value="11173" calcext:value-type="float">
            <text:p>11173</text:p>
          </table:table-cell>
          <table:table-cell table:formula="of:=[.E666]+[.B667]" office:value-type="float" office:value="243335" calcext:value-type="float">
            <text:p>243335</text:p>
          </table:table-cell>
          <table:table-cell table:formula="of:=[.B667]/[.$B$1]" office:value-type="float" office:value="9.95652173913044" calcext:value-type="float">
            <text:p>9,96</text:p>
          </table:table-cell>
          <table:table-cell table:formula="of:=[.G666]+[.F667]" office:value-type="float" office:value="10579.7826086957" calcext:value-type="float">
            <text:p>10579,7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MainActivity_12_InvalidViewFocusOperatorMutator</text:p>
          </table:table-cell>
          <table:table-cell office:value-type="float" office:value="12173" calcext:value-type="float">
            <text:p>12173</text:p>
          </table:table-cell>
          <table:table-cell table:formula="of:=[.E667]+[.B668]" office:value-type="float" office:value="243725" calcext:value-type="float">
            <text:p>243725</text:p>
          </table:table-cell>
          <table:table-cell table:formula="of:=[.B668]/[.$B$1]" office:value-type="float" office:value="16.9565217391304" calcext:value-type="float">
            <text:p>16,96</text:p>
          </table:table-cell>
          <table:table-cell table:formula="of:=[.G667]+[.F668]" office:value-type="float" office:value="10596.7391304348" calcext:value-type="float">
            <text:p>10596,7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MainActivity_13_ViewComponentNotVisibleOperatorMutator</text:p>
          </table:table-cell>
          <table:table-cell office:value-type="float" office:value="13173" calcext:value-type="float">
            <text:p>13173</text:p>
          </table:table-cell>
          <table:table-cell table:formula="of:=[.E668]+[.B669]" office:value-type="float" office:value="244116" calcext:value-type="float">
            <text:p>244116</text:p>
          </table:table-cell>
          <table:table-cell table:formula="of:=[.B669]/[.$B$1]" office:value-type="float" office:value="17" calcext:value-type="float">
            <text:p>17,00</text:p>
          </table:table-cell>
          <table:table-cell table:formula="of:=[.G668]+[.F669]" office:value-type="float" office:value="10613.7391304348" calcext:value-type="float">
            <text:p>10613,7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MainActivity_14_FindViewByIdReturnsNullOperatorMutator</text:p>
          </table:table-cell>
          <table:table-cell office:value-type="float" office:value="14173" calcext:value-type="float">
            <text:p>14173</text:p>
          </table:table-cell>
          <table:table-cell table:formula="of:=[.E669]+[.B670]" office:value-type="float" office:value="244373" calcext:value-type="float">
            <text:p>244373</text:p>
          </table:table-cell>
          <table:table-cell table:formula="of:=[.B670]/[.$B$1]" office:value-type="float" office:value="11.1739130434783" calcext:value-type="float">
            <text:p>11,17</text:p>
          </table:table-cell>
          <table:table-cell table:formula="of:=[.G669]+[.F670]" office:value-type="float" office:value="10624.9130434783" calcext:value-type="float">
            <text:p>10624,9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MainActivity_15_InvalidIDFindViewOperatorMutator</text:p>
          </table:table-cell>
          <table:table-cell office:value-type="float" office:value="15173" calcext:value-type="float">
            <text:p>15173</text:p>
          </table:table-cell>
          <table:table-cell table:formula="of:=[.E670]+[.B671]" office:value-type="float" office:value="244631" calcext:value-type="float">
            <text:p>244631</text:p>
          </table:table-cell>
          <table:table-cell table:formula="of:=[.B671]/[.$B$1]" office:value-type="float" office:value="11.2173913043478" calcext:value-type="float">
            <text:p>11,22</text:p>
          </table:table-cell>
          <table:table-cell table:formula="of:=[.G670]+[.F671]" office:value-type="float" office:value="10636.1304347826" calcext:value-type="float">
            <text:p>10636,1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MainActivity_16_InvalidViewFocusOperatorMutator</text:p>
          </table:table-cell>
          <table:table-cell office:value-type="float" office:value="16173" calcext:value-type="float">
            <text:p>16173</text:p>
          </table:table-cell>
          <table:table-cell table:formula="of:=[.E671]+[.B672]" office:value-type="float" office:value="245027" calcext:value-type="float">
            <text:p>245027</text:p>
          </table:table-cell>
          <table:table-cell table:formula="of:=[.B672]/[.$B$1]" office:value-type="float" office:value="17.2173913043478" calcext:value-type="float">
            <text:p>17,22</text:p>
          </table:table-cell>
          <table:table-cell table:formula="of:=[.G671]+[.F672]" office:value-type="float" office:value="10653.347826087" calcext:value-type="float">
            <text:p>10653,3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ainActivity_17_ViewComponentNotVisibleOperatorMutator</text:p>
          </table:table-cell>
          <table:table-cell office:value-type="float" office:value="17173" calcext:value-type="float">
            <text:p>17173</text:p>
          </table:table-cell>
          <table:table-cell table:formula="of:=[.E672]+[.B673]" office:value-type="float" office:value="245427" calcext:value-type="float">
            <text:p>245427</text:p>
          </table:table-cell>
          <table:table-cell table:formula="of:=[.B673]/[.$B$1]" office:value-type="float" office:value="17.3913043478261" calcext:value-type="float">
            <text:p>17,39</text:p>
          </table:table-cell>
          <table:table-cell table:formula="of:=[.G672]+[.F673]" office:value-type="float" office:value="10670.7391304348" calcext:value-type="float">
            <text:p>10670,7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MainActivity_18_NullIntentOperatorMutator</text:p>
          </table:table-cell>
          <table:table-cell office:value-type="float" office:value="18173" calcext:value-type="float">
            <text:p>18173</text:p>
          </table:table-cell>
          <table:table-cell table:formula="of:=[.E673]+[.B674]" office:value-type="float" office:value="245813" calcext:value-type="float">
            <text:p>245813</text:p>
          </table:table-cell>
          <table:table-cell table:formula="of:=[.B674]/[.$B$1]" office:value-type="float" office:value="16.7826086956522" calcext:value-type="float">
            <text:p>16,78</text:p>
          </table:table-cell>
          <table:table-cell table:formula="of:=[.G673]+[.F674]" office:value-type="float" office:value="10687.5217391304" calcext:value-type="float">
            <text:p>10687,5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MainActivity_19_InvalidKeyIntentOperatorMutator</text:p>
          </table:table-cell>
          <table:table-cell office:value-type="float" office:value="19173" calcext:value-type="float">
            <text:p>19173</text:p>
          </table:table-cell>
          <table:table-cell table:formula="of:=[.E674]+[.B675]" office:value-type="float" office:value="246209" calcext:value-type="float">
            <text:p>246209</text:p>
          </table:table-cell>
          <table:table-cell table:formula="of:=[.B675]/[.$B$1]" office:value-type="float" office:value="17.2173913043478" calcext:value-type="float">
            <text:p>17,22</text:p>
          </table:table-cell>
          <table:table-cell table:formula="of:=[.G674]+[.F675]" office:value-type="float" office:value="10704.7391304348" calcext:value-type="float">
            <text:p>10704,7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MainActivity_20_RandomActionIntentDefinitionOperatorMutator</text:p>
          </table:table-cell>
          <table:table-cell office:value-type="float" office:value="20173" calcext:value-type="float">
            <text:p>20173</text:p>
          </table:table-cell>
          <table:table-cell table:formula="of:=[.E675]+[.B676]" office:value-type="float" office:value="246597" calcext:value-type="float">
            <text:p>246597</text:p>
          </table:table-cell>
          <table:table-cell table:formula="of:=[.B676]/[.$B$1]" office:value-type="float" office:value="16.8695652173913" calcext:value-type="float">
            <text:p>16,87</text:p>
          </table:table-cell>
          <table:table-cell table:formula="of:=[.G675]+[.F676]" office:value-type="float" office:value="10721.6086956522" calcext:value-type="float">
            <text:p>10721,6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MainActivity_21_NullValueIntentPutExtraOperatorMutator</text:p>
          </table:table-cell>
          <table:table-cell office:value-type="float" office:value="21173" calcext:value-type="float">
            <text:p>21173</text:p>
          </table:table-cell>
          <table:table-cell table:formula="of:=[.E676]+[.B677]" office:value-type="float" office:value="247045" calcext:value-type="float">
            <text:p>247045</text:p>
          </table:table-cell>
          <table:table-cell table:formula="of:=[.B677]/[.$B$1]" office:value-type="float" office:value="19.4782608695652" calcext:value-type="float">
            <text:p>19,48</text:p>
          </table:table-cell>
          <table:table-cell table:formula="of:=[.G676]+[.F677]" office:value-type="float" office:value="10741.0869565217" calcext:value-type="float">
            <text:p>10741,09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MainActivity_22_IntentPayloadReplacementOperatorMutator</text:p>
          </table:table-cell>
          <table:table-cell office:value-type="float" office:value="22173" calcext:value-type="float">
            <text:p>22173</text:p>
          </table:table-cell>
          <table:table-cell table:formula="of:=[.E677]+[.B678]" office:value-type="float" office:value="247433" calcext:value-type="float">
            <text:p>247433</text:p>
          </table:table-cell>
          <table:table-cell table:formula="of:=[.B678]/[.$B$1]" office:value-type="float" office:value="16.8695652173913" calcext:value-type="float">
            <text:p>16,87</text:p>
          </table:table-cell>
          <table:table-cell table:formula="of:=[.G677]+[.F678]" office:value-type="float" office:value="10757.9565217391" calcext:value-type="float">
            <text:p>10757,9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MainActivity_23_RandomActionIntentDefinitionOperatorMutator</text:p>
          </table:table-cell>
          <table:table-cell office:value-type="float" office:value="23173" calcext:value-type="float">
            <text:p>23173</text:p>
          </table:table-cell>
          <table:table-cell table:formula="of:=[.E678]+[.B679]" office:value-type="float" office:value="247818" calcext:value-type="float">
            <text:p>247818</text:p>
          </table:table-cell>
          <table:table-cell table:formula="of:=[.B679]/[.$B$1]" office:value-type="float" office:value="16.7391304347826" calcext:value-type="float">
            <text:p>16,74</text:p>
          </table:table-cell>
          <table:table-cell table:formula="of:=[.G678]+[.F679]" office:value-type="float" office:value="10774.6956521739" calcext:value-type="float">
            <text:p>10774,7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MainActivity_24_NullValueIntentPutExtraOperatorMutator</text:p>
          </table:table-cell>
          <table:table-cell office:value-type="float" office:value="24173" calcext:value-type="float">
            <text:p>24173</text:p>
          </table:table-cell>
          <table:table-cell table:formula="of:=[.E679]+[.B680]" office:value-type="float" office:value="248212" calcext:value-type="float">
            <text:p>248212</text:p>
          </table:table-cell>
          <table:table-cell table:formula="of:=[.B680]/[.$B$1]" office:value-type="float" office:value="17.1304347826087" calcext:value-type="float">
            <text:p>17,13</text:p>
          </table:table-cell>
          <table:table-cell table:formula="of:=[.G679]+[.F680]" office:value-type="float" office:value="10791.8260869565" calcext:value-type="float">
            <text:p>10791,83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MainActivity_25_IntentPayloadReplacementOperatorMutator</text:p>
          </table:table-cell>
          <table:table-cell office:value-type="float" office:value="25173" calcext:value-type="float">
            <text:p>25173</text:p>
          </table:table-cell>
          <table:table-cell table:formula="of:=[.E680]+[.B681]" office:value-type="float" office:value="248598" calcext:value-type="float">
            <text:p>248598</text:p>
          </table:table-cell>
          <table:table-cell table:formula="of:=[.B681]/[.$B$1]" office:value-type="float" office:value="16.7826086956522" calcext:value-type="float">
            <text:p>16,78</text:p>
          </table:table-cell>
          <table:table-cell table:formula="of:=[.G680]+[.F681]" office:value-type="float" office:value="10808.6086956522" calcext:value-type="float">
            <text:p>10808,6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MainActivity_26_RandomActionIntentDefinitionOperatorMutator</text:p>
          </table:table-cell>
          <table:table-cell office:value-type="float" office:value="26173" calcext:value-type="float">
            <text:p>26173</text:p>
          </table:table-cell>
          <table:table-cell table:formula="of:=[.E681]+[.B682]" office:value-type="float" office:value="248985" calcext:value-type="float">
            <text:p>248985</text:p>
          </table:table-cell>
          <table:table-cell table:formula="of:=[.B682]/[.$B$1]" office:value-type="float" office:value="16.8260869565217" calcext:value-type="float">
            <text:p>16,83</text:p>
          </table:table-cell>
          <table:table-cell table:formula="of:=[.G681]+[.F682]" office:value-type="float" office:value="10825.4347826087" calcext:value-type="float">
            <text:p>10825,4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MainActivity_27_NullIntentOperatorMutator</text:p>
          </table:table-cell>
          <table:table-cell office:value-type="float" office:value="27173" calcext:value-type="float">
            <text:p>27173</text:p>
          </table:table-cell>
          <table:table-cell table:formula="of:=[.E682]+[.B683]" office:value-type="float" office:value="249265" calcext:value-type="float">
            <text:p>249265</text:p>
          </table:table-cell>
          <table:table-cell table:formula="of:=[.B683]/[.$B$1]" office:value-type="float" office:value="12.1739130434783" calcext:value-type="float">
            <text:p>12,17</text:p>
          </table:table-cell>
          <table:table-cell table:formula="of:=[.G682]+[.F683]" office:value-type="float" office:value="10837.6086956522" calcext:value-type="float">
            <text:p>10837,6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ainActivity_28_InvalidKeyIntentOperatorMutator</text:p>
          </table:table-cell>
          <table:table-cell office:value-type="float" office:value="28173" calcext:value-type="float">
            <text:p>28173</text:p>
          </table:table-cell>
          <table:table-cell table:formula="of:=[.E683]+[.B684]" office:value-type="float" office:value="249503" calcext:value-type="float">
            <text:p>249503</text:p>
          </table:table-cell>
          <table:table-cell table:formula="of:=[.B684]/[.$B$1]" office:value-type="float" office:value="10.3478260869565" calcext:value-type="float">
            <text:p>10,35</text:p>
          </table:table-cell>
          <table:table-cell table:formula="of:=[.G683]+[.F684]" office:value-type="float" office:value="10847.9565217391" calcext:value-type="float">
            <text:p>10847,9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MainActivity_29_RandomActionIntentDefinitionOperatorMutator</text:p>
          </table:table-cell>
          <table:table-cell office:value-type="float" office:value="29173" calcext:value-type="float">
            <text:p>29173</text:p>
          </table:table-cell>
          <table:table-cell table:formula="of:=[.E684]+[.B685]" office:value-type="float" office:value="249745" calcext:value-type="float">
            <text:p>249745</text:p>
          </table:table-cell>
          <table:table-cell table:formula="of:=[.B685]/[.$B$1]" office:value-type="float" office:value="10.5217391304348" calcext:value-type="float">
            <text:p>10,52</text:p>
          </table:table-cell>
          <table:table-cell table:formula="of:=[.G684]+[.F685]" office:value-type="float" office:value="10858.4782608696" calcext:value-type="float">
            <text:p>10858,4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ainActivity_30_NullValueIntentPutExtraOperatorMutator</text:p>
          </table:table-cell>
          <table:table-cell office:value-type="float" office:value="30173" calcext:value-type="float">
            <text:p>30173</text:p>
          </table:table-cell>
          <table:table-cell table:formula="of:=[.E685]+[.B686]" office:value-type="float" office:value="249985" calcext:value-type="float">
            <text:p>249985</text:p>
          </table:table-cell>
          <table:table-cell table:formula="of:=[.B686]/[.$B$1]" office:value-type="float" office:value="10.4347826086957" calcext:value-type="float">
            <text:p>10,43</text:p>
          </table:table-cell>
          <table:table-cell table:formula="of:=[.G685]+[.F686]" office:value-type="float" office:value="10868.9130434783" calcext:value-type="float">
            <text:p>10868,9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ainActivity_31_IntentPayloadReplacementOperatorMutator</text:p>
          </table:table-cell>
          <table:table-cell office:value-type="float" office:value="31173" calcext:value-type="float">
            <text:p>31173</text:p>
          </table:table-cell>
          <table:table-cell table:formula="of:=[.E686]+[.B687]" office:value-type="float" office:value="250235" calcext:value-type="float">
            <text:p>250235</text:p>
          </table:table-cell>
          <table:table-cell table:formula="of:=[.B687]/[.$B$1]" office:value-type="float" office:value="10.8695652173913" calcext:value-type="float">
            <text:p>10,87</text:p>
          </table:table-cell>
          <table:table-cell table:formula="of:=[.G686]+[.F687]" office:value-type="float" office:value="10879.7826086957" calcext:value-type="float">
            <text:p>10879,7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ainActivity_32_RandomActionIntentDefinitionOperatorMutator</text:p>
          </table:table-cell>
          <table:table-cell office:value-type="float" office:value="32173" calcext:value-type="float">
            <text:p>32173</text:p>
          </table:table-cell>
          <table:table-cell table:formula="of:=[.E687]+[.B688]" office:value-type="float" office:value="250475" calcext:value-type="float">
            <text:p>250475</text:p>
          </table:table-cell>
          <table:table-cell table:formula="of:=[.B688]/[.$B$1]" office:value-type="float" office:value="10.4347826086957" calcext:value-type="float">
            <text:p>10,43</text:p>
          </table:table-cell>
          <table:table-cell table:formula="of:=[.G687]+[.F688]" office:value-type="float" office:value="10890.2173913044" calcext:value-type="float">
            <text:p>10890,2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ainActivity_33_NullValueIntentPutExtraOperatorMutator</text:p>
          </table:table-cell>
          <table:table-cell office:value-type="float" office:value="33173" calcext:value-type="float">
            <text:p>33173</text:p>
          </table:table-cell>
          <table:table-cell table:formula="of:=[.E688]+[.B689]" office:value-type="float" office:value="250723" calcext:value-type="float">
            <text:p>250723</text:p>
          </table:table-cell>
          <table:table-cell table:formula="of:=[.B689]/[.$B$1]" office:value-type="float" office:value="10.7826086956522" calcext:value-type="float">
            <text:p>10,78</text:p>
          </table:table-cell>
          <table:table-cell table:formula="of:=[.G688]+[.F689]" office:value-type="float" office:value="10901" calcext:value-type="float">
            <text:p>10901,0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MainActivity_34_IntentPayloadReplacementOperatorMutator</text:p>
          </table:table-cell>
          <table:table-cell office:value-type="float" office:value="34173" calcext:value-type="float">
            <text:p>34173</text:p>
          </table:table-cell>
          <table:table-cell table:formula="of:=[.E689]+[.B690]" office:value-type="float" office:value="251109" calcext:value-type="float">
            <text:p>251109</text:p>
          </table:table-cell>
          <table:table-cell table:formula="of:=[.B690]/[.$B$1]" office:value-type="float" office:value="16.7826086956522" calcext:value-type="float">
            <text:p>16,78</text:p>
          </table:table-cell>
          <table:table-cell table:formula="of:=[.G689]+[.F690]" office:value-type="float" office:value="10917.7826086957" calcext:value-type="float">
            <text:p>10917,7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ainActivity_35_RandomActionIntentDefinitionOperatorMutator</text:p>
          </table:table-cell>
          <table:table-cell office:value-type="float" office:value="35173" calcext:value-type="float">
            <text:p>35173</text:p>
          </table:table-cell>
          <table:table-cell table:formula="of:=[.E690]+[.B691]" office:value-type="float" office:value="251358" calcext:value-type="float">
            <text:p>251358</text:p>
          </table:table-cell>
          <table:table-cell table:formula="of:=[.B691]/[.$B$1]" office:value-type="float" office:value="10.8260869565217" calcext:value-type="float">
            <text:p>10,83</text:p>
          </table:table-cell>
          <table:table-cell table:formula="of:=[.G690]+[.F691]" office:value-type="float" office:value="10928.6086956522" calcext:value-type="float">
            <text:p>10928,6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MainActivity_36_NullIntentOperatorMutator</text:p>
          </table:table-cell>
          <table:table-cell office:value-type="float" office:value="36173" calcext:value-type="float">
            <text:p>36173</text:p>
          </table:table-cell>
          <table:table-cell table:formula="of:=[.E691]+[.B692]" office:value-type="float" office:value="251695" calcext:value-type="float">
            <text:p>251695</text:p>
          </table:table-cell>
          <table:table-cell table:formula="of:=[.B692]/[.$B$1]" office:value-type="float" office:value="14.6521739130435" calcext:value-type="float">
            <text:p>14,65</text:p>
          </table:table-cell>
          <table:table-cell table:formula="of:=[.G691]+[.F692]" office:value-type="float" office:value="10943.2608695652" calcext:value-type="float">
            <text:p>10943,2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MainActivity_37_InvalidKeyIntentOperatorMutator</text:p>
          </table:table-cell>
          <table:table-cell office:value-type="float" office:value="37173" calcext:value-type="float">
            <text:p>37173</text:p>
          </table:table-cell>
          <table:table-cell table:formula="of:=[.E692]+[.B693]" office:value-type="float" office:value="252038" calcext:value-type="float">
            <text:p>252038</text:p>
          </table:table-cell>
          <table:table-cell table:formula="of:=[.B693]/[.$B$1]" office:value-type="float" office:value="14.9130434782609" calcext:value-type="float">
            <text:p>14,91</text:p>
          </table:table-cell>
          <table:table-cell table:formula="of:=[.G692]+[.F693]" office:value-type="float" office:value="10958.1739130435" calcext:value-type="float">
            <text:p>10958,1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MainActivity_38_RandomActionIntentDefinitionOperatorMutator</text:p>
          </table:table-cell>
          <table:table-cell office:value-type="float" office:value="38173" calcext:value-type="float">
            <text:p>38173</text:p>
          </table:table-cell>
          <table:table-cell table:formula="of:=[.E693]+[.B694]" office:value-type="float" office:value="252384" calcext:value-type="float">
            <text:p>252384</text:p>
          </table:table-cell>
          <table:table-cell table:formula="of:=[.B694]/[.$B$1]" office:value-type="float" office:value="15.0434782608696" calcext:value-type="float">
            <text:p>15,04</text:p>
          </table:table-cell>
          <table:table-cell table:formula="of:=[.G693]+[.F694]" office:value-type="float" office:value="10973.2173913044" calcext:value-type="float">
            <text:p>10973,2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MainActivity_39_NullValueIntentPutExtraOperatorMutator</text:p>
          </table:table-cell>
          <table:table-cell office:value-type="float" office:value="39173" calcext:value-type="float">
            <text:p>39173</text:p>
          </table:table-cell>
          <table:table-cell table:formula="of:=[.E694]+[.B695]" office:value-type="float" office:value="252730" calcext:value-type="float">
            <text:p>252730</text:p>
          </table:table-cell>
          <table:table-cell table:formula="of:=[.B695]/[.$B$1]" office:value-type="float" office:value="15.0434782608696" calcext:value-type="float">
            <text:p>15,04</text:p>
          </table:table-cell>
          <table:table-cell table:formula="of:=[.G694]+[.F695]" office:value-type="float" office:value="10988.2608695652" calcext:value-type="float">
            <text:p>10988,2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MainActivity_40_IntentPayloadReplacementOperatorMutator</text:p>
          </table:table-cell>
          <table:table-cell office:value-type="float" office:value="40173" calcext:value-type="float">
            <text:p>40173</text:p>
          </table:table-cell>
          <table:table-cell table:formula="of:=[.E695]+[.B696]" office:value-type="float" office:value="253076" calcext:value-type="float">
            <text:p>253076</text:p>
          </table:table-cell>
          <table:table-cell table:formula="of:=[.B696]/[.$B$1]" office:value-type="float" office:value="15.0434782608696" calcext:value-type="float">
            <text:p>15,04</text:p>
          </table:table-cell>
          <table:table-cell table:formula="of:=[.G695]+[.F696]" office:value-type="float" office:value="11003.3043478261" calcext:value-type="float">
            <text:p>11003,3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MainActivity_41_RandomActionIntentDefinitionOperatorMutator</text:p>
          </table:table-cell>
          <table:table-cell office:value-type="float" office:value="41173" calcext:value-type="float">
            <text:p>41173</text:p>
          </table:table-cell>
          <table:table-cell table:formula="of:=[.E696]+[.B697]" office:value-type="float" office:value="253424" calcext:value-type="float">
            <text:p>253424</text:p>
          </table:table-cell>
          <table:table-cell table:formula="of:=[.B697]/[.$B$1]" office:value-type="float" office:value="15.1304347826087" calcext:value-type="float">
            <text:p>15,13</text:p>
          </table:table-cell>
          <table:table-cell table:formula="of:=[.G696]+[.F697]" office:value-type="float" office:value="11018.4347826087" calcext:value-type="float">
            <text:p>11018,4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MainActivity_42_NullIntentOperatorMutator</text:p>
          </table:table-cell>
          <table:table-cell office:value-type="float" office:value="42173" calcext:value-type="float">
            <text:p>42173</text:p>
          </table:table-cell>
          <table:table-cell table:formula="of:=[.E697]+[.B698]" office:value-type="float" office:value="253653" calcext:value-type="float">
            <text:p>253653</text:p>
          </table:table-cell>
          <table:table-cell table:formula="of:=[.B698]/[.$B$1]" office:value-type="float" office:value="9.95652173913044" calcext:value-type="float">
            <text:p>9,96</text:p>
          </table:table-cell>
          <table:table-cell table:formula="of:=[.G697]+[.F698]" office:value-type="float" office:value="11028.3913043478" calcext:value-type="float">
            <text:p>11028,39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MainActivity_43_InvalidKeyIntentOperatorMutator</text:p>
          </table:table-cell>
          <table:table-cell office:value-type="float" office:value="43173" calcext:value-type="float">
            <text:p>43173</text:p>
          </table:table-cell>
          <table:table-cell table:formula="of:=[.E698]+[.B699]" office:value-type="float" office:value="253883" calcext:value-type="float">
            <text:p>253883</text:p>
          </table:table-cell>
          <table:table-cell table:formula="of:=[.B699]/[.$B$1]" office:value-type="float" office:value="10" calcext:value-type="float">
            <text:p>10,00</text:p>
          </table:table-cell>
          <table:table-cell table:formula="of:=[.G698]+[.F699]" office:value-type="float" office:value="11038.3913043478" calcext:value-type="float">
            <text:p>11038,39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MainActivity_44_RandomActionIntentDefinitionOperatorMutator</text:p>
          </table:table-cell>
          <table:table-cell office:value-type="float" office:value="44173" calcext:value-type="float">
            <text:p>44173</text:p>
          </table:table-cell>
          <table:table-cell table:formula="of:=[.E699]+[.B700]" office:value-type="float" office:value="254113" calcext:value-type="float">
            <text:p>254113</text:p>
          </table:table-cell>
          <table:table-cell table:formula="of:=[.B700]/[.$B$1]" office:value-type="float" office:value="10" calcext:value-type="float">
            <text:p>10,00</text:p>
          </table:table-cell>
          <table:table-cell table:formula="of:=[.G699]+[.F700]" office:value-type="float" office:value="11048.3913043478" calcext:value-type="float">
            <text:p>11048,39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MainActivity_45_BuggyGUIListenerOperatorMutator</text:p>
          </table:table-cell>
          <table:table-cell office:value-type="float" office:value="45173" calcext:value-type="float">
            <text:p>45173</text:p>
          </table:table-cell>
          <table:table-cell table:formula="of:=[.E700]+[.B701]" office:value-type="float" office:value="254511" calcext:value-type="float">
            <text:p>254511</text:p>
          </table:table-cell>
          <table:table-cell table:formula="of:=[.B701]/[.$B$1]" office:value-type="float" office:value="17.304347826087" calcext:value-type="float">
            <text:p>17,30</text:p>
          </table:table-cell>
          <table:table-cell table:formula="of:=[.G700]+[.F701]" office:value-type="float" office:value="11065.6956521739" calcext:value-type="float">
            <text:p>11065,7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MainActivity_46_BinaryMutator</text:p>
          </table:table-cell>
          <table:table-cell office:value-type="float" office:value="46173" calcext:value-type="float">
            <text:p>46173</text:p>
          </table:table-cell>
          <table:table-cell table:formula="of:=[.E701]+[.B702]" office:value-type="float" office:value="254908" calcext:value-type="float">
            <text:p>254908</text:p>
          </table:table-cell>
          <table:table-cell table:formula="of:=[.B702]/[.$B$1]" office:value-type="float" office:value="17.2608695652174" calcext:value-type="float">
            <text:p>17,26</text:p>
          </table:table-cell>
          <table:table-cell table:formula="of:=[.G701]+[.F702]" office:value-type="float" office:value="11082.9565217391" calcext:value-type="float">
            <text:p>11082,96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MainActivity_47_BuggyGUIListenerOperatorMutator</text:p>
          </table:table-cell>
          <table:table-cell office:value-type="float" office:value="47173" calcext:value-type="float">
            <text:p>47173</text:p>
          </table:table-cell>
          <table:table-cell table:formula="of:=[.E702]+[.B703]" office:value-type="float" office:value="255310" calcext:value-type="float">
            <text:p>255310</text:p>
          </table:table-cell>
          <table:table-cell table:formula="of:=[.B703]/[.$B$1]" office:value-type="float" office:value="17.4782608695652" calcext:value-type="float">
            <text:p>17,48</text:p>
          </table:table-cell>
          <table:table-cell table:formula="of:=[.G702]+[.F703]" office:value-type="float" office:value="11100.4347826087" calcext:value-type="float">
            <text:p>11100,4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ainActivity_48_InvalidKeyIntentOperatorMutator</text:p>
          </table:table-cell>
          <table:table-cell office:value-type="float" office:value="48173" calcext:value-type="float">
            <text:p>48173</text:p>
          </table:table-cell>
          <table:table-cell table:formula="of:=[.E703]+[.B704]" office:value-type="float" office:value="255709" calcext:value-type="float">
            <text:p>255709</text:p>
          </table:table-cell>
          <table:table-cell table:formula="of:=[.B704]/[.$B$1]" office:value-type="float" office:value="17.3478260869565" calcext:value-type="float">
            <text:p>17,35</text:p>
          </table:table-cell>
          <table:table-cell table:formula="of:=[.G703]+[.F704]" office:value-type="float" office:value="11117.7826086957" calcext:value-type="float">
            <text:p>11117,7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MainActivity_49_RandomActionIntentDefinitionOperatorMutator</text:p>
          </table:table-cell>
          <table:table-cell office:value-type="float" office:value="49173" calcext:value-type="float">
            <text:p>49173</text:p>
          </table:table-cell>
          <table:table-cell table:formula="of:=[.E704]+[.B705]" office:value-type="float" office:value="256096" calcext:value-type="float">
            <text:p>256096</text:p>
          </table:table-cell>
          <table:table-cell table:formula="of:=[.B705]/[.$B$1]" office:value-type="float" office:value="16.8260869565217" calcext:value-type="float">
            <text:p>16,83</text:p>
          </table:table-cell>
          <table:table-cell table:formula="of:=[.G704]+[.F705]" office:value-type="float" office:value="11134.6086956522" calcext:value-type="float">
            <text:p>11134,6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MainActivity_50_NullIntentOperatorMutator</text:p>
          </table:table-cell>
          <table:table-cell office:value-type="float" office:value="50173" calcext:value-type="float">
            <text:p>50173</text:p>
          </table:table-cell>
          <table:table-cell table:formula="of:=[.E705]+[.B706]" office:value-type="float" office:value="256482" calcext:value-type="float">
            <text:p>256482</text:p>
          </table:table-cell>
          <table:table-cell table:formula="of:=[.B706]/[.$B$1]" office:value-type="float" office:value="16.7826086956522" calcext:value-type="float">
            <text:p>16,78</text:p>
          </table:table-cell>
          <table:table-cell table:formula="of:=[.G705]+[.F706]" office:value-type="float" office:value="11151.3913043478" calcext:value-type="float">
            <text:p>11151,39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MainActivity_51_InvalidKeyIntentOperatorMutator</text:p>
          </table:table-cell>
          <table:table-cell office:value-type="float" office:value="51173" calcext:value-type="float">
            <text:p>51173</text:p>
          </table:table-cell>
          <table:table-cell table:formula="of:=[.E706]+[.B707]" office:value-type="float" office:value="256867" calcext:value-type="float">
            <text:p>256867</text:p>
          </table:table-cell>
          <table:table-cell table:formula="of:=[.B707]/[.$B$1]" office:value-type="float" office:value="16.7391304347826" calcext:value-type="float">
            <text:p>16,74</text:p>
          </table:table-cell>
          <table:table-cell table:formula="of:=[.G706]+[.F707]" office:value-type="float" office:value="11168.1304347826" calcext:value-type="float">
            <text:p>11168,1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MainActivity_52_RandomActionIntentDefinitionOperatorMutator</text:p>
          </table:table-cell>
          <table:table-cell office:value-type="float" office:value="52173" calcext:value-type="float">
            <text:p>52173</text:p>
          </table:table-cell>
          <table:table-cell table:formula="of:=[.E707]+[.B708]" office:value-type="float" office:value="257255" calcext:value-type="float">
            <text:p>257255</text:p>
          </table:table-cell>
          <table:table-cell table:formula="of:=[.B708]/[.$B$1]" office:value-type="float" office:value="16.8695652173913" calcext:value-type="float">
            <text:p>16,87</text:p>
          </table:table-cell>
          <table:table-cell table:formula="of:=[.G707]+[.F708]" office:value-type="float" office:value="11185" calcext:value-type="float">
            <text:p>11185,0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MainActivity_53_NullIntentOperatorMutator</text:p>
          </table:table-cell>
          <table:table-cell office:value-type="float" office:value="53173" calcext:value-type="float">
            <text:p>53173</text:p>
          </table:table-cell>
          <table:table-cell table:formula="of:=[.E708]+[.B709]" office:value-type="float" office:value="257641" calcext:value-type="float">
            <text:p>257641</text:p>
          </table:table-cell>
          <table:table-cell table:formula="of:=[.B709]/[.$B$1]" office:value-type="float" office:value="16.7826086956522" calcext:value-type="float">
            <text:p>16,78</text:p>
          </table:table-cell>
          <table:table-cell table:formula="of:=[.G708]+[.F709]" office:value-type="float" office:value="11201.7826086957" calcext:value-type="float">
            <text:p>11201,7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MainActivity_54_InvalidKeyIntentOperatorMutator</text:p>
          </table:table-cell>
          <table:table-cell office:value-type="float" office:value="54173" calcext:value-type="float">
            <text:p>54173</text:p>
          </table:table-cell>
          <table:table-cell table:formula="of:=[.E709]+[.B710]" office:value-type="float" office:value="258026" calcext:value-type="float">
            <text:p>258026</text:p>
          </table:table-cell>
          <table:table-cell table:formula="of:=[.B710]/[.$B$1]" office:value-type="float" office:value="16.7391304347826" calcext:value-type="float">
            <text:p>16,74</text:p>
          </table:table-cell>
          <table:table-cell table:formula="of:=[.G709]+[.F710]" office:value-type="float" office:value="11218.5217391304" calcext:value-type="float">
            <text:p>11218,5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MainActivity_55_RandomActionIntentDefinitionOperatorMutator</text:p>
          </table:table-cell>
          <table:table-cell office:value-type="float" office:value="55173" calcext:value-type="float">
            <text:p>55173</text:p>
          </table:table-cell>
          <table:table-cell table:formula="of:=[.E710]+[.B711]" office:value-type="float" office:value="258417" calcext:value-type="float">
            <text:p>258417</text:p>
          </table:table-cell>
          <table:table-cell table:formula="of:=[.B711]/[.$B$1]" office:value-type="float" office:value="17" calcext:value-type="float">
            <text:p>17,00</text:p>
          </table:table-cell>
          <table:table-cell table:formula="of:=[.G710]+[.F711]" office:value-type="float" office:value="11235.5217391304" calcext:value-type="float">
            <text:p>11235,5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MainActivity_56_NullValueIntentPutExtraOperatorMutator</text:p>
          </table:table-cell>
          <table:table-cell office:value-type="float" office:value="56173" calcext:value-type="float">
            <text:p>56173</text:p>
          </table:table-cell>
          <table:table-cell table:formula="of:=[.E711]+[.B712]" office:value-type="float" office:value="258805" calcext:value-type="float">
            <text:p>258805</text:p>
          </table:table-cell>
          <table:table-cell table:formula="of:=[.B712]/[.$B$1]" office:value-type="float" office:value="16.8695652173913" calcext:value-type="float">
            <text:p>16,87</text:p>
          </table:table-cell>
          <table:table-cell table:formula="of:=[.G711]+[.F712]" office:value-type="float" office:value="11252.3913043478" calcext:value-type="float">
            <text:p>11252,39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MainActivity_57_IntentPayloadReplacementOperatorMutator</text:p>
          </table:table-cell>
          <table:table-cell office:value-type="float" office:value="57173" calcext:value-type="float">
            <text:p>57173</text:p>
          </table:table-cell>
          <table:table-cell table:formula="of:=[.E712]+[.B713]" office:value-type="float" office:value="259201" calcext:value-type="float">
            <text:p>259201</text:p>
          </table:table-cell>
          <table:table-cell table:formula="of:=[.B713]/[.$B$1]" office:value-type="float" office:value="17.2173913043478" calcext:value-type="float">
            <text:p>17,22</text:p>
          </table:table-cell>
          <table:table-cell table:formula="of:=[.G712]+[.F713]" office:value-type="float" office:value="11269.6086956522" calcext:value-type="float">
            <text:p>11269,6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MainActivity_58_RandomActionIntentDefinitionOperatorMutator</text:p>
          </table:table-cell>
          <table:table-cell office:value-type="float" office:value="58173" calcext:value-type="float">
            <text:p>58173</text:p>
          </table:table-cell>
          <table:table-cell table:formula="of:=[.E713]+[.B714]" office:value-type="float" office:value="259591" calcext:value-type="float">
            <text:p>259591</text:p>
          </table:table-cell>
          <table:table-cell table:formula="of:=[.B714]/[.$B$1]" office:value-type="float" office:value="16.9565217391304" calcext:value-type="float">
            <text:p>16,96</text:p>
          </table:table-cell>
          <table:table-cell table:formula="of:=[.G713]+[.F714]" office:value-type="float" office:value="11286.5652173913" calcext:value-type="float">
            <text:p>11286,57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MainActivity_59_RandomActionIntentDefinitionOperatorMutator</text:p>
          </table:table-cell>
          <table:table-cell office:value-type="float" office:value="59173" calcext:value-type="float">
            <text:p>59173</text:p>
          </table:table-cell>
          <table:table-cell table:formula="of:=[.E714]+[.B715]" office:value-type="float" office:value="259981" calcext:value-type="float">
            <text:p>259981</text:p>
          </table:table-cell>
          <table:table-cell table:formula="of:=[.B715]/[.$B$1]" office:value-type="float" office:value="16.9565217391304" calcext:value-type="float">
            <text:p>16,96</text:p>
          </table:table-cell>
          <table:table-cell table:formula="of:=[.G714]+[.F715]" office:value-type="float" office:value="11303.5217391304" calcext:value-type="float">
            <text:p>11303,5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MainActivity_60_NullIntentOperatorMutator</text:p>
          </table:table-cell>
          <table:table-cell office:value-type="float" office:value="60173" calcext:value-type="float">
            <text:p>60173</text:p>
          </table:table-cell>
          <table:table-cell table:formula="of:=[.E715]+[.B716]" office:value-type="float" office:value="260369" calcext:value-type="float">
            <text:p>260369</text:p>
          </table:table-cell>
          <table:table-cell table:formula="of:=[.B716]/[.$B$1]" office:value-type="float" office:value="16.8695652173913" calcext:value-type="float">
            <text:p>16,87</text:p>
          </table:table-cell>
          <table:table-cell table:formula="of:=[.G715]+[.F716]" office:value-type="float" office:value="11320.3913043478" calcext:value-type="float">
            <text:p>11320,39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MainActivity_61_InvalidKeyIntentOperatorMutator</text:p>
          </table:table-cell>
          <table:table-cell office:value-type="float" office:value="61173" calcext:value-type="float">
            <text:p>61173</text:p>
          </table:table-cell>
          <table:table-cell table:formula="of:=[.E716]+[.B717]" office:value-type="float" office:value="260765" calcext:value-type="float">
            <text:p>260765</text:p>
          </table:table-cell>
          <table:table-cell table:formula="of:=[.B717]/[.$B$1]" office:value-type="float" office:value="17.2173913043478" calcext:value-type="float">
            <text:p>17,22</text:p>
          </table:table-cell>
          <table:table-cell table:formula="of:=[.G716]+[.F717]" office:value-type="float" office:value="11337.6086956522" calcext:value-type="float">
            <text:p>11337,6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MainActivity_62_RandomActionIntentDefinitionOperatorMutator</text:p>
          </table:table-cell>
          <table:table-cell office:value-type="float" office:value="62173" calcext:value-type="float">
            <text:p>62173</text:p>
          </table:table-cell>
          <table:table-cell table:formula="of:=[.E717]+[.B718]" office:value-type="float" office:value="261153" calcext:value-type="float">
            <text:p>261153</text:p>
          </table:table-cell>
          <table:table-cell table:formula="of:=[.B718]/[.$B$1]" office:value-type="float" office:value="16.8695652173913" calcext:value-type="float">
            <text:p>16,87</text:p>
          </table:table-cell>
          <table:table-cell table:formula="of:=[.G717]+[.F718]" office:value-type="float" office:value="11354.4782608696" calcext:value-type="float">
            <text:p>11354,4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MainActivity_63_NullValueIntentPutExtraOperatorMutator</text:p>
          </table:table-cell>
          <table:table-cell office:value-type="float" office:value="63173" calcext:value-type="float">
            <text:p>63173</text:p>
          </table:table-cell>
          <table:table-cell table:formula="of:=[.E718]+[.B719]" office:value-type="float" office:value="261542" calcext:value-type="float">
            <text:p>261542</text:p>
          </table:table-cell>
          <table:table-cell table:formula="of:=[.B719]/[.$B$1]" office:value-type="float" office:value="16.9130434782609" calcext:value-type="float">
            <text:p>16,91</text:p>
          </table:table-cell>
          <table:table-cell table:formula="of:=[.G718]+[.F719]" office:value-type="float" office:value="11371.3913043478" calcext:value-type="float">
            <text:p>11371,39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MainActivity_64_IntentPayloadReplacementOperatorMutator</text:p>
          </table:table-cell>
          <table:table-cell office:value-type="float" office:value="64173" calcext:value-type="float">
            <text:p>64173</text:p>
          </table:table-cell>
          <table:table-cell table:formula="of:=[.E719]+[.B720]" office:value-type="float" office:value="261935" calcext:value-type="float">
            <text:p>261935</text:p>
          </table:table-cell>
          <table:table-cell table:formula="of:=[.B720]/[.$B$1]" office:value-type="float" office:value="17.0869565217391" calcext:value-type="float">
            <text:p>17,09</text:p>
          </table:table-cell>
          <table:table-cell table:formula="of:=[.G719]+[.F720]" office:value-type="float" office:value="11388.4782608696" calcext:value-type="float">
            <text:p>11388,4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MainActivity_65_RandomActionIntentDefinitionOperatorMutator</text:p>
          </table:table-cell>
          <table:table-cell office:value-type="float" office:value="65173" calcext:value-type="float">
            <text:p>65173</text:p>
          </table:table-cell>
          <table:table-cell table:formula="of:=[.E720]+[.B721]" office:value-type="float" office:value="262326" calcext:value-type="float">
            <text:p>262326</text:p>
          </table:table-cell>
          <table:table-cell table:formula="of:=[.B721]/[.$B$1]" office:value-type="float" office:value="17" calcext:value-type="float">
            <text:p>17,00</text:p>
          </table:table-cell>
          <table:table-cell table:formula="of:=[.G720]+[.F721]" office:value-type="float" office:value="11405.4782608696" calcext:value-type="float">
            <text:p>11405,4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MainActivity_66_RandomActionIntentDefinitionOperatorMutator</text:p>
          </table:table-cell>
          <table:table-cell office:value-type="float" office:value="66173" calcext:value-type="float">
            <text:p>66173</text:p>
          </table:table-cell>
          <table:table-cell table:formula="of:=[.E721]+[.B722]" office:value-type="float" office:value="262715" calcext:value-type="float">
            <text:p>262715</text:p>
          </table:table-cell>
          <table:table-cell table:formula="of:=[.B722]/[.$B$1]" office:value-type="float" office:value="16.9130434782609" calcext:value-type="float">
            <text:p>16,91</text:p>
          </table:table-cell>
          <table:table-cell table:formula="of:=[.G721]+[.F722]" office:value-type="float" office:value="11422.3913043478" calcext:value-type="float">
            <text:p>11422,39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MainActivity_67_RandomActionIntentDefinitionOperatorMutator</text:p>
          </table:table-cell>
          <table:table-cell office:value-type="float" office:value="67173" calcext:value-type="float">
            <text:p>67173</text:p>
          </table:table-cell>
          <table:table-cell table:formula="of:=[.E722]+[.B723]" office:value-type="float" office:value="263104" calcext:value-type="float">
            <text:p>263104</text:p>
          </table:table-cell>
          <table:table-cell table:formula="of:=[.B723]/[.$B$1]" office:value-type="float" office:value="16.9130434782609" calcext:value-type="float">
            <text:p>16,91</text:p>
          </table:table-cell>
          <table:table-cell table:formula="of:=[.G722]+[.F723]" office:value-type="float" office:value="11439.3043478261" calcext:value-type="float">
            <text:p>11439,3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MainActivity_68_NullValueIntentPutExtraOperatorMutator</text:p>
          </table:table-cell>
          <table:table-cell office:value-type="float" office:value="68173" calcext:value-type="float">
            <text:p>68173</text:p>
          </table:table-cell>
          <table:table-cell table:formula="of:=[.E723]+[.B724]" office:value-type="float" office:value="263491" calcext:value-type="float">
            <text:p>263491</text:p>
          </table:table-cell>
          <table:table-cell table:formula="of:=[.B724]/[.$B$1]" office:value-type="float" office:value="16.8260869565217" calcext:value-type="float">
            <text:p>16,83</text:p>
          </table:table-cell>
          <table:table-cell table:formula="of:=[.G723]+[.F724]" office:value-type="float" office:value="11456.1304347826" calcext:value-type="float">
            <text:p>11456,1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MainActivity_69_IntentPayloadReplacementOperatorMutator</text:p>
          </table:table-cell>
          <table:table-cell office:value-type="float" office:value="69173" calcext:value-type="float">
            <text:p>69173</text:p>
          </table:table-cell>
          <table:table-cell table:formula="of:=[.E724]+[.B725]" office:value-type="float" office:value="263886" calcext:value-type="float">
            <text:p>263886</text:p>
          </table:table-cell>
          <table:table-cell table:formula="of:=[.B725]/[.$B$1]" office:value-type="float" office:value="17.1739130434783" calcext:value-type="float">
            <text:p>17,17</text:p>
          </table:table-cell>
          <table:table-cell table:formula="of:=[.G724]+[.F725]" office:value-type="float" office:value="11473.3043478261" calcext:value-type="float">
            <text:p>11473,3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MainActivity_70_RandomActionIntentDefinitionOperatorMutator</text:p>
          </table:table-cell>
          <table:table-cell office:value-type="float" office:value="70173" calcext:value-type="float">
            <text:p>70173</text:p>
          </table:table-cell>
          <table:table-cell table:formula="of:=[.E725]+[.B726]" office:value-type="float" office:value="264276" calcext:value-type="float">
            <text:p>264276</text:p>
          </table:table-cell>
          <table:table-cell table:formula="of:=[.B726]/[.$B$1]" office:value-type="float" office:value="16.9565217391304" calcext:value-type="float">
            <text:p>16,96</text:p>
          </table:table-cell>
          <table:table-cell table:formula="of:=[.G725]+[.F726]" office:value-type="float" office:value="11490.2608695652" calcext:value-type="float">
            <text:p>11490,2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MainActivity_71_NullIntentOperatorMutator</text:p>
          </table:table-cell>
          <table:table-cell office:value-type="float" office:value="71173" calcext:value-type="float">
            <text:p>71173</text:p>
          </table:table-cell>
          <table:table-cell table:formula="of:=[.E726]+[.B727]" office:value-type="float" office:value="264655" calcext:value-type="float">
            <text:p>264655</text:p>
          </table:table-cell>
          <table:table-cell table:formula="of:=[.B727]/[.$B$1]" office:value-type="float" office:value="16.4782608695652" calcext:value-type="float">
            <text:p>16,48</text:p>
          </table:table-cell>
          <table:table-cell table:formula="of:=[.G726]+[.F727]" office:value-type="float" office:value="11506.7391304348" calcext:value-type="float">
            <text:p>11506,74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MainActivity_72_InvalidKeyIntentOperatorMutator</text:p>
          </table:table-cell>
          <table:table-cell office:value-type="float" office:value="72173" calcext:value-type="float">
            <text:p>72173</text:p>
          </table:table-cell>
          <table:table-cell table:formula="of:=[.E727]+[.B728]" office:value-type="float" office:value="265036" calcext:value-type="float">
            <text:p>265036</text:p>
          </table:table-cell>
          <table:table-cell table:formula="of:=[.B728]/[.$B$1]" office:value-type="float" office:value="16.5652173913043" calcext:value-type="float">
            <text:p>16,57</text:p>
          </table:table-cell>
          <table:table-cell table:formula="of:=[.G727]+[.F728]" office:value-type="float" office:value="11523.3043478261" calcext:value-type="float">
            <text:p>11523,3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MainActivity_73_RandomActionIntentDefinitionOperatorMutator</text:p>
          </table:table-cell>
          <table:table-cell office:value-type="float" office:value="73173" calcext:value-type="float">
            <text:p>73173</text:p>
          </table:table-cell>
          <table:table-cell table:formula="of:=[.E728]+[.B729]" office:value-type="float" office:value="265427" calcext:value-type="float">
            <text:p>265427</text:p>
          </table:table-cell>
          <table:table-cell table:formula="of:=[.B729]/[.$B$1]" office:value-type="float" office:value="17" calcext:value-type="float">
            <text:p>17,00</text:p>
          </table:table-cell>
          <table:table-cell table:formula="of:=[.G728]+[.F729]" office:value-type="float" office:value="11540.3043478261" calcext:value-type="float">
            <text:p>11540,3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MainActivity_74_NullValueIntentPutExtraOperatorMutator</text:p>
          </table:table-cell>
          <table:table-cell office:value-type="float" office:value="74173" calcext:value-type="float">
            <text:p>74173</text:p>
          </table:table-cell>
          <table:table-cell table:formula="of:=[.E729]+[.B730]" office:value-type="float" office:value="265805" calcext:value-type="float">
            <text:p>265805</text:p>
          </table:table-cell>
          <table:table-cell table:formula="of:=[.B730]/[.$B$1]" office:value-type="float" office:value="16.4347826086957" calcext:value-type="float">
            <text:p>16,43</text:p>
          </table:table-cell>
          <table:table-cell table:formula="of:=[.G729]+[.F730]" office:value-type="float" office:value="11556.7391304348" calcext:value-type="float">
            <text:p>11556,7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MainActivity_75_IntentPayloadReplacementOperatorMutator</text:p>
          </table:table-cell>
          <table:table-cell office:value-type="float" office:value="75173" calcext:value-type="float">
            <text:p>75173</text:p>
          </table:table-cell>
          <table:table-cell table:formula="of:=[.E730]+[.B731]" office:value-type="float" office:value="266194" calcext:value-type="float">
            <text:p>266194</text:p>
          </table:table-cell>
          <table:table-cell table:formula="of:=[.B731]/[.$B$1]" office:value-type="float" office:value="16.9130434782609" calcext:value-type="float">
            <text:p>16,91</text:p>
          </table:table-cell>
          <table:table-cell table:formula="of:=[.G730]+[.F731]" office:value-type="float" office:value="11573.652173913" calcext:value-type="float">
            <text:p>11573,6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MainActivity_76_RandomActionIntentDefinitionOperatorMutator</text:p>
          </table:table-cell>
          <table:table-cell office:value-type="float" office:value="76173" calcext:value-type="float">
            <text:p>76173</text:p>
          </table:table-cell>
          <table:table-cell table:formula="of:=[.E731]+[.B732]" office:value-type="float" office:value="266586" calcext:value-type="float">
            <text:p>266586</text:p>
          </table:table-cell>
          <table:table-cell table:formula="of:=[.B732]/[.$B$1]" office:value-type="float" office:value="17.0434782608696" calcext:value-type="float">
            <text:p>17,04</text:p>
          </table:table-cell>
          <table:table-cell table:formula="of:=[.G731]+[.F732]" office:value-type="float" office:value="11590.6956521739" calcext:value-type="float">
            <text:p>11590,7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MainActivity_77_NullValueIntentPutExtraOperatorMutator</text:p>
          </table:table-cell>
          <table:table-cell office:value-type="float" office:value="77173" calcext:value-type="float">
            <text:p>77173</text:p>
          </table:table-cell>
          <table:table-cell table:formula="of:=[.E732]+[.B733]" office:value-type="float" office:value="266972" calcext:value-type="float">
            <text:p>266972</text:p>
          </table:table-cell>
          <table:table-cell table:formula="of:=[.B733]/[.$B$1]" office:value-type="float" office:value="16.7826086956522" calcext:value-type="float">
            <text:p>16,78</text:p>
          </table:table-cell>
          <table:table-cell table:formula="of:=[.G732]+[.F733]" office:value-type="float" office:value="11607.4782608696" calcext:value-type="float">
            <text:p>11607,4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MainActivity_78_IntentPayloadReplacementOperatorMutator</text:p>
          </table:table-cell>
          <table:table-cell office:value-type="float" office:value="78173" calcext:value-type="float">
            <text:p>78173</text:p>
          </table:table-cell>
          <table:table-cell table:formula="of:=[.E733]+[.B734]" office:value-type="float" office:value="267369" calcext:value-type="float">
            <text:p>267369</text:p>
          </table:table-cell>
          <table:table-cell table:formula="of:=[.B734]/[.$B$1]" office:value-type="float" office:value="17.2608695652174" calcext:value-type="float">
            <text:p>17,26</text:p>
          </table:table-cell>
          <table:table-cell table:formula="of:=[.G733]+[.F734]" office:value-type="float" office:value="11624.7391304348" calcext:value-type="float">
            <text:p>11624,7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MainActivity_79_RandomActionIntentDefinitionOperatorMutator</text:p>
          </table:table-cell>
          <table:table-cell office:value-type="float" office:value="79173" calcext:value-type="float">
            <text:p>79173</text:p>
          </table:table-cell>
          <table:table-cell table:formula="of:=[.E734]+[.B735]" office:value-type="float" office:value="267764" calcext:value-type="float">
            <text:p>267764</text:p>
          </table:table-cell>
          <table:table-cell table:formula="of:=[.B735]/[.$B$1]" office:value-type="float" office:value="17.1739130434783" calcext:value-type="float">
            <text:p>17,17</text:p>
          </table:table-cell>
          <table:table-cell table:formula="of:=[.G734]+[.F735]" office:value-type="float" office:value="11641.9130434783" calcext:value-type="float">
            <text:p>11641,9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MainActivity_80_RandomActionIntentDefinitionOperatorMutator</text:p>
          </table:table-cell>
          <table:table-cell office:value-type="float" office:value="80173" calcext:value-type="float">
            <text:p>80173</text:p>
          </table:table-cell>
          <table:table-cell table:formula="of:=[.E735]+[.B736]" office:value-type="float" office:value="268154" calcext:value-type="float">
            <text:p>268154</text:p>
          </table:table-cell>
          <table:table-cell table:formula="of:=[.B736]/[.$B$1]" office:value-type="float" office:value="16.9565217391304" calcext:value-type="float">
            <text:p>16,96</text:p>
          </table:table-cell>
          <table:table-cell table:formula="of:=[.G735]+[.F736]" office:value-type="float" office:value="11658.8695652174" calcext:value-type="float">
            <text:p>11658,87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MainActivity_81_RandomActionIntentDefinitionOperatorMutator</text:p>
          </table:table-cell>
          <table:table-cell office:value-type="float" office:value="81173" calcext:value-type="float">
            <text:p>81173</text:p>
          </table:table-cell>
          <table:table-cell table:formula="of:=[.E736]+[.B737]" office:value-type="float" office:value="268538" calcext:value-type="float">
            <text:p>268538</text:p>
          </table:table-cell>
          <table:table-cell table:formula="of:=[.B737]/[.$B$1]" office:value-type="float" office:value="16.695652173913" calcext:value-type="float">
            <text:p>16,70</text:p>
          </table:table-cell>
          <table:table-cell table:formula="of:=[.G736]+[.F737]" office:value-type="float" office:value="11675.5652173913" calcext:value-type="float">
            <text:p>11675,5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MainActivity_82_RandomActionIntentDefinitionOperatorMutator</text:p>
          </table:table-cell>
          <table:table-cell office:value-type="float" office:value="82173" calcext:value-type="float">
            <text:p>82173</text:p>
          </table:table-cell>
          <table:table-cell table:formula="of:=[.E737]+[.B738]" office:value-type="float" office:value="268930" calcext:value-type="float">
            <text:p>268930</text:p>
          </table:table-cell>
          <table:table-cell table:formula="of:=[.B738]/[.$B$1]" office:value-type="float" office:value="17.0434782608696" calcext:value-type="float">
            <text:p>17,04</text:p>
          </table:table-cell>
          <table:table-cell table:formula="of:=[.G737]+[.F738]" office:value-type="float" office:value="11692.6086956522" calcext:value-type="float">
            <text:p>11692,6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MainActivity_83_RandomActionIntentDefinitionOperatorMutator</text:p>
          </table:table-cell>
          <table:table-cell office:value-type="float" office:value="83173" calcext:value-type="float">
            <text:p>83173</text:p>
          </table:table-cell>
          <table:table-cell table:formula="of:=[.E738]+[.B739]" office:value-type="float" office:value="269320" calcext:value-type="float">
            <text:p>269320</text:p>
          </table:table-cell>
          <table:table-cell table:formula="of:=[.B739]/[.$B$1]" office:value-type="float" office:value="16.9565217391304" calcext:value-type="float">
            <text:p>16,96</text:p>
          </table:table-cell>
          <table:table-cell table:formula="of:=[.G738]+[.F739]" office:value-type="float" office:value="11709.5652173913" calcext:value-type="float">
            <text:p>11709,57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MainActivity_84_RandomActionIntentDefinitionOperatorMutator</text:p>
          </table:table-cell>
          <table:table-cell office:value-type="float" office:value="84173" calcext:value-type="float">
            <text:p>84173</text:p>
          </table:table-cell>
          <table:table-cell table:formula="of:=[.E739]+[.B740]" office:value-type="float" office:value="269707" calcext:value-type="float">
            <text:p>269707</text:p>
          </table:table-cell>
          <table:table-cell table:formula="of:=[.B740]/[.$B$1]" office:value-type="float" office:value="16.8260869565217" calcext:value-type="float">
            <text:p>16,83</text:p>
          </table:table-cell>
          <table:table-cell table:formula="of:=[.G739]+[.F740]" office:value-type="float" office:value="11726.3913043478" calcext:value-type="float">
            <text:p>11726,39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MainActivity_85_RandomActionIntentDefinitionOperatorMutator</text:p>
          </table:table-cell>
          <table:table-cell office:value-type="float" office:value="85173" calcext:value-type="float">
            <text:p>85173</text:p>
          </table:table-cell>
          <table:table-cell table:formula="of:=[.E740]+[.B741]" office:value-type="float" office:value="270098" calcext:value-type="float">
            <text:p>270098</text:p>
          </table:table-cell>
          <table:table-cell table:formula="of:=[.B741]/[.$B$1]" office:value-type="float" office:value="17" calcext:value-type="float">
            <text:p>17,00</text:p>
          </table:table-cell>
          <table:table-cell table:formula="of:=[.G740]+[.F741]" office:value-type="float" office:value="11743.3913043478" calcext:value-type="float">
            <text:p>11743,3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MainActivity_86_RandomActionIntentDefinitionOperatorMutator</text:p>
          </table:table-cell>
          <table:table-cell office:value-type="float" office:value="86173" calcext:value-type="float">
            <text:p>86173</text:p>
          </table:table-cell>
          <table:table-cell table:formula="of:=[.E741]+[.B742]" office:value-type="float" office:value="270535" calcext:value-type="float">
            <text:p>270535</text:p>
          </table:table-cell>
          <table:table-cell table:formula="of:=[.B742]/[.$B$1]" office:value-type="float" office:value="19" calcext:value-type="float">
            <text:p>19,00</text:p>
          </table:table-cell>
          <table:table-cell table:formula="of:=[.G741]+[.F742]" office:value-type="float" office:value="11762.3913043478" calcext:value-type="float">
            <text:p>11762,39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MainActivity_87_BuggyGUIListenerOperatorMutator</text:p>
          </table:table-cell>
          <table:table-cell office:value-type="float" office:value="87173" calcext:value-type="float">
            <text:p>87173</text:p>
          </table:table-cell>
          <table:table-cell table:formula="of:=[.E742]+[.B743]" office:value-type="float" office:value="270920" calcext:value-type="float">
            <text:p>270920</text:p>
          </table:table-cell>
          <table:table-cell table:formula="of:=[.B743]/[.$B$1]" office:value-type="float" office:value="16.7391304347826" calcext:value-type="float">
            <text:p>16,74</text:p>
          </table:table-cell>
          <table:table-cell table:formula="of:=[.G742]+[.F743]" office:value-type="float" office:value="11779.1304347826" calcext:value-type="float">
            <text:p>11779,1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MainActivity_88_BuggyGUIListenerOperatorMutator</text:p>
          </table:table-cell>
          <table:table-cell office:value-type="float" office:value="88173" calcext:value-type="float">
            <text:p>88173</text:p>
          </table:table-cell>
          <table:table-cell table:formula="of:=[.E743]+[.B744]" office:value-type="float" office:value="271312" calcext:value-type="float">
            <text:p>271312</text:p>
          </table:table-cell>
          <table:table-cell table:formula="of:=[.B744]/[.$B$1]" office:value-type="float" office:value="17.0434782608696" calcext:value-type="float">
            <text:p>17,04</text:p>
          </table:table-cell>
          <table:table-cell table:formula="of:=[.G743]+[.F744]" office:value-type="float" office:value="11796.1739130435" calcext:value-type="float">
            <text:p>11796,17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MainActivity_89_NullIntentOperatorMutator</text:p>
          </table:table-cell>
          <table:table-cell office:value-type="float" office:value="89173" calcext:value-type="float">
            <text:p>89173</text:p>
          </table:table-cell>
          <table:table-cell table:formula="of:=[.E744]+[.B745]" office:value-type="float" office:value="271610" calcext:value-type="float">
            <text:p>271610</text:p>
          </table:table-cell>
          <table:table-cell table:formula="of:=[.B745]/[.$B$1]" office:value-type="float" office:value="12.9565217391304" calcext:value-type="float">
            <text:p>12,96</text:p>
          </table:table-cell>
          <table:table-cell table:formula="of:=[.G744]+[.F745]" office:value-type="float" office:value="11809.1304347826" calcext:value-type="float">
            <text:p>11809,1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MainActivity_90_InvalidKeyIntentOperatorMutator</text:p>
          </table:table-cell>
          <table:table-cell office:value-type="float" office:value="90173" calcext:value-type="float">
            <text:p>90173</text:p>
          </table:table-cell>
          <table:table-cell table:formula="of:=[.E745]+[.B746]" office:value-type="float" office:value="271997" calcext:value-type="float">
            <text:p>271997</text:p>
          </table:table-cell>
          <table:table-cell table:formula="of:=[.B746]/[.$B$1]" office:value-type="float" office:value="16.8260869565217" calcext:value-type="float">
            <text:p>16,83</text:p>
          </table:table-cell>
          <table:table-cell table:formula="of:=[.G745]+[.F746]" office:value-type="float" office:value="11825.9565217391" calcext:value-type="float">
            <text:p>11825,9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MainActivity_91_RandomActionIntentDefinitionOperatorMutator</text:p>
          </table:table-cell>
          <table:table-cell office:value-type="float" office:value="91173" calcext:value-type="float">
            <text:p>91173</text:p>
          </table:table-cell>
          <table:table-cell table:formula="of:=[.E746]+[.B747]" office:value-type="float" office:value="272386" calcext:value-type="float">
            <text:p>272386</text:p>
          </table:table-cell>
          <table:table-cell table:formula="of:=[.B747]/[.$B$1]" office:value-type="float" office:value="16.9130434782609" calcext:value-type="float">
            <text:p>16,91</text:p>
          </table:table-cell>
          <table:table-cell table:formula="of:=[.G746]+[.F747]" office:value-type="float" office:value="11842.8695652174" calcext:value-type="float">
            <text:p>11842,8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ainActivity_92_NullIntentOperatorMutator</text:p>
          </table:table-cell>
          <table:table-cell office:value-type="float" office:value="92173" calcext:value-type="float">
            <text:p>92173</text:p>
          </table:table-cell>
          <table:table-cell table:formula="of:=[.E747]+[.B748]" office:value-type="float" office:value="272756" calcext:value-type="float">
            <text:p>272756</text:p>
          </table:table-cell>
          <table:table-cell table:formula="of:=[.B748]/[.$B$1]" office:value-type="float" office:value="16.0869565217391" calcext:value-type="float">
            <text:p>16,09</text:p>
          </table:table-cell>
          <table:table-cell table:formula="of:=[.G747]+[.F748]" office:value-type="float" office:value="11858.9565217391" calcext:value-type="float">
            <text:p>11858,96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ainActivity_93_InvalidKeyIntentOperatorMutator</text:p>
          </table:table-cell>
          <table:table-cell office:value-type="float" office:value="93173" calcext:value-type="float">
            <text:p>93173</text:p>
          </table:table-cell>
          <table:table-cell table:formula="of:=[.E748]+[.B749]" office:value-type="float" office:value="273126" calcext:value-type="float">
            <text:p>273126</text:p>
          </table:table-cell>
          <table:table-cell table:formula="of:=[.B749]/[.$B$1]" office:value-type="float" office:value="16.0869565217391" calcext:value-type="float">
            <text:p>16,09</text:p>
          </table:table-cell>
          <table:table-cell table:formula="of:=[.G748]+[.F749]" office:value-type="float" office:value="11875.0434782609" calcext:value-type="float">
            <text:p>11875,0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MainActivity_94_RandomActionIntentDefinitionOperatorMutator</text:p>
          </table:table-cell>
          <table:table-cell office:value-type="float" office:value="94173" calcext:value-type="float">
            <text:p>94173</text:p>
          </table:table-cell>
          <table:table-cell table:formula="of:=[.E749]+[.B750]" office:value-type="float" office:value="273503" calcext:value-type="float">
            <text:p>273503</text:p>
          </table:table-cell>
          <table:table-cell table:formula="of:=[.B750]/[.$B$1]" office:value-type="float" office:value="16.3913043478261" calcext:value-type="float">
            <text:p>16,39</text:p>
          </table:table-cell>
          <table:table-cell table:formula="of:=[.G749]+[.F750]" office:value-type="float" office:value="11891.4347826087" calcext:value-type="float">
            <text:p>11891,4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MainActivity_95_NullValueIntentPutExtraOperatorMutator</text:p>
          </table:table-cell>
          <table:table-cell office:value-type="float" office:value="95173" calcext:value-type="float">
            <text:p>95173</text:p>
          </table:table-cell>
          <table:table-cell table:formula="of:=[.E750]+[.B751]" office:value-type="float" office:value="273894" calcext:value-type="float">
            <text:p>273894</text:p>
          </table:table-cell>
          <table:table-cell table:formula="of:=[.B751]/[.$B$1]" office:value-type="float" office:value="17" calcext:value-type="float">
            <text:p>17,00</text:p>
          </table:table-cell>
          <table:table-cell table:formula="of:=[.G750]+[.F751]" office:value-type="float" office:value="11908.4347826087" calcext:value-type="float">
            <text:p>11908,4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MainActivity_96_IntentPayloadReplacementOperatorMutator</text:p>
          </table:table-cell>
          <table:table-cell office:value-type="float" office:value="96173" calcext:value-type="float">
            <text:p>96173</text:p>
          </table:table-cell>
          <table:table-cell table:formula="of:=[.E751]+[.B752]" office:value-type="float" office:value="274283" calcext:value-type="float">
            <text:p>274283</text:p>
          </table:table-cell>
          <table:table-cell table:formula="of:=[.B752]/[.$B$1]" office:value-type="float" office:value="16.9130434782609" calcext:value-type="float">
            <text:p>16,91</text:p>
          </table:table-cell>
          <table:table-cell table:formula="of:=[.G751]+[.F752]" office:value-type="float" office:value="11925.347826087" calcext:value-type="float">
            <text:p>11925,3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MainActivity_97_RandomActionIntentDefinitionOperatorMutator</text:p>
          </table:table-cell>
          <table:table-cell office:value-type="float" office:value="97173" calcext:value-type="float">
            <text:p>97173</text:p>
          </table:table-cell>
          <table:table-cell table:formula="of:=[.E752]+[.B753]" office:value-type="float" office:value="274675" calcext:value-type="float">
            <text:p>274675</text:p>
          </table:table-cell>
          <table:table-cell table:formula="of:=[.B753]/[.$B$1]" office:value-type="float" office:value="17.0434782608696" calcext:value-type="float">
            <text:p>17,04</text:p>
          </table:table-cell>
          <table:table-cell table:formula="of:=[.G752]+[.F753]" office:value-type="float" office:value="11942.3913043478" calcext:value-type="float">
            <text:p>11942,39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MainActivity_98_BuggyGUIListenerOperatorMutator</text:p>
          </table:table-cell>
          <table:table-cell office:value-type="float" office:value="98173" calcext:value-type="float">
            <text:p>98173</text:p>
          </table:table-cell>
          <table:table-cell table:formula="of:=[.E753]+[.B754]" office:value-type="float" office:value="275066" calcext:value-type="float">
            <text:p>275066</text:p>
          </table:table-cell>
          <table:table-cell table:formula="of:=[.B754]/[.$B$1]" office:value-type="float" office:value="17" calcext:value-type="float">
            <text:p>17,00</text:p>
          </table:table-cell>
          <table:table-cell table:formula="of:=[.G753]+[.F754]" office:value-type="float" office:value="11959.3913043478" calcext:value-type="float">
            <text:p>11959,39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MainActivity_99_BuggyGUIListenerOperatorMutator</text:p>
          </table:table-cell>
          <table:table-cell office:value-type="float" office:value="99173" calcext:value-type="float">
            <text:p>99173</text:p>
          </table:table-cell>
          <table:table-cell table:formula="of:=[.E754]+[.B755]" office:value-type="float" office:value="275456" calcext:value-type="float">
            <text:p>275456</text:p>
          </table:table-cell>
          <table:table-cell table:formula="of:=[.B755]/[.$B$1]" office:value-type="float" office:value="16.9565217391304" calcext:value-type="float">
            <text:p>16,96</text:p>
          </table:table-cell>
          <table:table-cell table:formula="of:=[.G754]+[.F755]" office:value-type="float" office:value="11976.347826087" calcext:value-type="float">
            <text:p>11976,3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MainActivity_100_BuggyGUIListenerOperatorMutator</text:p>
          </table:table-cell>
          <table:table-cell office:value-type="float" office:value="100173" calcext:value-type="float">
            <text:p>100173</text:p>
          </table:table-cell>
          <table:table-cell table:formula="of:=[.E755]+[.B756]" office:value-type="float" office:value="275843" calcext:value-type="float">
            <text:p>275843</text:p>
          </table:table-cell>
          <table:table-cell table:formula="of:=[.B756]/[.$B$1]" office:value-type="float" office:value="16.8260869565217" calcext:value-type="float">
            <text:p>16,83</text:p>
          </table:table-cell>
          <table:table-cell table:formula="of:=[.G755]+[.F756]" office:value-type="float" office:value="11993.1739130435" calcext:value-type="float">
            <text:p>11993,17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MainActivity_101_BuggyGUIListenerOperatorMutator</text:p>
          </table:table-cell>
          <table:table-cell office:value-type="float" office:value="101173" calcext:value-type="float">
            <text:p>101173</text:p>
          </table:table-cell>
          <table:table-cell table:formula="of:=[.E756]+[.B757]" office:value-type="float" office:value="276234" calcext:value-type="float">
            <text:p>276234</text:p>
          </table:table-cell>
          <table:table-cell table:formula="of:=[.B757]/[.$B$1]" office:value-type="float" office:value="17" calcext:value-type="float">
            <text:p>17,00</text:p>
          </table:table-cell>
          <table:table-cell table:formula="of:=[.G756]+[.F757]" office:value-type="float" office:value="12010.1739130435" calcext:value-type="float">
            <text:p>12010,17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MainActivity_102_BuggyGUIListenerOperatorMutator</text:p>
          </table:table-cell>
          <table:table-cell office:value-type="float" office:value="102173" calcext:value-type="float">
            <text:p>102173</text:p>
          </table:table-cell>
          <table:table-cell table:formula="of:=[.E757]+[.B758]" office:value-type="float" office:value="276854" calcext:value-type="float">
            <text:p>276854</text:p>
          </table:table-cell>
          <table:table-cell table:formula="of:=[.B758]/[.$B$1]" office:value-type="float" office:value="26.9565217391304" calcext:value-type="float">
            <text:p>26,96</text:p>
          </table:table-cell>
          <table:table-cell table:formula="of:=[.G757]+[.F758]" office:value-type="float" office:value="12037.1304347826" calcext:value-type="float">
            <text:p>12037,1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MainActivity_103_InvalidViewFocusOperatorMutator</text:p>
          </table:table-cell>
          <table:table-cell office:value-type="float" office:value="103173" calcext:value-type="float">
            <text:p>103173</text:p>
          </table:table-cell>
          <table:table-cell table:formula="of:=[.E758]+[.B759]" office:value-type="float" office:value="277087" calcext:value-type="float">
            <text:p>277087</text:p>
          </table:table-cell>
          <table:table-cell table:formula="of:=[.B759]/[.$B$1]" office:value-type="float" office:value="10.1304347826087" calcext:value-type="float">
            <text:p>10,13</text:p>
          </table:table-cell>
          <table:table-cell table:formula="of:=[.G758]+[.F759]" office:value-type="float" office:value="12047.2608695652" calcext:value-type="float">
            <text:p>12047,26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MainActivity_104_ViewComponentNotVisibleOperatorMutator</text:p>
          </table:table-cell>
          <table:table-cell office:value-type="float" office:value="104173" calcext:value-type="float">
            <text:p>104173</text:p>
          </table:table-cell>
          <table:table-cell table:formula="of:=[.E759]+[.B760]" office:value-type="float" office:value="277403" calcext:value-type="float">
            <text:p>277403</text:p>
          </table:table-cell>
          <table:table-cell table:formula="of:=[.B760]/[.$B$1]" office:value-type="float" office:value="13.7391304347826" calcext:value-type="float">
            <text:p>13,74</text:p>
          </table:table-cell>
          <table:table-cell table:formula="of:=[.G759]+[.F760]" office:value-type="float" office:value="12061" calcext:value-type="float">
            <text:p>12061,0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MainActivity_105_BuggyGUIListenerOperatorMutator</text:p>
          </table:table-cell>
          <table:table-cell office:value-type="float" office:value="105173" calcext:value-type="float">
            <text:p>105173</text:p>
          </table:table-cell>
          <table:table-cell table:formula="of:=[.E760]+[.B761]" office:value-type="float" office:value="277794" calcext:value-type="float">
            <text:p>277794</text:p>
          </table:table-cell>
          <table:table-cell table:formula="of:=[.B761]/[.$B$1]" office:value-type="float" office:value="17" calcext:value-type="float">
            <text:p>17,00</text:p>
          </table:table-cell>
          <table:table-cell table:formula="of:=[.G760]+[.F761]" office:value-type="float" office:value="12078" calcext:value-type="float">
            <text:p>12078,0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MainActivity_106_NullIntentOperatorMutator</text:p>
          </table:table-cell>
          <table:table-cell office:value-type="float" office:value="106173" calcext:value-type="float">
            <text:p>106173</text:p>
          </table:table-cell>
          <table:table-cell table:formula="of:=[.E761]+[.B762]" office:value-type="float" office:value="278163" calcext:value-type="float">
            <text:p>278163</text:p>
          </table:table-cell>
          <table:table-cell table:formula="of:=[.B762]/[.$B$1]" office:value-type="float" office:value="16.0434782608696" calcext:value-type="float">
            <text:p>16,04</text:p>
          </table:table-cell>
          <table:table-cell table:formula="of:=[.G761]+[.F762]" office:value-type="float" office:value="12094.0434782609" calcext:value-type="float">
            <text:p>12094,0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ainActivity_107_InvalidKeyIntentOperatorMutator</text:p>
          </table:table-cell>
          <table:table-cell office:value-type="float" office:value="107173" calcext:value-type="float">
            <text:p>107173</text:p>
          </table:table-cell>
          <table:table-cell table:formula="of:=[.E762]+[.B763]" office:value-type="float" office:value="278535" calcext:value-type="float">
            <text:p>278535</text:p>
          </table:table-cell>
          <table:table-cell table:formula="of:=[.B763]/[.$B$1]" office:value-type="float" office:value="16.1739130434783" calcext:value-type="float">
            <text:p>16,17</text:p>
          </table:table-cell>
          <table:table-cell table:formula="of:=[.G762]+[.F763]" office:value-type="float" office:value="12110.2173913044" calcext:value-type="float">
            <text:p>12110,22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MainActivity_108_RandomActionIntentDefinitionOperatorMutator</text:p>
          </table:table-cell>
          <table:table-cell office:value-type="float" office:value="108173" calcext:value-type="float">
            <text:p>108173</text:p>
          </table:table-cell>
          <table:table-cell table:formula="of:=[.E763]+[.B764]" office:value-type="float" office:value="278903" calcext:value-type="float">
            <text:p>278903</text:p>
          </table:table-cell>
          <table:table-cell table:formula="of:=[.B764]/[.$B$1]" office:value-type="float" office:value="16" calcext:value-type="float">
            <text:p>16,00</text:p>
          </table:table-cell>
          <table:table-cell table:formula="of:=[.G763]+[.F764]" office:value-type="float" office:value="12126.2173913044" calcext:value-type="float">
            <text:p>12126,22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MainActivity_109_NullValueIntentPutExtraOperatorMutator</text:p>
          </table:table-cell>
          <table:table-cell office:value-type="float" office:value="109173" calcext:value-type="float">
            <text:p>109173</text:p>
          </table:table-cell>
          <table:table-cell table:formula="of:=[.E764]+[.B765]" office:value-type="float" office:value="279271" calcext:value-type="float">
            <text:p>279271</text:p>
          </table:table-cell>
          <table:table-cell table:formula="of:=[.B765]/[.$B$1]" office:value-type="float" office:value="16" calcext:value-type="float">
            <text:p>16,00</text:p>
          </table:table-cell>
          <table:table-cell table:formula="of:=[.G764]+[.F765]" office:value-type="float" office:value="12142.2173913044" calcext:value-type="float">
            <text:p>12142,22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MainActivity_110_IntentPayloadReplacementOperatorMutator</text:p>
          </table:table-cell>
          <table:table-cell office:value-type="float" office:value="110173" calcext:value-type="float">
            <text:p>110173</text:p>
          </table:table-cell>
          <table:table-cell table:formula="of:=[.E765]+[.B766]" office:value-type="float" office:value="279642" calcext:value-type="float">
            <text:p>279642</text:p>
          </table:table-cell>
          <table:table-cell table:formula="of:=[.B766]/[.$B$1]" office:value-type="float" office:value="16.1304347826087" calcext:value-type="float">
            <text:p>16,13</text:p>
          </table:table-cell>
          <table:table-cell table:formula="of:=[.G765]+[.F766]" office:value-type="float" office:value="12158.347826087" calcext:value-type="float">
            <text:p>12158,3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MainActivity_111_RandomActionIntentDefinitionOperatorMutator</text:p>
          </table:table-cell>
          <table:table-cell office:value-type="float" office:value="111173" calcext:value-type="float">
            <text:p>111173</text:p>
          </table:table-cell>
          <table:table-cell table:formula="of:=[.E766]+[.B767]" office:value-type="float" office:value="280013" calcext:value-type="float">
            <text:p>280013</text:p>
          </table:table-cell>
          <table:table-cell table:formula="of:=[.B767]/[.$B$1]" office:value-type="float" office:value="16.1304347826087" calcext:value-type="float">
            <text:p>16,13</text:p>
          </table:table-cell>
          <table:table-cell table:formula="of:=[.G766]+[.F767]" office:value-type="float" office:value="12174.4782608696" calcext:value-type="float">
            <text:p>12174,4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MainActivity_112_BuggyGUIListenerOperatorMutator</text:p>
          </table:table-cell>
          <table:table-cell office:value-type="float" office:value="112173" calcext:value-type="float">
            <text:p>112173</text:p>
          </table:table-cell>
          <table:table-cell table:formula="of:=[.E767]+[.B768]" office:value-type="float" office:value="280396" calcext:value-type="float">
            <text:p>280396</text:p>
          </table:table-cell>
          <table:table-cell table:formula="of:=[.B768]/[.$B$1]" office:value-type="float" office:value="16.6521739130435" calcext:value-type="float">
            <text:p>16,65</text:p>
          </table:table-cell>
          <table:table-cell table:formula="of:=[.G767]+[.F768]" office:value-type="float" office:value="12191.1304347826" calcext:value-type="float">
            <text:p>12191,13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AboutActivity_0_LengthyGUICreationOperatorMutator</text:p>
          </table:table-cell>
          <table:table-cell office:value-type="float" office:value="174" calcext:value-type="float">
            <text:p>174</text:p>
          </table:table-cell>
          <table:table-cell table:formula="of:=[.E768]+[.B769]" office:value-type="float" office:value="280782" calcext:value-type="float">
            <text:p>280782</text:p>
          </table:table-cell>
          <table:table-cell table:formula="of:=[.B769]/[.$B$1]" office:value-type="float" office:value="16.7826086956522" calcext:value-type="float">
            <text:p>16,78</text:p>
          </table:table-cell>
          <table:table-cell table:formula="of:=[.G768]+[.F769]" office:value-type="float" office:value="12207.9130434783" calcext:value-type="float">
            <text:p>12207,9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AboutActivity_1_InvalidIDFindViewOperatorMutator</text:p>
          </table:table-cell>
          <table:table-cell office:value-type="float" office:value="1174" calcext:value-type="float">
            <text:p>1174</text:p>
          </table:table-cell>
          <table:table-cell table:formula="of:=[.E769]+[.B770]" office:value-type="float" office:value="281165" calcext:value-type="float">
            <text:p>281165</text:p>
          </table:table-cell>
          <table:table-cell table:formula="of:=[.B770]/[.$B$1]" office:value-type="float" office:value="16.6521739130435" calcext:value-type="float">
            <text:p>16,65</text:p>
          </table:table-cell>
          <table:table-cell table:formula="of:=[.G769]+[.F770]" office:value-type="float" office:value="12224.5652173913" calcext:value-type="float">
            <text:p>12224,57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AboutActivity_2_FindViewByIdReturnsNullOperatorMutator</text:p>
          </table:table-cell>
          <table:table-cell office:value-type="float" office:value="2174" calcext:value-type="float">
            <text:p>2174</text:p>
          </table:table-cell>
          <table:table-cell table:formula="of:=[.E770]+[.B771]" office:value-type="float" office:value="281555" calcext:value-type="float">
            <text:p>281555</text:p>
          </table:table-cell>
          <table:table-cell table:formula="of:=[.B771]/[.$B$1]" office:value-type="float" office:value="16.9565217391304" calcext:value-type="float">
            <text:p>16,96</text:p>
          </table:table-cell>
          <table:table-cell table:formula="of:=[.G770]+[.F771]" office:value-type="float" office:value="12241.5217391304" calcext:value-type="float">
            <text:p>12241,52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AboutActivity_3_InvalidIDFindViewOperatorMutator</text:p>
          </table:table-cell>
          <table:table-cell office:value-type="float" office:value="3174" calcext:value-type="float">
            <text:p>3174</text:p>
          </table:table-cell>
          <table:table-cell table:formula="of:=[.E771]+[.B772]" office:value-type="float" office:value="281938" calcext:value-type="float">
            <text:p>281938</text:p>
          </table:table-cell>
          <table:table-cell table:formula="of:=[.B772]/[.$B$1]" office:value-type="float" office:value="16.6521739130435" calcext:value-type="float">
            <text:p>16,65</text:p>
          </table:table-cell>
          <table:table-cell table:formula="of:=[.G771]+[.F772]" office:value-type="float" office:value="12258.1739130435" calcext:value-type="float">
            <text:p>12258,1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AboutActivity_4_InvalidViewFocusOperatorMutator</text:p>
          </table:table-cell>
          <table:table-cell office:value-type="float" office:value="4174" calcext:value-type="float">
            <text:p>4174</text:p>
          </table:table-cell>
          <table:table-cell table:formula="of:=[.E772]+[.B773]" office:value-type="float" office:value="282532" calcext:value-type="float">
            <text:p>282532</text:p>
          </table:table-cell>
          <table:table-cell table:formula="of:=[.B773]/[.$B$1]" office:value-type="float" office:value="25.8260869565217" calcext:value-type="float">
            <text:p>25,83</text:p>
          </table:table-cell>
          <table:table-cell table:formula="of:=[.G772]+[.F773]" office:value-type="float" office:value="12284" calcext:value-type="float">
            <text:p>12284,0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AboutActivity_5_ViewComponentNotVisibleOperatorMutator</text:p>
          </table:table-cell>
          <table:table-cell office:value-type="float" office:value="5174" calcext:value-type="float">
            <text:p>5174</text:p>
          </table:table-cell>
          <table:table-cell table:formula="of:=[.E773]+[.B774]" office:value-type="float" office:value="282920" calcext:value-type="float">
            <text:p>282920</text:p>
          </table:table-cell>
          <table:table-cell table:formula="of:=[.B774]/[.$B$1]" office:value-type="float" office:value="16.8695652173913" calcext:value-type="float">
            <text:p>16,87</text:p>
          </table:table-cell>
          <table:table-cell table:formula="of:=[.G773]+[.F774]" office:value-type="float" office:value="12300.8695652174" calcext:value-type="float">
            <text:p>12300,87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AboutActivity_6_BuggyGUIListenerOperatorMutator</text:p>
          </table:table-cell>
          <table:table-cell office:value-type="float" office:value="6174" calcext:value-type="float">
            <text:p>6174</text:p>
          </table:table-cell>
          <table:table-cell table:formula="of:=[.E774]+[.B775]" office:value-type="float" office:value="283307" calcext:value-type="float">
            <text:p>283307</text:p>
          </table:table-cell>
          <table:table-cell table:formula="of:=[.B775]/[.$B$1]" office:value-type="float" office:value="16.8260869565217" calcext:value-type="float">
            <text:p>16,83</text:p>
          </table:table-cell>
          <table:table-cell table:formula="of:=[.G774]+[.F775]" office:value-type="float" office:value="12317.6956521739" calcext:value-type="float">
            <text:p>12317,7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AboutActivity_7_FindViewByIdReturnsNullOperatorMutator</text:p>
          </table:table-cell>
          <table:table-cell office:value-type="float" office:value="7174" calcext:value-type="float">
            <text:p>7174</text:p>
          </table:table-cell>
          <table:table-cell table:formula="of:=[.E775]+[.B776]" office:value-type="float" office:value="283698" calcext:value-type="float">
            <text:p>283698</text:p>
          </table:table-cell>
          <table:table-cell table:formula="of:=[.B776]/[.$B$1]" office:value-type="float" office:value="17" calcext:value-type="float">
            <text:p>17,00</text:p>
          </table:table-cell>
          <table:table-cell table:formula="of:=[.G775]+[.F776]" office:value-type="float" office:value="12334.6956521739" calcext:value-type="float">
            <text:p>12334,7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AboutActivity_8_InvalidIDFindViewOperatorMutator</text:p>
          </table:table-cell>
          <table:table-cell office:value-type="float" office:value="8174" calcext:value-type="float">
            <text:p>8174</text:p>
          </table:table-cell>
          <table:table-cell table:formula="of:=[.E776]+[.B777]" office:value-type="float" office:value="284086" calcext:value-type="float">
            <text:p>284086</text:p>
          </table:table-cell>
          <table:table-cell table:formula="of:=[.B777]/[.$B$1]" office:value-type="float" office:value="16.8695652173913" calcext:value-type="float">
            <text:p>16,87</text:p>
          </table:table-cell>
          <table:table-cell table:formula="of:=[.G776]+[.F777]" office:value-type="float" office:value="12351.5652173913" calcext:value-type="float">
            <text:p>12351,5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AboutActivity_9_InvalidViewFocusOperatorMutator</text:p>
          </table:table-cell>
          <table:table-cell office:value-type="float" office:value="9174" calcext:value-type="float">
            <text:p>9174</text:p>
          </table:table-cell>
          <table:table-cell table:formula="of:=[.E777]+[.B778]" office:value-type="float" office:value="284474" calcext:value-type="float">
            <text:p>284474</text:p>
          </table:table-cell>
          <table:table-cell table:formula="of:=[.B778]/[.$B$1]" office:value-type="float" office:value="16.8695652173913" calcext:value-type="float">
            <text:p>16,87</text:p>
          </table:table-cell>
          <table:table-cell table:formula="of:=[.G777]+[.F778]" office:value-type="float" office:value="12368.4347826087" calcext:value-type="float">
            <text:p>12368,43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AboutActivity_10_ViewComponentNotVisibleOperatorMutator</text:p>
          </table:table-cell>
          <table:table-cell office:value-type="float" office:value="10174" calcext:value-type="float">
            <text:p>10174</text:p>
          </table:table-cell>
          <table:table-cell table:formula="of:=[.E778]+[.B779]" office:value-type="float" office:value="284862" calcext:value-type="float">
            <text:p>284862</text:p>
          </table:table-cell>
          <table:table-cell table:formula="of:=[.B779]/[.$B$1]" office:value-type="float" office:value="16.8695652173913" calcext:value-type="float">
            <text:p>16,87</text:p>
          </table:table-cell>
          <table:table-cell table:formula="of:=[.G778]+[.F779]" office:value-type="float" office:value="12385.3043478261" calcext:value-type="float">
            <text:p>12385,3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AboutActivity_11_BuggyGUIListenerOperatorMutator</text:p>
          </table:table-cell>
          <table:table-cell office:value-type="float" office:value="11174" calcext:value-type="float">
            <text:p>11174</text:p>
          </table:table-cell>
          <table:table-cell table:formula="of:=[.E779]+[.B780]" office:value-type="float" office:value="285247" calcext:value-type="float">
            <text:p>285247</text:p>
          </table:table-cell>
          <table:table-cell table:formula="of:=[.B780]/[.$B$1]" office:value-type="float" office:value="16.7391304347826" calcext:value-type="float">
            <text:p>16,74</text:p>
          </table:table-cell>
          <table:table-cell table:formula="of:=[.G779]+[.F780]" office:value-type="float" office:value="12402.0434782609" calcext:value-type="float">
            <text:p>12402,0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AboutActivity_12_FindViewByIdReturnsNullOperatorMutator</text:p>
          </table:table-cell>
          <table:table-cell office:value-type="float" office:value="12174" calcext:value-type="float">
            <text:p>12174</text:p>
          </table:table-cell>
          <table:table-cell table:formula="of:=[.E780]+[.B781]" office:value-type="float" office:value="285634" calcext:value-type="float">
            <text:p>285634</text:p>
          </table:table-cell>
          <table:table-cell table:formula="of:=[.B781]/[.$B$1]" office:value-type="float" office:value="16.8260869565217" calcext:value-type="float">
            <text:p>16,83</text:p>
          </table:table-cell>
          <table:table-cell table:formula="of:=[.G780]+[.F781]" office:value-type="float" office:value="12418.8695652174" calcext:value-type="float">
            <text:p>12418,8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AboutActivity_13_InvalidIDFindViewOperatorMutator</text:p>
          </table:table-cell>
          <table:table-cell office:value-type="float" office:value="13174" calcext:value-type="float">
            <text:p>13174</text:p>
          </table:table-cell>
          <table:table-cell table:formula="of:=[.E781]+[.B782]" office:value-type="float" office:value="286021" calcext:value-type="float">
            <text:p>286021</text:p>
          </table:table-cell>
          <table:table-cell table:formula="of:=[.B782]/[.$B$1]" office:value-type="float" office:value="16.8260869565217" calcext:value-type="float">
            <text:p>16,83</text:p>
          </table:table-cell>
          <table:table-cell table:formula="of:=[.G781]+[.F782]" office:value-type="float" office:value="12435.6956521739" calcext:value-type="float">
            <text:p>12435,7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AboutActivity_14_InvalidViewFocusOperatorMutator</text:p>
          </table:table-cell>
          <table:table-cell office:value-type="float" office:value="14174" calcext:value-type="float">
            <text:p>14174</text:p>
          </table:table-cell>
          <table:table-cell table:formula="of:=[.E782]+[.B783]" office:value-type="float" office:value="286408" calcext:value-type="float">
            <text:p>286408</text:p>
          </table:table-cell>
          <table:table-cell table:formula="of:=[.B783]/[.$B$1]" office:value-type="float" office:value="16.8260869565217" calcext:value-type="float">
            <text:p>16,83</text:p>
          </table:table-cell>
          <table:table-cell table:formula="of:=[.G782]+[.F783]" office:value-type="float" office:value="12452.5217391304" calcext:value-type="float">
            <text:p>12452,52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AboutActivity_15_ViewComponentNotVisibleOperatorMutator</text:p>
          </table:table-cell>
          <table:table-cell office:value-type="float" office:value="15174" calcext:value-type="float">
            <text:p>15174</text:p>
          </table:table-cell>
          <table:table-cell table:formula="of:=[.E783]+[.B784]" office:value-type="float" office:value="286800" calcext:value-type="float">
            <text:p>286800</text:p>
          </table:table-cell>
          <table:table-cell table:formula="of:=[.B784]/[.$B$1]" office:value-type="float" office:value="17.0434782608696" calcext:value-type="float">
            <text:p>17,04</text:p>
          </table:table-cell>
          <table:table-cell table:formula="of:=[.G783]+[.F784]" office:value-type="float" office:value="12469.5652173913" calcext:value-type="float">
            <text:p>12469,57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AboutActivity_16_FindViewByIdReturnsNullOperatorMutator</text:p>
          </table:table-cell>
          <table:table-cell office:value-type="float" office:value="16174" calcext:value-type="float">
            <text:p>16174</text:p>
          </table:table-cell>
          <table:table-cell table:formula="of:=[.E784]+[.B785]" office:value-type="float" office:value="287195" calcext:value-type="float">
            <text:p>287195</text:p>
          </table:table-cell>
          <table:table-cell table:formula="of:=[.B785]/[.$B$1]" office:value-type="float" office:value="17.1739130434783" calcext:value-type="float">
            <text:p>17,17</text:p>
          </table:table-cell>
          <table:table-cell table:formula="of:=[.G784]+[.F785]" office:value-type="float" office:value="12486.7391304348" calcext:value-type="float">
            <text:p>12486,7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AboutActivity_17_InvalidIDFindViewOperatorMutator</text:p>
          </table:table-cell>
          <table:table-cell office:value-type="float" office:value="17174" calcext:value-type="float">
            <text:p>17174</text:p>
          </table:table-cell>
          <table:table-cell table:formula="of:=[.E785]+[.B786]" office:value-type="float" office:value="287584" calcext:value-type="float">
            <text:p>287584</text:p>
          </table:table-cell>
          <table:table-cell table:formula="of:=[.B786]/[.$B$1]" office:value-type="float" office:value="16.9130434782609" calcext:value-type="float">
            <text:p>16,91</text:p>
          </table:table-cell>
          <table:table-cell table:formula="of:=[.G785]+[.F786]" office:value-type="float" office:value="12503.652173913" calcext:value-type="float">
            <text:p>12503,6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AboutActivity_18_InvalidViewFocusOperatorMutator</text:p>
          </table:table-cell>
          <table:table-cell office:value-type="float" office:value="18174" calcext:value-type="float">
            <text:p>18174</text:p>
          </table:table-cell>
          <table:table-cell table:formula="of:=[.E786]+[.B787]" office:value-type="float" office:value="287975" calcext:value-type="float">
            <text:p>287975</text:p>
          </table:table-cell>
          <table:table-cell table:formula="of:=[.B787]/[.$B$1]" office:value-type="float" office:value="17" calcext:value-type="float">
            <text:p>17,00</text:p>
          </table:table-cell>
          <table:table-cell table:formula="of:=[.G786]+[.F787]" office:value-type="float" office:value="12520.652173913" calcext:value-type="float">
            <text:p>12520,6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AboutActivity_19_ViewComponentNotVisibleOperatorMutator</text:p>
          </table:table-cell>
          <table:table-cell office:value-type="float" office:value="19174" calcext:value-type="float">
            <text:p>19174</text:p>
          </table:table-cell>
          <table:table-cell table:formula="of:=[.E787]+[.B788]" office:value-type="float" office:value="288369" calcext:value-type="float">
            <text:p>288369</text:p>
          </table:table-cell>
          <table:table-cell table:formula="of:=[.B788]/[.$B$1]" office:value-type="float" office:value="17.1304347826087" calcext:value-type="float">
            <text:p>17,13</text:p>
          </table:table-cell>
          <table:table-cell table:formula="of:=[.G787]+[.F788]" office:value-type="float" office:value="12537.7826086957" calcext:value-type="float">
            <text:p>12537,7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AboutActivity_20_BuggyGUIListenerOperatorMutator</text:p>
          </table:table-cell>
          <table:table-cell office:value-type="float" office:value="20174" calcext:value-type="float">
            <text:p>20174</text:p>
          </table:table-cell>
          <table:table-cell table:formula="of:=[.E788]+[.B789]" office:value-type="float" office:value="288759" calcext:value-type="float">
            <text:p>288759</text:p>
          </table:table-cell>
          <table:table-cell table:formula="of:=[.B789]/[.$B$1]" office:value-type="float" office:value="16.9565217391304" calcext:value-type="float">
            <text:p>16,96</text:p>
          </table:table-cell>
          <table:table-cell table:formula="of:=[.G788]+[.F789]" office:value-type="float" office:value="12554.7391304348" calcext:value-type="float">
            <text:p>12554,74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AboutActivity_21_FindViewByIdReturnsNullOperatorMutator</text:p>
          </table:table-cell>
          <table:table-cell office:value-type="float" office:value="21174" calcext:value-type="float">
            <text:p>21174</text:p>
          </table:table-cell>
          <table:table-cell table:formula="of:=[.E789]+[.B790]" office:value-type="float" office:value="289144" calcext:value-type="float">
            <text:p>289144</text:p>
          </table:table-cell>
          <table:table-cell table:formula="of:=[.B790]/[.$B$1]" office:value-type="float" office:value="16.7391304347826" calcext:value-type="float">
            <text:p>16,74</text:p>
          </table:table-cell>
          <table:table-cell table:formula="of:=[.G789]+[.F790]" office:value-type="float" office:value="12571.4782608696" calcext:value-type="float">
            <text:p>12571,4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AboutActivity_22_InvalidIDFindViewOperatorMutator</text:p>
          </table:table-cell>
          <table:table-cell office:value-type="float" office:value="22174" calcext:value-type="float">
            <text:p>22174</text:p>
          </table:table-cell>
          <table:table-cell table:formula="of:=[.E790]+[.B791]" office:value-type="float" office:value="289532" calcext:value-type="float">
            <text:p>289532</text:p>
          </table:table-cell>
          <table:table-cell table:formula="of:=[.B791]/[.$B$1]" office:value-type="float" office:value="16.8695652173913" calcext:value-type="float">
            <text:p>16,87</text:p>
          </table:table-cell>
          <table:table-cell table:formula="of:=[.G790]+[.F791]" office:value-type="float" office:value="12588.347826087" calcext:value-type="float">
            <text:p>12588,3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AboutActivity_23_InvalidViewFocusOperatorMutator</text:p>
          </table:table-cell>
          <table:table-cell office:value-type="float" office:value="23174" calcext:value-type="float">
            <text:p>23174</text:p>
          </table:table-cell>
          <table:table-cell table:formula="of:=[.E791]+[.B792]" office:value-type="float" office:value="289916" calcext:value-type="float">
            <text:p>289916</text:p>
          </table:table-cell>
          <table:table-cell table:formula="of:=[.B792]/[.$B$1]" office:value-type="float" office:value="16.695652173913" calcext:value-type="float">
            <text:p>16,70</text:p>
          </table:table-cell>
          <table:table-cell table:formula="of:=[.G791]+[.F792]" office:value-type="float" office:value="12605.0434782609" calcext:value-type="float">
            <text:p>12605,0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AboutActivity_24_ViewComponentNotVisibleOperatorMutator</text:p>
          </table:table-cell>
          <table:table-cell office:value-type="float" office:value="24174" calcext:value-type="float">
            <text:p>24174</text:p>
          </table:table-cell>
          <table:table-cell table:formula="of:=[.E792]+[.B793]" office:value-type="float" office:value="290303" calcext:value-type="float">
            <text:p>290303</text:p>
          </table:table-cell>
          <table:table-cell table:formula="of:=[.B793]/[.$B$1]" office:value-type="float" office:value="16.8260869565217" calcext:value-type="float">
            <text:p>16,83</text:p>
          </table:table-cell>
          <table:table-cell table:formula="of:=[.G792]+[.F793]" office:value-type="float" office:value="12621.8695652174" calcext:value-type="float">
            <text:p>12621,8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AboutActivity_25_BuggyGUIListenerOperatorMutator</text:p>
          </table:table-cell>
          <table:table-cell office:value-type="float" office:value="25174" calcext:value-type="float">
            <text:p>25174</text:p>
          </table:table-cell>
          <table:table-cell table:formula="of:=[.E793]+[.B794]" office:value-type="float" office:value="290693" calcext:value-type="float">
            <text:p>290693</text:p>
          </table:table-cell>
          <table:table-cell table:formula="of:=[.B794]/[.$B$1]" office:value-type="float" office:value="16.9565217391304" calcext:value-type="float">
            <text:p>16,96</text:p>
          </table:table-cell>
          <table:table-cell table:formula="of:=[.G793]+[.F794]" office:value-type="float" office:value="12638.8260869565" calcext:value-type="float">
            <text:p>12638,8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AboutActivity_26_FindViewByIdReturnsNullOperatorMutator</text:p>
          </table:table-cell>
          <table:table-cell office:value-type="float" office:value="26174" calcext:value-type="float">
            <text:p>26174</text:p>
          </table:table-cell>
          <table:table-cell table:formula="of:=[.E794]+[.B795]" office:value-type="float" office:value="291081" calcext:value-type="float">
            <text:p>291081</text:p>
          </table:table-cell>
          <table:table-cell table:formula="of:=[.B795]/[.$B$1]" office:value-type="float" office:value="16.8695652173913" calcext:value-type="float">
            <text:p>16,87</text:p>
          </table:table-cell>
          <table:table-cell table:formula="of:=[.G794]+[.F795]" office:value-type="float" office:value="12655.6956521739" calcext:value-type="float">
            <text:p>12655,7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AboutActivity_27_InvalidIDFindViewOperatorMutator</text:p>
          </table:table-cell>
          <table:table-cell office:value-type="float" office:value="27174" calcext:value-type="float">
            <text:p>27174</text:p>
          </table:table-cell>
          <table:table-cell table:formula="of:=[.E795]+[.B796]" office:value-type="float" office:value="291477" calcext:value-type="float">
            <text:p>291477</text:p>
          </table:table-cell>
          <table:table-cell table:formula="of:=[.B796]/[.$B$1]" office:value-type="float" office:value="17.2173913043478" calcext:value-type="float">
            <text:p>17,22</text:p>
          </table:table-cell>
          <table:table-cell table:formula="of:=[.G795]+[.F796]" office:value-type="float" office:value="12672.9130434783" calcext:value-type="float">
            <text:p>12672,9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AboutActivity_28_InvalidViewFocusOperatorMutator</text:p>
          </table:table-cell>
          <table:table-cell office:value-type="float" office:value="28174" calcext:value-type="float">
            <text:p>28174</text:p>
          </table:table-cell>
          <table:table-cell table:formula="of:=[.E796]+[.B797]" office:value-type="float" office:value="291871" calcext:value-type="float">
            <text:p>291871</text:p>
          </table:table-cell>
          <table:table-cell table:formula="of:=[.B797]/[.$B$1]" office:value-type="float" office:value="17.1304347826087" calcext:value-type="float">
            <text:p>17,13</text:p>
          </table:table-cell>
          <table:table-cell table:formula="of:=[.G796]+[.F797]" office:value-type="float" office:value="12690.0434782609" calcext:value-type="float">
            <text:p>12690,0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AboutActivity_29_ViewComponentNotVisibleOperatorMutator</text:p>
          </table:table-cell>
          <table:table-cell office:value-type="float" office:value="29174" calcext:value-type="float">
            <text:p>29174</text:p>
          </table:table-cell>
          <table:table-cell table:formula="of:=[.E797]+[.B798]" office:value-type="float" office:value="292256" calcext:value-type="float">
            <text:p>292256</text:p>
          </table:table-cell>
          <table:table-cell table:formula="of:=[.B798]/[.$B$1]" office:value-type="float" office:value="16.7391304347826" calcext:value-type="float">
            <text:p>16,74</text:p>
          </table:table-cell>
          <table:table-cell table:formula="of:=[.G797]+[.F798]" office:value-type="float" office:value="12706.7826086957" calcext:value-type="float">
            <text:p>12706,7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AboutActivity_30_BuggyGUIListenerOperatorMutator</text:p>
          </table:table-cell>
          <table:table-cell office:value-type="float" office:value="30174" calcext:value-type="float">
            <text:p>30174</text:p>
          </table:table-cell>
          <table:table-cell table:formula="of:=[.E798]+[.B799]" office:value-type="float" office:value="292652" calcext:value-type="float">
            <text:p>292652</text:p>
          </table:table-cell>
          <table:table-cell table:formula="of:=[.B799]/[.$B$1]" office:value-type="float" office:value="17.2173913043478" calcext:value-type="float">
            <text:p>17,22</text:p>
          </table:table-cell>
          <table:table-cell table:formula="of:=[.G798]+[.F799]" office:value-type="float" office:value="12724" calcext:value-type="float">
            <text:p>12724,0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AboutActivity_31_FindViewByIdReturnsNullOperatorMutator</text:p>
          </table:table-cell>
          <table:table-cell office:value-type="float" office:value="31174" calcext:value-type="float">
            <text:p>31174</text:p>
          </table:table-cell>
          <table:table-cell table:formula="of:=[.E799]+[.B800]" office:value-type="float" office:value="293043" calcext:value-type="float">
            <text:p>293043</text:p>
          </table:table-cell>
          <table:table-cell table:formula="of:=[.B800]/[.$B$1]" office:value-type="float" office:value="17" calcext:value-type="float">
            <text:p>17,00</text:p>
          </table:table-cell>
          <table:table-cell table:formula="of:=[.G799]+[.F800]" office:value-type="float" office:value="12741" calcext:value-type="float">
            <text:p>12741,0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AboutActivity_32_InvalidIDFindViewOperatorMutator</text:p>
          </table:table-cell>
          <table:table-cell office:value-type="float" office:value="32174" calcext:value-type="float">
            <text:p>32174</text:p>
          </table:table-cell>
          <table:table-cell table:formula="of:=[.E800]+[.B801]" office:value-type="float" office:value="293433" calcext:value-type="float">
            <text:p>293433</text:p>
          </table:table-cell>
          <table:table-cell table:formula="of:=[.B801]/[.$B$1]" office:value-type="float" office:value="16.9565217391304" calcext:value-type="float">
            <text:p>16,96</text:p>
          </table:table-cell>
          <table:table-cell table:formula="of:=[.G800]+[.F801]" office:value-type="float" office:value="12757.9565217391" calcext:value-type="float">
            <text:p>12757,9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AboutActivity_33_InvalidViewFocusOperatorMutator</text:p>
          </table:table-cell>
          <table:table-cell office:value-type="float" office:value="33174" calcext:value-type="float">
            <text:p>33174</text:p>
          </table:table-cell>
          <table:table-cell table:formula="of:=[.E801]+[.B802]" office:value-type="float" office:value="293822" calcext:value-type="float">
            <text:p>293822</text:p>
          </table:table-cell>
          <table:table-cell table:formula="of:=[.B802]/[.$B$1]" office:value-type="float" office:value="16.9130434782609" calcext:value-type="float">
            <text:p>16,91</text:p>
          </table:table-cell>
          <table:table-cell table:formula="of:=[.G801]+[.F802]" office:value-type="float" office:value="12774.8695652174" calcext:value-type="float">
            <text:p>12774,8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AboutActivity_34_ViewComponentNotVisibleOperatorMutator</text:p>
          </table:table-cell>
          <table:table-cell office:value-type="float" office:value="34174" calcext:value-type="float">
            <text:p>34174</text:p>
          </table:table-cell>
          <table:table-cell table:formula="of:=[.E802]+[.B803]" office:value-type="float" office:value="294211" calcext:value-type="float">
            <text:p>294211</text:p>
          </table:table-cell>
          <table:table-cell table:formula="of:=[.B803]/[.$B$1]" office:value-type="float" office:value="16.9130434782609" calcext:value-type="float">
            <text:p>16,91</text:p>
          </table:table-cell>
          <table:table-cell table:formula="of:=[.G802]+[.F803]" office:value-type="float" office:value="12791.7826086957" calcext:value-type="float">
            <text:p>12791,7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AboutActivity_35_BuggyGUIListenerOperatorMutator</text:p>
          </table:table-cell>
          <table:table-cell office:value-type="float" office:value="35174" calcext:value-type="float">
            <text:p>35174</text:p>
          </table:table-cell>
          <table:table-cell table:formula="of:=[.E803]+[.B804]" office:value-type="float" office:value="294599" calcext:value-type="float">
            <text:p>294599</text:p>
          </table:table-cell>
          <table:table-cell table:formula="of:=[.B804]/[.$B$1]" office:value-type="float" office:value="16.8695652173913" calcext:value-type="float">
            <text:p>16,87</text:p>
          </table:table-cell>
          <table:table-cell table:formula="of:=[.G803]+[.F804]" office:value-type="float" office:value="12808.652173913" calcext:value-type="float">
            <text:p>12808,6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AboutActivity_36_FindViewByIdReturnsNullOperatorMutator</text:p>
          </table:table-cell>
          <table:table-cell office:value-type="float" office:value="36174" calcext:value-type="float">
            <text:p>36174</text:p>
          </table:table-cell>
          <table:table-cell table:formula="of:=[.E804]+[.B805]" office:value-type="float" office:value="294992" calcext:value-type="float">
            <text:p>294992</text:p>
          </table:table-cell>
          <table:table-cell table:formula="of:=[.B805]/[.$B$1]" office:value-type="float" office:value="17.0869565217391" calcext:value-type="float">
            <text:p>17,09</text:p>
          </table:table-cell>
          <table:table-cell table:formula="of:=[.G804]+[.F805]" office:value-type="float" office:value="12825.7391304348" calcext:value-type="float">
            <text:p>12825,7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AboutActivity_37_InvalidIDFindViewOperatorMutator</text:p>
          </table:table-cell>
          <table:table-cell office:value-type="float" office:value="37174" calcext:value-type="float">
            <text:p>37174</text:p>
          </table:table-cell>
          <table:table-cell table:formula="of:=[.E805]+[.B806]" office:value-type="float" office:value="295380" calcext:value-type="float">
            <text:p>295380</text:p>
          </table:table-cell>
          <table:table-cell table:formula="of:=[.B806]/[.$B$1]" office:value-type="float" office:value="16.8695652173913" calcext:value-type="float">
            <text:p>16,87</text:p>
          </table:table-cell>
          <table:table-cell table:formula="of:=[.G805]+[.F806]" office:value-type="float" office:value="12842.6086956522" calcext:value-type="float">
            <text:p>12842,61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AboutActivity_38_InvalidViewFocusOperatorMutator</text:p>
          </table:table-cell>
          <table:table-cell office:value-type="float" office:value="38174" calcext:value-type="float">
            <text:p>38174</text:p>
          </table:table-cell>
          <table:table-cell table:formula="of:=[.E806]+[.B807]" office:value-type="float" office:value="295711" calcext:value-type="float">
            <text:p>295711</text:p>
          </table:table-cell>
          <table:table-cell table:formula="of:=[.B807]/[.$B$1]" office:value-type="float" office:value="14.3913043478261" calcext:value-type="float">
            <text:p>14,39</text:p>
          </table:table-cell>
          <table:table-cell table:formula="of:=[.G806]+[.F807]" office:value-type="float" office:value="12857" calcext:value-type="float">
            <text:p>12857,0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AboutActivity_39_ViewComponentNotVisibleOperatorMutator</text:p>
          </table:table-cell>
          <table:table-cell office:value-type="float" office:value="39174" calcext:value-type="float">
            <text:p>39174</text:p>
          </table:table-cell>
          <table:table-cell table:formula="of:=[.E807]+[.B808]" office:value-type="float" office:value="296097" calcext:value-type="float">
            <text:p>296097</text:p>
          </table:table-cell>
          <table:table-cell table:formula="of:=[.B808]/[.$B$1]" office:value-type="float" office:value="16.7826086956522" calcext:value-type="float">
            <text:p>16,78</text:p>
          </table:table-cell>
          <table:table-cell table:formula="of:=[.G807]+[.F808]" office:value-type="float" office:value="12873.7826086957" calcext:value-type="float">
            <text:p>12873,7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AboutActivity_40_BuggyGUIListenerOperatorMutator</text:p>
          </table:table-cell>
          <table:table-cell office:value-type="float" office:value="40174" calcext:value-type="float">
            <text:p>40174</text:p>
          </table:table-cell>
          <table:table-cell table:formula="of:=[.E808]+[.B809]" office:value-type="float" office:value="296483" calcext:value-type="float">
            <text:p>296483</text:p>
          </table:table-cell>
          <table:table-cell table:formula="of:=[.B809]/[.$B$1]" office:value-type="float" office:value="16.7826086956522" calcext:value-type="float">
            <text:p>16,78</text:p>
          </table:table-cell>
          <table:table-cell table:formula="of:=[.G808]+[.F809]" office:value-type="float" office:value="12890.5652173913" calcext:value-type="float">
            <text:p>12890,57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AboutActivity_41_FindViewByIdReturnsNullOperatorMutator</text:p>
          </table:table-cell>
          <table:table-cell office:value-type="float" office:value="41174" calcext:value-type="float">
            <text:p>41174</text:p>
          </table:table-cell>
          <table:table-cell table:formula="of:=[.E809]+[.B810]" office:value-type="float" office:value="296868" calcext:value-type="float">
            <text:p>296868</text:p>
          </table:table-cell>
          <table:table-cell table:formula="of:=[.B810]/[.$B$1]" office:value-type="float" office:value="16.7391304347826" calcext:value-type="float">
            <text:p>16,74</text:p>
          </table:table-cell>
          <table:table-cell table:formula="of:=[.G809]+[.F810]" office:value-type="float" office:value="12907.3043478261" calcext:value-type="float">
            <text:p>12907,3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AboutActivity_42_InvalidIDFindViewOperatorMutator</text:p>
          </table:table-cell>
          <table:table-cell office:value-type="float" office:value="42174" calcext:value-type="float">
            <text:p>42174</text:p>
          </table:table-cell>
          <table:table-cell table:formula="of:=[.E810]+[.B811]" office:value-type="float" office:value="297300" calcext:value-type="float">
            <text:p>297300</text:p>
          </table:table-cell>
          <table:table-cell table:formula="of:=[.B811]/[.$B$1]" office:value-type="float" office:value="18.7826086956522" calcext:value-type="float">
            <text:p>18,78</text:p>
          </table:table-cell>
          <table:table-cell table:formula="of:=[.G810]+[.F811]" office:value-type="float" office:value="12926.0869565217" calcext:value-type="float">
            <text:p>12926,0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AboutActivity_43_InvalidViewFocusOperatorMutator</text:p>
          </table:table-cell>
          <table:table-cell office:value-type="float" office:value="43174" calcext:value-type="float">
            <text:p>43174</text:p>
          </table:table-cell>
          <table:table-cell table:formula="of:=[.E811]+[.B812]" office:value-type="float" office:value="297687" calcext:value-type="float">
            <text:p>297687</text:p>
          </table:table-cell>
          <table:table-cell table:formula="of:=[.B812]/[.$B$1]" office:value-type="float" office:value="16.8260869565217" calcext:value-type="float">
            <text:p>16,83</text:p>
          </table:table-cell>
          <table:table-cell table:formula="of:=[.G811]+[.F812]" office:value-type="float" office:value="12942.9130434783" calcext:value-type="float">
            <text:p>12942,9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AboutActivity_44_ViewComponentNotVisibleOperatorMutator</text:p>
          </table:table-cell>
          <table:table-cell office:value-type="float" office:value="44174" calcext:value-type="float">
            <text:p>44174</text:p>
          </table:table-cell>
          <table:table-cell table:formula="of:=[.E812]+[.B813]" office:value-type="float" office:value="298074" calcext:value-type="float">
            <text:p>298074</text:p>
          </table:table-cell>
          <table:table-cell table:formula="of:=[.B813]/[.$B$1]" office:value-type="float" office:value="16.8260869565217" calcext:value-type="float">
            <text:p>16,83</text:p>
          </table:table-cell>
          <table:table-cell table:formula="of:=[.G812]+[.F813]" office:value-type="float" office:value="12959.7391304348" calcext:value-type="float">
            <text:p>12959,74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AboutActivity_45_BuggyGUIListenerOperatorMutator</text:p>
          </table:table-cell>
          <table:table-cell office:value-type="float" office:value="45174" calcext:value-type="float">
            <text:p>45174</text:p>
          </table:table-cell>
          <table:table-cell table:formula="of:=[.E813]+[.B814]" office:value-type="float" office:value="298466" calcext:value-type="float">
            <text:p>298466</text:p>
          </table:table-cell>
          <table:table-cell table:formula="of:=[.B814]/[.$B$1]" office:value-type="float" office:value="17.0434782608696" calcext:value-type="float">
            <text:p>17,04</text:p>
          </table:table-cell>
          <table:table-cell table:formula="of:=[.G813]+[.F814]" office:value-type="float" office:value="12976.7826086957" calcext:value-type="float">
            <text:p>12976,7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AboutActivity_46_FindViewByIdReturnsNullOperatorMutator</text:p>
          </table:table-cell>
          <table:table-cell office:value-type="float" office:value="46174" calcext:value-type="float">
            <text:p>46174</text:p>
          </table:table-cell>
          <table:table-cell table:formula="of:=[.E814]+[.B815]" office:value-type="float" office:value="298853" calcext:value-type="float">
            <text:p>298853</text:p>
          </table:table-cell>
          <table:table-cell table:formula="of:=[.B815]/[.$B$1]" office:value-type="float" office:value="16.8260869565217" calcext:value-type="float">
            <text:p>16,83</text:p>
          </table:table-cell>
          <table:table-cell table:formula="of:=[.G814]+[.F815]" office:value-type="float" office:value="12993.6086956522" calcext:value-type="float">
            <text:p>12993,6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AboutActivity_47_InvalidIDFindViewOperatorMutator</text:p>
          </table:table-cell>
          <table:table-cell office:value-type="float" office:value="47174" calcext:value-type="float">
            <text:p>47174</text:p>
          </table:table-cell>
          <table:table-cell table:formula="of:=[.E815]+[.B816]" office:value-type="float" office:value="299238" calcext:value-type="float">
            <text:p>299238</text:p>
          </table:table-cell>
          <table:table-cell table:formula="of:=[.B816]/[.$B$1]" office:value-type="float" office:value="16.7391304347826" calcext:value-type="float">
            <text:p>16,74</text:p>
          </table:table-cell>
          <table:table-cell table:formula="of:=[.G815]+[.F816]" office:value-type="float" office:value="13010.347826087" calcext:value-type="float">
            <text:p>13010,3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AboutActivity_48_InvalidViewFocusOperatorMutator</text:p>
          </table:table-cell>
          <table:table-cell office:value-type="float" office:value="48174" calcext:value-type="float">
            <text:p>48174</text:p>
          </table:table-cell>
          <table:table-cell table:formula="of:=[.E816]+[.B817]" office:value-type="float" office:value="299626" calcext:value-type="float">
            <text:p>299626</text:p>
          </table:table-cell>
          <table:table-cell table:formula="of:=[.B817]/[.$B$1]" office:value-type="float" office:value="16.8695652173913" calcext:value-type="float">
            <text:p>16,87</text:p>
          </table:table-cell>
          <table:table-cell table:formula="of:=[.G816]+[.F817]" office:value-type="float" office:value="13027.2173913044" calcext:value-type="float">
            <text:p>13027,22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AboutActivity_49_ViewComponentNotVisibleOperatorMutator</text:p>
          </table:table-cell>
          <table:table-cell office:value-type="float" office:value="49174" calcext:value-type="float">
            <text:p>49174</text:p>
          </table:table-cell>
          <table:table-cell table:formula="of:=[.E817]+[.B818]" office:value-type="float" office:value="300010" calcext:value-type="float">
            <text:p>300010</text:p>
          </table:table-cell>
          <table:table-cell table:formula="of:=[.B818]/[.$B$1]" office:value-type="float" office:value="16.695652173913" calcext:value-type="float">
            <text:p>16,70</text:p>
          </table:table-cell>
          <table:table-cell table:formula="of:=[.G817]+[.F818]" office:value-type="float" office:value="13043.9130434783" calcext:value-type="float">
            <text:p>13043,9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AboutActivity_50_BuggyGUIListenerOperatorMutator</text:p>
          </table:table-cell>
          <table:table-cell office:value-type="float" office:value="50174" calcext:value-type="float">
            <text:p>50174</text:p>
          </table:table-cell>
          <table:table-cell table:formula="of:=[.E818]+[.B819]" office:value-type="float" office:value="300396" calcext:value-type="float">
            <text:p>300396</text:p>
          </table:table-cell>
          <table:table-cell table:formula="of:=[.B819]/[.$B$1]" office:value-type="float" office:value="16.7826086956522" calcext:value-type="float">
            <text:p>16,78</text:p>
          </table:table-cell>
          <table:table-cell table:formula="of:=[.G818]+[.F819]" office:value-type="float" office:value="13060.6956521739" calcext:value-type="float">
            <text:p>13060,7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AboutActivity_51_FindViewByIdReturnsNullOperatorMutator</text:p>
          </table:table-cell>
          <table:table-cell office:value-type="float" office:value="51174" calcext:value-type="float">
            <text:p>51174</text:p>
          </table:table-cell>
          <table:table-cell table:formula="of:=[.E819]+[.B820]" office:value-type="float" office:value="300785" calcext:value-type="float">
            <text:p>300785</text:p>
          </table:table-cell>
          <table:table-cell table:formula="of:=[.B820]/[.$B$1]" office:value-type="float" office:value="16.9130434782609" calcext:value-type="float">
            <text:p>16,91</text:p>
          </table:table-cell>
          <table:table-cell table:formula="of:=[.G819]+[.F820]" office:value-type="float" office:value="13077.6086956522" calcext:value-type="float">
            <text:p>13077,6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AboutActivity_52_InvalidIDFindViewOperatorMutator</text:p>
          </table:table-cell>
          <table:table-cell office:value-type="float" office:value="52174" calcext:value-type="float">
            <text:p>52174</text:p>
          </table:table-cell>
          <table:table-cell table:formula="of:=[.E820]+[.B821]" office:value-type="float" office:value="301176" calcext:value-type="float">
            <text:p>301176</text:p>
          </table:table-cell>
          <table:table-cell table:formula="of:=[.B821]/[.$B$1]" office:value-type="float" office:value="17" calcext:value-type="float">
            <text:p>17,00</text:p>
          </table:table-cell>
          <table:table-cell table:formula="of:=[.G820]+[.F821]" office:value-type="float" office:value="13094.6086956522" calcext:value-type="float">
            <text:p>13094,6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AboutActivity_53_InvalidViewFocusOperatorMutator</text:p>
          </table:table-cell>
          <table:table-cell office:value-type="float" office:value="53174" calcext:value-type="float">
            <text:p>53174</text:p>
          </table:table-cell>
          <table:table-cell table:formula="of:=[.E821]+[.B822]" office:value-type="float" office:value="301562" calcext:value-type="float">
            <text:p>301562</text:p>
          </table:table-cell>
          <table:table-cell table:formula="of:=[.B822]/[.$B$1]" office:value-type="float" office:value="16.7826086956522" calcext:value-type="float">
            <text:p>16,78</text:p>
          </table:table-cell>
          <table:table-cell table:formula="of:=[.G821]+[.F822]" office:value-type="float" office:value="13111.3913043478" calcext:value-type="float">
            <text:p>13111,39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AboutActivity_54_ViewComponentNotVisibleOperatorMutator</text:p>
          </table:table-cell>
          <table:table-cell office:value-type="float" office:value="54174" calcext:value-type="float">
            <text:p>54174</text:p>
          </table:table-cell>
          <table:table-cell table:formula="of:=[.E822]+[.B823]" office:value-type="float" office:value="301949" calcext:value-type="float">
            <text:p>301949</text:p>
          </table:table-cell>
          <table:table-cell table:formula="of:=[.B823]/[.$B$1]" office:value-type="float" office:value="16.8260869565217" calcext:value-type="float">
            <text:p>16,83</text:p>
          </table:table-cell>
          <table:table-cell table:formula="of:=[.G822]+[.F823]" office:value-type="float" office:value="13128.2173913044" calcext:value-type="float">
            <text:p>13128,2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AboutActivity_55_BuggyGUIListenerOperatorMutator</text:p>
          </table:table-cell>
          <table:table-cell office:value-type="float" office:value="55174" calcext:value-type="float">
            <text:p>55174</text:p>
          </table:table-cell>
          <table:table-cell table:formula="of:=[.E823]+[.B824]" office:value-type="float" office:value="302339" calcext:value-type="float">
            <text:p>302339</text:p>
          </table:table-cell>
          <table:table-cell table:formula="of:=[.B824]/[.$B$1]" office:value-type="float" office:value="16.9565217391304" calcext:value-type="float">
            <text:p>16,96</text:p>
          </table:table-cell>
          <table:table-cell table:formula="of:=[.G823]+[.F824]" office:value-type="float" office:value="13145.1739130435" calcext:value-type="float">
            <text:p>13145,17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AboutActivity_56_NullIntentOperatorMutator</text:p>
          </table:table-cell>
          <table:table-cell office:value-type="float" office:value="56174" calcext:value-type="float">
            <text:p>56174</text:p>
          </table:table-cell>
          <table:table-cell table:formula="of:=[.E824]+[.B825]" office:value-type="float" office:value="302728" calcext:value-type="float">
            <text:p>302728</text:p>
          </table:table-cell>
          <table:table-cell table:formula="of:=[.B825]/[.$B$1]" office:value-type="float" office:value="16.9130434782609" calcext:value-type="float">
            <text:p>16,91</text:p>
          </table:table-cell>
          <table:table-cell table:formula="of:=[.G824]+[.F825]" office:value-type="float" office:value="13162.0869565217" calcext:value-type="float">
            <text:p>13162,0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AboutActivity_57_InvalidKeyIntentOperatorMutator</text:p>
          </table:table-cell>
          <table:table-cell office:value-type="float" office:value="57174" calcext:value-type="float">
            <text:p>57174</text:p>
          </table:table-cell>
          <table:table-cell table:formula="of:=[.E825]+[.B826]" office:value-type="float" office:value="303126" calcext:value-type="float">
            <text:p>303126</text:p>
          </table:table-cell>
          <table:table-cell table:formula="of:=[.B826]/[.$B$1]" office:value-type="float" office:value="17.304347826087" calcext:value-type="float">
            <text:p>17,30</text:p>
          </table:table-cell>
          <table:table-cell table:formula="of:=[.G825]+[.F826]" office:value-type="float" office:value="13179.3913043478" calcext:value-type="float">
            <text:p>13179,39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AboutActivity_58_RandomActionIntentDefinitionOperatorMutator</text:p>
          </table:table-cell>
          <table:table-cell office:value-type="float" office:value="58174" calcext:value-type="float">
            <text:p>58174</text:p>
          </table:table-cell>
          <table:table-cell table:formula="of:=[.E826]+[.B827]" office:value-type="float" office:value="303511" calcext:value-type="float">
            <text:p>303511</text:p>
          </table:table-cell>
          <table:table-cell table:formula="of:=[.B827]/[.$B$1]" office:value-type="float" office:value="16.7391304347826" calcext:value-type="float">
            <text:p>16,74</text:p>
          </table:table-cell>
          <table:table-cell table:formula="of:=[.G826]+[.F827]" office:value-type="float" office:value="13196.1304347826" calcext:value-type="float">
            <text:p>13196,1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AboutActivity_59_RandomActionIntentDefinitionOperatorMutator</text:p>
          </table:table-cell>
          <table:table-cell office:value-type="float" office:value="59174" calcext:value-type="float">
            <text:p>59174</text:p>
          </table:table-cell>
          <table:table-cell table:formula="of:=[.E827]+[.B828]" office:value-type="float" office:value="303900" calcext:value-type="float">
            <text:p>303900</text:p>
          </table:table-cell>
          <table:table-cell table:formula="of:=[.B828]/[.$B$1]" office:value-type="float" office:value="16.9130434782609" calcext:value-type="float">
            <text:p>16,91</text:p>
          </table:table-cell>
          <table:table-cell table:formula="of:=[.G827]+[.F828]" office:value-type="float" office:value="13213.0434782609" calcext:value-type="float">
            <text:p>13213,04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AboutActivity_60_RandomActionIntentDefinitionOperatorMutator</text:p>
          </table:table-cell>
          <table:table-cell office:value-type="float" office:value="60174" calcext:value-type="float">
            <text:p>60174</text:p>
          </table:table-cell>
          <table:table-cell table:formula="of:=[.E828]+[.B829]" office:value-type="float" office:value="304289" calcext:value-type="float">
            <text:p>304289</text:p>
          </table:table-cell>
          <table:table-cell table:formula="of:=[.B829]/[.$B$1]" office:value-type="float" office:value="16.9130434782609" calcext:value-type="float">
            <text:p>16,91</text:p>
          </table:table-cell>
          <table:table-cell table:formula="of:=[.G828]+[.F829]" office:value-type="float" office:value="13229.9565217391" calcext:value-type="float">
            <text:p>13229,9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AboutActivity_61_NullIntentOperatorMutator</text:p>
          </table:table-cell>
          <table:table-cell office:value-type="float" office:value="61174" calcext:value-type="float">
            <text:p>61174</text:p>
          </table:table-cell>
          <table:table-cell table:formula="of:=[.E829]+[.B830]" office:value-type="float" office:value="304674" calcext:value-type="float">
            <text:p>304674</text:p>
          </table:table-cell>
          <table:table-cell table:formula="of:=[.B830]/[.$B$1]" office:value-type="float" office:value="16.7391304347826" calcext:value-type="float">
            <text:p>16,74</text:p>
          </table:table-cell>
          <table:table-cell table:formula="of:=[.G829]+[.F830]" office:value-type="float" office:value="13246.6956521739" calcext:value-type="float">
            <text:p>13246,7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AboutActivity_62_InvalidKeyIntentOperatorMutator</text:p>
          </table:table-cell>
          <table:table-cell office:value-type="float" office:value="62174" calcext:value-type="float">
            <text:p>62174</text:p>
          </table:table-cell>
          <table:table-cell table:formula="of:=[.E830]+[.B831]" office:value-type="float" office:value="305063" calcext:value-type="float">
            <text:p>305063</text:p>
          </table:table-cell>
          <table:table-cell table:formula="of:=[.B831]/[.$B$1]" office:value-type="float" office:value="16.9130434782609" calcext:value-type="float">
            <text:p>16,91</text:p>
          </table:table-cell>
          <table:table-cell table:formula="of:=[.G830]+[.F831]" office:value-type="float" office:value="13263.6086956522" calcext:value-type="float">
            <text:p>13263,6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AboutActivity_63_RandomActionIntentDefinitionOperatorMutator</text:p>
          </table:table-cell>
          <table:table-cell office:value-type="float" office:value="63174" calcext:value-type="float">
            <text:p>63174</text:p>
          </table:table-cell>
          <table:table-cell table:formula="of:=[.E831]+[.B832]" office:value-type="float" office:value="305453" calcext:value-type="float">
            <text:p>305453</text:p>
          </table:table-cell>
          <table:table-cell table:formula="of:=[.B832]/[.$B$1]" office:value-type="float" office:value="16.9565217391304" calcext:value-type="float">
            <text:p>16,96</text:p>
          </table:table-cell>
          <table:table-cell table:formula="of:=[.G831]+[.F832]" office:value-type="float" office:value="13280.5652173913" calcext:value-type="float">
            <text:p>13280,57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AboutActivity_64_RandomActionIntentDefinitionOperatorMutator</text:p>
          </table:table-cell>
          <table:table-cell office:value-type="float" office:value="64174" calcext:value-type="float">
            <text:p>64174</text:p>
          </table:table-cell>
          <table:table-cell table:formula="of:=[.E832]+[.B833]" office:value-type="float" office:value="305842" calcext:value-type="float">
            <text:p>305842</text:p>
          </table:table-cell>
          <table:table-cell table:formula="of:=[.B833]/[.$B$1]" office:value-type="float" office:value="16.9130434782609" calcext:value-type="float">
            <text:p>16,91</text:p>
          </table:table-cell>
          <table:table-cell table:formula="of:=[.G832]+[.F833]" office:value-type="float" office:value="13297.4782608696" calcext:value-type="float">
            <text:p>13297,4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AboutActivity_65_NullValueIntentPutExtraOperatorMutator</text:p>
          </table:table-cell>
          <table:table-cell office:value-type="float" office:value="65174" calcext:value-type="float">
            <text:p>65174</text:p>
          </table:table-cell>
          <table:table-cell table:formula="of:=[.E833]+[.B834]" office:value-type="float" office:value="306230" calcext:value-type="float">
            <text:p>306230</text:p>
          </table:table-cell>
          <table:table-cell table:formula="of:=[.B834]/[.$B$1]" office:value-type="float" office:value="16.8695652173913" calcext:value-type="float">
            <text:p>16,87</text:p>
          </table:table-cell>
          <table:table-cell table:formula="of:=[.G833]+[.F834]" office:value-type="float" office:value="13314.347826087" calcext:value-type="float">
            <text:p>13314,3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AboutActivity_66_IntentPayloadReplacementOperatorMutator</text:p>
          </table:table-cell>
          <table:table-cell office:value-type="float" office:value="66174" calcext:value-type="float">
            <text:p>66174</text:p>
          </table:table-cell>
          <table:table-cell table:formula="of:=[.E834]+[.B835]" office:value-type="float" office:value="306623" calcext:value-type="float">
            <text:p>306623</text:p>
          </table:table-cell>
          <table:table-cell table:formula="of:=[.B835]/[.$B$1]" office:value-type="float" office:value="17.0869565217391" calcext:value-type="float">
            <text:p>17,09</text:p>
          </table:table-cell>
          <table:table-cell table:formula="of:=[.G834]+[.F835]" office:value-type="float" office:value="13331.4347826087" calcext:value-type="float">
            <text:p>13331,4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AboutActivity_67_RandomActionIntentDefinitionOperatorMutator</text:p>
          </table:table-cell>
          <table:table-cell office:value-type="float" office:value="67174" calcext:value-type="float">
            <text:p>67174</text:p>
          </table:table-cell>
          <table:table-cell table:formula="of:=[.E835]+[.B836]" office:value-type="float" office:value="307013" calcext:value-type="float">
            <text:p>307013</text:p>
          </table:table-cell>
          <table:table-cell table:formula="of:=[.B836]/[.$B$1]" office:value-type="float" office:value="16.9565217391304" calcext:value-type="float">
            <text:p>16,96</text:p>
          </table:table-cell>
          <table:table-cell table:formula="of:=[.G835]+[.F836]" office:value-type="float" office:value="13348.3913043478" calcext:value-type="float">
            <text:p>13348,39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AboutActivity_68_NullValueIntentPutExtraOperatorMutator</text:p>
          </table:table-cell>
          <table:table-cell office:value-type="float" office:value="68174" calcext:value-type="float">
            <text:p>68174</text:p>
          </table:table-cell>
          <table:table-cell table:formula="of:=[.E836]+[.B837]" office:value-type="float" office:value="307404" calcext:value-type="float">
            <text:p>307404</text:p>
          </table:table-cell>
          <table:table-cell table:formula="of:=[.B837]/[.$B$1]" office:value-type="float" office:value="17" calcext:value-type="float">
            <text:p>17,00</text:p>
          </table:table-cell>
          <table:table-cell table:formula="of:=[.G836]+[.F837]" office:value-type="float" office:value="13365.3913043478" calcext:value-type="float">
            <text:p>13365,39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boutActivity_69_IntentPayloadReplacementOperatorMutator</text:p>
          </table:table-cell>
          <table:table-cell office:value-type="float" office:value="69174" calcext:value-type="float">
            <text:p>69174</text:p>
          </table:table-cell>
          <table:table-cell table:formula="of:=[.E837]+[.B838]" office:value-type="float" office:value="307704" calcext:value-type="float">
            <text:p>307704</text:p>
          </table:table-cell>
          <table:table-cell table:formula="of:=[.B838]/[.$B$1]" office:value-type="float" office:value="13.0434782608696" calcext:value-type="float">
            <text:p>13,04</text:p>
          </table:table-cell>
          <table:table-cell table:formula="of:=[.G837]+[.F838]" office:value-type="float" office:value="13378.4347826087" calcext:value-type="float">
            <text:p>13378,4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AboutActivity_70_RandomActionIntentDefinitionOperatorMutator</text:p>
          </table:table-cell>
          <table:table-cell office:value-type="float" office:value="70174" calcext:value-type="float">
            <text:p>70174</text:p>
          </table:table-cell>
          <table:table-cell table:formula="of:=[.E838]+[.B839]" office:value-type="float" office:value="308087" calcext:value-type="float">
            <text:p>308087</text:p>
          </table:table-cell>
          <table:table-cell table:formula="of:=[.B839]/[.$B$1]" office:value-type="float" office:value="16.6521739130435" calcext:value-type="float">
            <text:p>16,65</text:p>
          </table:table-cell>
          <table:table-cell table:formula="of:=[.G838]+[.F839]" office:value-type="float" office:value="13395.0869565217" calcext:value-type="float">
            <text:p>13395,09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EditEntryActivity_0_LengthyGUICreationOperatorMutator</text:p>
          </table:table-cell>
          <table:table-cell office:value-type="float" office:value="175" calcext:value-type="float">
            <text:p>175</text:p>
          </table:table-cell>
          <table:table-cell table:formula="of:=[.E839]+[.B840]" office:value-type="float" office:value="308373" calcext:value-type="float">
            <text:p>308373</text:p>
          </table:table-cell>
          <table:table-cell table:formula="of:=[.B840]/[.$B$1]" office:value-type="float" office:value="12.4347826086957" calcext:value-type="float">
            <text:p>12,43</text:p>
          </table:table-cell>
          <table:table-cell table:formula="of:=[.G839]+[.F840]" office:value-type="float" office:value="13407.5217391304" calcext:value-type="float">
            <text:p>13407,52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EditEntryActivity_1_InvalidIDFindViewOperatorMutator</text:p>
          </table:table-cell>
          <table:table-cell office:value-type="float" office:value="1175" calcext:value-type="float">
            <text:p>1175</text:p>
          </table:table-cell>
          <table:table-cell table:formula="of:=[.E840]+[.B841]" office:value-type="float" office:value="308630" calcext:value-type="float">
            <text:p>308630</text:p>
          </table:table-cell>
          <table:table-cell table:formula="of:=[.B841]/[.$B$1]" office:value-type="float" office:value="11.1739130434783" calcext:value-type="float">
            <text:p>11,17</text:p>
          </table:table-cell>
          <table:table-cell table:formula="of:=[.G840]+[.F841]" office:value-type="float" office:value="13418.6956521739" calcext:value-type="float">
            <text:p>13418,7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EditEntryActivity_2_RandomActionIntentDefinitionOperatorMutator</text:p>
          </table:table-cell>
          <table:table-cell office:value-type="float" office:value="2175" calcext:value-type="float">
            <text:p>2175</text:p>
          </table:table-cell>
          <table:table-cell table:formula="of:=[.E841]+[.B842]" office:value-type="float" office:value="308866" calcext:value-type="float">
            <text:p>308866</text:p>
          </table:table-cell>
          <table:table-cell table:formula="of:=[.B842]/[.$B$1]" office:value-type="float" office:value="10.2608695652174" calcext:value-type="float">
            <text:p>10,26</text:p>
          </table:table-cell>
          <table:table-cell table:formula="of:=[.G841]+[.F842]" office:value-type="float" office:value="13428.9565217391" calcext:value-type="float">
            <text:p>13428,96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EditEntryActivity_3_FindViewByIdReturnsNullOperatorMutator</text:p>
          </table:table-cell>
          <table:table-cell office:value-type="float" office:value="3175" calcext:value-type="float">
            <text:p>3175</text:p>
          </table:table-cell>
          <table:table-cell table:formula="of:=[.E842]+[.B843]" office:value-type="float" office:value="309104" calcext:value-type="float">
            <text:p>309104</text:p>
          </table:table-cell>
          <table:table-cell table:formula="of:=[.B843]/[.$B$1]" office:value-type="float" office:value="10.3478260869565" calcext:value-type="float">
            <text:p>10,35</text:p>
          </table:table-cell>
          <table:table-cell table:formula="of:=[.G842]+[.F843]" office:value-type="float" office:value="13439.3043478261" calcext:value-type="float">
            <text:p>13439,3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EditEntryActivity_4_InvalidIDFindViewOperatorMutator</text:p>
          </table:table-cell>
          <table:table-cell office:value-type="float" office:value="4175" calcext:value-type="float">
            <text:p>4175</text:p>
          </table:table-cell>
          <table:table-cell table:formula="of:=[.E843]+[.B844]" office:value-type="float" office:value="309341" calcext:value-type="float">
            <text:p>309341</text:p>
          </table:table-cell>
          <table:table-cell table:formula="of:=[.B844]/[.$B$1]" office:value-type="float" office:value="10.304347826087" calcext:value-type="float">
            <text:p>10,30</text:p>
          </table:table-cell>
          <table:table-cell table:formula="of:=[.G843]+[.F844]" office:value-type="float" office:value="13449.6086956522" calcext:value-type="float">
            <text:p>13449,6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EditEntryActivity_5_InvalidViewFocusOperatorMutator</text:p>
          </table:table-cell>
          <table:table-cell office:value-type="float" office:value="5175" calcext:value-type="float">
            <text:p>5175</text:p>
          </table:table-cell>
          <table:table-cell table:formula="of:=[.E844]+[.B845]" office:value-type="float" office:value="309728" calcext:value-type="float">
            <text:p>309728</text:p>
          </table:table-cell>
          <table:table-cell table:formula="of:=[.B845]/[.$B$1]" office:value-type="float" office:value="16.8260869565217" calcext:value-type="float">
            <text:p>16,83</text:p>
          </table:table-cell>
          <table:table-cell table:formula="of:=[.G844]+[.F845]" office:value-type="float" office:value="13466.4347826087" calcext:value-type="float">
            <text:p>13466,4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EditEntryActivity_6_ViewComponentNotVisibleOperatorMutator</text:p>
          </table:table-cell>
          <table:table-cell office:value-type="float" office:value="6175" calcext:value-type="float">
            <text:p>6175</text:p>
          </table:table-cell>
          <table:table-cell table:formula="of:=[.E845]+[.B846]" office:value-type="float" office:value="310117" calcext:value-type="float">
            <text:p>310117</text:p>
          </table:table-cell>
          <table:table-cell table:formula="of:=[.B846]/[.$B$1]" office:value-type="float" office:value="16.9130434782609" calcext:value-type="float">
            <text:p>16,91</text:p>
          </table:table-cell>
          <table:table-cell table:formula="of:=[.G845]+[.F846]" office:value-type="float" office:value="13483.347826087" calcext:value-type="float">
            <text:p>13483,3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EditEntryActivity_7_FindViewByIdReturnsNullOperatorMutator</text:p>
          </table:table-cell>
          <table:table-cell office:value-type="float" office:value="7175" calcext:value-type="float">
            <text:p>7175</text:p>
          </table:table-cell>
          <table:table-cell table:formula="of:=[.E846]+[.B847]" office:value-type="float" office:value="310507" calcext:value-type="float">
            <text:p>310507</text:p>
          </table:table-cell>
          <table:table-cell table:formula="of:=[.B847]/[.$B$1]" office:value-type="float" office:value="16.9565217391304" calcext:value-type="float">
            <text:p>16,96</text:p>
          </table:table-cell>
          <table:table-cell table:formula="of:=[.G846]+[.F847]" office:value-type="float" office:value="13500.3043478261" calcext:value-type="float">
            <text:p>13500,3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EditEntryActivity_8_InvalidIDFindViewOperatorMutator</text:p>
          </table:table-cell>
          <table:table-cell office:value-type="float" office:value="8175" calcext:value-type="float">
            <text:p>8175</text:p>
          </table:table-cell>
          <table:table-cell table:formula="of:=[.E847]+[.B848]" office:value-type="float" office:value="310900" calcext:value-type="float">
            <text:p>310900</text:p>
          </table:table-cell>
          <table:table-cell table:formula="of:=[.B848]/[.$B$1]" office:value-type="float" office:value="17.0869565217391" calcext:value-type="float">
            <text:p>17,09</text:p>
          </table:table-cell>
          <table:table-cell table:formula="of:=[.G847]+[.F848]" office:value-type="float" office:value="13517.3913043478" calcext:value-type="float">
            <text:p>13517,39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EditEntryActivity_9_InvalidViewFocusOperatorMutator</text:p>
          </table:table-cell>
          <table:table-cell office:value-type="float" office:value="9175" calcext:value-type="float">
            <text:p>9175</text:p>
          </table:table-cell>
          <table:table-cell table:formula="of:=[.E848]+[.B849]" office:value-type="float" office:value="311284" calcext:value-type="float">
            <text:p>311284</text:p>
          </table:table-cell>
          <table:table-cell table:formula="of:=[.B849]/[.$B$1]" office:value-type="float" office:value="16.695652173913" calcext:value-type="float">
            <text:p>16,70</text:p>
          </table:table-cell>
          <table:table-cell table:formula="of:=[.G848]+[.F849]" office:value-type="float" office:value="13534.0869565217" calcext:value-type="float">
            <text:p>13534,09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EditEntryActivity_10_ViewComponentNotVisibleOperatorMutator</text:p>
          </table:table-cell>
          <table:table-cell office:value-type="float" office:value="10175" calcext:value-type="float">
            <text:p>10175</text:p>
          </table:table-cell>
          <table:table-cell table:formula="of:=[.E849]+[.B850]" office:value-type="float" office:value="311667" calcext:value-type="float">
            <text:p>311667</text:p>
          </table:table-cell>
          <table:table-cell table:formula="of:=[.B850]/[.$B$1]" office:value-type="float" office:value="16.6521739130435" calcext:value-type="float">
            <text:p>16,65</text:p>
          </table:table-cell>
          <table:table-cell table:formula="of:=[.G849]+[.F850]" office:value-type="float" office:value="13550.7391304348" calcext:value-type="float">
            <text:p>13550,74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EditEntryActivity_11_FindViewByIdReturnsNullOperatorMutator</text:p>
          </table:table-cell>
          <table:table-cell office:value-type="float" office:value="11175" calcext:value-type="float">
            <text:p>11175</text:p>
          </table:table-cell>
          <table:table-cell table:formula="of:=[.E850]+[.B851]" office:value-type="float" office:value="312060" calcext:value-type="float">
            <text:p>312060</text:p>
          </table:table-cell>
          <table:table-cell table:formula="of:=[.B851]/[.$B$1]" office:value-type="float" office:value="17.0869565217391" calcext:value-type="float">
            <text:p>17,09</text:p>
          </table:table-cell>
          <table:table-cell table:formula="of:=[.G850]+[.F851]" office:value-type="float" office:value="13567.8260869565" calcext:value-type="float">
            <text:p>13567,8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EditEntryActivity_12_InvalidIDFindViewOperatorMutator</text:p>
          </table:table-cell>
          <table:table-cell office:value-type="float" office:value="12175" calcext:value-type="float">
            <text:p>12175</text:p>
          </table:table-cell>
          <table:table-cell table:formula="of:=[.E851]+[.B852]" office:value-type="float" office:value="312448" calcext:value-type="float">
            <text:p>312448</text:p>
          </table:table-cell>
          <table:table-cell table:formula="of:=[.B852]/[.$B$1]" office:value-type="float" office:value="16.8695652173913" calcext:value-type="float">
            <text:p>16,87</text:p>
          </table:table-cell>
          <table:table-cell table:formula="of:=[.G851]+[.F852]" office:value-type="float" office:value="13584.6956521739" calcext:value-type="float">
            <text:p>13584,7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EditEntryActivity_13_InvalidViewFocusOperatorMutator</text:p>
          </table:table-cell>
          <table:table-cell office:value-type="float" office:value="13175" calcext:value-type="float">
            <text:p>13175</text:p>
          </table:table-cell>
          <table:table-cell table:formula="of:=[.E852]+[.B853]" office:value-type="float" office:value="312837" calcext:value-type="float">
            <text:p>312837</text:p>
          </table:table-cell>
          <table:table-cell table:formula="of:=[.B853]/[.$B$1]" office:value-type="float" office:value="16.9130434782609" calcext:value-type="float">
            <text:p>16,91</text:p>
          </table:table-cell>
          <table:table-cell table:formula="of:=[.G852]+[.F853]" office:value-type="float" office:value="13601.6086956522" calcext:value-type="float">
            <text:p>13601,6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EditEntryActivity_14_ViewComponentNotVisibleOperatorMutator</text:p>
          </table:table-cell>
          <table:table-cell office:value-type="float" office:value="14175" calcext:value-type="float">
            <text:p>14175</text:p>
          </table:table-cell>
          <table:table-cell table:formula="of:=[.E853]+[.B854]" office:value-type="float" office:value="313227" calcext:value-type="float">
            <text:p>313227</text:p>
          </table:table-cell>
          <table:table-cell table:formula="of:=[.B854]/[.$B$1]" office:value-type="float" office:value="16.9565217391304" calcext:value-type="float">
            <text:p>16,96</text:p>
          </table:table-cell>
          <table:table-cell table:formula="of:=[.G853]+[.F854]" office:value-type="float" office:value="13618.5652173913" calcext:value-type="float">
            <text:p>13618,57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EditEntryActivity_15_FindViewByIdReturnsNullOperatorMutator</text:p>
          </table:table-cell>
          <table:table-cell office:value-type="float" office:value="15175" calcext:value-type="float">
            <text:p>15175</text:p>
          </table:table-cell>
          <table:table-cell table:formula="of:=[.E854]+[.B855]" office:value-type="float" office:value="313457" calcext:value-type="float">
            <text:p>313457</text:p>
          </table:table-cell>
          <table:table-cell table:formula="of:=[.B855]/[.$B$1]" office:value-type="float" office:value="10" calcext:value-type="float">
            <text:p>10,00</text:p>
          </table:table-cell>
          <table:table-cell table:formula="of:=[.G854]+[.F855]" office:value-type="float" office:value="13628.5652173913" calcext:value-type="float">
            <text:p>13628,57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EditEntryActivity_16_InvalidIDFindViewOperatorMutator</text:p>
          </table:table-cell>
          <table:table-cell office:value-type="float" office:value="16175" calcext:value-type="float">
            <text:p>16175</text:p>
          </table:table-cell>
          <table:table-cell table:formula="of:=[.E855]+[.B856]" office:value-type="float" office:value="313697" calcext:value-type="float">
            <text:p>313697</text:p>
          </table:table-cell>
          <table:table-cell table:formula="of:=[.B856]/[.$B$1]" office:value-type="float" office:value="10.4347826086957" calcext:value-type="float">
            <text:p>10,43</text:p>
          </table:table-cell>
          <table:table-cell table:formula="of:=[.G855]+[.F856]" office:value-type="float" office:value="13639" calcext:value-type="float">
            <text:p>13639,0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EditEntryActivity_17_InvalidViewFocusOperatorMutator</text:p>
          </table:table-cell>
          <table:table-cell office:value-type="float" office:value="17175" calcext:value-type="float">
            <text:p>17175</text:p>
          </table:table-cell>
          <table:table-cell table:formula="of:=[.E856]+[.B857]" office:value-type="float" office:value="313941" calcext:value-type="float">
            <text:p>313941</text:p>
          </table:table-cell>
          <table:table-cell table:formula="of:=[.B857]/[.$B$1]" office:value-type="float" office:value="10.6086956521739" calcext:value-type="float">
            <text:p>10,61</text:p>
          </table:table-cell>
          <table:table-cell table:formula="of:=[.G856]+[.F857]" office:value-type="float" office:value="13649.6086956522" calcext:value-type="float">
            <text:p>13649,6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EditEntryActivity_18_ViewComponentNotVisibleOperatorMutator</text:p>
          </table:table-cell>
          <table:table-cell office:value-type="float" office:value="18175" calcext:value-type="float">
            <text:p>18175</text:p>
          </table:table-cell>
          <table:table-cell table:formula="of:=[.E857]+[.B858]" office:value-type="float" office:value="314185" calcext:value-type="float">
            <text:p>314185</text:p>
          </table:table-cell>
          <table:table-cell table:formula="of:=[.B858]/[.$B$1]" office:value-type="float" office:value="10.6086956521739" calcext:value-type="float">
            <text:p>10,61</text:p>
          </table:table-cell>
          <table:table-cell table:formula="of:=[.G857]+[.F858]" office:value-type="float" office:value="13660.2173913043" calcext:value-type="float">
            <text:p>13660,2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ditEntryActivity_19_FindViewByIdReturnsNullOperatorMutator</text:p>
          </table:table-cell>
          <table:table-cell office:value-type="float" office:value="19175" calcext:value-type="float">
            <text:p>19175</text:p>
          </table:table-cell>
          <table:table-cell table:formula="of:=[.E858]+[.B859]" office:value-type="float" office:value="314426" calcext:value-type="float">
            <text:p>314426</text:p>
          </table:table-cell>
          <table:table-cell table:formula="of:=[.B859]/[.$B$1]" office:value-type="float" office:value="10.4782608695652" calcext:value-type="float">
            <text:p>10,48</text:p>
          </table:table-cell>
          <table:table-cell table:formula="of:=[.G858]+[.F859]" office:value-type="float" office:value="13670.6956521739" calcext:value-type="float">
            <text:p>13670,7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ditEntryActivity_20_InvalidIDFindViewOperatorMutator</text:p>
          </table:table-cell>
          <table:table-cell office:value-type="float" office:value="20175" calcext:value-type="float">
            <text:p>20175</text:p>
          </table:table-cell>
          <table:table-cell table:formula="of:=[.E859]+[.B860]" office:value-type="float" office:value="314667" calcext:value-type="float">
            <text:p>314667</text:p>
          </table:table-cell>
          <table:table-cell table:formula="of:=[.B860]/[.$B$1]" office:value-type="float" office:value="10.4782608695652" calcext:value-type="float">
            <text:p>10,48</text:p>
          </table:table-cell>
          <table:table-cell table:formula="of:=[.G859]+[.F860]" office:value-type="float" office:value="13681.1739130435" calcext:value-type="float">
            <text:p>13681,17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EditEntryActivity_21_InvalidViewFocusOperatorMutator</text:p>
          </table:table-cell>
          <table:table-cell office:value-type="float" office:value="21175" calcext:value-type="float">
            <text:p>21175</text:p>
          </table:table-cell>
          <table:table-cell table:formula="of:=[.E860]+[.B861]" office:value-type="float" office:value="314913" calcext:value-type="float">
            <text:p>314913</text:p>
          </table:table-cell>
          <table:table-cell table:formula="of:=[.B861]/[.$B$1]" office:value-type="float" office:value="10.695652173913" calcext:value-type="float">
            <text:p>10,70</text:p>
          </table:table-cell>
          <table:table-cell table:formula="of:=[.G860]+[.F861]" office:value-type="float" office:value="13691.8695652174" calcext:value-type="float">
            <text:p>13691,8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EditEntryActivity_22_ViewComponentNotVisibleOperatorMutator</text:p>
          </table:table-cell>
          <table:table-cell office:value-type="float" office:value="22175" calcext:value-type="float">
            <text:p>22175</text:p>
          </table:table-cell>
          <table:table-cell table:formula="of:=[.E861]+[.B862]" office:value-type="float" office:value="315165" calcext:value-type="float">
            <text:p>315165</text:p>
          </table:table-cell>
          <table:table-cell table:formula="of:=[.B862]/[.$B$1]" office:value-type="float" office:value="10.9565217391304" calcext:value-type="float">
            <text:p>10,96</text:p>
          </table:table-cell>
          <table:table-cell table:formula="of:=[.G861]+[.F862]" office:value-type="float" office:value="13702.8260869565" calcext:value-type="float">
            <text:p>13702,83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EditEntryActivity_23_FindViewByIdReturnsNullOperatorMutator</text:p>
          </table:table-cell>
          <table:table-cell office:value-type="float" office:value="23175" calcext:value-type="float">
            <text:p>23175</text:p>
          </table:table-cell>
          <table:table-cell table:formula="of:=[.E862]+[.B863]" office:value-type="float" office:value="315401" calcext:value-type="float">
            <text:p>315401</text:p>
          </table:table-cell>
          <table:table-cell table:formula="of:=[.B863]/[.$B$1]" office:value-type="float" office:value="10.2608695652174" calcext:value-type="float">
            <text:p>10,26</text:p>
          </table:table-cell>
          <table:table-cell table:formula="of:=[.G862]+[.F863]" office:value-type="float" office:value="13713.0869565217" calcext:value-type="float">
            <text:p>13713,09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EditEntryActivity_24_InvalidIDFindViewOperatorMutator</text:p>
          </table:table-cell>
          <table:table-cell office:value-type="float" office:value="24175" calcext:value-type="float">
            <text:p>24175</text:p>
          </table:table-cell>
          <table:table-cell table:formula="of:=[.E863]+[.B864]" office:value-type="float" office:value="315641" calcext:value-type="float">
            <text:p>315641</text:p>
          </table:table-cell>
          <table:table-cell table:formula="of:=[.B864]/[.$B$1]" office:value-type="float" office:value="10.4347826086957" calcext:value-type="float">
            <text:p>10,43</text:p>
          </table:table-cell>
          <table:table-cell table:formula="of:=[.G863]+[.F864]" office:value-type="float" office:value="13723.5217391304" calcext:value-type="float">
            <text:p>13723,5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EditEntryActivity_25_InvalidViewFocusOperatorMutator</text:p>
          </table:table-cell>
          <table:table-cell office:value-type="float" office:value="25175" calcext:value-type="float">
            <text:p>25175</text:p>
          </table:table-cell>
          <table:table-cell table:formula="of:=[.E864]+[.B865]" office:value-type="float" office:value="316029" calcext:value-type="float">
            <text:p>316029</text:p>
          </table:table-cell>
          <table:table-cell table:formula="of:=[.B865]/[.$B$1]" office:value-type="float" office:value="16.8695652173913" calcext:value-type="float">
            <text:p>16,87</text:p>
          </table:table-cell>
          <table:table-cell table:formula="of:=[.G864]+[.F865]" office:value-type="float" office:value="13740.3913043478" calcext:value-type="float">
            <text:p>13740,39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EditEntryActivity_26_ViewComponentNotVisibleOperatorMutator</text:p>
          </table:table-cell>
          <table:table-cell office:value-type="float" office:value="26175" calcext:value-type="float">
            <text:p>26175</text:p>
          </table:table-cell>
          <table:table-cell table:formula="of:=[.E865]+[.B866]" office:value-type="float" office:value="316418" calcext:value-type="float">
            <text:p>316418</text:p>
          </table:table-cell>
          <table:table-cell table:formula="of:=[.B866]/[.$B$1]" office:value-type="float" office:value="16.9130434782609" calcext:value-type="float">
            <text:p>16,91</text:p>
          </table:table-cell>
          <table:table-cell table:formula="of:=[.G865]+[.F866]" office:value-type="float" office:value="13757.3043478261" calcext:value-type="float">
            <text:p>13757,3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EditEntryActivity_27_FindViewByIdReturnsNullOperatorMutator</text:p>
          </table:table-cell>
          <table:table-cell office:value-type="float" office:value="27175" calcext:value-type="float">
            <text:p>27175</text:p>
          </table:table-cell>
          <table:table-cell table:formula="of:=[.E866]+[.B867]" office:value-type="float" office:value="316654" calcext:value-type="float">
            <text:p>316654</text:p>
          </table:table-cell>
          <table:table-cell table:formula="of:=[.B867]/[.$B$1]" office:value-type="float" office:value="10.2608695652174" calcext:value-type="float">
            <text:p>10,26</text:p>
          </table:table-cell>
          <table:table-cell table:formula="of:=[.G866]+[.F867]" office:value-type="float" office:value="13767.5652173913" calcext:value-type="float">
            <text:p>13767,57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EditEntryActivity_28_InvalidIDFindViewOperatorMutator</text:p>
          </table:table-cell>
          <table:table-cell office:value-type="float" office:value="28175" calcext:value-type="float">
            <text:p>28175</text:p>
          </table:table-cell>
          <table:table-cell table:formula="of:=[.E867]+[.B868]" office:value-type="float" office:value="316893" calcext:value-type="float">
            <text:p>316893</text:p>
          </table:table-cell>
          <table:table-cell table:formula="of:=[.B868]/[.$B$1]" office:value-type="float" office:value="10.3913043478261" calcext:value-type="float">
            <text:p>10,39</text:p>
          </table:table-cell>
          <table:table-cell table:formula="of:=[.G867]+[.F868]" office:value-type="float" office:value="13777.9565217391" calcext:value-type="float">
            <text:p>13777,9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EditEntryActivity_29_InvalidViewFocusOperatorMutator</text:p>
          </table:table-cell>
          <table:table-cell office:value-type="float" office:value="29175" calcext:value-type="float">
            <text:p>29175</text:p>
          </table:table-cell>
          <table:table-cell table:formula="of:=[.E868]+[.B869]" office:value-type="float" office:value="317281" calcext:value-type="float">
            <text:p>317281</text:p>
          </table:table-cell>
          <table:table-cell table:formula="of:=[.B869]/[.$B$1]" office:value-type="float" office:value="16.8695652173913" calcext:value-type="float">
            <text:p>16,87</text:p>
          </table:table-cell>
          <table:table-cell table:formula="of:=[.G868]+[.F869]" office:value-type="float" office:value="13794.8260869565" calcext:value-type="float">
            <text:p>13794,83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EditEntryActivity_30_ViewComponentNotVisibleOperatorMutator</text:p>
          </table:table-cell>
          <table:table-cell office:value-type="float" office:value="30175" calcext:value-type="float">
            <text:p>30175</text:p>
          </table:table-cell>
          <table:table-cell table:formula="of:=[.E869]+[.B870]" office:value-type="float" office:value="317671" calcext:value-type="float">
            <text:p>317671</text:p>
          </table:table-cell>
          <table:table-cell table:formula="of:=[.B870]/[.$B$1]" office:value-type="float" office:value="16.9565217391304" calcext:value-type="float">
            <text:p>16,96</text:p>
          </table:table-cell>
          <table:table-cell table:formula="of:=[.G869]+[.F870]" office:value-type="float" office:value="13811.7826086957" calcext:value-type="float">
            <text:p>13811,7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EditEntryActivity_31_FindViewByIdReturnsNullOperatorMutator</text:p>
          </table:table-cell>
          <table:table-cell office:value-type="float" office:value="31175" calcext:value-type="float">
            <text:p>31175</text:p>
          </table:table-cell>
          <table:table-cell table:formula="of:=[.E870]+[.B871]" office:value-type="float" office:value="317909" calcext:value-type="float">
            <text:p>317909</text:p>
          </table:table-cell>
          <table:table-cell table:formula="of:=[.B871]/[.$B$1]" office:value-type="float" office:value="10.3478260869565" calcext:value-type="float">
            <text:p>10,35</text:p>
          </table:table-cell>
          <table:table-cell table:formula="of:=[.G870]+[.F871]" office:value-type="float" office:value="13822.1304347826" calcext:value-type="float">
            <text:p>13822,1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EditEntryActivity_32_InvalidIDFindViewOperatorMutator</text:p>
          </table:table-cell>
          <table:table-cell office:value-type="float" office:value="32175" calcext:value-type="float">
            <text:p>32175</text:p>
          </table:table-cell>
          <table:table-cell table:formula="of:=[.E871]+[.B872]" office:value-type="float" office:value="318146" calcext:value-type="float">
            <text:p>318146</text:p>
          </table:table-cell>
          <table:table-cell table:formula="of:=[.B872]/[.$B$1]" office:value-type="float" office:value="10.304347826087" calcext:value-type="float">
            <text:p>10,30</text:p>
          </table:table-cell>
          <table:table-cell table:formula="of:=[.G871]+[.F872]" office:value-type="float" office:value="13832.4347826087" calcext:value-type="float">
            <text:p>13832,43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EditEntryActivity_33_InvalidViewFocusOperatorMutator</text:p>
          </table:table-cell>
          <table:table-cell office:value-type="float" office:value="33175" calcext:value-type="float">
            <text:p>33175</text:p>
          </table:table-cell>
          <table:table-cell table:formula="of:=[.E872]+[.B873]" office:value-type="float" office:value="318532" calcext:value-type="float">
            <text:p>318532</text:p>
          </table:table-cell>
          <table:table-cell table:formula="of:=[.B873]/[.$B$1]" office:value-type="float" office:value="16.7826086956522" calcext:value-type="float">
            <text:p>16,78</text:p>
          </table:table-cell>
          <table:table-cell table:formula="of:=[.G872]+[.F873]" office:value-type="float" office:value="13849.2173913044" calcext:value-type="float">
            <text:p>13849,22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EditEntryActivity_34_ViewComponentNotVisibleOperatorMutator</text:p>
          </table:table-cell>
          <table:table-cell office:value-type="float" office:value="34175" calcext:value-type="float">
            <text:p>34175</text:p>
          </table:table-cell>
          <table:table-cell table:formula="of:=[.E873]+[.B874]" office:value-type="float" office:value="318921" calcext:value-type="float">
            <text:p>318921</text:p>
          </table:table-cell>
          <table:table-cell table:formula="of:=[.B874]/[.$B$1]" office:value-type="float" office:value="16.9130434782609" calcext:value-type="float">
            <text:p>16,91</text:p>
          </table:table-cell>
          <table:table-cell table:formula="of:=[.G873]+[.F874]" office:value-type="float" office:value="13866.1304347826" calcext:value-type="float">
            <text:p>13866,13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EditEntryActivity_35_FindViewByIdReturnsNullOperatorMutator</text:p>
          </table:table-cell>
          <table:table-cell office:value-type="float" office:value="35175" calcext:value-type="float">
            <text:p>35175</text:p>
          </table:table-cell>
          <table:table-cell table:formula="of:=[.E874]+[.B875]" office:value-type="float" office:value="319159" calcext:value-type="float">
            <text:p>319159</text:p>
          </table:table-cell>
          <table:table-cell table:formula="of:=[.B875]/[.$B$1]" office:value-type="float" office:value="10.3478260869565" calcext:value-type="float">
            <text:p>10,35</text:p>
          </table:table-cell>
          <table:table-cell table:formula="of:=[.G874]+[.F875]" office:value-type="float" office:value="13876.4782608696" calcext:value-type="float">
            <text:p>13876,4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EditEntryActivity_36_InvalidIDFindViewOperatorMutator</text:p>
          </table:table-cell>
          <table:table-cell office:value-type="float" office:value="36175" calcext:value-type="float">
            <text:p>36175</text:p>
          </table:table-cell>
          <table:table-cell table:formula="of:=[.E875]+[.B876]" office:value-type="float" office:value="319395" calcext:value-type="float">
            <text:p>319395</text:p>
          </table:table-cell>
          <table:table-cell table:formula="of:=[.B876]/[.$B$1]" office:value-type="float" office:value="10.2608695652174" calcext:value-type="float">
            <text:p>10,26</text:p>
          </table:table-cell>
          <table:table-cell table:formula="of:=[.G875]+[.F876]" office:value-type="float" office:value="13886.7391304348" calcext:value-type="float">
            <text:p>13886,7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EditEntryActivity_37_InvalidViewFocusOperatorMutator</text:p>
          </table:table-cell>
          <table:table-cell office:value-type="float" office:value="37175" calcext:value-type="float">
            <text:p>37175</text:p>
          </table:table-cell>
          <table:table-cell table:formula="of:=[.E876]+[.B877]" office:value-type="float" office:value="319793" calcext:value-type="float">
            <text:p>319793</text:p>
          </table:table-cell>
          <table:table-cell table:formula="of:=[.B877]/[.$B$1]" office:value-type="float" office:value="17.304347826087" calcext:value-type="float">
            <text:p>17,30</text:p>
          </table:table-cell>
          <table:table-cell table:formula="of:=[.G876]+[.F877]" office:value-type="float" office:value="13904.0434782609" calcext:value-type="float">
            <text:p>13904,0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EditEntryActivity_38_ViewComponentNotVisibleOperatorMutator</text:p>
          </table:table-cell>
          <table:table-cell office:value-type="float" office:value="38175" calcext:value-type="float">
            <text:p>38175</text:p>
          </table:table-cell>
          <table:table-cell table:formula="of:=[.E877]+[.B878]" office:value-type="float" office:value="320181" calcext:value-type="float">
            <text:p>320181</text:p>
          </table:table-cell>
          <table:table-cell table:formula="of:=[.B878]/[.$B$1]" office:value-type="float" office:value="16.8695652173913" calcext:value-type="float">
            <text:p>16,87</text:p>
          </table:table-cell>
          <table:table-cell table:formula="of:=[.G877]+[.F878]" office:value-type="float" office:value="13920.9130434783" calcext:value-type="float">
            <text:p>13920,9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EditEntryActivity_39_FindViewByIdReturnsNullOperatorMutator</text:p>
          </table:table-cell>
          <table:table-cell office:value-type="float" office:value="39175" calcext:value-type="float">
            <text:p>39175</text:p>
          </table:table-cell>
          <table:table-cell table:formula="of:=[.E878]+[.B879]" office:value-type="float" office:value="320421" calcext:value-type="float">
            <text:p>320421</text:p>
          </table:table-cell>
          <table:table-cell table:formula="of:=[.B879]/[.$B$1]" office:value-type="float" office:value="10.4347826086957" calcext:value-type="float">
            <text:p>10,43</text:p>
          </table:table-cell>
          <table:table-cell table:formula="of:=[.G878]+[.F879]" office:value-type="float" office:value="13931.347826087" calcext:value-type="float">
            <text:p>13931,3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ditEntryActivity_40_InvalidIDFindViewOperatorMutator</text:p>
          </table:table-cell>
          <table:table-cell office:value-type="float" office:value="40175" calcext:value-type="float">
            <text:p>40175</text:p>
          </table:table-cell>
          <table:table-cell table:formula="of:=[.E879]+[.B880]" office:value-type="float" office:value="320662" calcext:value-type="float">
            <text:p>320662</text:p>
          </table:table-cell>
          <table:table-cell table:formula="of:=[.B880]/[.$B$1]" office:value-type="float" office:value="10.4782608695652" calcext:value-type="float">
            <text:p>10,48</text:p>
          </table:table-cell>
          <table:table-cell table:formula="of:=[.G879]+[.F880]" office:value-type="float" office:value="13941.8260869565" calcext:value-type="float">
            <text:p>13941,8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EditEntryActivity_41_InvalidViewFocusOperatorMutator</text:p>
          </table:table-cell>
          <table:table-cell office:value-type="float" office:value="41175" calcext:value-type="float">
            <text:p>41175</text:p>
          </table:table-cell>
          <table:table-cell table:formula="of:=[.E880]+[.B881]" office:value-type="float" office:value="320908" calcext:value-type="float">
            <text:p>320908</text:p>
          </table:table-cell>
          <table:table-cell table:formula="of:=[.B881]/[.$B$1]" office:value-type="float" office:value="10.695652173913" calcext:value-type="float">
            <text:p>10,70</text:p>
          </table:table-cell>
          <table:table-cell table:formula="of:=[.G880]+[.F881]" office:value-type="float" office:value="13952.5217391304" calcext:value-type="float">
            <text:p>13952,5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EditEntryActivity_42_ViewComponentNotVisibleOperatorMutator</text:p>
          </table:table-cell>
          <table:table-cell office:value-type="float" office:value="42175" calcext:value-type="float">
            <text:p>42175</text:p>
          </table:table-cell>
          <table:table-cell table:formula="of:=[.E881]+[.B882]" office:value-type="float" office:value="321156" calcext:value-type="float">
            <text:p>321156</text:p>
          </table:table-cell>
          <table:table-cell table:formula="of:=[.B882]/[.$B$1]" office:value-type="float" office:value="10.7826086956522" calcext:value-type="float">
            <text:p>10,78</text:p>
          </table:table-cell>
          <table:table-cell table:formula="of:=[.G881]+[.F882]" office:value-type="float" office:value="13963.3043478261" calcext:value-type="float">
            <text:p>13963,3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EditEntryActivity_43_FindViewByIdReturnsNullOperatorMutator</text:p>
          </table:table-cell>
          <table:table-cell office:value-type="float" office:value="43175" calcext:value-type="float">
            <text:p>43175</text:p>
          </table:table-cell>
          <table:table-cell table:formula="of:=[.E882]+[.B883]" office:value-type="float" office:value="321395" calcext:value-type="float">
            <text:p>321395</text:p>
          </table:table-cell>
          <table:table-cell table:formula="of:=[.B883]/[.$B$1]" office:value-type="float" office:value="10.3913043478261" calcext:value-type="float">
            <text:p>10,39</text:p>
          </table:table-cell>
          <table:table-cell table:formula="of:=[.G882]+[.F883]" office:value-type="float" office:value="13973.6956521739" calcext:value-type="float">
            <text:p>13973,7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EditEntryActivity_44_InvalidIDFindViewOperatorMutator</text:p>
          </table:table-cell>
          <table:table-cell office:value-type="float" office:value="44175" calcext:value-type="float">
            <text:p>44175</text:p>
          </table:table-cell>
          <table:table-cell table:formula="of:=[.E883]+[.B884]" office:value-type="float" office:value="321630" calcext:value-type="float">
            <text:p>321630</text:p>
          </table:table-cell>
          <table:table-cell table:formula="of:=[.B884]/[.$B$1]" office:value-type="float" office:value="10.2173913043478" calcext:value-type="float">
            <text:p>10,22</text:p>
          </table:table-cell>
          <table:table-cell table:formula="of:=[.G883]+[.F884]" office:value-type="float" office:value="13983.9130434783" calcext:value-type="float">
            <text:p>13983,9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EditEntryActivity_45_InvalidViewFocusOperatorMutator</text:p>
          </table:table-cell>
          <table:table-cell office:value-type="float" office:value="45175" calcext:value-type="float">
            <text:p>45175</text:p>
          </table:table-cell>
          <table:table-cell table:formula="of:=[.E884]+[.B885]" office:value-type="float" office:value="321881" calcext:value-type="float">
            <text:p>321881</text:p>
          </table:table-cell>
          <table:table-cell table:formula="of:=[.B885]/[.$B$1]" office:value-type="float" office:value="10.9130434782609" calcext:value-type="float">
            <text:p>10,91</text:p>
          </table:table-cell>
          <table:table-cell table:formula="of:=[.G884]+[.F885]" office:value-type="float" office:value="13994.8260869565" calcext:value-type="float">
            <text:p>13994,83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EditEntryActivity_46_ViewComponentNotVisibleOperatorMutator</text:p>
          </table:table-cell>
          <table:table-cell office:value-type="float" office:value="46175" calcext:value-type="float">
            <text:p>46175</text:p>
          </table:table-cell>
          <table:table-cell table:formula="of:=[.E885]+[.B886]" office:value-type="float" office:value="322204" calcext:value-type="float">
            <text:p>322204</text:p>
          </table:table-cell>
          <table:table-cell table:formula="of:=[.B886]/[.$B$1]" office:value-type="float" office:value="14.0434782608696" calcext:value-type="float">
            <text:p>14,04</text:p>
          </table:table-cell>
          <table:table-cell table:formula="of:=[.G885]+[.F886]" office:value-type="float" office:value="14008.8695652174" calcext:value-type="float">
            <text:p>14008,87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EditEntryActivity_47_FindViewByIdReturnsNullOperatorMutator</text:p>
          </table:table-cell>
          <table:table-cell office:value-type="float" office:value="47175" calcext:value-type="float">
            <text:p>47175</text:p>
          </table:table-cell>
          <table:table-cell table:formula="of:=[.E886]+[.B887]" office:value-type="float" office:value="322440" calcext:value-type="float">
            <text:p>322440</text:p>
          </table:table-cell>
          <table:table-cell table:formula="of:=[.B887]/[.$B$1]" office:value-type="float" office:value="10.2608695652174" calcext:value-type="float">
            <text:p>10,26</text:p>
          </table:table-cell>
          <table:table-cell table:formula="of:=[.G886]+[.F887]" office:value-type="float" office:value="14019.1304347826" calcext:value-type="float">
            <text:p>14019,1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EditEntryActivity_48_InvalidIDFindViewOperatorMutator</text:p>
          </table:table-cell>
          <table:table-cell office:value-type="float" office:value="48175" calcext:value-type="float">
            <text:p>48175</text:p>
          </table:table-cell>
          <table:table-cell table:formula="of:=[.E887]+[.B888]" office:value-type="float" office:value="322675" calcext:value-type="float">
            <text:p>322675</text:p>
          </table:table-cell>
          <table:table-cell table:formula="of:=[.B888]/[.$B$1]" office:value-type="float" office:value="10.2173913043478" calcext:value-type="float">
            <text:p>10,22</text:p>
          </table:table-cell>
          <table:table-cell table:formula="of:=[.G887]+[.F888]" office:value-type="float" office:value="14029.347826087" calcext:value-type="float">
            <text:p>14029,3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EditEntryActivity_49_InvalidViewFocusOperatorMutator</text:p>
          </table:table-cell>
          <table:table-cell office:value-type="float" office:value="49175" calcext:value-type="float">
            <text:p>49175</text:p>
          </table:table-cell>
          <table:table-cell table:formula="of:=[.E888]+[.B889]" office:value-type="float" office:value="322919" calcext:value-type="float">
            <text:p>322919</text:p>
          </table:table-cell>
          <table:table-cell table:formula="of:=[.B889]/[.$B$1]" office:value-type="float" office:value="10.6086956521739" calcext:value-type="float">
            <text:p>10,61</text:p>
          </table:table-cell>
          <table:table-cell table:formula="of:=[.G888]+[.F889]" office:value-type="float" office:value="14039.9565217391" calcext:value-type="float">
            <text:p>14039,96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EditEntryActivity_50_ViewComponentNotVisibleOperatorMutator</text:p>
          </table:table-cell>
          <table:table-cell office:value-type="float" office:value="50175" calcext:value-type="float">
            <text:p>50175</text:p>
          </table:table-cell>
          <table:table-cell table:formula="of:=[.E889]+[.B890]" office:value-type="float" office:value="323303" calcext:value-type="float">
            <text:p>323303</text:p>
          </table:table-cell>
          <table:table-cell table:formula="of:=[.B890]/[.$B$1]" office:value-type="float" office:value="16.695652173913" calcext:value-type="float">
            <text:p>16,70</text:p>
          </table:table-cell>
          <table:table-cell table:formula="of:=[.G889]+[.F890]" office:value-type="float" office:value="14056.652173913" calcext:value-type="float">
            <text:p>14056,6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EditEntryActivity_51_FindViewByIdReturnsNullOperatorMutator</text:p>
          </table:table-cell>
          <table:table-cell office:value-type="float" office:value="51175" calcext:value-type="float">
            <text:p>51175</text:p>
          </table:table-cell>
          <table:table-cell table:formula="of:=[.E890]+[.B891]" office:value-type="float" office:value="323542" calcext:value-type="float">
            <text:p>323542</text:p>
          </table:table-cell>
          <table:table-cell table:formula="of:=[.B891]/[.$B$1]" office:value-type="float" office:value="10.3913043478261" calcext:value-type="float">
            <text:p>10,39</text:p>
          </table:table-cell>
          <table:table-cell table:formula="of:=[.G890]+[.F891]" office:value-type="float" office:value="14067.0434782609" calcext:value-type="float">
            <text:p>14067,0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EditEntryActivity_52_InvalidIDFindViewOperatorMutator</text:p>
          </table:table-cell>
          <table:table-cell office:value-type="float" office:value="52175" calcext:value-type="float">
            <text:p>52175</text:p>
          </table:table-cell>
          <table:table-cell table:formula="of:=[.E891]+[.B892]" office:value-type="float" office:value="323782" calcext:value-type="float">
            <text:p>323782</text:p>
          </table:table-cell>
          <table:table-cell table:formula="of:=[.B892]/[.$B$1]" office:value-type="float" office:value="10.4347826086957" calcext:value-type="float">
            <text:p>10,43</text:p>
          </table:table-cell>
          <table:table-cell table:formula="of:=[.G891]+[.F892]" office:value-type="float" office:value="14077.4782608696" calcext:value-type="float">
            <text:p>14077,4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EditEntryActivity_53_InvalidViewFocusOperatorMutator</text:p>
          </table:table-cell>
          <table:table-cell office:value-type="float" office:value="53175" calcext:value-type="float">
            <text:p>53175</text:p>
          </table:table-cell>
          <table:table-cell table:formula="of:=[.E892]+[.B893]" office:value-type="float" office:value="324170" calcext:value-type="float">
            <text:p>324170</text:p>
          </table:table-cell>
          <table:table-cell table:formula="of:=[.B893]/[.$B$1]" office:value-type="float" office:value="16.8695652173913" calcext:value-type="float">
            <text:p>16,87</text:p>
          </table:table-cell>
          <table:table-cell table:formula="of:=[.G892]+[.F893]" office:value-type="float" office:value="14094.347826087" calcext:value-type="float">
            <text:p>14094,3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EditEntryActivity_54_ViewComponentNotVisibleOperatorMutator</text:p>
          </table:table-cell>
          <table:table-cell office:value-type="float" office:value="54175" calcext:value-type="float">
            <text:p>54175</text:p>
          </table:table-cell>
          <table:table-cell table:formula="of:=[.E893]+[.B894]" office:value-type="float" office:value="324558" calcext:value-type="float">
            <text:p>324558</text:p>
          </table:table-cell>
          <table:table-cell table:formula="of:=[.B894]/[.$B$1]" office:value-type="float" office:value="16.8695652173913" calcext:value-type="float">
            <text:p>16,87</text:p>
          </table:table-cell>
          <table:table-cell table:formula="of:=[.G893]+[.F894]" office:value-type="float" office:value="14111.2173913044" calcext:value-type="float">
            <text:p>14111,2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EditEntryActivity_55_FindViewByIdReturnsNullOperatorMutator</text:p>
          </table:table-cell>
          <table:table-cell office:value-type="float" office:value="55175" calcext:value-type="float">
            <text:p>55175</text:p>
          </table:table-cell>
          <table:table-cell table:formula="of:=[.E894]+[.B895]" office:value-type="float" office:value="324792" calcext:value-type="float">
            <text:p>324792</text:p>
          </table:table-cell>
          <table:table-cell table:formula="of:=[.B895]/[.$B$1]" office:value-type="float" office:value="10.1739130434783" calcext:value-type="float">
            <text:p>10,17</text:p>
          </table:table-cell>
          <table:table-cell table:formula="of:=[.G894]+[.F895]" office:value-type="float" office:value="14121.3913043478" calcext:value-type="float">
            <text:p>14121,39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EditEntryActivity_56_InvalidIDFindViewOperatorMutator</text:p>
          </table:table-cell>
          <table:table-cell office:value-type="float" office:value="56175" calcext:value-type="float">
            <text:p>56175</text:p>
          </table:table-cell>
          <table:table-cell table:formula="of:=[.E895]+[.B896]" office:value-type="float" office:value="325028" calcext:value-type="float">
            <text:p>325028</text:p>
          </table:table-cell>
          <table:table-cell table:formula="of:=[.B896]/[.$B$1]" office:value-type="float" office:value="10.2608695652174" calcext:value-type="float">
            <text:p>10,26</text:p>
          </table:table-cell>
          <table:table-cell table:formula="of:=[.G895]+[.F896]" office:value-type="float" office:value="14131.6521739131" calcext:value-type="float">
            <text:p>14131,6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EditEntryActivity_57_InvalidViewFocusOperatorMutator</text:p>
          </table:table-cell>
          <table:table-cell office:value-type="float" office:value="57175" calcext:value-type="float">
            <text:p>57175</text:p>
          </table:table-cell>
          <table:table-cell table:formula="of:=[.E896]+[.B897]" office:value-type="float" office:value="325276" calcext:value-type="float">
            <text:p>325276</text:p>
          </table:table-cell>
          <table:table-cell table:formula="of:=[.B897]/[.$B$1]" office:value-type="float" office:value="10.7826086956522" calcext:value-type="float">
            <text:p>10,78</text:p>
          </table:table-cell>
          <table:table-cell table:formula="of:=[.G896]+[.F897]" office:value-type="float" office:value="14142.4347826087" calcext:value-type="float">
            <text:p>14142,4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EditEntryActivity_58_ViewComponentNotVisibleOperatorMutator</text:p>
          </table:table-cell>
          <table:table-cell office:value-type="float" office:value="58175" calcext:value-type="float">
            <text:p>58175</text:p>
          </table:table-cell>
          <table:table-cell table:formula="of:=[.E897]+[.B898]" office:value-type="float" office:value="325661" calcext:value-type="float">
            <text:p>325661</text:p>
          </table:table-cell>
          <table:table-cell table:formula="of:=[.B898]/[.$B$1]" office:value-type="float" office:value="16.7391304347826" calcext:value-type="float">
            <text:p>16,74</text:p>
          </table:table-cell>
          <table:table-cell table:formula="of:=[.G897]+[.F898]" office:value-type="float" office:value="14159.1739130435" calcext:value-type="float">
            <text:p>14159,17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EditEntryActivity_59_FindViewByIdReturnsNullOperatorMutator</text:p>
          </table:table-cell>
          <table:table-cell office:value-type="float" office:value="59175" calcext:value-type="float">
            <text:p>59175</text:p>
          </table:table-cell>
          <table:table-cell table:formula="of:=[.E898]+[.B899]" office:value-type="float" office:value="325900" calcext:value-type="float">
            <text:p>325900</text:p>
          </table:table-cell>
          <table:table-cell table:formula="of:=[.B899]/[.$B$1]" office:value-type="float" office:value="10.3913043478261" calcext:value-type="float">
            <text:p>10,39</text:p>
          </table:table-cell>
          <table:table-cell table:formula="of:=[.G898]+[.F899]" office:value-type="float" office:value="14169.5652173913" calcext:value-type="float">
            <text:p>14169,5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EditEntryActivity_60_InvalidIDFindViewOperatorMutator</text:p>
          </table:table-cell>
          <table:table-cell office:value-type="float" office:value="60175" calcext:value-type="float">
            <text:p>60175</text:p>
          </table:table-cell>
          <table:table-cell table:formula="of:=[.E899]+[.B900]" office:value-type="float" office:value="326132" calcext:value-type="float">
            <text:p>326132</text:p>
          </table:table-cell>
          <table:table-cell table:formula="of:=[.B900]/[.$B$1]" office:value-type="float" office:value="10.0869565217391" calcext:value-type="float">
            <text:p>10,09</text:p>
          </table:table-cell>
          <table:table-cell table:formula="of:=[.G899]+[.F900]" office:value-type="float" office:value="14179.652173913" calcext:value-type="float">
            <text:p>14179,6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EditEntryActivity_61_InvalidViewFocusOperatorMutator</text:p>
          </table:table-cell>
          <table:table-cell office:value-type="float" office:value="61175" calcext:value-type="float">
            <text:p>61175</text:p>
          </table:table-cell>
          <table:table-cell table:formula="of:=[.E900]+[.B901]" office:value-type="float" office:value="326569" calcext:value-type="float">
            <text:p>326569</text:p>
          </table:table-cell>
          <table:table-cell table:formula="of:=[.B901]/[.$B$1]" office:value-type="float" office:value="19" calcext:value-type="float">
            <text:p>19,00</text:p>
          </table:table-cell>
          <table:table-cell table:formula="of:=[.G900]+[.F901]" office:value-type="float" office:value="14198.652173913" calcext:value-type="float">
            <text:p>14198,6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EditEntryActivity_62_ViewComponentNotVisibleOperatorMutator</text:p>
          </table:table-cell>
          <table:table-cell office:value-type="float" office:value="62175" calcext:value-type="float">
            <text:p>62175</text:p>
          </table:table-cell>
          <table:table-cell table:formula="of:=[.E901]+[.B902]" office:value-type="float" office:value="326834" calcext:value-type="float">
            <text:p>326834</text:p>
          </table:table-cell>
          <table:table-cell table:formula="of:=[.B902]/[.$B$1]" office:value-type="float" office:value="11.5217391304348" calcext:value-type="float">
            <text:p>11,52</text:p>
          </table:table-cell>
          <table:table-cell table:formula="of:=[.G901]+[.F902]" office:value-type="float" office:value="14210.1739130435" calcext:value-type="float">
            <text:p>14210,17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EditEntryActivity_63_FindViewByIdReturnsNullOperatorMutator</text:p>
          </table:table-cell>
          <table:table-cell office:value-type="float" office:value="63175" calcext:value-type="float">
            <text:p>63175</text:p>
          </table:table-cell>
          <table:table-cell table:formula="of:=[.E902]+[.B903]" office:value-type="float" office:value="327069" calcext:value-type="float">
            <text:p>327069</text:p>
          </table:table-cell>
          <table:table-cell table:formula="of:=[.B903]/[.$B$1]" office:value-type="float" office:value="10.2173913043478" calcext:value-type="float">
            <text:p>10,22</text:p>
          </table:table-cell>
          <table:table-cell table:formula="of:=[.G902]+[.F903]" office:value-type="float" office:value="14220.3913043478" calcext:value-type="float">
            <text:p>14220,39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EditEntryActivity_64_InvalidIDFindViewOperatorMutator</text:p>
          </table:table-cell>
          <table:table-cell office:value-type="float" office:value="64175" calcext:value-type="float">
            <text:p>64175</text:p>
          </table:table-cell>
          <table:table-cell table:formula="of:=[.E903]+[.B904]" office:value-type="float" office:value="327305" calcext:value-type="float">
            <text:p>327305</text:p>
          </table:table-cell>
          <table:table-cell table:formula="of:=[.B904]/[.$B$1]" office:value-type="float" office:value="10.2608695652174" calcext:value-type="float">
            <text:p>10,26</text:p>
          </table:table-cell>
          <table:table-cell table:formula="of:=[.G903]+[.F904]" office:value-type="float" office:value="14230.6521739131" calcext:value-type="float">
            <text:p>14230,6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EditEntryActivity_65_InvalidViewFocusOperatorMutator</text:p>
          </table:table-cell>
          <table:table-cell office:value-type="float" office:value="65175" calcext:value-type="float">
            <text:p>65175</text:p>
          </table:table-cell>
          <table:table-cell table:formula="of:=[.E904]+[.B905]" office:value-type="float" office:value="327734" calcext:value-type="float">
            <text:p>327734</text:p>
          </table:table-cell>
          <table:table-cell table:formula="of:=[.B905]/[.$B$1]" office:value-type="float" office:value="18.6521739130435" calcext:value-type="float">
            <text:p>18,65</text:p>
          </table:table-cell>
          <table:table-cell table:formula="of:=[.G904]+[.F905]" office:value-type="float" office:value="14249.3043478261" calcext:value-type="float">
            <text:p>14249,3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EditEntryActivity_66_ViewComponentNotVisibleOperatorMutator</text:p>
          </table:table-cell>
          <table:table-cell office:value-type="float" office:value="66175" calcext:value-type="float">
            <text:p>66175</text:p>
          </table:table-cell>
          <table:table-cell table:formula="of:=[.E905]+[.B906]" office:value-type="float" office:value="328121" calcext:value-type="float">
            <text:p>328121</text:p>
          </table:table-cell>
          <table:table-cell table:formula="of:=[.B906]/[.$B$1]" office:value-type="float" office:value="16.8260869565217" calcext:value-type="float">
            <text:p>16,83</text:p>
          </table:table-cell>
          <table:table-cell table:formula="of:=[.G905]+[.F906]" office:value-type="float" office:value="14266.1304347826" calcext:value-type="float">
            <text:p>14266,1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EditEntryActivity_67_FindViewByIdReturnsNullOperatorMutator</text:p>
          </table:table-cell>
          <table:table-cell office:value-type="float" office:value="67175" calcext:value-type="float">
            <text:p>67175</text:p>
          </table:table-cell>
          <table:table-cell table:formula="of:=[.E906]+[.B907]" office:value-type="float" office:value="328357" calcext:value-type="float">
            <text:p>328357</text:p>
          </table:table-cell>
          <table:table-cell table:formula="of:=[.B907]/[.$B$1]" office:value-type="float" office:value="10.2608695652174" calcext:value-type="float">
            <text:p>10,26</text:p>
          </table:table-cell>
          <table:table-cell table:formula="of:=[.G906]+[.F907]" office:value-type="float" office:value="14276.3913043478" calcext:value-type="float">
            <text:p>14276,39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EditEntryActivity_68_InvalidIDFindViewOperatorMutator</text:p>
          </table:table-cell>
          <table:table-cell office:value-type="float" office:value="68175" calcext:value-type="float">
            <text:p>68175</text:p>
          </table:table-cell>
          <table:table-cell table:formula="of:=[.E907]+[.B908]" office:value-type="float" office:value="328590" calcext:value-type="float">
            <text:p>328590</text:p>
          </table:table-cell>
          <table:table-cell table:formula="of:=[.B908]/[.$B$1]" office:value-type="float" office:value="10.1304347826087" calcext:value-type="float">
            <text:p>10,13</text:p>
          </table:table-cell>
          <table:table-cell table:formula="of:=[.G907]+[.F908]" office:value-type="float" office:value="14286.5217391304" calcext:value-type="float">
            <text:p>14286,52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EditEntryActivity_69_InvalidViewFocusOperatorMutator</text:p>
          </table:table-cell>
          <table:table-cell office:value-type="float" office:value="69175" calcext:value-type="float">
            <text:p>69175</text:p>
          </table:table-cell>
          <table:table-cell table:formula="of:=[.E908]+[.B909]" office:value-type="float" office:value="328979" calcext:value-type="float">
            <text:p>328979</text:p>
          </table:table-cell>
          <table:table-cell table:formula="of:=[.B909]/[.$B$1]" office:value-type="float" office:value="16.9130434782609" calcext:value-type="float">
            <text:p>16,91</text:p>
          </table:table-cell>
          <table:table-cell table:formula="of:=[.G908]+[.F909]" office:value-type="float" office:value="14303.4347826087" calcext:value-type="float">
            <text:p>14303,4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EditEntryActivity_70_ViewComponentNotVisibleOperatorMutator</text:p>
          </table:table-cell>
          <table:table-cell office:value-type="float" office:value="70175" calcext:value-type="float">
            <text:p>70175</text:p>
          </table:table-cell>
          <table:table-cell table:formula="of:=[.E909]+[.B910]" office:value-type="float" office:value="329368" calcext:value-type="float">
            <text:p>329368</text:p>
          </table:table-cell>
          <table:table-cell table:formula="of:=[.B910]/[.$B$1]" office:value-type="float" office:value="16.9130434782609" calcext:value-type="float">
            <text:p>16,91</text:p>
          </table:table-cell>
          <table:table-cell table:formula="of:=[.G909]+[.F910]" office:value-type="float" office:value="14320.347826087" calcext:value-type="float">
            <text:p>14320,3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EditEntryActivity_71_FindViewByIdReturnsNullOperatorMutator</text:p>
          </table:table-cell>
          <table:table-cell office:value-type="float" office:value="71175" calcext:value-type="float">
            <text:p>71175</text:p>
          </table:table-cell>
          <table:table-cell table:formula="of:=[.E910]+[.B911]" office:value-type="float" office:value="329605" calcext:value-type="float">
            <text:p>329605</text:p>
          </table:table-cell>
          <table:table-cell table:formula="of:=[.B911]/[.$B$1]" office:value-type="float" office:value="10.304347826087" calcext:value-type="float">
            <text:p>10,30</text:p>
          </table:table-cell>
          <table:table-cell table:formula="of:=[.G910]+[.F911]" office:value-type="float" office:value="14330.652173913" calcext:value-type="float">
            <text:p>14330,6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EditEntryActivity_72_InvalidIDFindViewOperatorMutator</text:p>
          </table:table-cell>
          <table:table-cell office:value-type="float" office:value="72175" calcext:value-type="float">
            <text:p>72175</text:p>
          </table:table-cell>
          <table:table-cell table:formula="of:=[.E911]+[.B912]" office:value-type="float" office:value="329844" calcext:value-type="float">
            <text:p>329844</text:p>
          </table:table-cell>
          <table:table-cell table:formula="of:=[.B912]/[.$B$1]" office:value-type="float" office:value="10.3913043478261" calcext:value-type="float">
            <text:p>10,39</text:p>
          </table:table-cell>
          <table:table-cell table:formula="of:=[.G911]+[.F912]" office:value-type="float" office:value="14341.0434782609" calcext:value-type="float">
            <text:p>14341,0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EditEntryActivity_73_InvalidViewFocusOperatorMutator</text:p>
          </table:table-cell>
          <table:table-cell office:value-type="float" office:value="73175" calcext:value-type="float">
            <text:p>73175</text:p>
          </table:table-cell>
          <table:table-cell table:formula="of:=[.E912]+[.B913]" office:value-type="float" office:value="330234" calcext:value-type="float">
            <text:p>330234</text:p>
          </table:table-cell>
          <table:table-cell table:formula="of:=[.B913]/[.$B$1]" office:value-type="float" office:value="16.9565217391304" calcext:value-type="float">
            <text:p>16,96</text:p>
          </table:table-cell>
          <table:table-cell table:formula="of:=[.G912]+[.F913]" office:value-type="float" office:value="14358" calcext:value-type="float">
            <text:p>14358,0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EditEntryActivity_74_ViewComponentNotVisibleOperatorMutator</text:p>
          </table:table-cell>
          <table:table-cell office:value-type="float" office:value="74175" calcext:value-type="float">
            <text:p>74175</text:p>
          </table:table-cell>
          <table:table-cell table:formula="of:=[.E913]+[.B914]" office:value-type="float" office:value="330578" calcext:value-type="float">
            <text:p>330578</text:p>
          </table:table-cell>
          <table:table-cell table:formula="of:=[.B914]/[.$B$1]" office:value-type="float" office:value="14.9565217391304" calcext:value-type="float">
            <text:p>14,96</text:p>
          </table:table-cell>
          <table:table-cell table:formula="of:=[.G913]+[.F914]" office:value-type="float" office:value="14372.9565217391" calcext:value-type="float">
            <text:p>14372,96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EditEntryActivity_75_FindViewByIdReturnsNullOperatorMutator</text:p>
          </table:table-cell>
          <table:table-cell office:value-type="float" office:value="75175" calcext:value-type="float">
            <text:p>75175</text:p>
          </table:table-cell>
          <table:table-cell table:formula="of:=[.E914]+[.B915]" office:value-type="float" office:value="330922" calcext:value-type="float">
            <text:p>330922</text:p>
          </table:table-cell>
          <table:table-cell table:formula="of:=[.B915]/[.$B$1]" office:value-type="float" office:value="14.9565217391304" calcext:value-type="float">
            <text:p>14,96</text:p>
          </table:table-cell>
          <table:table-cell table:formula="of:=[.G914]+[.F915]" office:value-type="float" office:value="14387.9130434783" calcext:value-type="float">
            <text:p>14387,91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EditEntryActivity_76_InvalidIDFindViewOperatorMutator</text:p>
          </table:table-cell>
          <table:table-cell office:value-type="float" office:value="76175" calcext:value-type="float">
            <text:p>76175</text:p>
          </table:table-cell>
          <table:table-cell table:formula="of:=[.E915]+[.B916]" office:value-type="float" office:value="331263" calcext:value-type="float">
            <text:p>331263</text:p>
          </table:table-cell>
          <table:table-cell table:formula="of:=[.B916]/[.$B$1]" office:value-type="float" office:value="14.8260869565217" calcext:value-type="float">
            <text:p>14,83</text:p>
          </table:table-cell>
          <table:table-cell table:formula="of:=[.G915]+[.F916]" office:value-type="float" office:value="14402.7391304348" calcext:value-type="float">
            <text:p>14402,7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EditEntryActivity_77_InvalidViewFocusOperatorMutator</text:p>
          </table:table-cell>
          <table:table-cell office:value-type="float" office:value="77175" calcext:value-type="float">
            <text:p>77175</text:p>
          </table:table-cell>
          <table:table-cell table:formula="of:=[.E916]+[.B917]" office:value-type="float" office:value="331646" calcext:value-type="float">
            <text:p>331646</text:p>
          </table:table-cell>
          <table:table-cell table:formula="of:=[.B917]/[.$B$1]" office:value-type="float" office:value="16.6521739130435" calcext:value-type="float">
            <text:p>16,65</text:p>
          </table:table-cell>
          <table:table-cell table:formula="of:=[.G916]+[.F917]" office:value-type="float" office:value="14419.3913043478" calcext:value-type="float">
            <text:p>14419,39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EditEntryActivity_78_ViewComponentNotVisibleOperatorMutator</text:p>
          </table:table-cell>
          <table:table-cell office:value-type="float" office:value="78175" calcext:value-type="float">
            <text:p>78175</text:p>
          </table:table-cell>
          <table:table-cell table:formula="of:=[.E917]+[.B918]" office:value-type="float" office:value="332041" calcext:value-type="float">
            <text:p>332041</text:p>
          </table:table-cell>
          <table:table-cell table:formula="of:=[.B918]/[.$B$1]" office:value-type="float" office:value="17.1739130434783" calcext:value-type="float">
            <text:p>17,17</text:p>
          </table:table-cell>
          <table:table-cell table:formula="of:=[.G917]+[.F918]" office:value-type="float" office:value="14436.5652173913" calcext:value-type="float">
            <text:p>14436,57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EditEntryActivity_79_FindViewByIdReturnsNullOperatorMutator</text:p>
          </table:table-cell>
          <table:table-cell office:value-type="float" office:value="79175" calcext:value-type="float">
            <text:p>79175</text:p>
          </table:table-cell>
          <table:table-cell table:formula="of:=[.E918]+[.B919]" office:value-type="float" office:value="332383" calcext:value-type="float">
            <text:p>332383</text:p>
          </table:table-cell>
          <table:table-cell table:formula="of:=[.B919]/[.$B$1]" office:value-type="float" office:value="14.8695652173913" calcext:value-type="float">
            <text:p>14,87</text:p>
          </table:table-cell>
          <table:table-cell table:formula="of:=[.G918]+[.F919]" office:value-type="float" office:value="14451.4347826087" calcext:value-type="float">
            <text:p>14451,43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EditEntryActivity_80_InvalidIDFindViewOperatorMutator</text:p>
          </table:table-cell>
          <table:table-cell office:value-type="float" office:value="80175" calcext:value-type="float">
            <text:p>80175</text:p>
          </table:table-cell>
          <table:table-cell table:formula="of:=[.E919]+[.B920]" office:value-type="float" office:value="332727" calcext:value-type="float">
            <text:p>332727</text:p>
          </table:table-cell>
          <table:table-cell table:formula="of:=[.B920]/[.$B$1]" office:value-type="float" office:value="14.9565217391304" calcext:value-type="float">
            <text:p>14,96</text:p>
          </table:table-cell>
          <table:table-cell table:formula="of:=[.G919]+[.F920]" office:value-type="float" office:value="14466.3913043478" calcext:value-type="float">
            <text:p>14466,39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EditEntryActivity_81_InvalidViewFocusOperatorMutator</text:p>
          </table:table-cell>
          <table:table-cell office:value-type="float" office:value="81175" calcext:value-type="float">
            <text:p>81175</text:p>
          </table:table-cell>
          <table:table-cell table:formula="of:=[.E920]+[.B921]" office:value-type="float" office:value="333120" calcext:value-type="float">
            <text:p>333120</text:p>
          </table:table-cell>
          <table:table-cell table:formula="of:=[.B921]/[.$B$1]" office:value-type="float" office:value="17.0869565217391" calcext:value-type="float">
            <text:p>17,09</text:p>
          </table:table-cell>
          <table:table-cell table:formula="of:=[.G920]+[.F921]" office:value-type="float" office:value="14483.4782608696" calcext:value-type="float">
            <text:p>14483,4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EditEntryActivity_82_ViewComponentNotVisibleOperatorMutator</text:p>
          </table:table-cell>
          <table:table-cell office:value-type="float" office:value="82175" calcext:value-type="float">
            <text:p>82175</text:p>
          </table:table-cell>
          <table:table-cell table:formula="of:=[.E921]+[.B922]" office:value-type="float" office:value="333470" calcext:value-type="float">
            <text:p>333470</text:p>
          </table:table-cell>
          <table:table-cell table:formula="of:=[.B922]/[.$B$1]" office:value-type="float" office:value="15.2173913043478" calcext:value-type="float">
            <text:p>15,22</text:p>
          </table:table-cell>
          <table:table-cell table:formula="of:=[.G921]+[.F922]" office:value-type="float" office:value="14498.6956521739" calcext:value-type="float">
            <text:p>14498,7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EditEntryActivity_83_FindViewByIdReturnsNullOperatorMutator</text:p>
          </table:table-cell>
          <table:table-cell office:value-type="float" office:value="83175" calcext:value-type="float">
            <text:p>83175</text:p>
          </table:table-cell>
          <table:table-cell table:formula="of:=[.E922]+[.B923]" office:value-type="float" office:value="333810" calcext:value-type="float">
            <text:p>333810</text:p>
          </table:table-cell>
          <table:table-cell table:formula="of:=[.B923]/[.$B$1]" office:value-type="float" office:value="14.7826086956522" calcext:value-type="float">
            <text:p>14,78</text:p>
          </table:table-cell>
          <table:table-cell table:formula="of:=[.G922]+[.F923]" office:value-type="float" office:value="14513.4782608696" calcext:value-type="float">
            <text:p>14513,4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EditEntryActivity_84_InvalidIDFindViewOperatorMutator</text:p>
          </table:table-cell>
          <table:table-cell office:value-type="float" office:value="84175" calcext:value-type="float">
            <text:p>84175</text:p>
          </table:table-cell>
          <table:table-cell table:formula="of:=[.E923]+[.B924]" office:value-type="float" office:value="334155" calcext:value-type="float">
            <text:p>334155</text:p>
          </table:table-cell>
          <table:table-cell table:formula="of:=[.B924]/[.$B$1]" office:value-type="float" office:value="15" calcext:value-type="float">
            <text:p>15,00</text:p>
          </table:table-cell>
          <table:table-cell table:formula="of:=[.G923]+[.F924]" office:value-type="float" office:value="14528.4782608696" calcext:value-type="float">
            <text:p>14528,4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EditEntryActivity_85_InvalidViewFocusOperatorMutator</text:p>
          </table:table-cell>
          <table:table-cell office:value-type="float" office:value="85175" calcext:value-type="float">
            <text:p>85175</text:p>
          </table:table-cell>
          <table:table-cell table:formula="of:=[.E924]+[.B925]" office:value-type="float" office:value="334544" calcext:value-type="float">
            <text:p>334544</text:p>
          </table:table-cell>
          <table:table-cell table:formula="of:=[.B925]/[.$B$1]" office:value-type="float" office:value="16.9130434782609" calcext:value-type="float">
            <text:p>16,91</text:p>
          </table:table-cell>
          <table:table-cell table:formula="of:=[.G924]+[.F925]" office:value-type="float" office:value="14545.3913043478" calcext:value-type="float">
            <text:p>14545,39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EditEntryActivity_86_ViewComponentNotVisibleOperatorMutator</text:p>
          </table:table-cell>
          <table:table-cell office:value-type="float" office:value="86175" calcext:value-type="float">
            <text:p>86175</text:p>
          </table:table-cell>
          <table:table-cell table:formula="of:=[.E925]+[.B926]" office:value-type="float" office:value="334933" calcext:value-type="float">
            <text:p>334933</text:p>
          </table:table-cell>
          <table:table-cell table:formula="of:=[.B926]/[.$B$1]" office:value-type="float" office:value="16.9130434782609" calcext:value-type="float">
            <text:p>16,91</text:p>
          </table:table-cell>
          <table:table-cell table:formula="of:=[.G925]+[.F926]" office:value-type="float" office:value="14562.3043478261" calcext:value-type="float">
            <text:p>14562,3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EditEntryActivity_87_FindViewByIdReturnsNullOperatorMutator</text:p>
          </table:table-cell>
          <table:table-cell office:value-type="float" office:value="87175" calcext:value-type="float">
            <text:p>87175</text:p>
          </table:table-cell>
          <table:table-cell table:formula="of:=[.E926]+[.B927]" office:value-type="float" office:value="335189" calcext:value-type="float">
            <text:p>335189</text:p>
          </table:table-cell>
          <table:table-cell table:formula="of:=[.B927]/[.$B$1]" office:value-type="float" office:value="11.1304347826087" calcext:value-type="float">
            <text:p>11,13</text:p>
          </table:table-cell>
          <table:table-cell table:formula="of:=[.G926]+[.F927]" office:value-type="float" office:value="14573.4347826087" calcext:value-type="float">
            <text:p>14573,43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EditEntryActivity_88_InvalidIDFindViewOperatorMutator</text:p>
          </table:table-cell>
          <table:table-cell office:value-type="float" office:value="88175" calcext:value-type="float">
            <text:p>88175</text:p>
          </table:table-cell>
          <table:table-cell table:formula="of:=[.E927]+[.B928]" office:value-type="float" office:value="335439" calcext:value-type="float">
            <text:p>335439</text:p>
          </table:table-cell>
          <table:table-cell table:formula="of:=[.B928]/[.$B$1]" office:value-type="float" office:value="10.8695652173913" calcext:value-type="float">
            <text:p>10,87</text:p>
          </table:table-cell>
          <table:table-cell table:formula="of:=[.G927]+[.F928]" office:value-type="float" office:value="14584.3043478261" calcext:value-type="float">
            <text:p>14584,3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EditEntryActivity_89_InvalidViewFocusOperatorMutator</text:p>
          </table:table-cell>
          <table:table-cell office:value-type="float" office:value="89175" calcext:value-type="float">
            <text:p>89175</text:p>
          </table:table-cell>
          <table:table-cell table:formula="of:=[.E928]+[.B929]" office:value-type="float" office:value="335849" calcext:value-type="float">
            <text:p>335849</text:p>
          </table:table-cell>
          <table:table-cell table:formula="of:=[.B929]/[.$B$1]" office:value-type="float" office:value="17.8260869565217" calcext:value-type="float">
            <text:p>17,83</text:p>
          </table:table-cell>
          <table:table-cell table:formula="of:=[.G928]+[.F929]" office:value-type="float" office:value="14602.1304347826" calcext:value-type="float">
            <text:p>14602,1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EditEntryActivity_90_ViewComponentNotVisibleOperatorMutator</text:p>
          </table:table-cell>
          <table:table-cell office:value-type="float" office:value="90175" calcext:value-type="float">
            <text:p>90175</text:p>
          </table:table-cell>
          <table:table-cell table:formula="of:=[.E929]+[.B930]" office:value-type="float" office:value="336132" calcext:value-type="float">
            <text:p>336132</text:p>
          </table:table-cell>
          <table:table-cell table:formula="of:=[.B930]/[.$B$1]" office:value-type="float" office:value="12.304347826087" calcext:value-type="float">
            <text:p>12,30</text:p>
          </table:table-cell>
          <table:table-cell table:formula="of:=[.G929]+[.F930]" office:value-type="float" office:value="14614.4347826087" calcext:value-type="float">
            <text:p>14614,4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EditEntryActivity_91_FindViewByIdReturnsNullOperatorMutator</text:p>
          </table:table-cell>
          <table:table-cell office:value-type="float" office:value="91175" calcext:value-type="float">
            <text:p>91175</text:p>
          </table:table-cell>
          <table:table-cell table:formula="of:=[.E930]+[.B931]" office:value-type="float" office:value="336371" calcext:value-type="float">
            <text:p>336371</text:p>
          </table:table-cell>
          <table:table-cell table:formula="of:=[.B931]/[.$B$1]" office:value-type="float" office:value="10.3913043478261" calcext:value-type="float">
            <text:p>10,39</text:p>
          </table:table-cell>
          <table:table-cell table:formula="of:=[.G930]+[.F931]" office:value-type="float" office:value="14624.8260869565" calcext:value-type="float">
            <text:p>14624,8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EditEntryActivity_92_InvalidIDFindViewOperatorMutator</text:p>
          </table:table-cell>
          <table:table-cell office:value-type="float" office:value="92175" calcext:value-type="float">
            <text:p>92175</text:p>
          </table:table-cell>
          <table:table-cell table:formula="of:=[.E931]+[.B932]" office:value-type="float" office:value="336606" calcext:value-type="float">
            <text:p>336606</text:p>
          </table:table-cell>
          <table:table-cell table:formula="of:=[.B932]/[.$B$1]" office:value-type="float" office:value="10.2173913043478" calcext:value-type="float">
            <text:p>10,22</text:p>
          </table:table-cell>
          <table:table-cell table:formula="of:=[.G931]+[.F932]" office:value-type="float" office:value="14635.0434782609" calcext:value-type="float">
            <text:p>14635,04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EditEntryActivity_93_InvalidViewFocusOperatorMutator</text:p>
          </table:table-cell>
          <table:table-cell office:value-type="float" office:value="93175" calcext:value-type="float">
            <text:p>93175</text:p>
          </table:table-cell>
          <table:table-cell table:formula="of:=[.E932]+[.B933]" office:value-type="float" office:value="336993" calcext:value-type="float">
            <text:p>336993</text:p>
          </table:table-cell>
          <table:table-cell table:formula="of:=[.B933]/[.$B$1]" office:value-type="float" office:value="16.8260869565217" calcext:value-type="float">
            <text:p>16,83</text:p>
          </table:table-cell>
          <table:table-cell table:formula="of:=[.G932]+[.F933]" office:value-type="float" office:value="14651.8695652174" calcext:value-type="float">
            <text:p>14651,87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EditEntryActivity_94_ViewComponentNotVisibleOperatorMutator</text:p>
          </table:table-cell>
          <table:table-cell office:value-type="float" office:value="94175" calcext:value-type="float">
            <text:p>94175</text:p>
          </table:table-cell>
          <table:table-cell table:formula="of:=[.E933]+[.B934]" office:value-type="float" office:value="337235" calcext:value-type="float">
            <text:p>337235</text:p>
          </table:table-cell>
          <table:table-cell table:formula="of:=[.B934]/[.$B$1]" office:value-type="float" office:value="10.5217391304348" calcext:value-type="float">
            <text:p>10,52</text:p>
          </table:table-cell>
          <table:table-cell table:formula="of:=[.G933]+[.F934]" office:value-type="float" office:value="14662.3913043478" calcext:value-type="float">
            <text:p>14662,39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EditEntryActivity_95_BuggyGUIListenerOperatorMutator</text:p>
          </table:table-cell>
          <table:table-cell office:value-type="float" office:value="95175" calcext:value-type="float">
            <text:p>95175</text:p>
          </table:table-cell>
          <table:table-cell table:formula="of:=[.E934]+[.B935]" office:value-type="float" office:value="337499" calcext:value-type="float">
            <text:p>337499</text:p>
          </table:table-cell>
          <table:table-cell table:formula="of:=[.B935]/[.$B$1]" office:value-type="float" office:value="11.4782608695652" calcext:value-type="float">
            <text:p>11,48</text:p>
          </table:table-cell>
          <table:table-cell table:formula="of:=[.G934]+[.F935]" office:value-type="float" office:value="14673.8695652174" calcext:value-type="float">
            <text:p>14673,87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EditEntryActivity_96_FindViewByIdReturnsNullOperatorMutator</text:p>
          </table:table-cell>
          <table:table-cell office:value-type="float" office:value="96175" calcext:value-type="float">
            <text:p>96175</text:p>
          </table:table-cell>
          <table:table-cell table:formula="of:=[.E935]+[.B936]" office:value-type="float" office:value="337744" calcext:value-type="float">
            <text:p>337744</text:p>
          </table:table-cell>
          <table:table-cell table:formula="of:=[.B936]/[.$B$1]" office:value-type="float" office:value="10.6521739130435" calcext:value-type="float">
            <text:p>10,65</text:p>
          </table:table-cell>
          <table:table-cell table:formula="of:=[.G935]+[.F936]" office:value-type="float" office:value="14684.5217391304" calcext:value-type="float">
            <text:p>14684,52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EditEntryActivity_97_InvalidIDFindViewOperatorMutator</text:p>
          </table:table-cell>
          <table:table-cell office:value-type="float" office:value="97175" calcext:value-type="float">
            <text:p>97175</text:p>
          </table:table-cell>
          <table:table-cell table:formula="of:=[.E936]+[.B937]" office:value-type="float" office:value="337992" calcext:value-type="float">
            <text:p>337992</text:p>
          </table:table-cell>
          <table:table-cell table:formula="of:=[.B937]/[.$B$1]" office:value-type="float" office:value="10.7826086956522" calcext:value-type="float">
            <text:p>10,78</text:p>
          </table:table-cell>
          <table:table-cell table:formula="of:=[.G936]+[.F937]" office:value-type="float" office:value="14695.3043478261" calcext:value-type="float">
            <text:p>14695,3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EditEntryActivity_98_InvalidViewFocusOperatorMutator</text:p>
          </table:table-cell>
          <table:table-cell office:value-type="float" office:value="98175" calcext:value-type="float">
            <text:p>98175</text:p>
          </table:table-cell>
          <table:table-cell table:formula="of:=[.E937]+[.B938]" office:value-type="float" office:value="338380" calcext:value-type="float">
            <text:p>338380</text:p>
          </table:table-cell>
          <table:table-cell table:formula="of:=[.B938]/[.$B$1]" office:value-type="float" office:value="16.8695652173913" calcext:value-type="float">
            <text:p>16,87</text:p>
          </table:table-cell>
          <table:table-cell table:formula="of:=[.G937]+[.F938]" office:value-type="float" office:value="14712.1739130435" calcext:value-type="float">
            <text:p>14712,17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EditEntryActivity_99_ViewComponentNotVisibleOperatorMutator</text:p>
          </table:table-cell>
          <table:table-cell office:value-type="float" office:value="99175" calcext:value-type="float">
            <text:p>99175</text:p>
          </table:table-cell>
          <table:table-cell table:formula="of:=[.E938]+[.B939]" office:value-type="float" office:value="338768" calcext:value-type="float">
            <text:p>338768</text:p>
          </table:table-cell>
          <table:table-cell table:formula="of:=[.B939]/[.$B$1]" office:value-type="float" office:value="16.8695652173913" calcext:value-type="float">
            <text:p>16,87</text:p>
          </table:table-cell>
          <table:table-cell table:formula="of:=[.G938]+[.F939]" office:value-type="float" office:value="14729.0434782609" calcext:value-type="float">
            <text:p>14729,0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EditEntryActivity_100_BuggyGUIListenerOperatorMutator</text:p>
          </table:table-cell>
          <table:table-cell office:value-type="float" office:value="100175" calcext:value-type="float">
            <text:p>100175</text:p>
          </table:table-cell>
          <table:table-cell table:formula="of:=[.E939]+[.B940]" office:value-type="float" office:value="339157" calcext:value-type="float">
            <text:p>339157</text:p>
          </table:table-cell>
          <table:table-cell table:formula="of:=[.B940]/[.$B$1]" office:value-type="float" office:value="16.9130434782609" calcext:value-type="float">
            <text:p>16,91</text:p>
          </table:table-cell>
          <table:table-cell table:formula="of:=[.G939]+[.F940]" office:value-type="float" office:value="14745.9565217391" calcext:value-type="float">
            <text:p>14745,96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EditEntryActivity_101_BinaryMutator</text:p>
          </table:table-cell>
          <table:table-cell office:value-type="float" office:value="101175" calcext:value-type="float">
            <text:p>101175</text:p>
          </table:table-cell>
          <table:table-cell table:formula="of:=[.E940]+[.B941]" office:value-type="float" office:value="339510" calcext:value-type="float">
            <text:p>339510</text:p>
          </table:table-cell>
          <table:table-cell table:formula="of:=[.B941]/[.$B$1]" office:value-type="float" office:value="15.3478260869565" calcext:value-type="float">
            <text:p>15,35</text:p>
          </table:table-cell>
          <table:table-cell table:formula="of:=[.G940]+[.F941]" office:value-type="float" office:value="14761.3043478261" calcext:value-type="float">
            <text:p>14761,3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EditEntryActivity_102_BinaryMutator</text:p>
          </table:table-cell>
          <table:table-cell office:value-type="float" office:value="102175" calcext:value-type="float">
            <text:p>102175</text:p>
          </table:table-cell>
          <table:table-cell table:formula="of:=[.E941]+[.B942]" office:value-type="float" office:value="339895" calcext:value-type="float">
            <text:p>339895</text:p>
          </table:table-cell>
          <table:table-cell table:formula="of:=[.B942]/[.$B$1]" office:value-type="float" office:value="16.7391304347826" calcext:value-type="float">
            <text:p>16,74</text:p>
          </table:table-cell>
          <table:table-cell table:formula="of:=[.G941]+[.F942]" office:value-type="float" office:value="14778.0434782609" calcext:value-type="float">
            <text:p>14778,04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ditEntryActivity_103_BuggyGUIListenerOperatorMutator</text:p>
          </table:table-cell>
          <table:table-cell office:value-type="float" office:value="103175" calcext:value-type="float">
            <text:p>103175</text:p>
          </table:table-cell>
          <table:table-cell table:formula="of:=[.E942]+[.B943]" office:value-type="float" office:value="340250" calcext:value-type="float">
            <text:p>340250</text:p>
          </table:table-cell>
          <table:table-cell table:formula="of:=[.B943]/[.$B$1]" office:value-type="float" office:value="15.4347826086957" calcext:value-type="float">
            <text:p>15,43</text:p>
          </table:table-cell>
          <table:table-cell table:formula="of:=[.G942]+[.F943]" office:value-type="float" office:value="14793.4782608696" calcext:value-type="float">
            <text:p>14793,4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EditEntryActivity_104_BuggyGUIListenerOperatorMutator</text:p>
          </table:table-cell>
          <table:table-cell office:value-type="float" office:value="104175" calcext:value-type="float">
            <text:p>104175</text:p>
          </table:table-cell>
          <table:table-cell table:formula="of:=[.E943]+[.B944]" office:value-type="float" office:value="340639" calcext:value-type="float">
            <text:p>340639</text:p>
          </table:table-cell>
          <table:table-cell table:formula="of:=[.B944]/[.$B$1]" office:value-type="float" office:value="16.9130434782609" calcext:value-type="float">
            <text:p>16,91</text:p>
          </table:table-cell>
          <table:table-cell table:formula="of:=[.G943]+[.F944]" office:value-type="float" office:value="14810.3913043478" calcext:value-type="float">
            <text:p>14810,39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EditEntryActivity_105_BuggyGUIListenerOperatorMutator</text:p>
          </table:table-cell>
          <table:table-cell office:value-type="float" office:value="105175" calcext:value-type="float">
            <text:p>105175</text:p>
          </table:table-cell>
          <table:table-cell table:formula="of:=[.E944]+[.B945]" office:value-type="float" office:value="341030" calcext:value-type="float">
            <text:p>341030</text:p>
          </table:table-cell>
          <table:table-cell table:formula="of:=[.B945]/[.$B$1]" office:value-type="float" office:value="17" calcext:value-type="float">
            <text:p>17,00</text:p>
          </table:table-cell>
          <table:table-cell table:formula="of:=[.G944]+[.F945]" office:value-type="float" office:value="14827.3913043478" calcext:value-type="float">
            <text:p>14827,39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EditEntryActivity_106_BuggyGUIListenerOperatorMutator</text:p>
          </table:table-cell>
          <table:table-cell office:value-type="float" office:value="106175" calcext:value-type="float">
            <text:p>106175</text:p>
          </table:table-cell>
          <table:table-cell table:formula="of:=[.E945]+[.B946]" office:value-type="float" office:value="341420" calcext:value-type="float">
            <text:p>341420</text:p>
          </table:table-cell>
          <table:table-cell table:formula="of:=[.B946]/[.$B$1]" office:value-type="float" office:value="16.9565217391304" calcext:value-type="float">
            <text:p>16,96</text:p>
          </table:table-cell>
          <table:table-cell table:formula="of:=[.G945]+[.F946]" office:value-type="float" office:value="14844.347826087" calcext:value-type="float">
            <text:p>14844,3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EditEntryActivity_107_NullIntentOperatorMutator</text:p>
          </table:table-cell>
          <table:table-cell office:value-type="float" office:value="107175" calcext:value-type="float">
            <text:p>107175</text:p>
          </table:table-cell>
          <table:table-cell table:formula="of:=[.E946]+[.B947]" office:value-type="float" office:value="341808" calcext:value-type="float">
            <text:p>341808</text:p>
          </table:table-cell>
          <table:table-cell table:formula="of:=[.B947]/[.$B$1]" office:value-type="float" office:value="16.8695652173913" calcext:value-type="float">
            <text:p>16,87</text:p>
          </table:table-cell>
          <table:table-cell table:formula="of:=[.G946]+[.F947]" office:value-type="float" office:value="14861.2173913044" calcext:value-type="float">
            <text:p>14861,22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EditEntryActivity_108_InvalidKeyIntentOperatorMutator</text:p>
          </table:table-cell>
          <table:table-cell office:value-type="float" office:value="108175" calcext:value-type="float">
            <text:p>108175</text:p>
          </table:table-cell>
          <table:table-cell table:formula="of:=[.E947]+[.B948]" office:value-type="float" office:value="342194" calcext:value-type="float">
            <text:p>342194</text:p>
          </table:table-cell>
          <table:table-cell table:formula="of:=[.B948]/[.$B$1]" office:value-type="float" office:value="16.7826086956522" calcext:value-type="float">
            <text:p>16,78</text:p>
          </table:table-cell>
          <table:table-cell table:formula="of:=[.G947]+[.F948]" office:value-type="float" office:value="14878" calcext:value-type="float">
            <text:p>14878,0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EditEntryActivity_109_RandomActionIntentDefinitionOperatorMutator</text:p>
          </table:table-cell>
          <table:table-cell office:value-type="float" office:value="109175" calcext:value-type="float">
            <text:p>109175</text:p>
          </table:table-cell>
          <table:table-cell table:formula="of:=[.E948]+[.B949]" office:value-type="float" office:value="342589" calcext:value-type="float">
            <text:p>342589</text:p>
          </table:table-cell>
          <table:table-cell table:formula="of:=[.B949]/[.$B$1]" office:value-type="float" office:value="17.1739130434783" calcext:value-type="float">
            <text:p>17,17</text:p>
          </table:table-cell>
          <table:table-cell table:formula="of:=[.G948]+[.F949]" office:value-type="float" office:value="14895.1739130435" calcext:value-type="float">
            <text:p>14895,17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EditEntryActivity_110_RandomActionIntentDefinitionOperatorMutator</text:p>
          </table:table-cell>
          <table:table-cell office:value-type="float" office:value="110175" calcext:value-type="float">
            <text:p>110175</text:p>
          </table:table-cell>
          <table:table-cell table:formula="of:=[.E949]+[.B950]" office:value-type="float" office:value="342978" calcext:value-type="float">
            <text:p>342978</text:p>
          </table:table-cell>
          <table:table-cell table:formula="of:=[.B950]/[.$B$1]" office:value-type="float" office:value="16.9130434782609" calcext:value-type="float">
            <text:p>16,91</text:p>
          </table:table-cell>
          <table:table-cell table:formula="of:=[.G949]+[.F950]" office:value-type="float" office:value="14912.0869565217" calcext:value-type="float">
            <text:p>14912,09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EditEntryActivity_111_NullIntentOperatorMutator</text:p>
          </table:table-cell>
          <table:table-cell office:value-type="float" office:value="111175" calcext:value-type="float">
            <text:p>111175</text:p>
          </table:table-cell>
          <table:table-cell table:formula="of:=[.E950]+[.B951]" office:value-type="float" office:value="343365" calcext:value-type="float">
            <text:p>343365</text:p>
          </table:table-cell>
          <table:table-cell table:formula="of:=[.B951]/[.$B$1]" office:value-type="float" office:value="16.8260869565217" calcext:value-type="float">
            <text:p>16,83</text:p>
          </table:table-cell>
          <table:table-cell table:formula="of:=[.G950]+[.F951]" office:value-type="float" office:value="14928.9130434783" calcext:value-type="float">
            <text:p>14928,9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EditEntryActivity_112_InvalidKeyIntentOperatorMutator</text:p>
          </table:table-cell>
          <table:table-cell office:value-type="float" office:value="112175" calcext:value-type="float">
            <text:p>112175</text:p>
          </table:table-cell>
          <table:table-cell table:formula="of:=[.E951]+[.B952]" office:value-type="float" office:value="343752" calcext:value-type="float">
            <text:p>343752</text:p>
          </table:table-cell>
          <table:table-cell table:formula="of:=[.B952]/[.$B$1]" office:value-type="float" office:value="16.8260869565217" calcext:value-type="float">
            <text:p>16,83</text:p>
          </table:table-cell>
          <table:table-cell table:formula="of:=[.G951]+[.F952]" office:value-type="float" office:value="14945.7391304348" calcext:value-type="float">
            <text:p>14945,7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EditEntryActivity_113_RandomActionIntentDefinitionOperatorMutator</text:p>
          </table:table-cell>
          <table:table-cell office:value-type="float" office:value="113175" calcext:value-type="float">
            <text:p>113175</text:p>
          </table:table-cell>
          <table:table-cell table:formula="of:=[.E952]+[.B953]" office:value-type="float" office:value="344143" calcext:value-type="float">
            <text:p>344143</text:p>
          </table:table-cell>
          <table:table-cell table:formula="of:=[.B953]/[.$B$1]" office:value-type="float" office:value="17" calcext:value-type="float">
            <text:p>17,00</text:p>
          </table:table-cell>
          <table:table-cell table:formula="of:=[.G952]+[.F953]" office:value-type="float" office:value="14962.7391304348" calcext:value-type="float">
            <text:p>14962,74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EditEntryActivity_114_RandomActionIntentDefinitionOperatorMutator</text:p>
          </table:table-cell>
          <table:table-cell office:value-type="float" office:value="114175" calcext:value-type="float">
            <text:p>114175</text:p>
          </table:table-cell>
          <table:table-cell table:formula="of:=[.E953]+[.B954]" office:value-type="float" office:value="344528" calcext:value-type="float">
            <text:p>344528</text:p>
          </table:table-cell>
          <table:table-cell table:formula="of:=[.B954]/[.$B$1]" office:value-type="float" office:value="16.7391304347826" calcext:value-type="float">
            <text:p>16,74</text:p>
          </table:table-cell>
          <table:table-cell table:formula="of:=[.G953]+[.F954]" office:value-type="float" office:value="14979.4782608696" calcext:value-type="float">
            <text:p>14979,4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EditEntryActivity_115_RandomActionIntentDefinitionOperatorMutator</text:p>
          </table:table-cell>
          <table:table-cell office:value-type="float" office:value="115175" calcext:value-type="float">
            <text:p>115175</text:p>
          </table:table-cell>
          <table:table-cell table:formula="of:=[.E954]+[.B955]" office:value-type="float" office:value="344916" calcext:value-type="float">
            <text:p>344916</text:p>
          </table:table-cell>
          <table:table-cell table:formula="of:=[.B955]/[.$B$1]" office:value-type="float" office:value="16.8695652173913" calcext:value-type="float">
            <text:p>16,87</text:p>
          </table:table-cell>
          <table:table-cell table:formula="of:=[.G954]+[.F955]" office:value-type="float" office:value="14996.347826087" calcext:value-type="float">
            <text:p>14996,3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EditEntryActivity_116_NullValueIntentPutExtraOperatorMutator</text:p>
          </table:table-cell>
          <table:table-cell office:value-type="float" office:value="116175" calcext:value-type="float">
            <text:p>116175</text:p>
          </table:table-cell>
          <table:table-cell table:formula="of:=[.E955]+[.B956]" office:value-type="float" office:value="345304" calcext:value-type="float">
            <text:p>345304</text:p>
          </table:table-cell>
          <table:table-cell table:formula="of:=[.B956]/[.$B$1]" office:value-type="float" office:value="16.8695652173913" calcext:value-type="float">
            <text:p>16,87</text:p>
          </table:table-cell>
          <table:table-cell table:formula="of:=[.G955]+[.F956]" office:value-type="float" office:value="15013.2173913044" calcext:value-type="float">
            <text:p>15013,2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EditEntryActivity_117_IntentPayloadReplacementOperatorMutator</text:p>
          </table:table-cell>
          <table:table-cell office:value-type="float" office:value="117175" calcext:value-type="float">
            <text:p>117175</text:p>
          </table:table-cell>
          <table:table-cell table:formula="of:=[.E956]+[.B957]" office:value-type="float" office:value="345700" calcext:value-type="float">
            <text:p>345700</text:p>
          </table:table-cell>
          <table:table-cell table:formula="of:=[.B957]/[.$B$1]" office:value-type="float" office:value="17.2173913043478" calcext:value-type="float">
            <text:p>17,22</text:p>
          </table:table-cell>
          <table:table-cell table:formula="of:=[.G956]+[.F957]" office:value-type="float" office:value="15030.4347826087" calcext:value-type="float">
            <text:p>15030,4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EditEntryActivity_118_RandomActionIntentDefinitionOperatorMutator</text:p>
          </table:table-cell>
          <table:table-cell office:value-type="float" office:value="118175" calcext:value-type="float">
            <text:p>118175</text:p>
          </table:table-cell>
          <table:table-cell table:formula="of:=[.E957]+[.B958]" office:value-type="float" office:value="346085" calcext:value-type="float">
            <text:p>346085</text:p>
          </table:table-cell>
          <table:table-cell table:formula="of:=[.B958]/[.$B$1]" office:value-type="float" office:value="16.7391304347826" calcext:value-type="float">
            <text:p>16,74</text:p>
          </table:table-cell>
          <table:table-cell table:formula="of:=[.G957]+[.F958]" office:value-type="float" office:value="15047.1739130435" calcext:value-type="float">
            <text:p>15047,17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EditEntryActivity_119_BuggyGUIListenerOperatorMutator</text:p>
          </table:table-cell>
          <table:table-cell office:value-type="float" office:value="119175" calcext:value-type="float">
            <text:p>119175</text:p>
          </table:table-cell>
          <table:table-cell table:formula="of:=[.E958]+[.B959]" office:value-type="float" office:value="346468" calcext:value-type="float">
            <text:p>346468</text:p>
          </table:table-cell>
          <table:table-cell table:formula="of:=[.B959]/[.$B$1]" office:value-type="float" office:value="16.6521739130435" calcext:value-type="float">
            <text:p>16,65</text:p>
          </table:table-cell>
          <table:table-cell table:formula="of:=[.G958]+[.F959]" office:value-type="float" office:value="15063.8260869565" calcext:value-type="float">
            <text:p>15063,8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ditEntryActivity_120_NullIntentOperatorMutator</text:p>
          </table:table-cell>
          <table:table-cell office:value-type="float" office:value="120175" calcext:value-type="float">
            <text:p>120175</text:p>
          </table:table-cell>
          <table:table-cell table:formula="of:=[.E959]+[.B960]" office:value-type="float" office:value="346723" calcext:value-type="float">
            <text:p>346723</text:p>
          </table:table-cell>
          <table:table-cell table:formula="of:=[.B960]/[.$B$1]" office:value-type="float" office:value="11.0869565217391" calcext:value-type="float">
            <text:p>11,09</text:p>
          </table:table-cell>
          <table:table-cell table:formula="of:=[.G959]+[.F960]" office:value-type="float" office:value="15074.9130434783" calcext:value-type="float">
            <text:p>15074,9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EditEntryActivity_121_RandomActionIntentDefinitionOperatorMutator</text:p>
          </table:table-cell>
          <table:table-cell office:value-type="float" office:value="121175" calcext:value-type="float">
            <text:p>121175</text:p>
          </table:table-cell>
          <table:table-cell table:formula="of:=[.E960]+[.B961]" office:value-type="float" office:value="347115" calcext:value-type="float">
            <text:p>347115</text:p>
          </table:table-cell>
          <table:table-cell table:formula="of:=[.B961]/[.$B$1]" office:value-type="float" office:value="17.0434782608696" calcext:value-type="float">
            <text:p>17,04</text:p>
          </table:table-cell>
          <table:table-cell table:formula="of:=[.G960]+[.F961]" office:value-type="float" office:value="15091.9565217391" calcext:value-type="float">
            <text:p>15091,9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EditEntryActivity_122_NullValueIntentPutExtraOperatorMutator</text:p>
          </table:table-cell>
          <table:table-cell office:value-type="float" office:value="122175" calcext:value-type="float">
            <text:p>122175</text:p>
          </table:table-cell>
          <table:table-cell table:formula="of:=[.E961]+[.B962]" office:value-type="float" office:value="347374" calcext:value-type="float">
            <text:p>347374</text:p>
          </table:table-cell>
          <table:table-cell table:formula="of:=[.B962]/[.$B$1]" office:value-type="float" office:value="11.2608695652174" calcext:value-type="float">
            <text:p>11,26</text:p>
          </table:table-cell>
          <table:table-cell table:formula="of:=[.G961]+[.F962]" office:value-type="float" office:value="15103.2173913044" calcext:value-type="float">
            <text:p>15103,22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EditEntryActivity_123_IntentPayloadReplacementOperatorMutator</text:p>
          </table:table-cell>
          <table:table-cell office:value-type="float" office:value="123175" calcext:value-type="float">
            <text:p>123175</text:p>
          </table:table-cell>
          <table:table-cell table:formula="of:=[.E962]+[.B963]" office:value-type="float" office:value="347635" calcext:value-type="float">
            <text:p>347635</text:p>
          </table:table-cell>
          <table:table-cell table:formula="of:=[.B963]/[.$B$1]" office:value-type="float" office:value="11.3478260869565" calcext:value-type="float">
            <text:p>11,35</text:p>
          </table:table-cell>
          <table:table-cell table:formula="of:=[.G962]+[.F963]" office:value-type="float" office:value="15114.5652173913" calcext:value-type="float">
            <text:p>15114,57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EditEntryActivity_124_RandomActionIntentDefinitionOperatorMutator</text:p>
          </table:table-cell>
          <table:table-cell office:value-type="float" office:value="124175" calcext:value-type="float">
            <text:p>124175</text:p>
          </table:table-cell>
          <table:table-cell table:formula="of:=[.E963]+[.B964]" office:value-type="float" office:value="347892" calcext:value-type="float">
            <text:p>347892</text:p>
          </table:table-cell>
          <table:table-cell table:formula="of:=[.B964]/[.$B$1]" office:value-type="float" office:value="11.1739130434783" calcext:value-type="float">
            <text:p>11,17</text:p>
          </table:table-cell>
          <table:table-cell table:formula="of:=[.G963]+[.F964]" office:value-type="float" office:value="15125.7391304348" calcext:value-type="float">
            <text:p>15125,7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EditEntryActivity_125_NullValueIntentPutExtraOperatorMutator</text:p>
          </table:table-cell>
          <table:table-cell office:value-type="float" office:value="125175" calcext:value-type="float">
            <text:p>125175</text:p>
          </table:table-cell>
          <table:table-cell table:formula="of:=[.E964]+[.B965]" office:value-type="float" office:value="348279" calcext:value-type="float">
            <text:p>348279</text:p>
          </table:table-cell>
          <table:table-cell table:formula="of:=[.B965]/[.$B$1]" office:value-type="float" office:value="16.8260869565217" calcext:value-type="float">
            <text:p>16,83</text:p>
          </table:table-cell>
          <table:table-cell table:formula="of:=[.G964]+[.F965]" office:value-type="float" office:value="15142.5652173913" calcext:value-type="float">
            <text:p>15142,57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EditEntryActivity_126_IntentPayloadReplacementOperatorMutator</text:p>
          </table:table-cell>
          <table:table-cell office:value-type="float" office:value="126175" calcext:value-type="float">
            <text:p>126175</text:p>
          </table:table-cell>
          <table:table-cell table:formula="of:=[.E965]+[.B966]" office:value-type="float" office:value="348668" calcext:value-type="float">
            <text:p>348668</text:p>
          </table:table-cell>
          <table:table-cell table:formula="of:=[.B966]/[.$B$1]" office:value-type="float" office:value="16.9130434782609" calcext:value-type="float">
            <text:p>16,91</text:p>
          </table:table-cell>
          <table:table-cell table:formula="of:=[.G965]+[.F966]" office:value-type="float" office:value="15159.4782608696" calcext:value-type="float">
            <text:p>15159,4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EditEntryActivity_127_RandomActionIntentDefinitionOperatorMutator</text:p>
          </table:table-cell>
          <table:table-cell office:value-type="float" office:value="127175" calcext:value-type="float">
            <text:p>127175</text:p>
          </table:table-cell>
          <table:table-cell table:formula="of:=[.E966]+[.B967]" office:value-type="float" office:value="349056" calcext:value-type="float">
            <text:p>349056</text:p>
          </table:table-cell>
          <table:table-cell table:formula="of:=[.B967]/[.$B$1]" office:value-type="float" office:value="16.8695652173913" calcext:value-type="float">
            <text:p>16,87</text:p>
          </table:table-cell>
          <table:table-cell table:formula="of:=[.G966]+[.F967]" office:value-type="float" office:value="15176.347826087" calcext:value-type="float">
            <text:p>15176,3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egisActivity_0_LengthyGUICreationOperatorMutator</text:p>
          </table:table-cell>
          <table:table-cell office:value-type="float" office:value="176" calcext:value-type="float">
            <text:p>176</text:p>
          </table:table-cell>
          <table:table-cell table:formula="of:=[.E967]+[.B968]" office:value-type="float" office:value="349559" calcext:value-type="float">
            <text:p>349559</text:p>
          </table:table-cell>
          <table:table-cell table:formula="of:=[.B968]/[.$B$1]" office:value-type="float" office:value="21.8695652173913" calcext:value-type="float">
            <text:p>21,87</text:p>
          </table:table-cell>
          <table:table-cell table:formula="of:=[.G967]+[.F968]" office:value-type="float" office:value="15198.2173913044" calcext:value-type="float">
            <text:p>15198,22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AegisActivity_1_NullIntentOperatorMutator</text:p>
          </table:table-cell>
          <table:table-cell office:value-type="float" office:value="1176" calcext:value-type="float">
            <text:p>1176</text:p>
          </table:table-cell>
          <table:table-cell table:formula="of:=[.E968]+[.B969]" office:value-type="float" office:value="349946" calcext:value-type="float">
            <text:p>349946</text:p>
          </table:table-cell>
          <table:table-cell table:formula="of:=[.B969]/[.$B$1]" office:value-type="float" office:value="16.8260869565217" calcext:value-type="float">
            <text:p>16,83</text:p>
          </table:table-cell>
          <table:table-cell table:formula="of:=[.G968]+[.F969]" office:value-type="float" office:value="15215.0434782609" calcext:value-type="float">
            <text:p>15215,0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AegisActivity_2_InvalidKeyIntentOperatorMutator</text:p>
          </table:table-cell>
          <table:table-cell office:value-type="float" office:value="2176" calcext:value-type="float">
            <text:p>2176</text:p>
          </table:table-cell>
          <table:table-cell table:formula="of:=[.E969]+[.B970]" office:value-type="float" office:value="350333" calcext:value-type="float">
            <text:p>350333</text:p>
          </table:table-cell>
          <table:table-cell table:formula="of:=[.B970]/[.$B$1]" office:value-type="float" office:value="16.8260869565217" calcext:value-type="float">
            <text:p>16,83</text:p>
          </table:table-cell>
          <table:table-cell table:formula="of:=[.G969]+[.F970]" office:value-type="float" office:value="15231.8695652174" calcext:value-type="float">
            <text:p>15231,87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AegisActivity_3_RandomActionIntentDefinitionOperatorMutator</text:p>
          </table:table-cell>
          <table:table-cell office:value-type="float" office:value="3176" calcext:value-type="float">
            <text:p>3176</text:p>
          </table:table-cell>
          <table:table-cell table:formula="of:=[.E970]+[.B971]" office:value-type="float" office:value="350724" calcext:value-type="float">
            <text:p>350724</text:p>
          </table:table-cell>
          <table:table-cell table:formula="of:=[.B971]/[.$B$1]" office:value-type="float" office:value="17" calcext:value-type="float">
            <text:p>17,00</text:p>
          </table:table-cell>
          <table:table-cell table:formula="of:=[.G970]+[.F971]" office:value-type="float" office:value="15248.8695652174" calcext:value-type="float">
            <text:p>15248,8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AegisActivity_4_RandomActionIntentDefinitionOperatorMutator</text:p>
          </table:table-cell>
          <table:table-cell office:value-type="float" office:value="4176" calcext:value-type="float">
            <text:p>4176</text:p>
          </table:table-cell>
          <table:table-cell table:formula="of:=[.E971]+[.B972]" office:value-type="float" office:value="351113" calcext:value-type="float">
            <text:p>351113</text:p>
          </table:table-cell>
          <table:table-cell table:formula="of:=[.B972]/[.$B$1]" office:value-type="float" office:value="16.9130434782609" calcext:value-type="float">
            <text:p>16,91</text:p>
          </table:table-cell>
          <table:table-cell table:formula="of:=[.G971]+[.F972]" office:value-type="float" office:value="15265.7826086957" calcext:value-type="float">
            <text:p>15265,7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IntroActivity_0_LengthyGUICreationOperatorMutator</text:p>
          </table:table-cell>
          <table:table-cell office:value-type="float" office:value="177" calcext:value-type="float">
            <text:p>177</text:p>
          </table:table-cell>
          <table:table-cell table:formula="of:=[.E972]+[.B973]" office:value-type="float" office:value="351560" calcext:value-type="float">
            <text:p>351560</text:p>
          </table:table-cell>
          <table:table-cell table:formula="of:=[.B973]/[.$B$1]" office:value-type="float" office:value="19.4347826086957" calcext:value-type="float">
            <text:p>19,43</text:p>
          </table:table-cell>
          <table:table-cell table:formula="of:=[.G972]+[.F973]" office:value-type="float" office:value="15285.2173913044" calcext:value-type="float">
            <text:p>15285,2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troActivity_1_InvalidIDFindViewOperatorMutator</text:p>
          </table:table-cell>
          <table:table-cell office:value-type="float" office:value="1177" calcext:value-type="float">
            <text:p>1177</text:p>
          </table:table-cell>
          <table:table-cell table:formula="of:=[.E973]+[.B974]" office:value-type="float" office:value="351768" calcext:value-type="float">
            <text:p>351768</text:p>
          </table:table-cell>
          <table:table-cell table:formula="of:=[.B974]/[.$B$1]" office:value-type="float" office:value="9.04347826086956" calcext:value-type="float">
            <text:p>9,04</text:p>
          </table:table-cell>
          <table:table-cell table:formula="of:=[.G973]+[.F974]" office:value-type="float" office:value="15294.2608695652" calcext:value-type="float">
            <text:p>15294,2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PassReminderFreq_0_BinaryMutator</text:p>
          </table:table-cell>
          <table:table-cell office:value-type="float" office:value="179" calcext:value-type="float">
            <text:p>179</text:p>
          </table:table-cell>
          <table:table-cell table:formula="of:=[.E974]+[.B975]" office:value-type="float" office:value="352152" calcext:value-type="float">
            <text:p>352152</text:p>
          </table:table-cell>
          <table:table-cell table:formula="of:=[.B975]/[.$B$1]" office:value-type="float" office:value="16.695652173913" calcext:value-type="float">
            <text:p>16,70</text:p>
          </table:table-cell>
          <table:table-cell table:formula="of:=[.G974]+[.F975]" office:value-type="float" office:value="15310.9565217391" calcext:value-type="float">
            <text:p>15310,96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AegisBackupAgent_0_LengthyGUICreationOperatorMutator</text:p>
          </table:table-cell>
          <table:table-cell office:value-type="float" office:value="184" calcext:value-type="float">
            <text:p>184</text:p>
          </table:table-cell>
          <table:table-cell table:formula="of:=[.E975]+[.B976]" office:value-type="float" office:value="352388" calcext:value-type="float">
            <text:p>352388</text:p>
          </table:table-cell>
          <table:table-cell table:formula="of:=[.B976]/[.$B$1]" office:value-type="float" office:value="10.2608695652174" calcext:value-type="float">
            <text:p>10,26</text:p>
          </table:table-cell>
          <table:table-cell table:formula="of:=[.G975]+[.F976]" office:value-type="float" office:value="15321.2173913044" calcext:value-type="float">
            <text:p>15321,22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Preferences_0_BinaryMutator</text:p>
          </table:table-cell>
          <table:table-cell office:value-type="float" office:value="185" calcext:value-type="float">
            <text:p>185</text:p>
          </table:table-cell>
          <table:table-cell table:formula="of:=[.E976]+[.B977]" office:value-type="float" office:value="352773" calcext:value-type="float">
            <text:p>352773</text:p>
          </table:table-cell>
          <table:table-cell table:formula="of:=[.B977]/[.$B$1]" office:value-type="float" office:value="16.7391304347826" calcext:value-type="float">
            <text:p>16,74</text:p>
          </table:table-cell>
          <table:table-cell table:formula="of:=[.G976]+[.F977]" office:value-type="float" office:value="15337.9565217391" calcext:value-type="float">
            <text:p>15337,96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AegisApplicationBase_0_LengthyGUICreationOperatorMutator</text:p>
          </table:table-cell>
          <table:table-cell office:value-type="float" office:value="187" calcext:value-type="float">
            <text:p>187</text:p>
          </table:table-cell>
          <table:table-cell table:formula="of:=[.E977]+[.B978]" office:value-type="float" office:value="353387" calcext:value-type="float">
            <text:p>353387</text:p>
          </table:table-cell>
          <table:table-cell table:formula="of:=[.B978]/[.$B$1]" office:value-type="float" office:value="26.695652173913" calcext:value-type="float">
            <text:p>26,70</text:p>
          </table:table-cell>
          <table:table-cell table:formula="of:=[.G977]+[.F978]" office:value-type="float" office:value="15364.6521739131" calcext:value-type="float">
            <text:p>15364,6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AegisApplicationBase_1_RandomActionIntentDefinitionOperatorMutator</text:p>
          </table:table-cell>
          <table:table-cell office:value-type="float" office:value="1187" calcext:value-type="float">
            <text:p>1187</text:p>
          </table:table-cell>
          <table:table-cell table:formula="of:=[.E978]+[.B979]" office:value-type="float" office:value="353777" calcext:value-type="float">
            <text:p>353777</text:p>
          </table:table-cell>
          <table:table-cell table:formula="of:=[.B979]/[.$B$1]" office:value-type="float" office:value="16.9565217391304" calcext:value-type="float">
            <text:p>16,96</text:p>
          </table:table-cell>
          <table:table-cell table:formula="of:=[.G978]+[.F979]" office:value-type="float" office:value="15381.6086956522" calcext:value-type="float">
            <text:p>15381,6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egisApplicationBase_2_NullIntentOperatorMutator</text:p>
          </table:table-cell>
          <table:table-cell office:value-type="float" office:value="2187" calcext:value-type="float">
            <text:p>2187</text:p>
          </table:table-cell>
          <table:table-cell table:formula="of:=[.E979]+[.B980]" office:value-type="float" office:value="353805" calcext:value-type="float">
            <text:p>353805</text:p>
          </table:table-cell>
          <table:table-cell table:formula="of:=[.B980]/[.$B$1]" office:value-type="float" office:value="1.21739130434783" calcext:value-type="float">
            <text:p>1,22</text:p>
          </table:table-cell>
          <table:table-cell table:formula="of:=[.G979]+[.F980]" office:value-type="float" office:value="15382.8260869565" calcext:value-type="float">
            <text:p>15382,83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egisApplicationBase_3_InvalidKeyIntentOperatorMutator</text:p>
          </table:table-cell>
          <table:table-cell office:value-type="float" office:value="3187" calcext:value-type="float">
            <text:p>3187</text:p>
          </table:table-cell>
          <table:table-cell table:formula="of:=[.E980]+[.B981]" office:value-type="float" office:value="353834" calcext:value-type="float">
            <text:p>353834</text:p>
          </table:table-cell>
          <table:table-cell table:formula="of:=[.B981]/[.$B$1]" office:value-type="float" office:value="1.26086956521739" calcext:value-type="float">
            <text:p>1,26</text:p>
          </table:table-cell>
          <table:table-cell table:formula="of:=[.G980]+[.F981]" office:value-type="float" office:value="15384.0869565217" calcext:value-type="float">
            <text:p>15384,09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AegisApplicationBase_4_RandomActionIntentDefinitionOperatorMutator</text:p>
          </table:table-cell>
          <table:table-cell office:value-type="float" office:value="4187" calcext:value-type="float">
            <text:p>4187</text:p>
          </table:table-cell>
          <table:table-cell table:formula="of:=[.E981]+[.B982]" office:value-type="float" office:value="354227" calcext:value-type="float">
            <text:p>354227</text:p>
          </table:table-cell>
          <table:table-cell table:formula="of:=[.B982]/[.$B$1]" office:value-type="float" office:value="17.0869565217391" calcext:value-type="float">
            <text:p>17,09</text:p>
          </table:table-cell>
          <table:table-cell table:formula="of:=[.G981]+[.F982]" office:value-type="float" office:value="15401.1739130435" calcext:value-type="float">
            <text:p>15401,17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egisApplicationBase_5_NullValueIntentPutExtraOperatorMutator</text:p>
          </table:table-cell>
          <table:table-cell office:value-type="float" office:value="5187" calcext:value-type="float">
            <text:p>5187</text:p>
          </table:table-cell>
          <table:table-cell table:formula="of:=[.E982]+[.B983]" office:value-type="float" office:value="354256" calcext:value-type="float">
            <text:p>354256</text:p>
          </table:table-cell>
          <table:table-cell table:formula="of:=[.B983]/[.$B$1]" office:value-type="float" office:value="1.26086956521739" calcext:value-type="float">
            <text:p>1,26</text:p>
          </table:table-cell>
          <table:table-cell table:formula="of:=[.G982]+[.F983]" office:value-type="float" office:value="15402.4347826087" calcext:value-type="float">
            <text:p>15402,43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AegisApplicationBase_6_IntentPayloadReplacementOperatorMutator</text:p>
          </table:table-cell>
          <table:table-cell office:value-type="float" office:value="6187" calcext:value-type="float">
            <text:p>6187</text:p>
          </table:table-cell>
          <table:table-cell table:formula="of:=[.E983]+[.B984]" office:value-type="float" office:value="354560" calcext:value-type="float">
            <text:p>354560</text:p>
          </table:table-cell>
          <table:table-cell table:formula="of:=[.B984]/[.$B$1]" office:value-type="float" office:value="13.2173913043478" calcext:value-type="float">
            <text:p>13,22</text:p>
          </table:table-cell>
          <table:table-cell table:formula="of:=[.G983]+[.F984]" office:value-type="float" office:value="15415.6521739131" calcext:value-type="float">
            <text:p>15415,6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AegisApplicationBase_7_RandomActionIntentDefinitionOperatorMutator</text:p>
          </table:table-cell>
          <table:table-cell office:value-type="float" office:value="7187" calcext:value-type="float">
            <text:p>7187</text:p>
          </table:table-cell>
          <table:table-cell table:formula="of:=[.E984]+[.B985]" office:value-type="float" office:value="354946" calcext:value-type="float">
            <text:p>354946</text:p>
          </table:table-cell>
          <table:table-cell table:formula="of:=[.B985]/[.$B$1]" office:value-type="float" office:value="16.7826086956522" calcext:value-type="float">
            <text:p>16,78</text:p>
          </table:table-cell>
          <table:table-cell table:formula="of:=[.G984]+[.F985]" office:value-type="float" office:value="15432.4347826087" calcext:value-type="float">
            <text:p>15432,4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AegisApplicationBase_8_RandomActionIntentDefinitionOperatorMutator</text:p>
          </table:table-cell>
          <table:table-cell office:value-type="float" office:value="8187" calcext:value-type="float">
            <text:p>8187</text:p>
          </table:table-cell>
          <table:table-cell table:formula="of:=[.E985]+[.B986]" office:value-type="float" office:value="355342" calcext:value-type="float">
            <text:p>355342</text:p>
          </table:table-cell>
          <table:table-cell table:formula="of:=[.B986]/[.$B$1]" office:value-type="float" office:value="17.2173913043478" calcext:value-type="float">
            <text:p>17,22</text:p>
          </table:table-cell>
          <table:table-cell table:formula="of:=[.G985]+[.F986]" office:value-type="float" office:value="15449.6521739131" calcext:value-type="float">
            <text:p>15449,6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egisApplicationBase_9_RandomActionIntentDefinitionOperatorMutator</text:p>
          </table:table-cell>
          <table:table-cell office:value-type="float" office:value="9187" calcext:value-type="float">
            <text:p>9187</text:p>
          </table:table-cell>
          <table:table-cell table:formula="of:=[.E986]+[.B987]" office:value-type="float" office:value="355370" calcext:value-type="float">
            <text:p>355370</text:p>
          </table:table-cell>
          <table:table-cell table:formula="of:=[.B987]/[.$B$1]" office:value-type="float" office:value="1.21739130434783" calcext:value-type="float">
            <text:p>1,22</text:p>
          </table:table-cell>
          <table:table-cell table:formula="of:=[.G986]+[.F987]" office:value-type="float" office:value="15450.8695652174" calcext:value-type="float">
            <text:p>15450,87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:.B987])" office:value-type="float" office:value="355370" calcext:value-type="float">
            <text:p>355370</text:p>
          </table:table-cell>
          <table:table-cell table:style-name="ce10" office:value-type="string" calcext:value-type="string" table:number-columns-spanned="2" table:number-rows-spanned="1">
            <text:p>Minutos</text:p>
          </table:table-cell>
          <table:covered-table-cell table:style-name="ce10"/>
          <table:table-cell table:style-name="ce3" table:formula="of:=[.E987]/60" office:value-type="float" office:value="5922.83333333333" calcext:value-type="float">
            <text:p>5922,83</text:p>
          </table:table-cell>
          <table:table-cell table:formula="of:=SUM([.F3:.F987])" office:value-type="float" office:value="15450.8695652174" calcext:value-type="float">
            <text:p>15450,87</text:p>
          </table:table-cell>
          <table:table-cell table:formula="of:=[.G987]/60" office:value-type="float" office:value="257.514492753623" calcext:value-type="float">
            <text:p>257,51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AVERAGE([.B3:.B987])" office:value-type="float" office:value="360.781725888325" calcext:value-type="float">
            <text:p>360,78</text:p>
          </table:table-cell>
          <table:table-cell table:style-name="ce10" office:value-type="string" calcext:value-type="string" table:number-columns-spanned="2" table:number-rows-spanned="1">
            <text:p>Horas</text:p>
          </table:table-cell>
          <table:covered-table-cell table:style-name="ce10"/>
          <table:table-cell table:style-name="ce3" table:formula="of:=[.E988]/60" office:value-type="float" office:value="98.7138888888889" calcext:value-type="float">
            <text:p>98,71</text:p>
          </table:table-cell>
          <table:table-cell table:style-name="ce2" table:formula="of:=AVERAGE([.F3:.F987])" office:value-type="float" office:value="15.6861619951446" calcext:value-type="float">
            <text:p>15,69</text:p>
          </table:table-cell>
          <table:table-cell table:formula="of:=[.G988]/60" office:value-type="float" office:value="4.29190821256039" calcext:value-type="float">
            <text:p>4,29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style-name="ce3" table:formula="of:=STDEV([.B3:.B987])" office:value-type="float" office:value="68.3972292313838" calcext:value-type="float">
            <text:p>68,40</text:p>
          </table:table-cell>
          <table:table-cell table:style-name="ce10" office:value-type="string" calcext:value-type="string" table:number-columns-spanned="2" table:number-rows-spanned="1">
            <text:p>Dias</text:p>
          </table:table-cell>
          <table:covered-table-cell table:style-name="ce10"/>
          <table:table-cell table:style-name="ce3" table:formula="of:=[.E989]/24" office:value-type="float" office:value="4.1130787037037" calcext:value-type="float">
            <text:p>4,11</text:p>
          </table:table-cell>
          <table:table-cell table:formula="of:=STDEV([.F3:.F987])" office:value-type="float" office:value="2.97379257527757" calcext:value-type="float">
            <text:p>2,97</text:p>
          </table:table-cell>
          <table:table-cell table:formula="of:=[.G989]/24" office:value-type="float" office:value="0.178829508856683" calcext:value-type="float">
            <text:p>0,18</text:p>
          </table:table-cell>
        </table:table-row>
      </table:table>
      <table:named-expressions/>
      <table:database-ranges>
        <table:database-range table:name="__Anonymous_Sheet_DB__0" table:target-range-address="'full-execution-time-seconds-aegis-schemata'.A2:'full-execution-time-seconds-aegis-schemata'.G987">
          <table:sort>
            <table:sort-by table:field-number="5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1">
      <number:number number:decimal-places="4" number:min-decimal-places="4" number:min-integer-digits="1"/>
    </number:number-style>
    <number:number-style style:name="N110">
      <number:number number:decimal-places="3" number:min-decimal-places="3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5T09:16:36.958862710</dc:date>
    <meta:editing-duration>PT2H47M54S</meta:editing-duration>
    <meta:editing-cycles>10</meta:editing-cycles>
    <meta:generator>LibreOffice/7.3.7.2$Linux_X86_64 LibreOffice_project/30$Build-2</meta:generator>
    <meta:document-statistic meta:table-count="1" meta:cell-count="6922" meta:object-count="0"/>
  </office:meta>
</office:document-meta>
</file>